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70000016B6DF8F180B1B289D8.jpg" manifest:media-type="image/jpeg"/>
  <manifest:file-entry manifest:full-path="Pictures/10000000000001380000011AF7C35EDF986ACA63.jpg" manifest:media-type="image/jpeg"/>
  <manifest:file-entry manifest:full-path="Pictures/10000000000000A7000000AAA2A6CEFFEC99E023.jpg" manifest:media-type="image/jpeg"/>
  <manifest:file-entry manifest:full-path="Pictures/100000000000028A0000039875B880C73AF14FE5.jpg" manifest:media-type="image/jpeg"/>
  <manifest:file-entry manifest:full-path="Pictures/100000000000013D000001A9E9D6EACB456F1955.jpg" manifest:media-type="image/jpeg"/>
  <manifest:file-entry manifest:full-path="Pictures/10000000000001340000010FF209570C090C95B2.jpg" manifest:media-type="image/jpeg"/>
  <manifest:file-entry manifest:full-path="Pictures/100000000000013D000001CC4F745920B2F28E9E.jpg" manifest:media-type="image/jpeg"/>
  <manifest:file-entry manifest:full-path="Pictures/100000000000012D0000019DCB5836B9DD886CE8.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1" officeooo:rsid="002c6f71" officeooo:paragraph-rsid="014029d7"/>
    </style:style>
    <style:style style:name="P12" style:family="paragraph" style:parent-style-name="Text_20_body">
      <style:text-properties style:font-name="Arial1" officeooo:rsid="002c6f71" officeooo:paragraph-rsid="01c9e7f3"/>
    </style:style>
    <style:style style:name="P13" style:family="paragraph" style:parent-style-name="Text_20_body">
      <style:text-properties style:font-name="Arial1" fo:language="en" fo:country="GB" officeooo:paragraph-rsid="002a0177"/>
    </style:style>
    <style:style style:name="P14" style:family="paragraph" style:parent-style-name="Text_20_body">
      <style:text-properties style:font-name="Arial1" fo:language="en" fo:country="GB" officeooo:rsid="002a2d97" officeooo:paragraph-rsid="002a2d97"/>
    </style:style>
    <style:style style:name="P15" style:family="paragraph" style:parent-style-name="Text_20_body">
      <style:text-properties style:font-name="Arial1" fo:language="en" fo:country="GB" officeooo:paragraph-rsid="0028c7fc"/>
    </style:style>
    <style:style style:name="P16" style:family="paragraph" style:parent-style-name="Text_20_body">
      <style:text-properties style:font-name="Arial1" fo:language="en" fo:country="GB" officeooo:paragraph-rsid="002b22b1"/>
    </style:style>
    <style:style style:name="P17" style:family="paragraph" style:parent-style-name="Text_20_body">
      <style:text-properties style:font-name="Arial1" fo:language="en" fo:country="GB" officeooo:paragraph-rsid="002ccb98"/>
    </style:style>
    <style:style style:name="P18" style:family="paragraph" style:parent-style-name="Text_20_body">
      <style:text-properties style:font-name="Arial1" fo:language="en" fo:country="GB" officeooo:rsid="002c6f71" officeooo:paragraph-rsid="002c6f71"/>
    </style:style>
    <style:style style:name="P19" style:family="paragraph" style:parent-style-name="Text_20_body">
      <style:text-properties style:font-name="Arial1" fo:language="en" fo:country="GB" officeooo:paragraph-rsid="014ad51f"/>
    </style:style>
    <style:style style:name="P20" style:family="paragraph" style:parent-style-name="Text_20_body">
      <style:text-properties style:font-name="Arial1"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1"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1"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officeooo:rsid="00884e0d" officeooo:paragraph-rsid="00884e0d"/>
    </style:style>
    <style:style style:name="P27" style:family="paragraph" style:parent-style-name="Text_20_body">
      <style:text-properties style:font-name="arial1" fo:font-size="12pt" fo:language="en" fo:country="GB" fo:font-weight="normal" officeooo:paragraph-rsid="00cb2864" style:font-weight-asian="normal" style:font-weight-complex="normal"/>
    </style:style>
    <style:style style:name="P28" style:family="paragraph" style:parent-style-name="Text_20_body">
      <style:text-properties style:font-name="arial1" fo:font-size="12pt" fo:language="en" fo:country="GB" fo:font-weight="normal" officeooo:paragraph-rsid="01df5b4f" style:font-weight-asian="normal" style:font-weight-complex="normal"/>
    </style:style>
    <style:style style:name="P29" style:family="paragraph" style:parent-style-name="Text_20_body">
      <style:text-properties style:font-name="arial1" fo:font-size="12pt" fo:language="en" fo:country="GB" fo:font-weight="normal" officeooo:paragraph-rsid="0209b0d1" style:font-weight-asian="normal" style:font-weight-complex="normal"/>
    </style:style>
    <style:style style:name="P30" style:family="paragraph" style:parent-style-name="Text_20_body">
      <style:text-properties style:font-name="arial1" fo:font-size="12pt" fo:language="en" fo:country="GB" fo:font-weight="normal" officeooo:paragraph-rsid="02218b07" style:font-weight-asian="normal" style:font-weight-complex="normal"/>
    </style:style>
    <style:style style:name="P31" style:family="paragraph" style:parent-style-name="Text_20_body">
      <style:text-properties style:font-name="arial1" fo:font-size="12pt" fo:language="en" fo:country="GB" officeooo:rsid="00b80dad" officeooo:paragraph-rsid="00b80dad"/>
    </style:style>
    <style:style style:name="P32" style:family="paragraph" style:parent-style-name="Text_20_body">
      <style:text-properties style:font-name="arial1" fo:font-size="12pt" fo:language="en" fo:country="GB" officeooo:rsid="00b80dad" officeooo:paragraph-rsid="00c8de9f"/>
    </style:style>
    <style:style style:name="P33" style:family="paragraph" style:parent-style-name="Text_20_body">
      <style:text-properties style:font-name="arial1" fo:font-size="12pt" fo:language="en" fo:country="GB" officeooo:rsid="00b80dad" officeooo:paragraph-rsid="00ca21c5"/>
    </style:style>
    <style:style style:name="P34" style:family="paragraph" style:parent-style-name="Text_20_body">
      <style:text-properties style:font-name="arial1" fo:font-size="12pt" fo:language="en" fo:country="GB" officeooo:rsid="00b80dad" officeooo:paragraph-rsid="012544a7"/>
    </style:style>
    <style:style style:name="P35"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6"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7"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8"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9"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0" style:family="paragraph" style:parent-style-name="Text_20_body">
      <style:text-properties style:font-name="arial1" fo:font-size="12pt" fo:language="en" fo:country="GB" fo:font-weight="bold" officeooo:paragraph-rsid="021675e4" style:font-weight-asian="bold" style:font-weight-complex="bold"/>
    </style:style>
    <style:style style:name="P41"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2" style:family="paragraph" style:parent-style-name="Text_20_body">
      <style:text-properties style:font-name="arial1" fo:font-size="12pt" fo:language="en" fo:country="GB" officeooo:rsid="021c4d86" officeooo:paragraph-rsid="021c4d86"/>
    </style:style>
    <style:style style:name="P43" style:family="paragraph" style:parent-style-name="Text_20_body">
      <style:text-properties style:font-name="arial1" fo:font-size="12pt" fo:language="en" fo:country="GB" officeooo:rsid="02d93b57" officeooo:paragraph-rsid="02d93b57"/>
    </style:style>
    <style:style style:name="P44" style:family="paragraph" style:parent-style-name="Text_20_body">
      <style:text-properties style:font-name="arial1" fo:font-size="12pt" fo:language="en" fo:country="GB" officeooo:rsid="02fc4dc4" officeooo:paragraph-rsid="02fc4dc4"/>
    </style:style>
    <style:style style:name="P45" style:family="paragraph" style:parent-style-name="Text_20_body">
      <style:text-properties style:font-name="arial1" fo:font-size="12pt" fo:language="en" fo:country="GB" officeooo:rsid="02d1d442" officeooo:paragraph-rsid="02d1d442"/>
    </style:style>
    <style:style style:name="P46" style:family="paragraph" style:parent-style-name="Text_20_body">
      <style:text-properties style:font-name="arial1" fo:font-size="12pt" fo:language="en" fo:country="GB" officeooo:rsid="032c9144" officeooo:paragraph-rsid="032c9144"/>
    </style:style>
    <style:style style:name="P47" style:family="paragraph" style:parent-style-name="Text_20_body">
      <style:text-properties style:font-name="arial1" fo:font-size="12pt" fo:language="en" fo:country="GB" officeooo:rsid="03339c52" officeooo:paragraph-rsid="03339c52"/>
    </style:style>
    <style:style style:name="P48" style:family="paragraph" style:parent-style-name="Text_20_body">
      <style:text-properties style:font-name="arial1" fo:font-size="12pt" fo:language="en" fo:country="GB" officeooo:rsid="03383e09" officeooo:paragraph-rsid="03383e09"/>
    </style:style>
    <style:style style:name="P49" style:family="paragraph" style:parent-style-name="Text_20_body">
      <style:text-properties style:font-name="arial1" fo:font-size="12pt" fo:language="en" fo:country="GB" officeooo:rsid="033c19d9" officeooo:paragraph-rsid="033c19d9"/>
    </style:style>
    <style:style style:name="P50" style:family="paragraph" style:parent-style-name="Text_20_body">
      <style:text-properties style:font-name="arial1" fo:font-size="12pt" fo:language="en" fo:country="GB" officeooo:rsid="0352b750" officeooo:paragraph-rsid="0352b750"/>
    </style:style>
    <style:style style:name="P51" style:family="paragraph" style:parent-style-name="Text_20_body">
      <style:text-properties style:font-name="arial1" fo:font-size="12pt" fo:language="en" fo:country="GB" officeooo:rsid="034f8ca0" officeooo:paragraph-rsid="037efeff"/>
    </style:style>
    <style:style style:name="P52" style:family="paragraph" style:parent-style-name="Text_20_body">
      <style:text-properties style:font-name="arial1" fo:font-size="12pt" fo:language="en" fo:country="GB" officeooo:rsid="03921bd0" officeooo:paragraph-rsid="03d0917d"/>
    </style:style>
    <style:style style:name="P53" style:family="paragraph" style:parent-style-name="Text_20_body">
      <style:text-properties style:font-name="arial1" fo:font-size="12pt" fo:language="en" fo:country="GB" officeooo:rsid="045bffd4" officeooo:paragraph-rsid="045bffd4"/>
    </style:style>
    <style:style style:name="P54" style:family="paragraph" style:parent-style-name="Text_20_body">
      <style:text-properties style:font-name="arial1" fo:font-size="12pt" fo:language="en" fo:country="GB" officeooo:rsid="04790c04" officeooo:paragraph-rsid="04790c04"/>
    </style:style>
    <style:style style:name="P55" style:family="paragraph" style:parent-style-name="Text_20_body">
      <style:text-properties style:font-name="arial1" fo:font-size="12pt" fo:language="en" fo:country="GB" officeooo:rsid="0520c611" officeooo:paragraph-rsid="05228fda"/>
    </style:style>
    <style:style style:name="P56" style:family="paragraph" style:parent-style-name="Text_20_body">
      <style:text-properties style:font-name="arial1" fo:font-size="12pt" fo:language="en" fo:country="GB" officeooo:rsid="05511c37" officeooo:paragraph-rsid="05511c37"/>
    </style:style>
    <style:style style:name="P57" style:family="paragraph" style:parent-style-name="Text_20_body">
      <style:text-properties style:font-name="arial1" fo:font-size="12pt" fo:language="en" fo:country="GB" officeooo:rsid="0552c1e9" officeooo:paragraph-rsid="0552c1e9"/>
    </style:style>
    <style:style style:name="P58" style:family="paragraph" style:parent-style-name="Text_20_body">
      <style:text-properties style:font-name="arial1" fo:font-size="12pt" fo:language="en" fo:country="GB" officeooo:rsid="05548957" officeooo:paragraph-rsid="05548957"/>
    </style:style>
    <style:style style:name="P59" style:family="paragraph" style:parent-style-name="Text_20_body">
      <style:text-properties style:font-name="arial1" fo:font-size="12pt" fo:language="en" fo:country="GB" officeooo:rsid="0575525a" officeooo:paragraph-rsid="0575525a"/>
    </style:style>
    <style:style style:name="P60"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61" style:family="paragraph" style:parent-style-name="Text_20_body">
      <style:text-properties fo:language="en" fo:country="GB"/>
    </style:style>
    <style:style style:name="P62" style:family="paragraph" style:parent-style-name="Text_20_body">
      <style:text-properties fo:language="en" fo:country="GB" officeooo:rsid="0081140b" officeooo:paragraph-rsid="0081140b"/>
    </style:style>
    <style:style style:name="P63" style:family="paragraph" style:parent-style-name="Text_20_body">
      <style:text-properties fo:language="en" fo:country="GB" officeooo:rsid="00832503" officeooo:paragraph-rsid="00832503"/>
    </style:style>
    <style:style style:name="P64" style:family="paragraph" style:parent-style-name="Text_20_body">
      <style:text-properties fo:language="en" fo:country="GB" officeooo:rsid="0081d8c6" officeooo:paragraph-rsid="0081d8c6"/>
    </style:style>
    <style:style style:name="P65" style:family="paragraph" style:parent-style-name="Text_20_body">
      <style:text-properties fo:language="en" fo:country="GB" officeooo:paragraph-rsid="00884e0d"/>
    </style:style>
    <style:style style:name="P66" style:family="paragraph" style:parent-style-name="Text_20_body">
      <style:text-properties fo:language="en" fo:country="GB" officeooo:paragraph-rsid="00b4b82b"/>
    </style:style>
    <style:style style:name="P67" style:family="paragraph" style:parent-style-name="Text_20_body">
      <style:text-properties fo:language="en" fo:country="GB" officeooo:rsid="003414f5" officeooo:paragraph-rsid="003414f5"/>
    </style:style>
    <style:style style:name="P68" style:family="paragraph" style:parent-style-name="Text_20_body">
      <style:text-properties fo:language="en" fo:country="GB" officeooo:rsid="003414f5" officeooo:paragraph-rsid="0256c02c"/>
    </style:style>
    <style:style style:name="P69" style:family="paragraph" style:parent-style-name="Text_20_body">
      <style:text-properties fo:language="en" fo:country="GB" officeooo:paragraph-rsid="003414f5"/>
    </style:style>
    <style:style style:name="P70" style:family="paragraph" style:parent-style-name="Text_20_body">
      <style:text-properties fo:language="en" fo:country="GB" officeooo:rsid="011619c7" officeooo:paragraph-rsid="011619c7"/>
    </style:style>
    <style:style style:name="P71" style:family="paragraph" style:parent-style-name="Text_20_body">
      <style:text-properties fo:language="en" fo:country="GB" officeooo:rsid="01180599" officeooo:paragraph-rsid="01180599"/>
    </style:style>
    <style:style style:name="P72" style:family="paragraph" style:parent-style-name="Text_20_body">
      <style:text-properties fo:language="en" fo:country="GB" officeooo:rsid="01190dc1" officeooo:paragraph-rsid="01180599"/>
    </style:style>
    <style:style style:name="P73" style:family="paragraph" style:parent-style-name="Text_20_body">
      <style:text-properties fo:language="en" fo:country="GB" officeooo:rsid="008f5f8d" officeooo:paragraph-rsid="008f5f8d"/>
    </style:style>
    <style:style style:name="P74" style:family="paragraph" style:parent-style-name="Text_20_body">
      <style:text-properties fo:language="en" fo:country="GB" officeooo:paragraph-rsid="0095a2d9"/>
    </style:style>
    <style:style style:name="P75" style:family="paragraph" style:parent-style-name="Text_20_body">
      <style:text-properties fo:language="en" fo:country="GB" officeooo:rsid="0095a2d9" officeooo:paragraph-rsid="0095a2d9"/>
    </style:style>
    <style:style style:name="P76" style:family="paragraph" style:parent-style-name="Text_20_body">
      <style:text-properties fo:language="en" fo:country="GB" officeooo:paragraph-rsid="00832503"/>
    </style:style>
    <style:style style:name="P77" style:family="paragraph" style:parent-style-name="Text_20_body">
      <style:text-properties fo:language="en" fo:country="GB" officeooo:rsid="013c6487" officeooo:paragraph-rsid="013f5413"/>
    </style:style>
    <style:style style:name="P78" style:family="paragraph" style:parent-style-name="Text_20_body">
      <style:text-properties fo:language="en" fo:country="GB" officeooo:paragraph-rsid="01e875f7"/>
    </style:style>
    <style:style style:name="P79" style:family="paragraph" style:parent-style-name="Text_20_body">
      <style:text-properties fo:language="en" fo:country="GB" officeooo:rsid="02161526" officeooo:paragraph-rsid="0252a96d"/>
    </style:style>
    <style:style style:name="P80" style:family="paragraph" style:parent-style-name="Text_20_body">
      <style:text-properties fo:language="en" fo:country="GB" officeooo:paragraph-rsid="0252a96d"/>
    </style:style>
    <style:style style:name="P81" style:family="paragraph" style:parent-style-name="Text_20_body">
      <style:text-properties fo:language="en" fo:country="GB" officeooo:rsid="0252a96d" officeooo:paragraph-rsid="0252a96d"/>
    </style:style>
    <style:style style:name="P82" style:family="paragraph" style:parent-style-name="Text_20_body">
      <style:text-properties fo:language="en" fo:country="GB" officeooo:rsid="0256eb2a" officeooo:paragraph-rsid="0256eb2a"/>
    </style:style>
    <style:style style:name="P83" style:family="paragraph" style:parent-style-name="Text_20_body">
      <style:text-properties fo:language="en" fo:country="GB" officeooo:rsid="02582397" officeooo:paragraph-rsid="02582397"/>
    </style:style>
    <style:style style:name="P84" style:family="paragraph" style:parent-style-name="Text_20_body">
      <style:text-properties fo:language="en" fo:country="GB" officeooo:paragraph-rsid="0273ce07"/>
    </style:style>
    <style:style style:name="P85" style:family="paragraph" style:parent-style-name="Text_20_body">
      <style:text-properties fo:language="en" fo:country="GB" officeooo:paragraph-rsid="0346ce4b"/>
    </style:style>
    <style:style style:name="P86" style:family="paragraph" style:parent-style-name="Text_20_body">
      <style:text-properties fo:language="en" fo:country="GB" officeooo:rsid="036cf8fc" officeooo:paragraph-rsid="036f861d"/>
    </style:style>
    <style:style style:name="P87" style:family="paragraph" style:parent-style-name="Text_20_body">
      <style:text-properties fo:language="en" fo:country="GB" officeooo:rsid="0488f034" officeooo:paragraph-rsid="048c1d1b"/>
    </style:style>
    <style:style style:name="P88" style:family="paragraph" style:parent-style-name="Text_20_body">
      <style:text-properties fo:language="en" fo:country="GB" officeooo:rsid="048d74cd"/>
    </style:style>
    <style:style style:name="P89" style:family="paragraph" style:parent-style-name="Text_20_body">
      <style:text-properties fo:language="en" fo:country="GB" officeooo:rsid="0490be1e" officeooo:paragraph-rsid="0490be1e"/>
    </style:style>
    <style:style style:name="P90" style:family="paragraph" style:parent-style-name="Text_20_body">
      <style:text-properties officeooo:paragraph-rsid="00ab9557"/>
    </style:style>
    <style:style style:name="P91" style:family="paragraph" style:parent-style-name="Text_20_body">
      <style:text-properties officeooo:paragraph-rsid="00af5423"/>
    </style:style>
    <style:style style:name="P92" style:family="paragraph" style:parent-style-name="Text_20_body">
      <style:text-properties fo:color="#c9211e" officeooo:paragraph-rsid="00f56f7a"/>
    </style:style>
    <style:style style:name="P93" style:family="paragraph" style:parent-style-name="Text_20_body">
      <style:text-properties fo:color="#c9211e" officeooo:paragraph-rsid="043a0d00"/>
    </style:style>
    <style:style style:name="P94" style:family="paragraph" style:parent-style-name="Text_20_body">
      <style:text-properties fo:color="#c9211e" officeooo:paragraph-rsid="043a10b0"/>
    </style:style>
    <style:style style:name="P95" style:family="paragraph" style:parent-style-name="Text_20_body">
      <style:text-properties fo:color="#c9211e" fo:language="en" fo:country="GB" officeooo:rsid="011619c7" officeooo:paragraph-rsid="011619c7"/>
    </style:style>
    <style:style style:name="P96" style:family="paragraph" style:parent-style-name="Text_20_body">
      <style:text-properties officeooo:paragraph-rsid="00db1802"/>
    </style:style>
    <style:style style:name="P97" style:family="paragraph" style:parent-style-name="Text_20_body">
      <style:text-properties officeooo:paragraph-rsid="00e22fde"/>
    </style:style>
    <style:style style:name="P98" style:family="paragraph" style:parent-style-name="Text_20_body">
      <style:text-properties officeooo:paragraph-rsid="00ff896b"/>
    </style:style>
    <style:style style:name="P99" style:family="paragraph" style:parent-style-name="Text_20_body">
      <style:text-properties officeooo:paragraph-rsid="012d3f07"/>
    </style:style>
    <style:style style:name="P100" style:family="paragraph" style:parent-style-name="Text_20_body">
      <style:text-properties officeooo:paragraph-rsid="013ad6cd"/>
    </style:style>
    <style:style style:name="P101" style:family="paragraph" style:parent-style-name="Text_20_body">
      <style:text-properties officeooo:paragraph-rsid="0161b02e"/>
    </style:style>
    <style:style style:name="P102" style:family="paragraph" style:parent-style-name="Text_20_body">
      <style:text-properties officeooo:rsid="01629438" officeooo:paragraph-rsid="01629438"/>
    </style:style>
    <style:style style:name="P103" style:family="paragraph" style:parent-style-name="Text_20_body">
      <style:text-properties officeooo:paragraph-rsid="016efdaa"/>
    </style:style>
    <style:style style:name="P104" style:family="paragraph" style:parent-style-name="Text_20_body">
      <style:text-properties officeooo:paragraph-rsid="01a89336"/>
    </style:style>
    <style:style style:name="P105" style:family="paragraph" style:parent-style-name="Text_20_body">
      <style:text-properties officeooo:paragraph-rsid="01cd6553"/>
    </style:style>
    <style:style style:name="P106" style:family="paragraph" style:parent-style-name="Text_20_body">
      <style:text-properties officeooo:paragraph-rsid="01c03085"/>
    </style:style>
    <style:style style:name="P107" style:family="paragraph" style:parent-style-name="Text_20_body">
      <style:text-properties officeooo:paragraph-rsid="01f9efa9"/>
    </style:style>
    <style:style style:name="P108" style:family="paragraph" style:parent-style-name="Text_20_body">
      <style:text-properties officeooo:paragraph-rsid="01fc3ae7"/>
    </style:style>
    <style:style style:name="P109" style:family="paragraph" style:parent-style-name="Text_20_body">
      <style:text-properties officeooo:paragraph-rsid="023a79cd"/>
    </style:style>
    <style:style style:name="P110" style:family="paragraph" style:parent-style-name="Text_20_body">
      <style:text-properties officeooo:paragraph-rsid="0241a82d"/>
    </style:style>
    <style:style style:name="P111" style:family="paragraph" style:parent-style-name="Text_20_body">
      <style:text-properties officeooo:paragraph-rsid="0242bac3"/>
    </style:style>
    <style:style style:name="P112" style:family="paragraph" style:parent-style-name="Text_20_body">
      <style:text-properties officeooo:paragraph-rsid="0252a96d"/>
    </style:style>
    <style:style style:name="P113" style:family="paragraph" style:parent-style-name="Text_20_body">
      <style:text-properties officeooo:paragraph-rsid="025c8e18"/>
    </style:style>
    <style:style style:name="P114" style:family="paragraph" style:parent-style-name="Text_20_body">
      <style:text-properties officeooo:paragraph-rsid="027c966e"/>
    </style:style>
    <style:style style:name="P115" style:family="paragraph" style:parent-style-name="Text_20_body">
      <style:text-properties officeooo:paragraph-rsid="02829a7c"/>
    </style:style>
    <style:style style:name="P116" style:family="paragraph" style:parent-style-name="Text_20_body">
      <style:text-properties officeooo:paragraph-rsid="02e6deb1"/>
    </style:style>
    <style:style style:name="P117" style:family="paragraph" style:parent-style-name="Text_20_body">
      <style:text-properties officeooo:paragraph-rsid="02ed5645"/>
    </style:style>
    <style:style style:name="P118" style:family="paragraph" style:parent-style-name="Text_20_body">
      <style:text-properties officeooo:paragraph-rsid="0303c16c"/>
    </style:style>
    <style:style style:name="P119" style:family="paragraph" style:parent-style-name="Text_20_body">
      <style:text-properties officeooo:rsid="030f97b4" officeooo:paragraph-rsid="030f97b4"/>
    </style:style>
    <style:style style:name="P120" style:family="paragraph" style:parent-style-name="Text_20_body">
      <style:text-properties officeooo:rsid="03108884" officeooo:paragraph-rsid="03108884"/>
    </style:style>
    <style:style style:name="P121" style:family="paragraph" style:parent-style-name="Text_20_body">
      <style:text-properties officeooo:paragraph-rsid="030095f0"/>
    </style:style>
    <style:style style:name="P122" style:family="paragraph" style:parent-style-name="Text_20_body">
      <style:text-properties officeooo:paragraph-rsid="02f24503"/>
    </style:style>
    <style:style style:name="P123" style:family="paragraph" style:parent-style-name="Text_20_body">
      <style:text-properties officeooo:paragraph-rsid="034980d3"/>
    </style:style>
    <style:style style:name="P124" style:family="paragraph" style:parent-style-name="Text_20_body">
      <style:text-properties officeooo:rsid="034c1a03" officeooo:paragraph-rsid="034c1a03"/>
    </style:style>
    <style:style style:name="P125" style:family="paragraph" style:parent-style-name="Text_20_body">
      <style:text-properties officeooo:paragraph-rsid="0356ccde"/>
    </style:style>
    <style:style style:name="P126" style:family="paragraph" style:parent-style-name="Text_20_body">
      <style:text-properties officeooo:paragraph-rsid="010b959c"/>
    </style:style>
    <style:style style:name="P127" style:family="paragraph" style:parent-style-name="Text_20_body">
      <style:text-properties officeooo:rsid="038e9e57" officeooo:paragraph-rsid="03d0917d"/>
    </style:style>
    <style:style style:name="P128" style:family="paragraph" style:parent-style-name="Text_20_body">
      <style:text-properties officeooo:rsid="03c7930d" officeooo:paragraph-rsid="03c7930d"/>
    </style:style>
    <style:style style:name="P129" style:family="paragraph" style:parent-style-name="Text_20_body">
      <style:text-properties officeooo:rsid="03c926a1" officeooo:paragraph-rsid="03ca744d"/>
    </style:style>
    <style:style style:name="P130" style:family="paragraph" style:parent-style-name="Text_20_body">
      <style:text-properties officeooo:paragraph-rsid="03e36b17"/>
    </style:style>
    <style:style style:name="P131" style:family="paragraph" style:parent-style-name="Text_20_body">
      <style:text-properties officeooo:rsid="03ee7b65" officeooo:paragraph-rsid="03ee7b65"/>
    </style:style>
    <style:style style:name="P132" style:family="paragraph" style:parent-style-name="Text_20_body">
      <style:text-properties officeooo:rsid="040d6a2c" officeooo:paragraph-rsid="040d6a2c"/>
    </style:style>
    <style:style style:name="P133" style:family="paragraph" style:parent-style-name="Text_20_body">
      <style:text-properties officeooo:paragraph-rsid="0415729c"/>
    </style:style>
    <style:style style:name="P134" style:family="paragraph" style:parent-style-name="Text_20_body">
      <style:text-properties officeooo:paragraph-rsid="04369065"/>
    </style:style>
    <style:style style:name="P135" style:family="paragraph" style:parent-style-name="Text_20_body">
      <style:text-properties officeooo:rsid="04369065" officeooo:paragraph-rsid="04369065"/>
    </style:style>
    <style:style style:name="P136" style:family="paragraph" style:parent-style-name="Text_20_body">
      <style:text-properties officeooo:paragraph-rsid="0436db06"/>
    </style:style>
    <style:style style:name="P137" style:family="paragraph" style:parent-style-name="Text_20_body">
      <style:text-properties officeooo:paragraph-rsid="043a12bc"/>
    </style:style>
    <style:style style:name="P138" style:family="paragraph" style:parent-style-name="Text_20_body">
      <style:text-properties officeooo:rsid="04416b1a" officeooo:paragraph-rsid="04416b1a"/>
    </style:style>
    <style:style style:name="P139" style:family="paragraph" style:parent-style-name="Text_20_body">
      <style:text-properties officeooo:paragraph-rsid="0445a9e3"/>
    </style:style>
    <style:style style:name="P140" style:family="paragraph" style:parent-style-name="Text_20_body">
      <style:text-properties officeooo:paragraph-rsid="04416b1a"/>
    </style:style>
    <style:style style:name="P141" style:family="paragraph" style:parent-style-name="Text_20_body">
      <style:text-properties officeooo:paragraph-rsid="044cce05"/>
    </style:style>
    <style:style style:name="P142" style:family="paragraph" style:parent-style-name="Text_20_body">
      <style:text-properties officeooo:paragraph-rsid="04513980"/>
    </style:style>
    <style:style style:name="P143" style:family="paragraph" style:parent-style-name="Text_20_body">
      <style:text-properties officeooo:paragraph-rsid="0462fa04"/>
    </style:style>
    <style:style style:name="P144" style:family="paragraph" style:parent-style-name="Text_20_body">
      <style:text-properties officeooo:paragraph-rsid="04696207"/>
    </style:style>
    <style:style style:name="P145" style:family="paragraph" style:parent-style-name="Text_20_body">
      <style:text-properties officeooo:paragraph-rsid="04698341"/>
    </style:style>
    <style:style style:name="P146" style:family="paragraph" style:parent-style-name="Text_20_body">
      <style:text-properties officeooo:rsid="046ee191" officeooo:paragraph-rsid="04719584"/>
    </style:style>
    <style:style style:name="P147" style:family="paragraph" style:parent-style-name="Text_20_body">
      <style:text-properties officeooo:paragraph-rsid="046ee191"/>
    </style:style>
    <style:style style:name="P148" style:family="paragraph" style:parent-style-name="Text_20_body">
      <style:text-properties officeooo:paragraph-rsid="04742281"/>
    </style:style>
    <style:style style:name="P149" style:family="paragraph" style:parent-style-name="Text_20_body">
      <style:text-properties officeooo:paragraph-rsid="04746f15"/>
    </style:style>
    <style:style style:name="P150" style:family="paragraph" style:parent-style-name="Text_20_body">
      <style:text-properties officeooo:paragraph-rsid="047fe0ba"/>
    </style:style>
    <style:style style:name="P151" style:family="paragraph" style:parent-style-name="Text_20_body">
      <style:text-properties officeooo:paragraph-rsid="048171ea"/>
    </style:style>
    <style:style style:name="P152" style:family="paragraph" style:parent-style-name="Text_20_body">
      <style:text-properties officeooo:rsid="048d74cd" officeooo:paragraph-rsid="049185ac"/>
    </style:style>
    <style:style style:name="P153" style:family="paragraph" style:parent-style-name="Text_20_body">
      <style:text-properties officeooo:paragraph-rsid="048df24d"/>
    </style:style>
    <style:style style:name="P154" style:family="paragraph" style:parent-style-name="Text_20_body">
      <style:text-properties officeooo:rsid="04c299b1" officeooo:paragraph-rsid="04c3cc12"/>
    </style:style>
    <style:style style:name="P155" style:family="paragraph" style:parent-style-name="Text_20_body">
      <style:text-properties officeooo:rsid="04c48754" officeooo:paragraph-rsid="04c48754"/>
    </style:style>
    <style:style style:name="P156" style:family="paragraph" style:parent-style-name="Text_20_body">
      <style:text-properties officeooo:rsid="04c5c0ea" officeooo:paragraph-rsid="04c5c0ea"/>
    </style:style>
    <style:style style:name="P157" style:family="paragraph" style:parent-style-name="Text_20_body">
      <style:text-properties officeooo:paragraph-rsid="04cdc94e"/>
    </style:style>
    <style:style style:name="P158" style:family="paragraph" style:parent-style-name="Text_20_body">
      <style:text-properties officeooo:paragraph-rsid="04d5ebbc"/>
    </style:style>
    <style:style style:name="P159" style:family="paragraph" style:parent-style-name="Text_20_body">
      <style:text-properties officeooo:paragraph-rsid="04df8251"/>
    </style:style>
    <style:style style:name="P160" style:family="paragraph" style:parent-style-name="Text_20_body">
      <style:text-properties officeooo:rsid="04e62863" officeooo:paragraph-rsid="04e62863"/>
    </style:style>
    <style:style style:name="P161" style:family="paragraph" style:parent-style-name="Text_20_body">
      <style:text-properties officeooo:rsid="04e82ac6" officeooo:paragraph-rsid="04e82ac6"/>
    </style:style>
    <style:style style:name="P162" style:family="paragraph" style:parent-style-name="Text_20_body">
      <style:text-properties officeooo:rsid="04e82ac6" officeooo:paragraph-rsid="04ed43b1"/>
    </style:style>
    <style:style style:name="P163" style:family="paragraph" style:parent-style-name="Text_20_body">
      <style:text-properties officeooo:rsid="04eb0cfc" officeooo:paragraph-rsid="04eb0cfc"/>
    </style:style>
    <style:style style:name="P164" style:family="paragraph" style:parent-style-name="Text_20_body">
      <style:text-properties officeooo:paragraph-rsid="04ec40da"/>
    </style:style>
    <style:style style:name="P165" style:family="paragraph" style:parent-style-name="Text_20_body">
      <style:text-properties officeooo:paragraph-rsid="04eeab55"/>
    </style:style>
    <style:style style:name="P166" style:family="paragraph" style:parent-style-name="Text_20_body">
      <style:text-properties officeooo:rsid="04f35b87" officeooo:paragraph-rsid="04f35b87"/>
    </style:style>
    <style:style style:name="P167" style:family="paragraph" style:parent-style-name="Text_20_body">
      <style:text-properties officeooo:rsid="04f6b284" officeooo:paragraph-rsid="04f6b284"/>
    </style:style>
    <style:style style:name="P168" style:family="paragraph" style:parent-style-name="Text_20_body">
      <style:text-properties officeooo:rsid="04fcf0a3" officeooo:paragraph-rsid="04fcf0a3"/>
    </style:style>
    <style:style style:name="P169" style:family="paragraph" style:parent-style-name="Text_20_body">
      <style:text-properties officeooo:rsid="04fff607" officeooo:paragraph-rsid="04fff607"/>
    </style:style>
    <style:style style:name="P170" style:family="paragraph" style:parent-style-name="Text_20_body">
      <style:text-properties officeooo:paragraph-rsid="0503d700"/>
    </style:style>
    <style:style style:name="P171" style:family="paragraph" style:parent-style-name="Text_20_body">
      <style:text-properties officeooo:rsid="0503d700" officeooo:paragraph-rsid="0503d700"/>
    </style:style>
    <style:style style:name="P172" style:family="paragraph" style:parent-style-name="Text_20_body">
      <style:text-properties officeooo:rsid="050c5e06" officeooo:paragraph-rsid="0511fe51"/>
    </style:style>
    <style:style style:name="P173" style:family="paragraph" style:parent-style-name="Text_20_body">
      <style:text-properties officeooo:rsid="05104e79" officeooo:paragraph-rsid="05104e79"/>
    </style:style>
    <style:style style:name="P174" style:family="paragraph" style:parent-style-name="Text_20_body">
      <style:text-properties officeooo:rsid="0511fe51" officeooo:paragraph-rsid="0511fe51"/>
    </style:style>
    <style:style style:name="P175" style:family="paragraph" style:parent-style-name="Text_20_body">
      <style:text-properties officeooo:rsid="052a29b8" officeooo:paragraph-rsid="052a29b8"/>
    </style:style>
    <style:style style:name="P176" style:family="paragraph" style:parent-style-name="Text_20_body">
      <style:text-properties officeooo:rsid="052a3b09" officeooo:paragraph-rsid="052a3b09"/>
    </style:style>
    <style:style style:name="P177" style:family="paragraph" style:parent-style-name="Text_20_body">
      <style:text-properties officeooo:rsid="052a3b09" officeooo:paragraph-rsid="052baba5"/>
    </style:style>
    <style:style style:name="P178" style:family="paragraph" style:parent-style-name="Text_20_body">
      <style:text-properties officeooo:rsid="052d4ba4" officeooo:paragraph-rsid="052d4ba4"/>
    </style:style>
    <style:style style:name="P179" style:family="paragraph" style:parent-style-name="Text_20_body">
      <style:text-properties officeooo:rsid="053f55dc" officeooo:paragraph-rsid="053f55dc"/>
    </style:style>
    <style:style style:name="P180" style:family="paragraph" style:parent-style-name="Text_20_body">
      <style:text-properties officeooo:rsid="05476be1" officeooo:paragraph-rsid="05476be1"/>
    </style:style>
    <style:style style:name="P181" style:family="paragraph" style:parent-style-name="Text_20_body">
      <style:text-properties officeooo:rsid="05381f26" officeooo:paragraph-rsid="05381f26"/>
    </style:style>
    <style:style style:name="P182" style:family="paragraph" style:parent-style-name="Text_20_body">
      <style:text-properties officeooo:paragraph-rsid="054902be"/>
    </style:style>
    <style:style style:name="P183" style:family="paragraph" style:parent-style-name="Text_20_body">
      <style:text-properties officeooo:rsid="0535793c" officeooo:paragraph-rsid="0535793c"/>
    </style:style>
    <style:style style:name="P184" style:family="paragraph" style:parent-style-name="Text_20_body">
      <style:text-properties officeooo:rsid="055daacd" officeooo:paragraph-rsid="055daacd"/>
    </style:style>
    <style:style style:name="P185" style:family="paragraph" style:parent-style-name="Text_20_body">
      <style:text-properties officeooo:rsid="05629b1e" officeooo:paragraph-rsid="05629b1e"/>
    </style:style>
    <style:style style:name="P186" style:family="paragraph" style:parent-style-name="Text_20_body">
      <style:text-properties officeooo:rsid="0566e368" officeooo:paragraph-rsid="0566e368"/>
    </style:style>
    <style:style style:name="P187" style:family="paragraph" style:parent-style-name="Text_20_body">
      <style:text-properties officeooo:rsid="0568ab72" officeooo:paragraph-rsid="0568ab72"/>
    </style:style>
    <style:style style:name="P188" style:family="paragraph" style:parent-style-name="Text_20_body">
      <style:text-properties officeooo:rsid="056edd8f" officeooo:paragraph-rsid="056edd8f"/>
    </style:style>
    <style:style style:name="P189" style:family="paragraph" style:parent-style-name="Title">
      <style:text-properties style:use-window-font-color="true" style:font-name="Algerian1" fo:language="en" fo:country="US"/>
    </style:style>
    <style:style style:name="P190" style:family="paragraph" style:parent-style-name="Text_20_body">
      <style:paragraph-properties fo:margin-left="0cm" fo:margin-right="0cm" fo:text-indent="0cm" style:auto-text-indent="false"/>
    </style:style>
    <style:style style:name="P191"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92"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93"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9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95"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9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97"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98"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99" style:family="paragraph" style:parent-style-name="Text_20_body">
      <style:paragraph-properties fo:margin-left="0cm" fo:margin-right="0cm" fo:text-indent="0cm" style:auto-text-indent="false"/>
      <style:text-properties fo:language="en" fo:country="GB" officeooo:paragraph-rsid="01f95485"/>
    </style:style>
    <style:style style:name="P200" style:family="paragraph" style:parent-style-name="Text_20_body">
      <style:paragraph-properties fo:margin-left="0cm" fo:margin-right="0cm" fo:text-indent="0cm" style:auto-text-indent="false"/>
      <style:text-properties fo:language="en" fo:country="GB" officeooo:paragraph-rsid="03d98f92"/>
    </style:style>
    <style:style style:name="P201"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202"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203" style:family="paragraph" style:parent-style-name="Text_20_body">
      <style:paragraph-properties fo:margin-left="0cm" fo:margin-right="0cm" fo:text-indent="0cm" style:auto-text-indent="false"/>
      <style:text-properties officeooo:paragraph-rsid="01f9efa9"/>
    </style:style>
    <style:style style:name="P204" style:family="paragraph" style:parent-style-name="Text_20_body">
      <style:paragraph-properties fo:margin-left="0cm" fo:margin-right="0cm" fo:text-indent="0cm" style:auto-text-indent="false"/>
      <style:text-properties officeooo:paragraph-rsid="02ed5645"/>
    </style:style>
    <style:style style:name="P205" style:family="paragraph" style:parent-style-name="Text_20_body">
      <style:paragraph-properties fo:margin-left="0cm" fo:margin-right="0cm" fo:text-indent="0cm" style:auto-text-indent="false"/>
      <style:text-properties officeooo:paragraph-rsid="0462fa04"/>
    </style:style>
    <style:style style:name="P206" style:family="paragraph" style:parent-style-name="Text_20_body">
      <style:paragraph-properties fo:margin-left="0cm" fo:margin-right="0cm" fo:text-indent="0cm" style:auto-text-indent="false"/>
      <style:text-properties officeooo:rsid="007b6ceb" officeooo:paragraph-rsid="007b6ceb"/>
    </style:style>
    <style:style style:name="P207" style:family="paragraph" style:parent-style-name="Text_20_body">
      <style:paragraph-properties fo:margin-left="0cm" fo:margin-right="0cm" fo:text-indent="0cm" style:auto-text-indent="false"/>
      <style:text-properties officeooo:paragraph-rsid="00d9fc71"/>
    </style:style>
    <style:style style:name="P208" style:family="paragraph" style:parent-style-name="Text_20_body">
      <style:paragraph-properties fo:margin-left="0cm" fo:margin-right="0cm" fo:text-indent="0cm" style:auto-text-indent="false"/>
      <style:text-properties officeooo:rsid="00c8de9f" officeooo:paragraph-rsid="00c953ca"/>
    </style:style>
    <style:style style:name="P209" style:family="paragraph" style:parent-style-name="Text_20_body">
      <style:paragraph-properties fo:margin-left="0cm" fo:margin-right="0cm" fo:text-indent="0cm" style:auto-text-indent="false"/>
      <style:text-properties officeooo:paragraph-rsid="017d5a01"/>
    </style:style>
    <style:style style:name="P210" style:family="paragraph" style:parent-style-name="Text_20_body">
      <style:paragraph-properties fo:margin-left="0cm" fo:margin-right="0cm" fo:text-indent="0cm" style:auto-text-indent="false"/>
      <style:text-properties officeooo:paragraph-rsid="01819839"/>
    </style:style>
    <style:style style:name="P211" style:family="paragraph" style:parent-style-name="Text_20_body">
      <style:paragraph-properties fo:margin-left="0cm" fo:margin-right="0cm" fo:text-indent="0cm" style:auto-text-indent="false"/>
      <style:text-properties officeooo:paragraph-rsid="021235e7"/>
    </style:style>
    <style:style style:name="P212" style:family="paragraph" style:parent-style-name="Text_20_body">
      <style:paragraph-properties fo:margin-left="0cm" fo:margin-right="0cm" fo:text-indent="0cm" style:auto-text-indent="false"/>
      <style:text-properties officeooo:paragraph-rsid="021675e4"/>
    </style:style>
    <style:style style:name="P213" style:family="paragraph" style:parent-style-name="Text_20_body">
      <style:paragraph-properties fo:margin-left="0cm" fo:margin-right="0cm" fo:text-indent="0cm" style:auto-text-indent="false"/>
      <style:text-properties officeooo:paragraph-rsid="0218164f"/>
    </style:style>
    <style:style style:name="P214" style:family="paragraph" style:parent-style-name="Text_20_body">
      <style:paragraph-properties fo:margin-left="0cm" fo:margin-right="0cm" fo:text-indent="0cm" style:auto-text-indent="false"/>
      <style:text-properties officeooo:paragraph-rsid="021941f0"/>
    </style:style>
    <style:style style:name="P215" style:family="paragraph" style:parent-style-name="Text_20_body">
      <style:paragraph-properties fo:margin-left="0cm" fo:margin-right="0cm" fo:text-indent="0cm" style:auto-text-indent="false"/>
      <style:text-properties officeooo:paragraph-rsid="028f3643"/>
    </style:style>
    <style:style style:name="P216" style:family="paragraph" style:parent-style-name="Text_20_body">
      <style:paragraph-properties fo:margin-left="0cm" fo:margin-right="0cm" fo:text-indent="0cm" style:auto-text-indent="false"/>
      <style:text-properties officeooo:rsid="04494202" officeooo:paragraph-rsid="04494202"/>
    </style:style>
    <style:style style:name="P217" style:family="paragraph" style:parent-style-name="Standard">
      <style:paragraph-properties fo:margin-left="0cm" fo:margin-right="0cm" fo:text-indent="0cm" style:auto-text-indent="false"/>
    </style:style>
    <style:style style:name="P218" style:family="paragraph" style:parent-style-name="Table_20_Contents">
      <style:text-properties fo:language="en" fo:country="GB"/>
    </style:style>
    <style:style style:name="P219" style:family="paragraph" style:parent-style-name="Table_20_Contents">
      <style:text-properties fo:language="en" fo:country="GB" officeooo:paragraph-rsid="012544a7"/>
    </style:style>
    <style:style style:name="P220" style:family="paragraph" style:parent-style-name="Table_20_Contents">
      <style:text-properties fo:language="en" fo:country="GB" officeooo:paragraph-rsid="00c8de9f"/>
    </style:style>
    <style:style style:name="P221" style:family="paragraph" style:parent-style-name="Table_20_Contents">
      <style:text-properties fo:language="en" fo:country="GB" officeooo:paragraph-rsid="00ca21c5"/>
    </style:style>
    <style:style style:name="P222" style:family="paragraph" style:parent-style-name="Table_20_Contents">
      <style:text-properties fo:language="en" fo:country="GB" officeooo:rsid="00bb791d" officeooo:paragraph-rsid="00bb791d"/>
    </style:style>
    <style:style style:name="P223" style:family="paragraph" style:parent-style-name="Table_20_Contents">
      <style:text-properties fo:language="en" fo:country="GB" officeooo:rsid="00bb791d" officeooo:paragraph-rsid="00c0cf9c"/>
    </style:style>
    <style:style style:name="P224" style:family="paragraph" style:parent-style-name="Table_20_Contents">
      <style:text-properties fo:language="en" fo:country="GB" officeooo:rsid="00bb791d" officeooo:paragraph-rsid="00ca21c5"/>
    </style:style>
    <style:style style:name="P225" style:family="paragraph" style:parent-style-name="Table_20_Contents">
      <style:text-properties fo:language="en" fo:country="GB" officeooo:rsid="00bb791d" officeooo:paragraph-rsid="012544a7"/>
    </style:style>
    <style:style style:name="P226" style:family="paragraph" style:parent-style-name="Table_20_Contents">
      <style:text-properties fo:language="en" fo:country="GB" officeooo:rsid="00c16740" officeooo:paragraph-rsid="00c16740"/>
    </style:style>
    <style:style style:name="P227" style:family="paragraph" style:parent-style-name="Table_20_Contents">
      <style:text-properties fo:language="en" fo:country="GB" officeooo:rsid="00c16740" officeooo:paragraph-rsid="00c8de9f"/>
    </style:style>
    <style:style style:name="P228" style:family="paragraph" style:parent-style-name="Table_20_Contents">
      <style:text-properties fo:language="en" fo:country="GB" officeooo:rsid="00c16740" officeooo:paragraph-rsid="00ca21c5"/>
    </style:style>
    <style:style style:name="P229" style:family="paragraph" style:parent-style-name="Table_20_Contents">
      <style:text-properties fo:language="en" fo:country="GB" officeooo:rsid="00c16740" officeooo:paragraph-rsid="012544a7"/>
    </style:style>
    <style:style style:name="P230" style:family="paragraph" style:parent-style-name="Table_20_Contents">
      <style:text-properties fo:language="en" fo:country="GB" officeooo:rsid="00c0cf9c" officeooo:paragraph-rsid="00c0cf9c"/>
    </style:style>
    <style:style style:name="P231" style:family="paragraph" style:parent-style-name="Table_20_Contents">
      <style:text-properties fo:language="en" fo:country="GB" officeooo:rsid="00c0cf9c" officeooo:paragraph-rsid="00ca21c5"/>
    </style:style>
    <style:style style:name="P232" style:family="paragraph" style:parent-style-name="Table_20_Contents">
      <style:text-properties fo:language="en" fo:country="GB" officeooo:rsid="00c0cf9c" officeooo:paragraph-rsid="012544a7"/>
    </style:style>
    <style:style style:name="P233" style:family="paragraph" style:parent-style-name="Table_20_Contents">
      <style:text-properties fo:language="en" fo:country="GB" officeooo:rsid="00c4cfa5" officeooo:paragraph-rsid="00c4cfa5"/>
    </style:style>
    <style:style style:name="P234" style:family="paragraph" style:parent-style-name="Table_20_Contents">
      <style:text-properties fo:language="en" fo:country="GB" officeooo:rsid="00c4cfa5" officeooo:paragraph-rsid="00ca21c5"/>
    </style:style>
    <style:style style:name="P235" style:family="paragraph" style:parent-style-name="Table_20_Contents">
      <style:text-properties fo:language="en" fo:country="GB" officeooo:rsid="013ad6cd" officeooo:paragraph-rsid="013ad6cd"/>
    </style:style>
    <style:style style:name="P236" style:family="paragraph" style:parent-style-name="Table_20_Contents">
      <style:text-properties fo:language="en" fo:country="GB" officeooo:rsid="01b46eff" officeooo:paragraph-rsid="01b46eff"/>
    </style:style>
    <style:style style:name="P237" style:family="paragraph" style:parent-style-name="Table_20_Contents">
      <style:text-properties fo:language="en" fo:country="GB" officeooo:rsid="01b49a28" officeooo:paragraph-rsid="01b49a28"/>
    </style:style>
    <style:style style:name="P238" style:family="paragraph" style:parent-style-name="Table_20_Contents">
      <style:text-properties fo:language="en" fo:country="GB" officeooo:rsid="01b6f860" officeooo:paragraph-rsid="01b6f860"/>
    </style:style>
    <style:style style:name="P239" style:family="paragraph" style:parent-style-name="Table_20_Contents">
      <style:text-properties fo:language="en" fo:country="GB" officeooo:rsid="01eae4a6" officeooo:paragraph-rsid="01eae4a6"/>
    </style:style>
    <style:style style:name="P240" style:family="paragraph" style:parent-style-name="Table_20_Contents">
      <style:text-properties fo:language="en" fo:country="GB" officeooo:rsid="01ec9642" officeooo:paragraph-rsid="01ec9642"/>
    </style:style>
    <style:style style:name="P241" style:family="paragraph" style:parent-style-name="Table_20_Contents">
      <style:text-properties fo:language="en" fo:country="GB" officeooo:rsid="026a5b96" officeooo:paragraph-rsid="026a5b96"/>
    </style:style>
    <style:style style:name="P242" style:family="paragraph" style:parent-style-name="Table_20_Contents">
      <style:text-properties style:font-name="arial" fo:font-size="13pt" fo:language="en" fo:country="GB" officeooo:rsid="00c374f3" officeooo:paragraph-rsid="00c374f3"/>
    </style:style>
    <style:style style:name="P243" style:family="paragraph" style:parent-style-name="Table_20_Contents">
      <style:text-properties style:font-name="arial" fo:font-size="13pt" fo:language="en" fo:country="GB" officeooo:rsid="00fbaf0a" officeooo:paragraph-rsid="00fbaf0a"/>
    </style:style>
    <style:style style:name="P244" style:family="paragraph" style:parent-style-name="Table_20_Contents">
      <style:text-properties style:font-name="arial" fo:font-size="13pt" fo:language="en" fo:country="GB" officeooo:rsid="013ad6cd" officeooo:paragraph-rsid="013ad6cd"/>
    </style:style>
    <style:style style:name="P245" style:family="paragraph" style:parent-style-name="Table_20_Contents">
      <style:text-properties style:font-name="arial" fo:font-size="13pt" fo:language="en" fo:country="GB" officeooo:rsid="016c5be5" officeooo:paragraph-rsid="016c5be5"/>
    </style:style>
    <style:style style:name="P246" style:family="paragraph" style:parent-style-name="Table_20_Contents">
      <style:text-properties style:font-name="arial" fo:font-size="13pt" fo:language="en" fo:country="GB" officeooo:rsid="01b46eff" officeooo:paragraph-rsid="01b46eff"/>
    </style:style>
    <style:style style:name="P247" style:family="paragraph" style:parent-style-name="Table_20_Contents">
      <style:text-properties style:font-name="arial" fo:font-size="13pt" fo:language="en" fo:country="GB" officeooo:rsid="01df5b4f" officeooo:paragraph-rsid="01df5b4f"/>
    </style:style>
    <style:style style:name="P248" style:family="paragraph" style:parent-style-name="Table_20_Contents">
      <style:text-properties style:font-name="arial" fo:font-size="13pt" fo:language="en" fo:country="GB" officeooo:rsid="01eae4a6" officeooo:paragraph-rsid="01eae4a6"/>
    </style:style>
    <style:style style:name="P249" style:family="paragraph" style:parent-style-name="Table_20_Contents">
      <style:text-properties style:font-name="arial" fo:font-size="13pt" fo:language="en" fo:country="GB" officeooo:rsid="01ee6920" officeooo:paragraph-rsid="01ee6920"/>
    </style:style>
    <style:style style:name="P250" style:family="paragraph" style:parent-style-name="Table_20_Contents">
      <style:text-properties style:font-name="arial" fo:font-size="13pt" fo:language="en" fo:country="GB" officeooo:rsid="021235e7" officeooo:paragraph-rsid="021235e7"/>
    </style:style>
    <style:style style:name="P251" style:family="paragraph" style:parent-style-name="Table_20_Contents">
      <style:text-properties style:font-name="arial" fo:font-size="13pt" fo:language="en" fo:country="GB" officeooo:rsid="02371c5e" officeooo:paragraph-rsid="02371c5e"/>
    </style:style>
    <style:style style:name="P252" style:family="paragraph" style:parent-style-name="Table_20_Contents">
      <style:text-properties style:font-name="arial" fo:font-size="13pt" fo:language="en" fo:country="GB" officeooo:rsid="023fa3e9" officeooo:paragraph-rsid="023fa3e9"/>
    </style:style>
    <style:style style:name="P253" style:family="paragraph" style:parent-style-name="Table_20_Contents">
      <style:text-properties style:font-name="arial" fo:font-size="13pt" fo:language="en" fo:country="GB" officeooo:rsid="02508d05" officeooo:paragraph-rsid="02508d05"/>
    </style:style>
    <style:style style:name="P254" style:family="paragraph" style:parent-style-name="Table_20_Contents">
      <style:text-properties style:font-name="arial" fo:font-size="13pt" fo:language="en" fo:country="GB" officeooo:rsid="0251f131" officeooo:paragraph-rsid="0251f131"/>
    </style:style>
    <style:style style:name="P255" style:family="paragraph" style:parent-style-name="Table_20_Contents">
      <style:text-properties style:font-name="arial" fo:font-size="13pt" fo:language="en" fo:country="GB" officeooo:rsid="025c05c9" officeooo:paragraph-rsid="025c05c9"/>
    </style:style>
    <style:style style:name="P256" style:family="paragraph" style:parent-style-name="Table_20_Contents">
      <style:text-properties style:font-name="arial" fo:font-size="13pt" fo:language="en" fo:country="GB" officeooo:rsid="026a5b96" officeooo:paragraph-rsid="026a5b96"/>
    </style:style>
    <style:style style:name="P257" style:family="paragraph" style:parent-style-name="Table_20_Contents">
      <style:text-properties style:font-name="arial" fo:font-size="13pt" fo:language="en" fo:country="GB" officeooo:rsid="02897c42" officeooo:paragraph-rsid="02897c42"/>
    </style:style>
    <style:style style:name="P258" style:family="paragraph" style:parent-style-name="Standard">
      <style:text-properties fo:color="#c9211e" fo:language="en" fo:country="GB" officeooo:rsid="043a0d00" officeooo:paragraph-rsid="043a0d00"/>
    </style:style>
    <style:style style:name="P259" style:family="paragraph" style:parent-style-name="Standard">
      <style:text-properties fo:color="#c9211e" fo:language="en" fo:country="GB" officeooo:rsid="043a0d00" officeooo:paragraph-rsid="043a10b0"/>
    </style:style>
    <style:style style:name="P260" style:family="paragraph" style:parent-style-name="Standard">
      <style:text-properties style:font-name="arial" fo:font-size="12pt" fo:language="en" fo:country="GB" officeooo:rsid="04db1b9a" officeooo:paragraph-rsid="04db1b9a"/>
    </style:style>
    <style:style style:name="P261" style:family="paragraph" style:parent-style-name="Standard">
      <style:text-properties style:font-name="arial" fo:font-size="12pt" fo:language="en" fo:country="GB" officeooo:rsid="0515d8f0" officeooo:paragraph-rsid="05188328"/>
    </style:style>
    <style:style style:name="P262" style:family="paragraph" style:parent-style-name="Standard">
      <style:text-properties officeooo:paragraph-rsid="02b1e7cf"/>
    </style:style>
    <style:style style:name="P263" style:family="paragraph" style:parent-style-name="Standard">
      <style:text-properties officeooo:paragraph-rsid="036476e7"/>
    </style:style>
    <style:style style:name="P264" style:family="paragraph" style:parent-style-name="Standard">
      <style:text-properties officeooo:paragraph-rsid="04a1c080"/>
    </style:style>
    <style:style style:name="P265" style:family="paragraph" style:parent-style-name="Standard">
      <style:text-properties officeooo:paragraph-rsid="04a99165"/>
    </style:style>
    <style:style style:name="P266" style:family="paragraph" style:parent-style-name="Standard">
      <style:text-properties officeooo:paragraph-rsid="04aa97d8"/>
    </style:style>
    <style:style style:name="P267" style:family="paragraph" style:parent-style-name="Standard">
      <style:text-properties officeooo:paragraph-rsid="04adc537"/>
    </style:style>
    <style:style style:name="P268" style:family="paragraph" style:parent-style-name="Standard">
      <style:text-properties officeooo:paragraph-rsid="04b3252c"/>
    </style:style>
    <style:style style:name="P269" style:family="paragraph" style:parent-style-name="Standard">
      <style:text-properties officeooo:paragraph-rsid="04b6a605"/>
    </style:style>
    <style:style style:name="P270" style:family="paragraph" style:parent-style-name="Standard">
      <style:text-properties officeooo:paragraph-rsid="04bcbce0"/>
    </style:style>
    <style:style style:name="P271" style:family="paragraph" style:parent-style-name="Standard">
      <style:text-properties officeooo:paragraph-rsid="04c019c7"/>
    </style:style>
    <style:style style:name="P272" style:family="paragraph" style:parent-style-name="Subtitle">
      <style:paragraph-properties fo:text-align="center" style:justify-single-word="false"/>
      <style:text-properties style:font-name="Algerian2" fo:language="en" fo:country="US"/>
    </style:style>
    <style:style style:name="P273" style:family="paragraph" style:parent-style-name="Contents_20_1">
      <style:paragraph-properties>
        <style:tab-stops>
          <style:tab-stop style:position="17cm" style:type="right" style:leader-style="dotted" style:leader-text="."/>
        </style:tab-stops>
      </style:paragraph-properties>
    </style:style>
    <style:style style:name="P274" style:family="paragraph" style:parent-style-name="Contents_20_2">
      <style:paragraph-properties>
        <style:tab-stops>
          <style:tab-stop style:position="17cm" style:type="right" style:leader-style="dotted" style:leader-text="."/>
        </style:tab-stops>
      </style:paragraph-properties>
    </style:style>
    <style:style style:name="P275" style:family="paragraph" style:parent-style-name="Contents_20_3">
      <style:paragraph-properties>
        <style:tab-stops>
          <style:tab-stop style:position="17cm" style:type="right" style:leader-style="dotted" style:leader-text="."/>
        </style:tab-stops>
      </style:paragraph-properties>
    </style:style>
    <style:style style:name="P276" style:family="paragraph" style:parent-style-name="Contents_20_4">
      <style:paragraph-properties>
        <style:tab-stops>
          <style:tab-stop style:position="17cm" style:type="right" style:leader-style="dotted" style:leader-text="."/>
        </style:tab-stops>
      </style:paragraph-properties>
    </style:style>
    <style:style style:name="P277" style:family="paragraph" style:parent-style-name="Footnote">
      <style:text-properties officeooo:paragraph-rsid="04c83827"/>
    </style:style>
    <style:style style:name="P278" style:family="paragraph" style:parent-style-name="Heading_20_1">
      <style:paragraph-properties fo:break-before="page"/>
    </style:style>
    <style:style style:name="P279" style:family="paragraph" style:parent-style-name="Heading_20_1">
      <style:paragraph-properties fo:break-before="page"/>
      <style:text-properties fo:language="en" fo:country="GB" officeooo:rsid="0081140b" officeooo:paragraph-rsid="0081140b"/>
    </style:style>
    <style:style style:name="P280" style:family="paragraph" style:parent-style-name="Heading_20_1">
      <style:paragraph-properties fo:break-before="page"/>
      <style:text-properties fo:language="en" fo:country="GB" officeooo:rsid="00832503" officeooo:paragraph-rsid="00832503"/>
    </style:style>
    <style:style style:name="P281"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82" style:family="paragraph" style:parent-style-name="Heading_20_2">
      <style:text-properties officeooo:paragraph-rsid="002125cf"/>
    </style:style>
    <style:style style:name="P283" style:family="paragraph" style:parent-style-name="Heading_20_2">
      <style:text-properties style:font-name="Arial1" fo:language="en" fo:country="GB" officeooo:rsid="00285818" officeooo:paragraph-rsid="00285818"/>
    </style:style>
    <style:style style:name="P284" style:family="paragraph" style:parent-style-name="Heading_20_2">
      <style:text-properties fo:language="en" fo:country="GB" officeooo:rsid="0081140b" officeooo:paragraph-rsid="0081140b"/>
    </style:style>
    <style:style style:name="P285" style:family="paragraph" style:parent-style-name="Heading_20_2">
      <style:text-properties fo:language="en" fo:country="GB" officeooo:rsid="0081d8c6" officeooo:paragraph-rsid="0081d8c6"/>
    </style:style>
    <style:style style:name="P286" style:family="paragraph" style:parent-style-name="Heading_20_2">
      <style:text-properties fo:language="en" fo:country="GB" officeooo:rsid="00832503" officeooo:paragraph-rsid="00832503"/>
    </style:style>
    <style:style style:name="P287" style:family="paragraph" style:parent-style-name="Heading_20_2">
      <style:paragraph-properties fo:break-before="page"/>
    </style:style>
    <style:style style:name="P288"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89" style:family="paragraph" style:parent-style-name="Heading_20_2">
      <style:paragraph-properties fo:break-before="page"/>
      <style:text-properties officeooo:paragraph-rsid="02ba1ac0"/>
    </style:style>
    <style:style style:name="P290" style:family="paragraph" style:parent-style-name="Heading_20_2">
      <style:paragraph-properties fo:break-before="page"/>
      <style:text-properties style:font-name="Arial1" fo:language="en" fo:country="GB" officeooo:rsid="002a0177" officeooo:paragraph-rsid="002a0177"/>
    </style:style>
    <style:style style:name="P291" style:family="paragraph" style:parent-style-name="Heading_20_3">
      <style:text-properties officeooo:paragraph-rsid="002125cf"/>
    </style:style>
    <style:style style:name="P292" style:family="paragraph" style:parent-style-name="Heading_20_3">
      <style:text-properties officeooo:paragraph-rsid="007b6ceb"/>
    </style:style>
    <style:style style:name="P293" style:family="paragraph" style:parent-style-name="Heading_20_3">
      <style:text-properties fo:language="en" fo:country="GB" officeooo:rsid="00832503" officeooo:paragraph-rsid="02ba1ac0"/>
    </style:style>
    <style:style style:name="P294" style:family="paragraph" style:parent-style-name="Heading_20_3">
      <style:text-properties fo:language="en" fo:country="GB" officeooo:rsid="0107e7ae" officeooo:paragraph-rsid="0404002c"/>
    </style:style>
    <style:style style:name="P295" style:family="paragraph" style:parent-style-name="Heading_20_3">
      <style:text-properties officeooo:rsid="02fc4475" officeooo:paragraph-rsid="02fc4475"/>
    </style:style>
    <style:style style:name="P296" style:family="paragraph" style:parent-style-name="Heading_20_3">
      <style:paragraph-properties fo:break-before="page"/>
    </style:style>
    <style:style style:name="P297" style:family="paragraph" style:parent-style-name="Heading_20_3">
      <style:paragraph-properties fo:break-before="page"/>
      <style:text-properties style:font-name="Arial1" fo:language="en" fo:country="GB" officeooo:rsid="002fdd2f"/>
    </style:style>
    <style:style style:name="P298" style:family="paragraph" style:parent-style-name="Heading_20_3">
      <style:paragraph-properties fo:break-before="page"/>
      <style:text-properties officeooo:rsid="0324f298" officeooo:paragraph-rsid="0324f298"/>
    </style:style>
    <style:style style:name="P299" style:family="paragraph" style:parent-style-name="Heading_20_3">
      <style:paragraph-properties fo:break-before="page"/>
      <style:text-properties officeooo:paragraph-rsid="03258e67"/>
    </style:style>
    <style:style style:name="P300" style:family="paragraph" style:parent-style-name="Heading_20_3">
      <style:paragraph-properties fo:break-before="page"/>
      <style:text-properties fo:language="en" fo:country="GB"/>
    </style:style>
    <style:style style:name="P301" style:family="paragraph" style:parent-style-name="Heading_20_3">
      <style:paragraph-properties fo:break-before="page"/>
      <style:text-properties fo:language="en" fo:country="GB" officeooo:rsid="00853b84" officeooo:paragraph-rsid="00853b84"/>
    </style:style>
    <style:style style:name="P302" style:family="paragraph" style:parent-style-name="Heading_20_3">
      <style:paragraph-properties fo:break-before="page"/>
      <style:text-properties officeooo:paragraph-rsid="0383b731"/>
    </style:style>
    <style:style style:name="P303" style:family="paragraph" style:parent-style-name="Heading_20_4">
      <style:text-properties fo:language="en" fo:country="GB"/>
    </style:style>
    <style:style style:name="P304" style:family="paragraph" style:parent-style-name="Heading_20_4">
      <style:text-properties fo:language="en" fo:country="GB" officeooo:rsid="0083438e" officeooo:paragraph-rsid="02ba1ac0"/>
    </style:style>
    <style:style style:name="P305" style:family="paragraph" style:parent-style-name="Heading_20_4">
      <style:text-properties fo:language="en" fo:country="GB" officeooo:paragraph-rsid="02ba1ac0"/>
    </style:style>
    <style:style style:name="P306" style:family="paragraph" style:parent-style-name="Heading_20_4">
      <style:text-properties fo:language="en" fo:country="GB" officeooo:rsid="00b47d77" officeooo:paragraph-rsid="00b47d77"/>
    </style:style>
    <style:style style:name="P307" style:family="paragraph" style:parent-style-name="Heading_20_4">
      <style:text-properties fo:language="en" fo:country="GB" officeooo:rsid="00b47d77" officeooo:paragraph-rsid="00dfde2a"/>
    </style:style>
    <style:style style:name="P308" style:family="paragraph" style:parent-style-name="Heading_20_4">
      <style:text-properties fo:language="en" fo:country="GB" officeooo:rsid="00b47d77" officeooo:paragraph-rsid="012544a7"/>
    </style:style>
    <style:style style:name="P309" style:family="paragraph" style:parent-style-name="Heading_20_4">
      <style:text-properties fo:language="en" fo:country="GB" officeooo:rsid="00b47d77" officeooo:paragraph-rsid="00ca21c5"/>
    </style:style>
    <style:style style:name="P310" style:family="paragraph" style:parent-style-name="Heading_20_4">
      <style:text-properties fo:language="en" fo:country="GB" officeooo:paragraph-rsid="00bd76d9"/>
    </style:style>
    <style:style style:name="P311" style:family="paragraph" style:parent-style-name="Heading_20_4">
      <style:text-properties fo:language="en" fo:country="GB" officeooo:rsid="002b22b1" officeooo:paragraph-rsid="002fdd2f"/>
    </style:style>
    <style:style style:name="P312" style:family="paragraph" style:parent-style-name="Heading_20_4">
      <style:text-properties fo:language="en" fo:country="GB" officeooo:rsid="002b22b1" officeooo:paragraph-rsid="003751e1"/>
    </style:style>
    <style:style style:name="P313" style:family="paragraph" style:parent-style-name="Heading_20_4">
      <style:text-properties fo:language="en" fo:country="GB" officeooo:rsid="002b22b1" officeooo:paragraph-rsid="012544a7"/>
    </style:style>
    <style:style style:name="P314" style:family="paragraph" style:parent-style-name="Heading_20_4">
      <style:text-properties fo:language="en" fo:country="GB" officeooo:paragraph-rsid="00c8de9f"/>
    </style:style>
    <style:style style:name="P315" style:family="paragraph" style:parent-style-name="Heading_20_4">
      <style:text-properties fo:language="en" fo:country="GB" officeooo:paragraph-rsid="01629438"/>
    </style:style>
    <style:style style:name="P316" style:family="paragraph" style:parent-style-name="Heading_20_4">
      <style:text-properties fo:language="en" fo:country="GB" officeooo:paragraph-rsid="00ca21c5"/>
    </style:style>
    <style:style style:name="P317" style:family="paragraph" style:parent-style-name="Heading_20_4">
      <style:text-properties fo:language="en" fo:country="GB" officeooo:paragraph-rsid="012544a7"/>
    </style:style>
    <style:style style:name="P318" style:family="paragraph" style:parent-style-name="Heading_20_4">
      <style:text-properties fo:language="en" fo:country="GB" officeooo:paragraph-rsid="01cd6553"/>
    </style:style>
    <style:style style:name="P319" style:family="paragraph" style:parent-style-name="Heading_20_4">
      <style:text-properties fo:language="en" fo:country="GB" officeooo:paragraph-rsid="02339cc0"/>
    </style:style>
    <style:style style:name="P320" style:family="paragraph" style:parent-style-name="Heading_20_4">
      <style:text-properties fo:language="en" fo:country="GB" officeooo:rsid="00853b84" officeooo:paragraph-rsid="00853b84"/>
    </style:style>
    <style:style style:name="P321"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22" style:family="paragraph" style:parent-style-name="Heading_20_4">
      <style:text-properties officeooo:rsid="030f97b4" officeooo:paragraph-rsid="030f97b4"/>
    </style:style>
    <style:style style:name="P323" style:family="paragraph" style:parent-style-name="Heading_20_4">
      <style:text-properties style:font-name="Arial1" fo:language="en" fo:country="GB" officeooo:rsid="002b22b1" officeooo:paragraph-rsid="002b22b1"/>
    </style:style>
    <style:style style:name="P324" style:family="paragraph" style:parent-style-name="Heading_20_4">
      <style:text-properties officeooo:paragraph-rsid="00e116f8"/>
    </style:style>
    <style:style style:name="P325" style:family="paragraph" style:parent-style-name="Heading_20_4">
      <style:text-properties officeooo:paragraph-rsid="00ea007e"/>
    </style:style>
    <style:style style:name="P326" style:family="paragraph" style:parent-style-name="Heading_20_4">
      <style:text-properties officeooo:paragraph-rsid="013f5b67"/>
    </style:style>
    <style:style style:name="P327" style:family="paragraph" style:parent-style-name="Heading_20_4">
      <style:text-properties officeooo:paragraph-rsid="01b6f860"/>
    </style:style>
    <style:style style:name="P328" style:family="paragraph" style:parent-style-name="Heading_20_4">
      <style:text-properties officeooo:paragraph-rsid="01cd6553"/>
    </style:style>
    <style:style style:name="P329" style:family="paragraph" style:parent-style-name="Heading_20_4">
      <style:text-properties officeooo:paragraph-rsid="021235e7"/>
    </style:style>
    <style:style style:name="P330" style:family="paragraph" style:parent-style-name="Heading_20_4">
      <style:text-properties officeooo:paragraph-rsid="023f7ea1"/>
    </style:style>
    <style:style style:name="P331"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332" style:family="paragraph" style:parent-style-name="Heading_20_4" style:list-style-name="">
      <style:paragraph-properties fo:line-height="150%" fo:text-align="start" style:justify-single-word="false" fo:orphans="2" fo:widows="2" fo:hyphenation-ladder-count="no-limit"/>
      <style:text-properties fo:color="#c9211e" style:font-name="Arial1"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33" style:family="paragraph" style:parent-style-name="Heading_20_4">
      <style:paragraph-properties fo:break-before="page"/>
    </style:style>
    <style:style style:name="P334" style:family="paragraph" style:parent-style-name="Heading_20_4">
      <style:paragraph-properties fo:break-before="page"/>
      <style:text-properties fo:language="en" fo:country="GB"/>
    </style:style>
    <style:style style:name="P335" style:family="paragraph" style:parent-style-name="Heading_20_4">
      <style:paragraph-properties fo:margin-left="0cm" fo:margin-right="0cm" fo:text-indent="0cm" style:auto-text-indent="false"/>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36" style:family="paragraph" style:parent-style-name="Heading_20_4">
      <style:paragraph-properties fo:margin-left="0cm" fo:margin-right="0cm" fo:text-indent="0cm" style:auto-text-indent="false" fo:break-before="page"/>
    </style:style>
    <style:style style:name="P337" style:family="paragraph" style:parent-style-name="Heading_20_5">
      <style:text-properties fo:font-size="13pt" style:font-size-asian="13pt" style:font-size-complex="13pt"/>
    </style:style>
    <style:style style:name="P338" style:family="paragraph" style:parent-style-name="Heading_20_5">
      <style:text-properties officeooo:paragraph-rsid="04124a7f"/>
    </style:style>
    <style:style style:name="P339" style:family="paragraph" style:parent-style-name="Heading_20_5">
      <style:text-properties officeooo:paragraph-rsid="046493b7"/>
    </style:style>
    <style:style style:name="P340" style:family="paragraph" style:parent-style-name="Heading_20_5">
      <style:text-properties officeooo:paragraph-rsid="04e0b437"/>
    </style:style>
    <style:style style:name="P341" style:family="paragraph" style:parent-style-name="Heading_20_5">
      <style:text-properties officeooo:paragraph-rsid="04df8251"/>
    </style:style>
    <style:style style:name="P342" style:family="paragraph" style:parent-style-name="Heading_20_5">
      <style:text-properties officeooo:paragraph-rsid="04da43b7"/>
    </style:style>
    <style:style style:name="P343" style:family="paragraph" style:parent-style-name="Heading_20_5">
      <style:text-properties officeooo:paragraph-rsid="049950e9"/>
    </style:style>
    <style:style style:name="P344" style:family="paragraph" style:parent-style-name="Heading_20_5">
      <style:text-properties officeooo:paragraph-rsid="049f3d86"/>
    </style:style>
    <style:style style:name="P345" style:family="paragraph" style:parent-style-name="Heading_20_5">
      <style:text-properties officeooo:paragraph-rsid="0499cf52"/>
    </style:style>
    <style:style style:name="P346" style:family="paragraph" style:parent-style-name="Heading_20_5">
      <style:text-properties officeooo:paragraph-rsid="049b2cab"/>
    </style:style>
    <style:style style:name="P347" style:family="paragraph" style:parent-style-name="Heading_20_5">
      <style:text-properties officeooo:paragraph-rsid="0443b488"/>
    </style:style>
    <style:style style:name="P348" style:family="paragraph" style:parent-style-name="Heading_20_5">
      <style:text-properties fo:language="en" fo:country="US" officeooo:paragraph-rsid="0447474f"/>
    </style:style>
    <style:style style:name="P349" style:family="paragraph" style:parent-style-name="Heading_20_5">
      <style:text-properties officeooo:paragraph-rsid="044cce05"/>
    </style:style>
    <style:style style:name="P350" style:family="paragraph" style:parent-style-name="Heading_20_5">
      <style:text-properties officeooo:paragraph-rsid="052a29b8"/>
    </style:style>
    <style:style style:name="P351" style:family="paragraph" style:parent-style-name="Heading_20_5">
      <style:text-properties officeooo:paragraph-rsid="0528cd11"/>
    </style:style>
    <style:style style:name="P352" style:family="paragraph" style:parent-style-name="Heading_20_5">
      <style:text-properties officeooo:paragraph-rsid="0550225c"/>
    </style:style>
    <style:style style:name="P353" style:family="paragraph" style:parent-style-name="Heading_20_5">
      <style:text-properties fo:color="#c9211e" officeooo:paragraph-rsid="043a0d00"/>
    </style:style>
    <style:style style:name="P354" style:family="paragraph" style:parent-style-name="Heading_20_5">
      <style:text-properties fo:color="#c9211e" officeooo:paragraph-rsid="043a10b0"/>
    </style:style>
    <style:style style:name="P355" style:family="paragraph" style:parent-style-name="Heading_20_5">
      <style:text-properties officeooo:paragraph-rsid="059c281d"/>
    </style:style>
    <style:style style:name="P356" style:family="paragraph" style:parent-style-name="Heading_20_5">
      <style:text-properties officeooo:paragraph-rsid="05a67deb"/>
    </style:style>
    <style:style style:name="P357" style:family="paragraph" style:parent-style-name="Standard" style:list-style-name="L1"/>
    <style:style style:name="P358" style:family="paragraph" style:parent-style-name="Standard" style:list-style-name="L2">
      <style:text-properties officeooo:paragraph-rsid="002125cf"/>
    </style:style>
    <style:style style:name="P359" style:family="paragraph" style:parent-style-name="Standard" style:list-style-name="L4"/>
    <style:style style:name="P360" style:family="paragraph" style:parent-style-name="Standard" style:list-style-name="L5">
      <style:text-properties style:font-name="Arial1" fo:language="en" fo:country="GB" officeooo:rsid="0029fbae" officeooo:paragraph-rsid="0029fbae"/>
    </style:style>
    <style:style style:name="P361" style:family="paragraph" style:parent-style-name="Standard" style:list-style-name="L7">
      <style:text-properties officeooo:paragraph-rsid="02e343a5"/>
    </style:style>
    <style:style style:name="P362" style:family="paragraph" style:parent-style-name="Standard" style:list-style-name="L8">
      <style:text-properties officeooo:paragraph-rsid="00d0a572"/>
    </style:style>
    <style:style style:name="P363" style:family="paragraph" style:parent-style-name="Standard" style:list-style-name="L9">
      <style:text-properties officeooo:paragraph-rsid="00d6c73e"/>
    </style:style>
    <style:style style:name="P364" style:family="paragraph" style:parent-style-name="Standard" style:list-style-name="L10"/>
    <style:style style:name="P365" style:family="paragraph" style:parent-style-name="Standard" style:list-style-name="L11"/>
    <style:style style:name="P366" style:family="paragraph" style:parent-style-name="Standard" style:list-style-name="L12"/>
    <style:style style:name="P367" style:family="paragraph" style:parent-style-name="Standard" style:list-style-name="L12">
      <style:text-properties officeooo:paragraph-rsid="00f9f625"/>
    </style:style>
    <style:style style:name="P368" style:family="paragraph" style:parent-style-name="Standard" style:list-style-name="L13"/>
    <style:style style:name="P369" style:family="paragraph" style:parent-style-name="Standard" style:list-style-name="L13">
      <style:text-properties officeooo:paragraph-rsid="0100091f"/>
    </style:style>
    <style:style style:name="P370" style:family="paragraph" style:parent-style-name="Standard" style:list-style-name="L13">
      <style:text-properties officeooo:paragraph-rsid="02e8851e"/>
    </style:style>
    <style:style style:name="P371" style:family="paragraph" style:parent-style-name="Standard" style:list-style-name="L15">
      <style:text-properties officeooo:paragraph-rsid="0197e987"/>
    </style:style>
    <style:style style:name="P372" style:family="paragraph" style:parent-style-name="Standard" style:list-style-name="L15">
      <style:text-properties officeooo:paragraph-rsid="019811aa"/>
    </style:style>
    <style:style style:name="P373" style:family="paragraph" style:parent-style-name="Standard" style:list-style-name="L16"/>
    <style:style style:name="P374" style:family="paragraph" style:parent-style-name="Standard" style:list-style-name="L17"/>
    <style:style style:name="P375" style:family="paragraph" style:parent-style-name="Standard" style:list-style-name="L17">
      <style:text-properties officeooo:paragraph-rsid="02eb63d4"/>
    </style:style>
    <style:style style:name="P376" style:family="paragraph" style:parent-style-name="Standard" style:list-style-name="L18"/>
    <style:style style:name="P377" style:family="paragraph" style:parent-style-name="Standard" style:list-style-name="L19">
      <style:text-properties officeooo:paragraph-rsid="01c13029"/>
    </style:style>
    <style:style style:name="P378" style:family="paragraph" style:parent-style-name="Standard" style:list-style-name="L19">
      <style:text-properties officeooo:paragraph-rsid="01c2a637"/>
    </style:style>
    <style:style style:name="P379"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80"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81" style:family="paragraph" style:parent-style-name="Standard" style:list-style-name="L20">
      <style:text-properties officeooo:paragraph-rsid="01c13029"/>
    </style:style>
    <style:style style:name="P382" style:family="paragraph" style:parent-style-name="Standard" style:list-style-name="L20">
      <style:text-properties officeooo:paragraph-rsid="01c2a637"/>
    </style:style>
    <style:style style:name="P383" style:family="paragraph" style:parent-style-name="Standard" style:list-style-name="L22"/>
    <style:style style:name="P384" style:family="paragraph" style:parent-style-name="Standard" style:list-style-name="L22">
      <style:text-properties officeooo:paragraph-rsid="02068d39"/>
    </style:style>
    <style:style style:name="P385" style:family="paragraph" style:parent-style-name="Standard" style:list-style-name="L22">
      <style:text-properties officeooo:paragraph-rsid="0204e2fc"/>
    </style:style>
    <style:style style:name="P386" style:family="paragraph" style:parent-style-name="Standard" style:list-style-name="L22">
      <style:text-properties officeooo:paragraph-rsid="022663c0"/>
    </style:style>
    <style:style style:name="P387" style:family="paragraph" style:parent-style-name="Standard" style:list-style-name="L23"/>
    <style:style style:name="P388" style:family="paragraph" style:parent-style-name="Standard" style:list-style-name="L23">
      <style:text-properties officeooo:paragraph-rsid="02551a25"/>
    </style:style>
    <style:style style:name="P389" style:family="paragraph" style:parent-style-name="Standard" style:list-style-name="L23">
      <style:text-properties officeooo:paragraph-rsid="02eafa39"/>
    </style:style>
    <style:style style:name="P390" style:family="paragraph" style:parent-style-name="Standard" style:list-style-name="L24"/>
    <style:style style:name="P391" style:family="paragraph" style:parent-style-name="Standard" style:list-style-name="L25"/>
    <style:style style:name="P392" style:family="paragraph" style:parent-style-name="Standard" style:list-style-name="L22">
      <style:text-properties fo:font-weight="normal" style:font-weight-asian="normal" style:font-weight-complex="normal"/>
    </style:style>
    <style:style style:name="P393" style:family="paragraph" style:parent-style-name="Standard" style:list-style-name="L22">
      <style:text-properties officeooo:rsid="02450f7f" officeooo:paragraph-rsid="02450f7f"/>
    </style:style>
    <style:style style:name="P394" style:family="paragraph" style:parent-style-name="Standard" style:list-style-name="L26"/>
    <style:style style:name="P395" style:family="paragraph" style:parent-style-name="Standard" style:list-style-name="L26">
      <style:text-properties officeooo:paragraph-rsid="02684ef5"/>
    </style:style>
    <style:style style:name="P396" style:family="paragraph" style:parent-style-name="Standard" style:list-style-name="L27">
      <style:text-properties officeooo:paragraph-rsid="02684ef5"/>
    </style:style>
    <style:style style:name="P397" style:family="paragraph" style:parent-style-name="Standard" style:list-style-name="L29"/>
    <style:style style:name="P398" style:family="paragraph" style:parent-style-name="Standard" style:list-style-name="L30"/>
    <style:style style:name="P399" style:family="paragraph" style:parent-style-name="Standard" style:list-style-name="L30">
      <style:text-properties officeooo:paragraph-rsid="02941665"/>
    </style:style>
    <style:style style:name="P400" style:family="paragraph" style:parent-style-name="Standard" style:list-style-name="L31"/>
    <style:style style:name="P401" style:family="paragraph" style:parent-style-name="Standard" style:list-style-name="L31">
      <style:text-properties officeooo:paragraph-rsid="02b7757b"/>
    </style:style>
    <style:style style:name="P402" style:family="paragraph" style:parent-style-name="Standard" style:list-style-name="L32">
      <style:text-properties officeooo:paragraph-rsid="036476e7"/>
    </style:style>
    <style:style style:name="P403" style:family="paragraph" style:parent-style-name="Standard" style:list-style-name="L32">
      <style:text-properties officeooo:rsid="035ec72d" officeooo:paragraph-rsid="035ec72d"/>
    </style:style>
    <style:style style:name="P404" style:family="paragraph" style:parent-style-name="Standard" style:list-style-name="L32">
      <style:text-properties officeooo:rsid="03672ed4" officeooo:paragraph-rsid="03672ed4"/>
    </style:style>
    <style:style style:name="P405" style:family="paragraph" style:parent-style-name="Standard" style:list-style-name="L37">
      <style:text-properties fo:language="en" fo:country="GB" officeooo:paragraph-rsid="00884e0d"/>
    </style:style>
    <style:style style:name="P406" style:family="paragraph" style:parent-style-name="Standard" style:list-style-name="L14">
      <style:paragraph-properties fo:margin-left="0cm" fo:margin-right="0cm" fo:text-indent="0cm" style:auto-text-indent="false"/>
      <style:text-properties officeooo:paragraph-rsid="019a8848"/>
    </style:style>
    <style:style style:name="P407" style:family="paragraph" style:parent-style-name="Standard" style:list-style-name="L22">
      <style:paragraph-properties fo:margin-left="0cm" fo:margin-right="0cm" fo:text-indent="0cm" style:auto-text-indent="false"/>
    </style:style>
    <style:style style:name="P408" style:family="paragraph" style:parent-style-name="Standard" style:list-style-name="L26">
      <style:paragraph-properties fo:margin-left="0cm" fo:margin-right="0cm" fo:text-indent="0cm" style:auto-text-indent="false"/>
    </style:style>
    <style:style style:name="P409" style:family="paragraph" style:parent-style-name="Text_20_body" style:list-style-name="L1">
      <style:text-properties officeooo:paragraph-rsid="002125cf"/>
    </style:style>
    <style:style style:name="P410" style:family="paragraph" style:parent-style-name="Text_20_body" style:list-style-name="L2"/>
    <style:style style:name="P411" style:family="paragraph" style:parent-style-name="Text_20_body" style:list-style-name="L3">
      <style:text-properties officeooo:paragraph-rsid="002125cf"/>
    </style:style>
    <style:style style:name="P412" style:family="paragraph" style:parent-style-name="Text_20_body" style:list-style-name="L4"/>
    <style:style style:name="P413" style:family="paragraph" style:parent-style-name="Text_20_body" style:list-style-name="L6">
      <style:text-properties style:font-name="Arial1" fo:language="en" fo:country="GB"/>
    </style:style>
    <style:style style:name="P414" style:family="paragraph" style:parent-style-name="Text_20_body" style:list-style-name="L6">
      <style:text-properties style:font-name="Arial1" fo:language="en" fo:country="GB" officeooo:rsid="002a2d97" officeooo:paragraph-rsid="002a2d97"/>
    </style:style>
    <style:style style:name="P415" style:family="paragraph" style:parent-style-name="Text_20_body" style:list-style-name="L6">
      <style:text-properties style:font-name="Arial1" fo:language="en" fo:country="GB" officeooo:rsid="014ad51f" officeooo:paragraph-rsid="014ad51f"/>
    </style:style>
    <style:style style:name="P416" style:family="paragraph" style:parent-style-name="Text_20_body" style:list-style-name="L16">
      <style:text-properties style:font-name="Arial1" officeooo:rsid="002c6f71" officeooo:paragraph-rsid="01952ca0"/>
    </style:style>
    <style:style style:name="P417" style:family="paragraph" style:parent-style-name="Text_20_body" style:list-style-name="L8"/>
    <style:style style:name="P418" style:family="paragraph" style:parent-style-name="Text_20_body" style:list-style-name="L9"/>
    <style:style style:name="P419" style:family="paragraph" style:parent-style-name="Text_20_body" style:list-style-name="L18"/>
    <style:style style:name="P420" style:family="paragraph" style:parent-style-name="Text_20_body" style:list-style-name="L18">
      <style:text-properties officeooo:paragraph-rsid="01c03085"/>
    </style:style>
    <style:style style:name="P421" style:family="paragraph" style:parent-style-name="Text_20_body" style:list-style-name="L19">
      <style:text-properties officeooo:paragraph-rsid="01c46ec5"/>
    </style:style>
    <style:style style:name="P422" style:family="paragraph" style:parent-style-name="Text_20_body" style:list-style-name="L20">
      <style:text-properties officeooo:paragraph-rsid="01c5a50b"/>
    </style:style>
    <style:style style:name="P423" style:family="paragraph" style:parent-style-name="Text_20_body" style:list-style-name="L21">
      <style:text-properties officeooo:paragraph-rsid="0324f298"/>
    </style:style>
    <style:style style:name="P424" style:family="paragraph" style:parent-style-name="Text_20_body" style:list-style-name="L28">
      <style:text-properties officeooo:paragraph-rsid="02825e66"/>
    </style:style>
    <style:style style:name="P425" style:family="paragraph" style:parent-style-name="Text_20_body" style:list-style-name="L33">
      <style:text-properties officeooo:paragraph-rsid="03a7bb68"/>
    </style:style>
    <style:style style:name="P426" style:family="paragraph" style:parent-style-name="Text_20_body" style:list-style-name="L33">
      <style:text-properties officeooo:paragraph-rsid="0552c1e9"/>
    </style:style>
    <style:style style:name="P427" style:family="paragraph" style:parent-style-name="Text_20_body" style:list-style-name="L33">
      <style:text-properties fo:font-weight="bold" officeooo:rsid="03921bd0" officeooo:paragraph-rsid="03921bd0" style:font-weight-asian="bold" style:font-weight-complex="bold"/>
    </style:style>
    <style:style style:name="P428"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29"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30" style:family="paragraph" style:parent-style-name="Text_20_body">
      <style:text-properties style:font-name="arial1" fo:font-size="12pt" fo:language="en" fo:country="GB" officeooo:rsid="05783bf9" officeooo:paragraph-rsid="05783bf9"/>
    </style:style>
    <style:style style:name="P431" style:family="paragraph" style:parent-style-name="Text_20_body">
      <style:text-properties style:font-name="arial1" fo:font-size="12pt" fo:language="en" fo:country="GB" officeooo:rsid="0579320e" officeooo:paragraph-rsid="0579320e"/>
    </style:style>
    <style:style style:name="P432" style:family="paragraph" style:parent-style-name="Text_20_body">
      <style:text-properties style:font-name="arial1" fo:font-size="12pt" fo:language="en" fo:country="GB" officeooo:rsid="05a67deb" officeooo:paragraph-rsid="05a67deb"/>
    </style:style>
    <style:style style:name="P433" style:family="paragraph" style:parent-style-name="Text_20_body" style:list-style-name="L33">
      <style:text-properties officeooo:rsid="0397bb19" officeooo:paragraph-rsid="0397bb19"/>
    </style:style>
    <style:style style:name="P434" style:family="paragraph" style:parent-style-name="Text_20_body" style:list-style-name="L33">
      <style:text-properties officeooo:rsid="039a1cd7" officeooo:paragraph-rsid="039a1cd7"/>
    </style:style>
    <style:style style:name="P435" style:family="paragraph" style:parent-style-name="Text_20_body" style:list-style-name="L33">
      <style:text-properties officeooo:rsid="03ac567d" officeooo:paragraph-rsid="03ac567d"/>
    </style:style>
    <style:style style:name="P436" style:family="paragraph" style:parent-style-name="Text_20_body" style:list-style-name="L33">
      <style:text-properties officeooo:rsid="03b8f4e0" officeooo:paragraph-rsid="03b8f4e0"/>
    </style:style>
    <style:style style:name="P437" style:family="paragraph" style:parent-style-name="Text_20_body">
      <style:text-properties fo:color="#c9211e"/>
    </style:style>
    <style:style style:name="P438" style:family="paragraph" style:parent-style-name="Text_20_body" style:list-style-name="WWNum1">
      <style:text-properties fo:color="#c9211e" officeooo:paragraph-rsid="043a0d00"/>
    </style:style>
    <style:style style:name="P439" style:family="paragraph" style:parent-style-name="Text_20_body" style:list-style-name="WWNum1">
      <style:text-properties fo:color="#c9211e" officeooo:paragraph-rsid="043a10b0"/>
    </style:style>
    <style:style style:name="P440" style:family="paragraph" style:parent-style-name="Text_20_body" style:list-style-name="L34">
      <style:text-properties fo:language="en" fo:country="GB" officeooo:rsid="048c1d1b" officeooo:paragraph-rsid="048c1d1b"/>
    </style:style>
    <style:style style:name="P441" style:family="paragraph" style:parent-style-name="Text_20_body" style:list-style-name="L35">
      <style:text-properties fo:language="en" fo:country="GB" officeooo:rsid="048d01cc" officeooo:paragraph-rsid="048d01cc"/>
    </style:style>
    <style:style style:name="P442" style:family="paragraph" style:parent-style-name="Text_20_body" style:list-style-name="L36">
      <style:text-properties fo:language="en" fo:country="GB" officeooo:rsid="0490be1e" officeooo:paragraph-rsid="0490be1e"/>
    </style:style>
    <style:style style:name="P443" style:family="paragraph" style:parent-style-name="Text_20_body" style:list-style-name="L37">
      <style:text-properties fo:language="en" fo:country="GB" officeooo:paragraph-rsid="00884e0d"/>
    </style:style>
    <style:style style:name="P444" style:family="paragraph" style:parent-style-name="Text_20_body" style:list-style-name="L38">
      <style:text-properties fo:language="en" fo:country="GB" officeooo:rsid="00965116" officeooo:paragraph-rsid="00965116"/>
    </style:style>
    <style:style style:name="P445" style:family="paragraph" style:parent-style-name="Text_20_body" style:list-style-name="L38">
      <style:text-properties fo:language="en" fo:country="GB" officeooo:rsid="009735e7" officeooo:paragraph-rsid="009735e7"/>
    </style:style>
    <style:style style:name="P446" style:family="paragraph" style:parent-style-name="Text_20_body" style:list-style-name="L38">
      <style:text-properties fo:language="en" fo:country="GB" officeooo:rsid="009735e7" officeooo:paragraph-rsid="009aec46"/>
    </style:style>
    <style:style style:name="P447" style:family="paragraph" style:parent-style-name="Text_20_body">
      <style:text-properties officeooo:paragraph-rsid="059e4c31"/>
    </style:style>
    <style:style style:name="P448" style:family="paragraph" style:parent-style-name="Text_20_body">
      <style:text-properties officeooo:rsid="05ac7747" officeooo:paragraph-rsid="05ac7747"/>
    </style:style>
    <style:style style:name="P449" style:family="paragraph" style:parent-style-name="Text_20_body">
      <style:text-properties officeooo:rsid="05b2f7d9" officeooo:paragraph-rsid="05b2f7d9"/>
    </style:style>
    <style:style style:name="P450" style:family="paragraph" style:parent-style-name="Text_20_body" style:list-style-name="L3">
      <style:paragraph-properties fo:margin-left="0cm" fo:margin-right="0cm" fo:text-indent="0cm" style:auto-text-indent="false"/>
      <style:text-properties officeooo:paragraph-rsid="002125cf"/>
    </style:style>
    <style:style style:name="P451" style:family="paragraph">
      <style:text-properties fo:language="en" fo:country="GB"/>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style:use-window-font-color="true" style:font-name="Arial1"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style:font-name="Arial1"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1" officeooo:rsid="002fdd2f"/>
    </style:style>
    <style:style style:name="T74" style:family="text">
      <style:text-properties style:font-name="Arial1" officeooo:rsid="00331d1e"/>
    </style:style>
    <style:style style:name="T75" style:family="text">
      <style:text-properties style:font-name="Arial1" officeooo:rsid="002a2d97"/>
    </style:style>
    <style:style style:name="T76" style:family="text">
      <style:text-properties style:font-name="Arial1" officeooo:rsid="002b22b1"/>
    </style:style>
    <style:style style:name="T77" style:family="text">
      <style:text-properties style:font-name="Arial1" fo:language="en" fo:country="GB" fo:font-weight="normal" officeooo:rsid="002c6f71" style:font-weight-asian="normal" style:font-weight-complex="normal"/>
    </style:style>
    <style:style style:name="T78" style:family="text">
      <style:text-properties style:font-name="Arial1" fo:language="en" fo:country="GB" fo:font-weight="normal" officeooo:rsid="014818a4" style:font-weight-asian="normal" style:font-weight-complex="normal"/>
    </style:style>
    <style:style style:name="T79" style:family="text">
      <style:text-properties style:font-name="Arial1" fo:language="en" fo:country="GB" fo:font-weight="normal" officeooo:rsid="017ff975" style:font-weight-asian="normal" style:font-weight-complex="normal"/>
    </style:style>
    <style:style style:name="T80" style:family="text">
      <style:text-properties style:font-name="Arial1" fo:language="en" fo:country="GB" fo:font-weight="normal" officeooo:rsid="01c46ec5" style:font-weight-asian="normal" style:font-weight-complex="normal"/>
    </style:style>
    <style:style style:name="T81" style:family="text">
      <style:text-properties style:font-name="Arial1" fo:language="en" fo:country="GB" fo:font-weight="normal" officeooo:rsid="01f14118" style:font-weight-asian="normal" style:font-weight-complex="normal"/>
    </style:style>
    <style:style style:name="T82" style:family="text">
      <style:text-properties style:font-name="Arial1" fo:language="en" fo:country="GB" fo:font-weight="normal" officeooo:rsid="01eae4a6" style:font-weight-asian="normal" style:font-weight-complex="normal"/>
    </style:style>
    <style:style style:name="T83" style:family="text">
      <style:text-properties style:font-name="Arial1" fo:language="en" fo:country="GB" fo:font-weight="normal" officeooo:rsid="01efdebd" style:font-weight-asian="normal" style:font-weight-complex="normal"/>
    </style:style>
    <style:style style:name="T84" style:family="text">
      <style:text-properties style:font-name="Arial1" fo:language="en" fo:country="GB" fo:font-weight="normal" officeooo:rsid="01f22b32" style:font-weight-asian="normal" style:font-weight-complex="normal"/>
    </style:style>
    <style:style style:name="T85" style:family="text">
      <style:text-properties style:font-name="Arial1" fo:language="en" fo:country="GB" fo:font-weight="normal" officeooo:rsid="01f5b0a0" style:font-weight-asian="normal" style:font-weight-complex="normal"/>
    </style:style>
    <style:style style:name="T86" style:family="text">
      <style:text-properties style:font-name="Arial1" fo:language="en" fo:country="GB" fo:font-weight="normal" officeooo:rsid="01ffa893" style:font-weight-asian="normal" style:font-weight-complex="normal"/>
    </style:style>
    <style:style style:name="T87" style:family="text">
      <style:text-properties style:font-name="Arial1" fo:language="en" fo:country="GB" fo:font-weight="normal" officeooo:rsid="02029951" style:font-weight-asian="normal" style:font-weight-complex="normal"/>
    </style:style>
    <style:style style:name="T88" style:family="text">
      <style:text-properties style:font-name="Arial1" fo:language="en" fo:country="GB" fo:font-weight="normal" officeooo:rsid="0204e2fc" style:font-weight-asian="normal" style:font-weight-complex="normal"/>
    </style:style>
    <style:style style:name="T89" style:family="text">
      <style:text-properties style:font-name="Arial1" fo:language="en" fo:country="GB" fo:font-weight="normal" officeooo:rsid="02068d39" style:font-weight-asian="normal" style:font-weight-complex="normal"/>
    </style:style>
    <style:style style:name="T90" style:family="text">
      <style:text-properties style:font-name="Arial1" fo:language="en" fo:country="GB" fo:font-weight="normal" officeooo:rsid="020820a5" style:font-weight-asian="normal" style:font-weight-complex="normal"/>
    </style:style>
    <style:style style:name="T91" style:family="text">
      <style:text-properties style:font-name="Arial1" fo:language="en" fo:country="GB" fo:font-weight="normal" officeooo:rsid="022663c0" style:font-weight-asian="normal" style:font-weight-complex="normal"/>
    </style:style>
    <style:style style:name="T92" style:family="text">
      <style:text-properties style:font-name="Arial1" fo:language="en" fo:country="GB" fo:font-weight="normal" officeooo:rsid="02274c7a" style:font-weight-asian="normal" style:font-weight-complex="normal"/>
    </style:style>
    <style:style style:name="T93" style:family="text">
      <style:text-properties style:font-name="Arial1" fo:language="en" fo:country="GB" fo:font-weight="normal" officeooo:rsid="02440f29" style:font-weight-asian="normal" style:font-weight-complex="normal"/>
    </style:style>
    <style:style style:name="T94" style:family="text">
      <style:text-properties style:font-name="Arial1" fo:language="en" fo:country="GB" fo:font-weight="normal" officeooo:rsid="02478121" style:font-weight-asian="normal" style:font-weight-complex="normal"/>
    </style:style>
    <style:style style:name="T95" style:family="text">
      <style:text-properties style:font-name="Arial1" fo:language="en" fo:country="GB" fo:font-weight="normal" officeooo:rsid="024875b3" style:font-weight-asian="normal" style:font-weight-complex="normal"/>
    </style:style>
    <style:style style:name="T96" style:family="text">
      <style:text-properties style:font-name="Arial1" fo:language="en" fo:country="GB" fo:font-weight="normal" officeooo:rsid="0249f0da" style:font-weight-asian="normal" style:font-weight-complex="normal"/>
    </style:style>
    <style:style style:name="T97" style:family="text">
      <style:text-properties style:font-name="Arial1" fo:language="en" fo:country="GB" fo:font-weight="normal" officeooo:rsid="024f0267" style:font-weight-asian="normal" style:font-weight-complex="normal"/>
    </style:style>
    <style:style style:name="T98" style:family="text">
      <style:text-properties style:font-name="Arial1" fo:language="en" fo:country="GB" fo:font-weight="normal" officeooo:rsid="0290e124" style:font-weight-asian="normal" style:font-weight-complex="normal"/>
    </style:style>
    <style:style style:name="T99" style:family="text">
      <style:text-properties style:font-name="Arial1" fo:language="en" fo:country="GB" fo:font-weight="normal" officeooo:rsid="0292859a" style:font-weight-asian="normal" style:font-weight-complex="normal"/>
    </style:style>
    <style:style style:name="T100" style:family="text">
      <style:text-properties style:font-name="Arial1" fo:language="en" fo:country="GB" fo:font-weight="normal" officeooo:rsid="02941665" style:font-weight-asian="normal" style:font-weight-complex="normal"/>
    </style:style>
    <style:style style:name="T101" style:family="text">
      <style:text-properties style:font-name="Arial1" fo:language="en" fo:country="GB" fo:font-weight="normal" officeooo:rsid="01c9e7f3" style:font-weight-asian="normal" style:font-weight-complex="normal"/>
    </style:style>
    <style:style style:name="T102" style:family="text">
      <style:text-properties style:font-name="Arial1" fo:language="en" fo:country="GB" fo:font-weight="normal" officeooo:rsid="01cb8f09" style:font-weight-asian="normal" style:font-weight-complex="normal"/>
    </style:style>
    <style:style style:name="T103" style:family="text">
      <style:text-properties style:font-name="Arial1" fo:language="en" fo:country="GB" fo:font-weight="bold" officeooo:rsid="00e116f8" style:font-weight-asian="bold" style:font-weight-complex="bold"/>
    </style:style>
    <style:style style:name="T104" style:family="text">
      <style:text-properties style:font-name="Arial1" fo:language="en" fo:country="GB" officeooo:rsid="002fdd2f"/>
    </style:style>
    <style:style style:name="T105" style:family="text">
      <style:text-properties style:font-name="Arial1" fo:font-size="12pt" fo:language="en" fo:country="GB" fo:font-weight="normal" officeooo:rsid="014818a4" style:font-weight-asian="normal" style:font-weight-complex="normal"/>
    </style:style>
    <style:style style:name="T106" style:family="text">
      <style:text-properties style:font-name="Arial1" fo:font-size="12pt" fo:language="en" fo:country="GB" fo:font-weight="normal" officeooo:rsid="01819839" style:font-weight-asian="normal" style:font-weight-complex="normal"/>
    </style:style>
    <style:style style:name="T107" style:family="text">
      <style:text-properties style:font-name="Arial1" fo:font-size="12pt" fo:language="en" fo:country="GB" fo:font-weight="normal" officeooo:rsid="01c03085" style:font-weight-asian="normal" style:font-weight-complex="normal"/>
    </style:style>
    <style:style style:name="T108" style:family="text">
      <style:text-properties style:font-name="Arial1" fo:font-size="12pt" fo:language="en" fo:country="GB" fo:font-weight="normal" officeooo:rsid="01c5a50b" style:font-weight-asian="normal" style:font-weight-complex="normal"/>
    </style:style>
    <style:style style:name="T109" style:family="text">
      <style:text-properties style:font-name="Arial1" fo:font-size="12pt" fo:language="en" fo:country="GB" fo:font-weight="normal" officeooo:rsid="02068d39" style:font-weight-asian="normal" style:font-weight-complex="normal"/>
    </style:style>
    <style:style style:name="T110" style:family="text">
      <style:text-properties style:font-name="Arial1" fo:font-size="12pt" fo:language="en" fo:country="GB" fo:font-weight="normal" officeooo:rsid="022663c0" style:font-weight-asian="normal" style:font-weight-complex="normal"/>
    </style:style>
    <style:style style:name="T111" style:family="text">
      <style:text-properties style:font-name="Arial1" fo:font-size="12pt" fo:language="en" fo:country="GB" fo:font-weight="normal" officeooo:rsid="02440f29" style:font-weight-asian="normal" style:font-weight-complex="normal"/>
    </style:style>
    <style:style style:name="T112" style:family="text">
      <style:text-properties style:font-name="Arial1"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1" fo:font-size="12pt"/>
    </style:style>
    <style:style style:name="T116" style:family="text">
      <style:text-properties style:font-name="arial1" fo:font-size="12pt" fo:language="en" fo:country="GB"/>
    </style:style>
    <style:style style:name="T117" style:family="text">
      <style:text-properties style:font-name="arial1" fo:font-size="12pt" fo:language="en" fo:country="GB" officeooo:rsid="005e409c"/>
    </style:style>
    <style:style style:name="T118" style:family="text">
      <style:text-properties style:font-name="arial1" fo:font-size="12pt" fo:language="en" fo:country="GB" officeooo:rsid="0076eaa1"/>
    </style:style>
    <style:style style:name="T119" style:family="text">
      <style:text-properties style:font-name="arial1" fo:font-size="12pt" fo:language="en" fo:country="GB" officeooo:rsid="007ae724"/>
    </style:style>
    <style:style style:name="T120" style:family="text">
      <style:text-properties style:font-name="arial1" fo:font-size="12pt" fo:language="en" fo:country="GB" officeooo:rsid="007b6ceb"/>
    </style:style>
    <style:style style:name="T121" style:family="text">
      <style:text-properties style:font-name="arial1" fo:font-size="12pt" fo:language="en" fo:country="GB" officeooo:rsid="007b746a"/>
    </style:style>
    <style:style style:name="T122" style:family="text">
      <style:text-properties style:font-name="arial1" fo:font-size="12pt" fo:language="en" fo:country="GB" officeooo:rsid="007b9d85"/>
    </style:style>
    <style:style style:name="T123" style:family="text">
      <style:text-properties style:font-name="arial1" fo:font-size="12pt" fo:language="en" fo:country="GB" officeooo:rsid="007c1d50"/>
    </style:style>
    <style:style style:name="T124" style:family="text">
      <style:text-properties style:font-name="arial1" fo:font-size="12pt" fo:language="en" fo:country="GB" fo:font-weight="normal" officeooo:rsid="00a1c6b4" style:font-weight-asian="normal" style:font-weight-complex="normal"/>
    </style:style>
    <style:style style:name="T125" style:family="text">
      <style:text-properties style:font-name="arial1" fo:font-size="12pt" fo:language="en" fo:country="GB" fo:font-weight="normal" officeooo:rsid="00a2fe94" style:font-weight-asian="normal" style:font-weight-complex="normal"/>
    </style:style>
    <style:style style:name="T126" style:family="text">
      <style:text-properties style:font-name="arial1" fo:font-size="12pt" fo:language="en" fo:country="GB" fo:font-weight="normal" officeooo:rsid="00b80dad" style:font-weight-asian="normal" style:font-weight-complex="normal"/>
    </style:style>
    <style:style style:name="T127" style:family="text">
      <style:text-properties style:font-name="arial1" fo:font-size="12pt" fo:language="en" fo:country="GB" fo:font-weight="normal" officeooo:rsid="00db1802" style:font-weight-asian="normal" style:font-weight-complex="normal"/>
    </style:style>
    <style:style style:name="T128" style:family="text">
      <style:text-properties style:font-name="arial1" fo:font-size="12pt" fo:language="en" fo:country="GB" fo:font-weight="normal" officeooo:rsid="00db3c11" style:font-weight-asian="normal" style:font-weight-complex="normal"/>
    </style:style>
    <style:style style:name="T129" style:family="text">
      <style:text-properties style:font-name="arial1" fo:font-size="12pt" fo:language="en" fo:country="GB" fo:font-weight="normal" officeooo:rsid="00e4995e" style:font-weight-asian="normal" style:font-weight-complex="normal"/>
    </style:style>
    <style:style style:name="T130" style:family="text">
      <style:text-properties style:font-name="arial1" fo:font-size="12pt" fo:language="en" fo:country="GB" fo:font-weight="normal" officeooo:rsid="00ec53fd" style:font-weight-asian="normal" style:font-weight-complex="normal"/>
    </style:style>
    <style:style style:name="T131" style:family="text">
      <style:text-properties style:font-name="arial1" fo:font-size="12pt" fo:language="en" fo:country="GB" fo:font-weight="normal" officeooo:rsid="00ed3929" style:font-weight-asian="normal" style:font-weight-complex="normal"/>
    </style:style>
    <style:style style:name="T132" style:family="text">
      <style:text-properties style:font-name="arial1" fo:font-size="12pt" fo:language="en" fo:country="GB" fo:font-weight="normal" officeooo:rsid="00ed4525" style:font-weight-asian="normal" style:font-weight-complex="normal"/>
    </style:style>
    <style:style style:name="T133" style:family="text">
      <style:text-properties style:font-name="arial1" fo:font-size="12pt" fo:language="en" fo:country="GB" fo:font-weight="normal" officeooo:rsid="0176338a" style:font-weight-asian="normal" style:font-weight-complex="normal"/>
    </style:style>
    <style:style style:name="T134" style:family="text">
      <style:text-properties style:font-name="arial1" fo:font-size="12pt" fo:language="en" fo:country="GB" fo:font-weight="normal" officeooo:rsid="01771845" style:font-weight-asian="normal" style:font-weight-complex="normal"/>
    </style:style>
    <style:style style:name="T135" style:family="text">
      <style:text-properties style:font-name="arial1" fo:font-size="12pt" fo:language="en" fo:country="GB" fo:font-weight="normal" officeooo:rsid="01786869" style:font-weight-asian="normal" style:font-weight-complex="normal"/>
    </style:style>
    <style:style style:name="T136" style:family="text">
      <style:text-properties style:font-name="arial1" fo:font-size="12pt" fo:language="en" fo:country="GB" fo:font-weight="normal" officeooo:rsid="017a33df" style:font-weight-asian="normal" style:font-weight-complex="normal"/>
    </style:style>
    <style:style style:name="T137" style:family="text">
      <style:text-properties style:font-name="arial1" fo:font-size="12pt" fo:language="en" fo:country="GB" fo:font-weight="normal" officeooo:rsid="017f1af2" style:font-weight-asian="normal" style:font-weight-complex="normal"/>
    </style:style>
    <style:style style:name="T138" style:family="text">
      <style:text-properties style:font-name="arial1" fo:font-size="12pt" fo:language="en" fo:country="GB" fo:font-weight="normal" officeooo:rsid="01c03085" style:font-weight-asian="normal" style:font-weight-complex="normal"/>
    </style:style>
    <style:style style:name="T139" style:family="text">
      <style:text-properties style:font-name="arial1" fo:font-size="12pt" fo:language="en" fo:country="GB" fo:font-weight="normal" officeooo:rsid="01f9efa9" style:font-weight-asian="normal" style:font-weight-complex="normal"/>
    </style:style>
    <style:style style:name="T140" style:family="text">
      <style:text-properties style:font-name="arial1" fo:font-size="12pt" fo:language="en" fo:country="GB" fo:font-weight="normal" officeooo:rsid="01fe272c" style:font-weight-asian="normal" style:font-weight-complex="normal"/>
    </style:style>
    <style:style style:name="T141" style:family="text">
      <style:text-properties style:font-name="arial1" fo:font-size="12pt" fo:language="en" fo:country="GB" fo:font-weight="normal" officeooo:rsid="021235e7" style:font-weight-asian="normal" style:font-weight-complex="normal"/>
    </style:style>
    <style:style style:name="T142" style:family="text">
      <style:text-properties style:font-name="arial1" fo:font-size="12pt" fo:language="en" fo:country="GB" fo:font-weight="normal" officeooo:rsid="023c2c4e" style:font-weight-asian="normal" style:font-weight-complex="normal"/>
    </style:style>
    <style:style style:name="T143" style:family="text">
      <style:text-properties style:font-name="arial1" fo:font-size="12pt" fo:language="en" fo:country="GB" fo:font-weight="normal" officeooo:rsid="0242bac3" style:font-weight-asian="normal" style:font-weight-complex="normal"/>
    </style:style>
    <style:style style:name="T144" style:family="text">
      <style:text-properties style:font-name="arial1" fo:font-size="12pt" fo:language="en" fo:country="GB" fo:font-weight="normal" officeooo:rsid="0215a320" style:font-weight-asian="normal" style:font-weight-complex="normal"/>
    </style:style>
    <style:style style:name="T145" style:family="text">
      <style:text-properties style:font-name="arial1" fo:font-size="12pt" fo:language="en" fo:country="GB" fo:font-weight="normal" officeooo:rsid="025ca5ee" style:font-weight-asian="normal" style:font-weight-complex="normal"/>
    </style:style>
    <style:style style:name="T146" style:family="text">
      <style:text-properties style:font-name="arial1" fo:font-size="12pt" fo:language="en" fo:country="GB" fo:font-weight="normal" officeooo:rsid="025d89e7" style:font-weight-asian="normal" style:font-weight-complex="normal"/>
    </style:style>
    <style:style style:name="T147" style:family="text">
      <style:text-properties style:font-name="arial1" fo:font-size="12pt" fo:language="en" fo:country="GB" fo:font-weight="normal" officeooo:rsid="025fad6c" style:font-weight-asian="normal" style:font-weight-complex="normal"/>
    </style:style>
    <style:style style:name="T148" style:family="text">
      <style:text-properties style:font-name="arial1" fo:font-size="12pt" fo:language="en" fo:country="GB" fo:font-weight="normal" officeooo:rsid="026d67fc" style:font-weight-asian="normal" style:font-weight-complex="normal"/>
    </style:style>
    <style:style style:name="T149" style:family="text">
      <style:text-properties style:font-name="arial1" fo:font-size="12pt" fo:language="en" fo:country="GB" fo:font-weight="normal" officeooo:rsid="026de884" style:font-weight-asian="normal" style:font-weight-complex="normal"/>
    </style:style>
    <style:style style:name="T150" style:family="text">
      <style:text-properties style:font-name="arial1" fo:font-size="12pt" fo:language="en" fo:country="GB" fo:font-weight="normal" officeooo:rsid="026f1d2d" style:font-weight-asian="normal" style:font-weight-complex="normal"/>
    </style:style>
    <style:style style:name="T151" style:family="text">
      <style:text-properties style:font-name="arial1" fo:font-size="12pt" fo:language="en" fo:country="GB" fo:font-weight="normal" officeooo:rsid="0270dbc0" style:font-weight-asian="normal" style:font-weight-complex="normal"/>
    </style:style>
    <style:style style:name="T152" style:family="text">
      <style:text-properties style:font-name="arial1" fo:font-size="12pt" fo:language="en" fo:country="GB" fo:font-weight="normal" officeooo:rsid="0271dced" style:font-weight-asian="normal" style:font-weight-complex="normal"/>
    </style:style>
    <style:style style:name="T153" style:family="text">
      <style:text-properties style:font-name="arial1" fo:font-size="12pt" fo:language="en" fo:country="GB" fo:font-weight="normal" officeooo:rsid="027c966e" style:font-weight-asian="normal" style:font-weight-complex="normal"/>
    </style:style>
    <style:style style:name="T154" style:family="text">
      <style:text-properties style:font-name="arial1" fo:font-size="12pt" fo:language="en" fo:country="GB" fo:font-weight="normal" officeooo:rsid="027e8649" style:font-weight-asian="normal" style:font-weight-complex="normal"/>
    </style:style>
    <style:style style:name="T155" style:family="text">
      <style:text-properties style:font-name="arial1" fo:font-size="12pt" fo:language="en" fo:country="GB" fo:font-weight="normal" officeooo:rsid="02812f80" style:font-weight-asian="normal" style:font-weight-complex="normal"/>
    </style:style>
    <style:style style:name="T156" style:family="text">
      <style:text-properties style:font-name="arial1" fo:font-size="12pt" fo:language="en" fo:country="GB" fo:font-weight="normal" officeooo:rsid="02825e66" style:font-weight-asian="normal" style:font-weight-complex="normal"/>
    </style:style>
    <style:style style:name="T157" style:family="text">
      <style:text-properties style:font-name="arial1" fo:font-size="12pt" fo:language="en" fo:country="GB" fo:font-weight="normal" officeooo:rsid="02843d94" style:font-weight-asian="normal" style:font-weight-complex="normal"/>
    </style:style>
    <style:style style:name="T158" style:family="text">
      <style:text-properties style:font-name="arial1" fo:font-size="12pt" fo:language="en" fo:country="GB" fo:font-weight="normal" officeooo:rsid="028fcc71" style:font-weight-asian="normal" style:font-weight-complex="normal"/>
    </style:style>
    <style:style style:name="T159" style:family="text">
      <style:text-properties style:font-name="arial1" fo:font-size="12pt" fo:language="en" fo:country="GB" fo:font-weight="normal" officeooo:rsid="03e95439" style:font-weight-asian="normal" style:font-weight-complex="normal"/>
    </style:style>
    <style:style style:name="T160" style:family="text">
      <style:text-properties style:font-name="arial1" fo:font-size="12pt" fo:language="en" fo:country="GB" officeooo:rsid="0157f621"/>
    </style:style>
    <style:style style:name="T161" style:family="text">
      <style:text-properties style:font-name="arial1" fo:font-size="12pt" fo:language="en" fo:country="GB" officeooo:rsid="01612924"/>
    </style:style>
    <style:style style:name="T162" style:family="text">
      <style:text-properties style:font-name="arial1" fo:font-size="12pt" fo:language="en" fo:country="GB" officeooo:rsid="016299ac"/>
    </style:style>
    <style:style style:name="T163" style:family="text">
      <style:text-properties style:font-name="arial1" fo:font-size="12pt" fo:language="en" fo:country="GB" officeooo:rsid="01a8f1ee"/>
    </style:style>
    <style:style style:name="T164" style:family="text">
      <style:text-properties style:font-name="arial1" fo:font-size="12pt" fo:language="en" fo:country="GB" officeooo:rsid="01ab3ee1"/>
    </style:style>
    <style:style style:name="T165" style:family="text">
      <style:text-properties style:font-name="arial1" fo:font-size="12pt" fo:language="en" fo:country="GB" officeooo:rsid="01ad309c"/>
    </style:style>
    <style:style style:name="T166" style:family="text">
      <style:text-properties style:font-name="arial1" fo:font-size="12pt" fo:language="en" fo:country="GB" officeooo:rsid="01ae043e"/>
    </style:style>
    <style:style style:name="T167" style:family="text">
      <style:text-properties style:font-name="arial1" fo:font-size="12pt" fo:language="en" fo:country="GB" officeooo:rsid="028c48c6"/>
    </style:style>
    <style:style style:name="T168" style:family="text">
      <style:text-properties style:font-name="arial1" fo:font-size="12pt" fo:language="en" fo:country="GB" officeooo:rsid="028d71f6"/>
    </style:style>
    <style:style style:name="T169" style:family="text">
      <style:text-properties style:font-name="arial1" fo:font-size="12pt" fo:language="en" fo:country="GB" officeooo:rsid="02c32754"/>
    </style:style>
    <style:style style:name="T170" style:family="text">
      <style:text-properties style:font-name="arial1" fo:font-size="12pt" fo:language="en" fo:country="GB" officeooo:rsid="02c40c7c"/>
    </style:style>
    <style:style style:name="T171" style:family="text">
      <style:text-properties style:font-name="arial1" fo:font-size="12pt" fo:language="en" fo:country="GB" officeooo:rsid="02d095ef"/>
    </style:style>
    <style:style style:name="T172" style:family="text">
      <style:text-properties style:font-name="arial1" fo:font-size="12pt" fo:language="en" fo:country="GB" officeooo:rsid="02f79156"/>
    </style:style>
    <style:style style:name="T173" style:family="text">
      <style:text-properties style:font-name="arial1" fo:font-size="12pt" fo:language="en" fo:country="GB" officeooo:rsid="02f9177c"/>
    </style:style>
    <style:style style:name="T174" style:family="text">
      <style:text-properties style:font-name="arial1" fo:font-size="12pt" fo:language="en" fo:country="GB" officeooo:rsid="030c4f52"/>
    </style:style>
    <style:style style:name="T175" style:family="text">
      <style:text-properties style:font-name="arial1" fo:font-size="12pt" fo:language="en" fo:country="GB" officeooo:rsid="030095f0"/>
    </style:style>
    <style:style style:name="T176" style:family="text">
      <style:text-properties style:font-name="arial1" fo:font-size="12pt" fo:language="en" fo:country="GB" officeooo:rsid="02f24503"/>
    </style:style>
    <style:style style:name="T177" style:family="text">
      <style:text-properties style:font-name="arial1" fo:font-size="12pt" fo:language="en" fo:country="GB" officeooo:rsid="02f2c669"/>
    </style:style>
    <style:style style:name="T178" style:family="text">
      <style:text-properties style:font-name="arial1" fo:font-size="12pt" fo:language="en" fo:country="GB" officeooo:rsid="02f357b8"/>
    </style:style>
    <style:style style:name="T179" style:family="text">
      <style:text-properties style:font-name="arial1" fo:font-size="12pt" fo:language="en" fo:country="GB" officeooo:rsid="0345c996"/>
    </style:style>
    <style:style style:name="T180" style:family="text">
      <style:text-properties style:font-name="arial1" fo:font-size="12pt" fo:language="en" fo:country="GB" officeooo:rsid="0347fc90"/>
    </style:style>
    <style:style style:name="T181" style:family="text">
      <style:text-properties style:font-name="arial1" fo:font-size="12pt" fo:language="en" fo:country="GB" officeooo:rsid="034980d3"/>
    </style:style>
    <style:style style:name="T182" style:family="text">
      <style:text-properties style:font-name="arial1" fo:font-size="12pt" fo:language="en" fo:country="GB" officeooo:rsid="034a96f4"/>
    </style:style>
    <style:style style:name="T183" style:family="text">
      <style:text-properties style:font-name="arial1" fo:font-size="12pt" fo:language="en" fo:country="GB" officeooo:rsid="033dbce9"/>
    </style:style>
    <style:style style:name="T184" style:family="text">
      <style:text-properties style:font-name="arial1" fo:font-size="12pt" fo:language="en" fo:country="GB" officeooo:rsid="034d44e3"/>
    </style:style>
    <style:style style:name="T185" style:family="text">
      <style:text-properties style:font-name="arial1" fo:font-size="12pt" fo:language="en" fo:country="GB" officeooo:rsid="034e0b30"/>
    </style:style>
    <style:style style:name="T186" style:family="text">
      <style:text-properties style:font-name="arial1" fo:font-size="12pt" fo:language="en" fo:country="GB" officeooo:rsid="0356ccde"/>
    </style:style>
    <style:style style:name="T187" style:family="text">
      <style:text-properties style:font-name="arial1" fo:font-size="12pt" fo:language="en" fo:country="GB" officeooo:rsid="035856d7"/>
    </style:style>
    <style:style style:name="T188" style:family="text">
      <style:text-properties style:font-name="arial1" fo:font-size="12pt" fo:language="en" fo:country="GB" officeooo:rsid="0359e60c"/>
    </style:style>
    <style:style style:name="T189" style:family="text">
      <style:text-properties style:font-name="arial1" fo:font-size="12pt" fo:language="en" fo:country="GB" officeooo:rsid="0385b763"/>
    </style:style>
    <style:style style:name="T190" style:family="text">
      <style:text-properties style:font-name="arial1" fo:font-size="12pt" fo:language="en" fo:country="GB" officeooo:rsid="0386306e"/>
    </style:style>
    <style:style style:name="T191" style:family="text">
      <style:text-properties style:font-name="arial1" fo:font-size="12pt" fo:language="en" fo:country="GB" officeooo:rsid="03866874"/>
    </style:style>
    <style:style style:name="T192" style:family="text">
      <style:text-properties style:font-name="arial1" fo:font-size="12pt" fo:language="en" fo:country="GB" officeooo:rsid="0387582d"/>
    </style:style>
    <style:style style:name="T193" style:family="text">
      <style:text-properties style:font-name="arial1" fo:font-size="12pt" fo:language="en" fo:country="GB" officeooo:rsid="038924ba"/>
    </style:style>
    <style:style style:name="T194" style:family="text">
      <style:text-properties style:font-name="arial1" fo:font-size="12pt" fo:language="en" fo:country="GB" officeooo:rsid="038aad68"/>
    </style:style>
    <style:style style:name="T195" style:family="text">
      <style:text-properties style:font-name="arial1" fo:font-size="12pt" fo:language="en" fo:country="GB" officeooo:rsid="038aebb7"/>
    </style:style>
    <style:style style:name="T196" style:family="text">
      <style:text-properties style:font-name="arial1" fo:font-size="12pt" fo:language="en" fo:country="GB" officeooo:rsid="038c7495"/>
    </style:style>
    <style:style style:name="T197" style:family="text">
      <style:text-properties style:font-name="arial1" fo:font-size="12pt" fo:language="en" fo:country="GB" officeooo:rsid="0390131f"/>
    </style:style>
    <style:style style:name="T198" style:family="text">
      <style:text-properties style:font-name="arial1" fo:font-size="12pt" fo:language="en" fo:country="GB" officeooo:rsid="03916734"/>
    </style:style>
    <style:style style:name="T199" style:family="text">
      <style:text-properties style:font-name="arial1" fo:font-size="12pt" fo:language="en" fo:country="GB" officeooo:rsid="03921bd0"/>
    </style:style>
    <style:style style:name="T200"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1" fo:font-size="12pt" fo:language="en" fo:country="GB" officeooo:rsid="03cb7007"/>
    </style:style>
    <style:style style:name="T202" style:family="text">
      <style:text-properties style:font-name="arial1" fo:font-size="12pt" fo:language="en" fo:country="GB" officeooo:rsid="03cd1059"/>
    </style:style>
    <style:style style:name="T203" style:family="text">
      <style:text-properties style:font-name="arial1" fo:font-size="12pt" fo:language="en" fo:country="GB" officeooo:rsid="03cd3ac9"/>
    </style:style>
    <style:style style:name="T204" style:family="text">
      <style:text-properties style:font-name="arial1" fo:font-size="12pt" fo:language="en" fo:country="GB" officeooo:rsid="03ceffc2"/>
    </style:style>
    <style:style style:name="T205" style:family="text">
      <style:text-properties style:font-name="arial1" fo:font-size="12pt" fo:language="en" fo:country="GB" officeooo:rsid="03d080fb"/>
    </style:style>
    <style:style style:name="T206" style:family="text">
      <style:text-properties style:font-name="arial1" fo:font-size="12pt" fo:language="en" fo:country="GB" officeooo:rsid="03d0917d"/>
    </style:style>
    <style:style style:name="T207" style:family="text">
      <style:text-properties style:font-name="arial1" fo:font-size="12pt" fo:language="en" fo:country="GB" officeooo:rsid="03d8ed53"/>
    </style:style>
    <style:style style:name="T208" style:family="text">
      <style:text-properties style:font-name="arial1" fo:font-size="12pt" fo:language="en" fo:country="GB" officeooo:rsid="03de8fdd"/>
    </style:style>
    <style:style style:name="T209" style:family="text">
      <style:text-properties style:font-name="arial1" fo:font-size="12pt" fo:language="en" fo:country="GB" officeooo:rsid="03e36b17"/>
    </style:style>
    <style:style style:name="T210" style:family="text">
      <style:text-properties style:font-name="arial1" fo:font-size="12pt" fo:language="en" fo:country="GB" officeooo:rsid="03e5c6a9"/>
    </style:style>
    <style:style style:name="T211" style:family="text">
      <style:text-properties style:font-name="arial1" fo:font-size="12pt" fo:language="en" fo:country="GB" officeooo:rsid="03f043fd"/>
    </style:style>
    <style:style style:name="T212" style:family="text">
      <style:text-properties style:font-name="arial1" fo:font-size="12pt" fo:language="en" fo:country="GB" officeooo:rsid="03f9c5cc"/>
    </style:style>
    <style:style style:name="T213" style:family="text">
      <style:text-properties style:font-name="arial1" fo:font-size="12pt" fo:language="en" fo:country="GB" officeooo:rsid="03faed0c"/>
    </style:style>
    <style:style style:name="T214" style:family="text">
      <style:text-properties style:font-name="arial1" fo:font-size="12pt" fo:language="en" fo:country="GB" officeooo:rsid="04124a7f"/>
    </style:style>
    <style:style style:name="T215" style:family="text">
      <style:text-properties style:font-name="arial1" fo:font-size="12pt" fo:language="en" fo:country="GB" officeooo:rsid="0417a38f"/>
    </style:style>
    <style:style style:name="T216" style:family="text">
      <style:text-properties style:font-name="arial1" fo:font-size="12pt" fo:language="en" fo:country="GB" officeooo:rsid="041b8392"/>
    </style:style>
    <style:style style:name="T217" style:family="text">
      <style:text-properties style:font-name="arial1" fo:font-size="12pt" fo:language="en" fo:country="GB" officeooo:rsid="041c93a4"/>
    </style:style>
    <style:style style:name="T218" style:family="text">
      <style:text-properties style:font-name="arial1" fo:font-size="12pt" fo:language="en" fo:country="GB" officeooo:rsid="041f9fdf"/>
    </style:style>
    <style:style style:name="T219" style:family="text">
      <style:text-properties style:font-name="arial1" fo:font-size="12pt" fo:language="en" fo:country="GB" officeooo:rsid="042f8068"/>
    </style:style>
    <style:style style:name="T220" style:family="text">
      <style:text-properties style:font-name="arial1" fo:font-size="12pt" fo:language="en" fo:country="GB" officeooo:rsid="043b0052"/>
    </style:style>
    <style:style style:name="T221" style:family="text">
      <style:text-properties style:font-name="arial1" fo:font-size="12pt" fo:language="en" fo:country="GB" officeooo:rsid="043d89d3"/>
    </style:style>
    <style:style style:name="T222" style:family="text">
      <style:text-properties style:font-name="arial1" fo:font-size="12pt" fo:language="en" fo:country="GB" officeooo:rsid="043fa70c"/>
    </style:style>
    <style:style style:name="T223" style:family="text">
      <style:text-properties style:font-name="arial1" fo:font-size="12pt" fo:language="en" fo:country="GB" officeooo:rsid="0441ba2b"/>
    </style:style>
    <style:style style:name="T224" style:family="text">
      <style:text-properties style:font-name="arial1" fo:font-size="12pt" fo:language="en" fo:country="GB" officeooo:rsid="0445a9e3"/>
    </style:style>
    <style:style style:name="T225" style:family="text">
      <style:text-properties style:font-name="arial1" fo:font-size="12pt" fo:language="en" fo:country="GB" officeooo:rsid="04474878"/>
    </style:style>
    <style:style style:name="T226" style:family="text">
      <style:text-properties style:font-name="arial1" fo:font-size="12pt" fo:language="en" fo:country="GB" officeooo:rsid="04494202"/>
    </style:style>
    <style:style style:name="T227" style:family="text">
      <style:text-properties style:font-name="arial1" fo:font-size="12pt" fo:language="en" fo:country="GB" officeooo:rsid="044ae1be"/>
    </style:style>
    <style:style style:name="T228" style:family="text">
      <style:text-properties style:font-name="arial1" fo:font-size="12pt" fo:language="en" fo:country="GB" officeooo:rsid="044b1f0d"/>
    </style:style>
    <style:style style:name="T229" style:family="text">
      <style:text-properties style:font-name="arial1" fo:font-size="12pt" fo:language="en" fo:country="GB" officeooo:rsid="044cb4ce"/>
    </style:style>
    <style:style style:name="T230" style:family="text">
      <style:text-properties style:font-name="arial1" fo:font-size="12pt" fo:language="en" fo:country="GB" officeooo:rsid="044e7069"/>
    </style:style>
    <style:style style:name="T231" style:family="text">
      <style:text-properties style:font-name="arial1" fo:font-size="12pt" fo:language="en" fo:country="GB" officeooo:rsid="04500d4b"/>
    </style:style>
    <style:style style:name="T232" style:family="text">
      <style:text-properties style:font-name="arial1" fo:font-size="12pt" fo:language="en" fo:country="GB" officeooo:rsid="04513980"/>
    </style:style>
    <style:style style:name="T233" style:family="text">
      <style:text-properties style:font-name="arial1" fo:font-size="12pt" fo:language="en" fo:country="GB" officeooo:rsid="0455cf16"/>
    </style:style>
    <style:style style:name="T234" style:family="text">
      <style:text-properties style:font-name="arial1" fo:font-size="12pt" fo:language="en" fo:country="GB" officeooo:rsid="04569a55"/>
    </style:style>
    <style:style style:name="T235" style:family="text">
      <style:text-properties style:font-name="arial1" fo:font-size="12pt" fo:language="en" fo:country="GB" officeooo:rsid="0462fa04"/>
    </style:style>
    <style:style style:name="T236"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39" style:family="text">
      <style:text-properties style:font-name="arial1" fo:font-size="12pt" fo:language="en" fo:country="GB" officeooo:rsid="046ad9c2"/>
    </style:style>
    <style:style style:name="T240" style:family="text">
      <style:text-properties style:font-name="arial1" fo:font-size="12pt" fo:language="en" fo:country="GB" officeooo:rsid="046c3b88"/>
    </style:style>
    <style:style style:name="T241" style:family="text">
      <style:text-properties style:font-name="arial1" fo:font-size="12pt" fo:language="en" fo:country="GB" officeooo:rsid="046c8aa3"/>
    </style:style>
    <style:style style:name="T242" style:family="text">
      <style:text-properties style:font-name="arial1" fo:font-size="12pt" fo:language="en" fo:country="GB" officeooo:rsid="04742281"/>
    </style:style>
    <style:style style:name="T243" style:family="text">
      <style:text-properties style:font-name="arial1" fo:font-size="12pt" fo:language="en" fo:country="GB" officeooo:rsid="04764c29"/>
    </style:style>
    <style:style style:name="T244" style:family="text">
      <style:text-properties style:font-name="arial1" fo:font-size="12pt" fo:language="en" fo:country="GB" officeooo:rsid="04767ce3"/>
    </style:style>
    <style:style style:name="T245" style:family="text">
      <style:text-properties style:font-name="arial1" fo:font-size="12pt" fo:language="en" fo:country="GB" officeooo:rsid="047b8c45"/>
    </style:style>
    <style:style style:name="T246" style:family="text">
      <style:text-properties style:font-name="arial1" fo:font-size="12pt" fo:language="en" fo:country="GB" officeooo:rsid="047fe0ba"/>
    </style:style>
    <style:style style:name="T247" style:family="text">
      <style:text-properties style:font-name="arial1" fo:font-size="12pt" fo:language="en" fo:country="GB" officeooo:rsid="0481efd0"/>
    </style:style>
    <style:style style:name="T248" style:family="text">
      <style:text-properties style:font-name="arial1" fo:font-size="12pt" fo:language="en" fo:country="GB" officeooo:rsid="04839cf7"/>
    </style:style>
    <style:style style:name="T249" style:family="text">
      <style:text-properties style:font-name="arial1" fo:font-size="12pt" fo:language="en" fo:country="GB" officeooo:rsid="048171ea"/>
    </style:style>
    <style:style style:name="T250" style:family="text">
      <style:text-properties style:font-name="arial1" fo:font-size="12pt" fo:language="en" fo:country="GB" officeooo:rsid="048df24d"/>
    </style:style>
    <style:style style:name="T251" style:family="text">
      <style:text-properties style:font-name="arial1" fo:font-size="12pt" fo:language="en" fo:country="GB" officeooo:rsid="04cdc94e"/>
    </style:style>
    <style:style style:name="T252" style:family="text">
      <style:text-properties style:font-name="arial1" fo:font-size="12pt" fo:language="en" fo:country="GB" officeooo:rsid="04e62863"/>
    </style:style>
    <style:style style:name="T253" style:family="text">
      <style:text-properties style:font-name="arial1" fo:font-size="12pt" fo:language="en" fo:country="GB" officeooo:rsid="04e68c5e"/>
    </style:style>
    <style:style style:name="T254" style:family="text">
      <style:text-properties style:font-name="arial1" fo:font-size="12pt" fo:language="en" fo:country="GB" officeooo:rsid="04edfbfe"/>
    </style:style>
    <style:style style:name="T255" style:family="text">
      <style:text-properties style:font-name="arial1" fo:font-size="12pt" fo:language="en" fo:country="GB" officeooo:rsid="04e829a9"/>
    </style:style>
    <style:style style:name="T256" style:family="text">
      <style:text-properties style:font-name="arial1" fo:font-size="12pt" fo:language="en" fo:country="GB" officeooo:rsid="04ef4189"/>
    </style:style>
    <style:style style:name="T257" style:family="text">
      <style:text-properties style:font-name="arial1" fo:font-size="12pt" fo:language="en" fo:country="GB" officeooo:rsid="0500a3f0"/>
    </style:style>
    <style:style style:name="T258" style:family="text">
      <style:text-properties style:font-name="arial1" fo:font-size="12pt" fo:language="en" fo:country="GB" officeooo:rsid="050894ca"/>
    </style:style>
    <style:style style:name="T259" style:family="text">
      <style:text-properties style:font-name="arial1" fo:font-size="12pt" fo:language="en" fo:country="GB" officeooo:rsid="050a41a7"/>
    </style:style>
    <style:style style:name="T260" style:family="text">
      <style:text-properties style:font-name="arial1" fo:font-size="12pt" fo:language="en" fo:country="GB" officeooo:rsid="05101040"/>
    </style:style>
    <style:style style:name="T261" style:family="text">
      <style:text-properties style:font-name="arial1" fo:font-size="12pt" fo:language="en" fo:country="GB" officeooo:rsid="0514f5d7"/>
    </style:style>
    <style:style style:name="T262" style:family="text">
      <style:text-properties style:font-name="arial1" fo:font-size="12pt" fo:language="en" fo:country="GB" officeooo:rsid="052baba5"/>
    </style:style>
    <style:style style:name="T263" style:family="text">
      <style:text-properties style:font-name="arial1" fo:font-size="12pt" fo:language="en" fo:country="GB" officeooo:rsid="052e3526"/>
    </style:style>
    <style:style style:name="T264" style:family="text">
      <style:text-properties style:font-name="arial1" fo:font-size="12pt" fo:language="en" fo:country="GB" officeooo:rsid="0535a7e2"/>
    </style:style>
    <style:style style:name="T265" style:family="text">
      <style:text-properties style:font-name="arial1" fo:font-size="12pt" fo:language="en" fo:country="GB" officeooo:rsid="054ae828"/>
    </style:style>
    <style:style style:name="T266" style:family="text">
      <style:text-properties style:font-name="arial1" fo:font-size="12pt" fo:language="en" fo:country="GB" officeooo:rsid="054bc869"/>
    </style:style>
    <style:style style:name="T267" style:family="text">
      <style:text-properties style:font-name="arial1" fo:font-size="12pt" fo:language="en" fo:country="GB" officeooo:rsid="054bd8c5"/>
    </style:style>
    <style:style style:name="T268" style:family="text">
      <style:text-properties style:font-name="arial1" fo:font-size="12pt" fo:language="en" fo:country="GB" officeooo:rsid="054ccdb3"/>
    </style:style>
    <style:style style:name="T269" style:family="text">
      <style:text-properties style:font-name="arial1" fo:font-size="12pt" fo:language="en" fo:country="GB" officeooo:rsid="054e5a83"/>
    </style:style>
    <style:style style:name="T270" style:family="text">
      <style:text-properties style:font-name="arial1" fo:font-size="12pt" fo:language="en" fo:country="GB" officeooo:rsid="054e6db9"/>
    </style:style>
    <style:style style:name="T271" style:family="text">
      <style:text-properties style:font-name="arial1" fo:font-size="12pt" fo:language="en" fo:country="GB" officeooo:rsid="0552c1e9"/>
    </style:style>
    <style:style style:name="T272" style:family="text">
      <style:text-properties style:font-name="arial1" fo:font-size="12pt" fo:language="en" fo:country="GB" officeooo:rsid="055955a8"/>
    </style:style>
    <style:style style:name="T273" style:family="text">
      <style:text-properties style:font-name="arial1" fo:font-size="12pt" fo:language="en" fo:country="GB" officeooo:rsid="055abdc7"/>
    </style:style>
    <style:style style:name="T274" style:family="text">
      <style:text-properties style:font-name="arial1" fo:font-size="12pt" fo:language="en" fo:country="GB" officeooo:rsid="0566e368"/>
    </style:style>
    <style:style style:name="T275" style:family="text">
      <style:text-properties style:font-name="arial1" fo:font-size="12pt" fo:language="en" fo:country="GB" officeooo:rsid="056fd723"/>
    </style:style>
    <style:style style:name="T276" style:family="text">
      <style:text-properties style:font-name="arial1" fo:font-size="12pt" fo:language="en" fo:country="GB" officeooo:rsid="058cfe8b"/>
    </style:style>
    <style:style style:name="T277" style:family="text">
      <style:text-properties style:font-name="arial1" fo:font-size="12pt" fo:language="en" fo:country="GB" officeooo:rsid="059776fe"/>
    </style:style>
    <style:style style:name="T278" style:family="text">
      <style:text-properties style:font-name="arial1" fo:font-size="12pt" fo:language="en" fo:country="GB" officeooo:rsid="05994db8"/>
    </style:style>
    <style:style style:name="T279" style:family="text">
      <style:text-properties style:font-name="arial1" fo:font-size="12pt" fo:language="en" fo:country="GB" officeooo:rsid="059aaba0"/>
    </style:style>
    <style:style style:name="T280" style:family="text">
      <style:text-properties style:font-name="arial1" fo:font-size="12pt" fo:language="en" fo:country="GB" officeooo:rsid="059b7a5d"/>
    </style:style>
    <style:style style:name="T281" style:family="text">
      <style:text-properties style:font-name="arial1" fo:font-size="12pt" fo:language="en" fo:country="GB" officeooo:rsid="059c03bd"/>
    </style:style>
    <style:style style:name="T282" style:family="text">
      <style:text-properties style:font-name="arial1" fo:font-size="12pt" fo:language="en" fo:country="GB" officeooo:rsid="059c281d"/>
    </style:style>
    <style:style style:name="T283" style:family="text">
      <style:text-properties style:font-name="arial1" fo:font-size="12pt" fo:language="en" fo:country="GB" officeooo:rsid="059ff099"/>
    </style:style>
    <style:style style:name="T284" style:family="text">
      <style:text-properties style:font-name="arial1" fo:font-size="12pt" fo:language="en" fo:country="GB" officeooo:rsid="05a05136"/>
    </style:style>
    <style:style style:name="T285" style:family="text">
      <style:text-properties style:font-name="arial1" fo:font-size="12pt" fo:language="en" fo:country="GB" officeooo:rsid="05a2125b"/>
    </style:style>
    <style:style style:name="T286" style:family="text">
      <style:text-properties style:font-name="arial1" fo:font-size="12pt" fo:language="en" fo:country="GB" officeooo:rsid="05a26c5e"/>
    </style:style>
    <style:style style:name="T287" style:family="text">
      <style:text-properties style:font-name="arial1" fo:font-size="12pt" fo:language="en" fo:country="GB" officeooo:rsid="05a2a579"/>
    </style:style>
    <style:style style:name="T288" style:family="text">
      <style:text-properties style:font-name="arial1" fo:font-size="12pt" fo:language="en" fo:country="GB" officeooo:rsid="05a32f52"/>
    </style:style>
    <style:style style:name="T289" style:family="text">
      <style:text-properties style:font-name="arial1" fo:font-size="12pt" fo:language="en" fo:country="GB" officeooo:rsid="05a3a408"/>
    </style:style>
    <style:style style:name="T290" style:family="text">
      <style:text-properties style:font-name="arial1" fo:font-size="12pt" fo:language="en" fo:country="GB" officeooo:rsid="05a5476b"/>
    </style:style>
    <style:style style:name="T291" style:family="text">
      <style:text-properties style:font-name="arial1" fo:font-size="12pt" fo:language="en" fo:country="GB" officeooo:rsid="05a89a4e"/>
    </style:style>
    <style:style style:name="T292" style:family="text">
      <style:text-properties style:font-name="arial1" fo:font-size="12pt" fo:language="en" fo:country="GB" officeooo:rsid="05aa26d2"/>
    </style:style>
    <style:style style:name="T293" style:family="text">
      <style:text-properties style:font-name="arial1" fo:font-size="12pt" fo:language="en" fo:country="GB" officeooo:rsid="05ac9628"/>
    </style:style>
    <style:style style:name="T294" style:family="text">
      <style:text-properties style:font-name="arial1" fo:font-size="12pt" fo:language="en" fo:country="GB" officeooo:rsid="05afc1e9"/>
    </style:style>
    <style:style style:name="T295" style:family="text">
      <style:text-properties style:font-name="arial1" fo:font-size="12pt" fo:language="en" fo:country="GB" officeooo:rsid="05b052a7"/>
    </style:style>
    <style:style style:name="T296" style:family="text">
      <style:text-properties style:font-name="arial1" fo:font-size="12pt" fo:language="en" fo:country="GB" officeooo:rsid="05b22645"/>
    </style:style>
    <style:style style:name="T297" style:family="text">
      <style:text-properties style:font-name="arial1" fo:font-size="12pt" officeooo:rsid="00b80dad"/>
    </style:style>
    <style:style style:name="T298" style:family="text">
      <style:text-properties style:font-name="arial1" fo:font-size="12pt" officeooo:rsid="00c16740"/>
    </style:style>
    <style:style style:name="T299" style:family="text">
      <style:text-properties style:font-name="arial1" fo:font-size="12pt" fo:font-weight="normal" officeooo:rsid="013f05d9" style:font-weight-asian="normal" style:font-weight-complex="normal"/>
    </style:style>
    <style:style style:name="T300" style:family="text">
      <style:text-properties style:font-name="arial1" fo:font-size="12pt" fo:font-weight="normal" officeooo:rsid="0151147d" style:font-weight-asian="normal" style:font-weight-complex="normal"/>
    </style:style>
    <style:style style:name="T301" style:family="text">
      <style:text-properties style:font-name="arial1" fo:font-size="12pt" fo:font-weight="normal" officeooo:rsid="01e875f7" style:font-weight-asian="normal" style:font-weight-complex="normal"/>
    </style:style>
    <style:style style:name="T302" style:family="text">
      <style:text-properties style:font-name="arial1" fo:font-size="12pt" fo:font-weight="normal" officeooo:rsid="020da069" style:font-weight-asian="normal" style:font-weight-complex="normal"/>
    </style:style>
    <style:style style:name="T303" style:family="text">
      <style:text-properties style:font-name="arial1" fo:font-size="12pt" fo:font-weight="normal" officeooo:rsid="020e5674" style:font-weight-asian="normal" style:font-weight-complex="normal"/>
    </style:style>
    <style:style style:name="T304" style:family="text">
      <style:text-properties style:font-name="arial1" fo:font-size="12pt" fo:font-weight="normal" officeooo:rsid="020ef4c5" style:font-weight-asian="normal" style:font-weight-complex="normal"/>
    </style:style>
    <style:style style:name="T305" style:family="text">
      <style:text-properties style:font-name="arial1" fo:font-size="12pt" fo:font-weight="normal" officeooo:rsid="0273ce07" style:font-weight-asian="normal" style:font-weight-complex="normal"/>
    </style:style>
    <style:style style:name="T306" style:family="text">
      <style:text-properties style:font-name="arial1" fo:font-size="12pt" fo:font-weight="normal" officeooo:rsid="02759618" style:font-weight-asian="normal" style:font-weight-complex="normal"/>
    </style:style>
    <style:style style:name="T307" style:family="text">
      <style:text-properties style:font-name="arial1" fo:font-size="12pt" fo:font-weight="normal" officeooo:rsid="02771caa" style:font-weight-asian="normal" style:font-weight-complex="normal"/>
    </style:style>
    <style:style style:name="T308" style:family="text">
      <style:text-properties style:font-name="arial1" fo:font-size="12pt" fo:font-weight="normal" officeooo:rsid="0278a7bb" style:font-weight-asian="normal" style:font-weight-complex="normal"/>
    </style:style>
    <style:style style:name="T309" style:family="text">
      <style:text-properties style:font-name="arial1" fo:font-size="12pt" fo:font-weight="normal" officeooo:rsid="027a985a" style:font-weight-asian="normal" style:font-weight-complex="normal"/>
    </style:style>
    <style:style style:name="T310" style:family="text">
      <style:text-properties style:font-name="arial1" fo:font-size="12pt" officeooo:rsid="00884e0d"/>
    </style:style>
    <style:style style:name="T311" style:family="text">
      <style:text-properties style:font-name="arial1" fo:font-size="12pt" officeooo:rsid="024e2230"/>
    </style:style>
    <style:style style:name="T312" style:family="text">
      <style:text-properties style:font-name="arial1" fo:font-size="12pt" officeooo:rsid="0256057c"/>
    </style:style>
    <style:style style:name="T313" style:family="text">
      <style:text-properties style:font-name="arial1" fo:font-size="12pt" officeooo:rsid="025b8f4c"/>
    </style:style>
    <style:style style:name="T314" style:family="text">
      <style:text-properties style:font-name="arial1" fo:font-size="12pt" officeooo:rsid="033ca477"/>
    </style:style>
    <style:style style:name="T315" style:family="text">
      <style:text-properties style:font-name="arial1" fo:font-size="12pt" officeooo:rsid="033dbce9"/>
    </style:style>
    <style:style style:name="T316" style:family="text">
      <style:text-properties style:font-name="arial1" fo:font-size="12pt" officeooo:rsid="033ee33c"/>
    </style:style>
    <style:style style:name="T317" style:family="text">
      <style:text-properties style:font-name="arial1" fo:font-size="12pt" officeooo:rsid="033fbcdf"/>
    </style:style>
    <style:style style:name="T318" style:family="text">
      <style:text-properties style:font-name="arial1" fo:font-size="12pt" officeooo:rsid="034079af"/>
    </style:style>
    <style:style style:name="T319" style:family="text">
      <style:text-properties style:font-name="arial1" fo:font-size="12pt" fo:language="en" fo:country="US"/>
    </style:style>
    <style:style style:name="T320" style:family="text">
      <style:text-properties style:font-name="arial1" fo:font-size="12pt" fo:language="en" fo:country="US" officeooo:rsid="034079af"/>
    </style:style>
    <style:style style:name="T321" style:family="text">
      <style:text-properties style:font-name="arial1" fo:font-size="12pt" fo:language="en" fo:country="US" style:text-underline-style="none" style:font-size-asian="12pt" style:font-size-complex="12pt"/>
    </style:style>
    <style:style style:name="T322" style:family="text">
      <style:text-properties style:font-name="arial1" fo:font-size="12pt" fo:language="en" fo:country="US" style:text-underline-style="none" officeooo:rsid="03988d41" style:font-size-asian="12pt" style:font-size-complex="12pt"/>
    </style:style>
    <style:style style:name="T323" style:family="text">
      <style:text-properties style:font-name="arial1" fo:font-size="12pt" fo:language="en" fo:country="US" style:text-underline-style="none" officeooo:rsid="039b302d" style:font-size-asian="12pt" style:font-size-complex="12pt"/>
    </style:style>
    <style:style style:name="T324" style:family="text">
      <style:text-properties style:font-name="arial1" fo:font-size="12pt" fo:language="en" fo:country="US" style:text-underline-style="none" officeooo:rsid="039c4a16" style:font-size-asian="12pt" style:font-size-complex="12pt"/>
    </style:style>
    <style:style style:name="T325" style:family="text">
      <style:text-properties style:font-name="arial1" fo:font-size="12pt" fo:language="en" fo:country="US" style:text-underline-style="none" officeooo:rsid="039df49c" style:font-size-asian="12pt" style:font-size-complex="12pt"/>
    </style:style>
    <style:style style:name="T326" style:family="text">
      <style:text-properties style:font-name="arial1" fo:font-size="12pt" fo:language="en" fo:country="US" style:text-underline-style="none" officeooo:rsid="039e9d12" style:font-size-asian="12pt" style:font-size-complex="12pt"/>
    </style:style>
    <style:style style:name="T327" style:family="text">
      <style:text-properties style:font-name="arial1" fo:font-size="12pt" fo:language="en" fo:country="US" style:text-underline-style="none" officeooo:rsid="03a00c15" style:font-size-asian="12pt" style:font-size-complex="12pt"/>
    </style:style>
    <style:style style:name="T328" style:family="text">
      <style:text-properties style:font-name="arial1" fo:font-size="12pt" fo:language="en" fo:country="US" style:text-underline-style="none" officeooo:rsid="03a0f6cc" style:font-size-asian="12pt" style:font-size-complex="12pt"/>
    </style:style>
    <style:style style:name="T329" style:family="text">
      <style:text-properties style:font-name="arial1" fo:font-size="12pt" fo:language="en" fo:country="US" style:text-underline-style="none" officeooo:rsid="03a2ec88" style:font-size-asian="12pt" style:font-size-complex="12pt"/>
    </style:style>
    <style:style style:name="T330" style:family="text">
      <style:text-properties style:font-name="arial1" fo:font-size="12pt" fo:language="en" fo:country="US" style:text-underline-style="none" officeooo:rsid="03a43a6e" style:font-size-asian="12pt" style:font-size-complex="12pt"/>
    </style:style>
    <style:style style:name="T331" style:family="text">
      <style:text-properties style:font-name="arial1" fo:font-size="12pt" fo:language="en" fo:country="US" style:text-underline-style="none" officeooo:rsid="03a7600b" style:font-size-asian="12pt" style:font-size-complex="12pt"/>
    </style:style>
    <style:style style:name="T332" style:family="text">
      <style:text-properties style:font-name="arial1" fo:font-size="12pt" fo:language="en" fo:country="US" style:text-underline-style="none" officeooo:rsid="03a7bb68" style:font-size-asian="12pt" style:font-size-complex="12pt"/>
    </style:style>
    <style:style style:name="T333" style:family="text">
      <style:text-properties style:font-name="arial1" fo:font-size="12pt" fo:language="en" fo:country="US" style:text-underline-style="none" officeooo:rsid="03a8ed90" style:font-size-asian="12pt" style:font-size-complex="12pt"/>
    </style:style>
    <style:style style:name="T334" style:family="text">
      <style:text-properties style:font-name="arial1" fo:font-size="12pt" fo:language="en" fo:country="US" style:text-underline-style="none" officeooo:rsid="03aa6b2a" style:font-size-asian="12pt" style:font-size-complex="12pt"/>
    </style:style>
    <style:style style:name="T335" style:family="text">
      <style:text-properties style:font-name="arial1" fo:font-size="12pt" fo:language="en" fo:country="US" style:text-underline-style="none" officeooo:rsid="03ae3f88" style:font-size-asian="12pt" style:font-size-complex="12pt"/>
    </style:style>
    <style:style style:name="T336" style:family="text">
      <style:text-properties style:font-name="arial1" fo:font-size="12pt" fo:language="en" fo:country="US" style:text-underline-style="none" officeooo:rsid="03af3ffc" style:font-size-asian="12pt" style:font-size-complex="12pt"/>
    </style:style>
    <style:style style:name="T337" style:family="text">
      <style:text-properties style:font-name="arial1" fo:font-size="12pt" fo:language="en" fo:country="US" style:text-underline-style="none" officeooo:rsid="03b04a6f" style:font-size-asian="12pt" style:font-size-complex="12pt"/>
    </style:style>
    <style:style style:name="T338" style:family="text">
      <style:text-properties style:font-name="arial1" fo:font-size="12pt" fo:language="en" fo:country="US" style:text-underline-style="none" officeooo:rsid="03b1d75d" style:font-size-asian="12pt" style:font-size-complex="12pt"/>
    </style:style>
    <style:style style:name="T339" style:family="text">
      <style:text-properties style:font-name="arial1" fo:font-size="12pt" fo:language="en" fo:country="US" style:text-underline-style="none" officeooo:rsid="03b3c5bc" style:font-size-asian="12pt" style:font-size-complex="12pt"/>
    </style:style>
    <style:style style:name="T340" style:family="text">
      <style:text-properties style:font-name="arial1" fo:font-size="12pt" fo:language="en" fo:country="US" style:text-underline-style="none" officeooo:rsid="03b4b52c" style:font-size-asian="12pt" style:font-size-complex="12pt"/>
    </style:style>
    <style:style style:name="T341" style:family="text">
      <style:text-properties style:font-name="arial1" fo:font-size="12pt" fo:language="en" fo:country="US" style:text-underline-style="none" officeooo:rsid="03b65de8" style:font-size-asian="12pt" style:font-size-complex="12pt"/>
    </style:style>
    <style:style style:name="T342" style:family="text">
      <style:text-properties style:font-name="arial1" fo:font-size="12pt" fo:language="en" fo:country="US" style:text-underline-style="none" officeooo:rsid="03ba61f4" style:font-size-asian="12pt" style:font-size-complex="12pt"/>
    </style:style>
    <style:style style:name="T343" style:family="text">
      <style:text-properties style:font-name="arial1" fo:font-size="12pt" fo:language="en" fo:country="US" style:text-underline-style="none" officeooo:rsid="03bb2770" style:font-size-asian="12pt" style:font-size-complex="12pt"/>
    </style:style>
    <style:style style:name="T344" style:family="text">
      <style:text-properties style:font-name="arial1" fo:font-size="12pt" fo:language="en" fo:country="US" style:text-underline-style="none" officeooo:rsid="03bba0cd" style:font-size-asian="12pt" style:font-size-complex="12pt"/>
    </style:style>
    <style:style style:name="T345" style:family="text">
      <style:text-properties style:font-name="arial1" fo:font-size="12pt" fo:language="en" fo:country="US" style:text-underline-style="none" officeooo:rsid="03bd1259" style:font-size-asian="12pt" style:font-size-complex="12pt"/>
    </style:style>
    <style:style style:name="T346" style:family="text">
      <style:text-properties style:font-name="arial1" fo:font-size="12pt" fo:language="en" fo:country="US" style:text-underline-style="none" officeooo:rsid="0552c1e9" style:font-size-asian="12pt" style:font-size-complex="12pt"/>
    </style:style>
    <style:style style:name="T347"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48"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49"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50"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51"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52"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53"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54"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55"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56"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57" style:family="text">
      <style:text-properties style:font-name="arial1" fo:font-size="12pt" fo:language="en" fo:country="US" style:text-underline-style="none" fo:font-weight="normal" officeooo:rsid="0552c1e9" style:font-size-asian="12pt" style:font-weight-asian="normal" style:font-size-complex="12pt" style:font-weight-complex="normal"/>
    </style:style>
    <style:style style:name="T358" style:family="text">
      <style:text-properties style:font-name="arial1" fo:font-size="12pt" officeooo:rsid="03d8ed53"/>
    </style:style>
    <style:style style:name="T359" style:family="text">
      <style:text-properties style:font-name="arial1" fo:font-size="12pt" officeooo:rsid="04124a7f"/>
    </style:style>
    <style:style style:name="T360" style:family="text">
      <style:text-properties fo:language="en" fo:country="GB"/>
    </style:style>
    <style:style style:name="T361" style:family="text">
      <style:text-properties fo:language="en" fo:country="GB" officeooo:rsid="005c4bf3"/>
    </style:style>
    <style:style style:name="T362" style:family="text">
      <style:text-properties fo:language="en" fo:country="GB" officeooo:rsid="005dcb15"/>
    </style:style>
    <style:style style:name="T363" style:family="text">
      <style:text-properties fo:language="en" fo:country="GB" officeooo:rsid="0060eefe"/>
    </style:style>
    <style:style style:name="T364" style:family="text">
      <style:text-properties fo:language="en" fo:country="GB" officeooo:rsid="00622ee7"/>
    </style:style>
    <style:style style:name="T365" style:family="text">
      <style:text-properties fo:language="en" fo:country="GB" officeooo:rsid="0063dd0f"/>
    </style:style>
    <style:style style:name="T366" style:family="text">
      <style:text-properties fo:language="en" fo:country="GB" officeooo:rsid="005fae46"/>
    </style:style>
    <style:style style:name="T367" style:family="text">
      <style:text-properties fo:language="en" fo:country="GB" officeooo:rsid="006ccc07"/>
    </style:style>
    <style:style style:name="T368" style:family="text">
      <style:text-properties fo:language="en" fo:country="GB" officeooo:rsid="006cede3"/>
    </style:style>
    <style:style style:name="T369" style:family="text">
      <style:text-properties fo:language="en" fo:country="GB" officeooo:rsid="006e7e6e"/>
    </style:style>
    <style:style style:name="T370" style:family="text">
      <style:text-properties fo:language="en" fo:country="GB" fo:font-weight="normal" style:font-weight-asian="normal" style:font-weight-complex="normal"/>
    </style:style>
    <style:style style:name="T371" style:family="text">
      <style:text-properties fo:language="en" fo:country="GB" fo:font-weight="normal" officeooo:rsid="00a2fe94" style:font-weight-asian="normal" style:font-weight-complex="normal"/>
    </style:style>
    <style:style style:name="T372" style:family="text">
      <style:text-properties fo:language="en" fo:country="GB" fo:font-weight="normal" officeooo:rsid="00a4ce53" style:font-weight-asian="normal" style:font-weight-complex="normal"/>
    </style:style>
    <style:style style:name="T373" style:family="text">
      <style:text-properties fo:language="en" fo:country="GB" fo:font-weight="normal" officeooo:rsid="00a504f4" style:font-weight-asian="normal" style:font-weight-complex="normal"/>
    </style:style>
    <style:style style:name="T374" style:family="text">
      <style:text-properties fo:language="en" fo:country="GB" fo:font-weight="normal" officeooo:rsid="00a5acfe" style:font-weight-asian="normal" style:font-weight-complex="normal"/>
    </style:style>
    <style:style style:name="T375" style:family="text">
      <style:text-properties fo:language="en" fo:country="GB" fo:font-weight="normal" officeooo:rsid="00a75cc7" style:font-weight-asian="normal" style:font-weight-complex="normal"/>
    </style:style>
    <style:style style:name="T376" style:family="text">
      <style:text-properties fo:language="en" fo:country="GB" fo:font-weight="normal" officeooo:rsid="00f86cbf" style:font-weight-asian="normal" style:font-weight-complex="normal"/>
    </style:style>
    <style:style style:name="T377" style:family="text">
      <style:text-properties fo:language="en" fo:country="GB" fo:font-weight="normal" officeooo:rsid="00f88708" style:font-weight-asian="normal" style:font-weight-complex="normal"/>
    </style:style>
    <style:style style:name="T378" style:family="text">
      <style:text-properties fo:language="en" fo:country="GB" fo:font-weight="normal" officeooo:rsid="012d3f07" style:font-weight-asian="normal" style:font-weight-complex="normal"/>
    </style:style>
    <style:style style:name="T379" style:family="text">
      <style:text-properties fo:language="en" fo:country="GB" fo:font-weight="normal" officeooo:rsid="009caaf4" style:font-weight-asian="normal" style:font-weight-complex="normal"/>
    </style:style>
    <style:style style:name="T380" style:family="text">
      <style:text-properties fo:language="en" fo:country="GB" fo:font-weight="normal" officeooo:rsid="00d0a572" style:font-weight-asian="normal" style:font-weight-complex="normal"/>
    </style:style>
    <style:style style:name="T381" style:family="text">
      <style:text-properties fo:language="en" fo:country="GB" fo:font-weight="normal" officeooo:rsid="00d1dc93" style:font-weight-asian="normal" style:font-weight-complex="normal"/>
    </style:style>
    <style:style style:name="T382" style:family="text">
      <style:text-properties fo:language="en" fo:country="GB" fo:font-weight="normal" officeooo:rsid="00d6c73e" style:font-weight-asian="normal" style:font-weight-complex="normal"/>
    </style:style>
    <style:style style:name="T383" style:family="text">
      <style:text-properties fo:language="en" fo:country="GB" fo:font-weight="normal" officeooo:rsid="00d8b6df" style:font-weight-asian="normal" style:font-weight-complex="normal"/>
    </style:style>
    <style:style style:name="T384" style:family="text">
      <style:text-properties fo:language="en" fo:country="GB" fo:font-weight="normal" officeooo:rsid="00d98ac9" style:font-weight-asian="normal" style:font-weight-complex="normal"/>
    </style:style>
    <style:style style:name="T385" style:family="text">
      <style:text-properties fo:language="en" fo:country="GB" fo:font-weight="normal" officeooo:rsid="00d9fc71" style:font-weight-asian="normal" style:font-weight-complex="normal"/>
    </style:style>
    <style:style style:name="T386" style:family="text">
      <style:text-properties fo:language="en" fo:country="GB" fo:font-weight="normal" officeooo:rsid="00db1802" style:font-weight-asian="normal" style:font-weight-complex="normal"/>
    </style:style>
    <style:style style:name="T387" style:family="text">
      <style:text-properties fo:language="en" fo:country="GB" fo:font-weight="normal" officeooo:rsid="00e22fde" style:font-weight-asian="normal" style:font-weight-complex="normal"/>
    </style:style>
    <style:style style:name="T388" style:family="text">
      <style:text-properties fo:language="en" fo:country="GB" fo:font-weight="normal" officeooo:rsid="00e39498" style:font-weight-asian="normal" style:font-weight-complex="normal"/>
    </style:style>
    <style:style style:name="T389" style:family="text">
      <style:text-properties fo:language="en" fo:country="GB" fo:font-weight="normal" officeooo:rsid="00e4995e" style:font-weight-asian="normal" style:font-weight-complex="normal"/>
    </style:style>
    <style:style style:name="T390" style:family="text">
      <style:text-properties fo:language="en" fo:country="GB" fo:font-weight="normal" officeooo:rsid="01297538" style:font-weight-asian="normal" style:font-weight-complex="normal"/>
    </style:style>
    <style:style style:name="T391" style:family="text">
      <style:text-properties fo:language="en" fo:country="GB" fo:font-weight="normal" officeooo:rsid="009e8913" style:font-weight-asian="normal" style:font-weight-complex="normal"/>
    </style:style>
    <style:style style:name="T392" style:family="text">
      <style:text-properties fo:language="en" fo:country="GB" fo:font-weight="normal" officeooo:rsid="00a0355c" style:font-weight-asian="normal" style:font-weight-complex="normal"/>
    </style:style>
    <style:style style:name="T393" style:family="text">
      <style:text-properties fo:language="en" fo:country="GB" fo:font-weight="normal" officeooo:rsid="00a0730f" style:font-weight-asian="normal" style:font-weight-complex="normal"/>
    </style:style>
    <style:style style:name="T394" style:family="text">
      <style:text-properties fo:language="en" fo:country="GB" fo:font-weight="normal" officeooo:rsid="00a1c6b4" style:font-weight-asian="normal" style:font-weight-complex="normal"/>
    </style:style>
    <style:style style:name="T395" style:family="text">
      <style:text-properties fo:language="en" fo:country="GB" fo:font-weight="normal" officeooo:rsid="00ab9557" style:font-weight-asian="normal" style:font-weight-complex="normal"/>
    </style:style>
    <style:style style:name="T396" style:family="text">
      <style:text-properties fo:language="en" fo:country="GB" fo:font-weight="normal" officeooo:rsid="00abaafa" style:font-weight-asian="normal" style:font-weight-complex="normal"/>
    </style:style>
    <style:style style:name="T397" style:family="text">
      <style:text-properties fo:language="en" fo:country="GB" fo:font-weight="normal" officeooo:rsid="00af5423" style:font-weight-asian="normal" style:font-weight-complex="normal"/>
    </style:style>
    <style:style style:name="T398" style:family="text">
      <style:text-properties fo:language="en" fo:country="GB" fo:font-weight="normal" officeooo:rsid="00b152bf" style:font-weight-asian="normal" style:font-weight-complex="normal"/>
    </style:style>
    <style:style style:name="T399" style:family="text">
      <style:text-properties fo:language="en" fo:country="GB" fo:font-weight="normal" officeooo:rsid="00ff896b" style:font-weight-asian="normal" style:font-weight-complex="normal"/>
    </style:style>
    <style:style style:name="T400" style:family="text">
      <style:text-properties fo:language="en" fo:country="GB" fo:font-weight="normal" officeooo:rsid="0100091f" style:font-weight-asian="normal" style:font-weight-complex="normal"/>
    </style:style>
    <style:style style:name="T401" style:family="text">
      <style:text-properties fo:language="en" fo:country="GB" fo:font-weight="normal" officeooo:rsid="012f0ca8" style:font-weight-asian="normal" style:font-weight-complex="normal"/>
    </style:style>
    <style:style style:name="T402" style:family="text">
      <style:text-properties fo:language="en" fo:country="GB" fo:font-weight="normal" officeooo:rsid="0131089a" style:font-weight-asian="normal" style:font-weight-complex="normal"/>
    </style:style>
    <style:style style:name="T403" style:family="text">
      <style:text-properties fo:language="en" fo:country="GB" fo:font-weight="normal" officeooo:rsid="013158c4" style:font-weight-asian="normal" style:font-weight-complex="normal"/>
    </style:style>
    <style:style style:name="T404" style:family="text">
      <style:text-properties fo:language="en" fo:country="GB" fo:font-weight="normal" officeooo:rsid="0132c04c" style:font-weight-asian="normal" style:font-weight-complex="normal"/>
    </style:style>
    <style:style style:name="T405" style:family="text">
      <style:text-properties fo:language="en" fo:country="GB" fo:font-weight="normal" officeooo:rsid="0133be36" style:font-weight-asian="normal" style:font-weight-complex="normal"/>
    </style:style>
    <style:style style:name="T406" style:family="text">
      <style:text-properties fo:language="en" fo:country="GB" fo:font-weight="normal" officeooo:rsid="01357227" style:font-weight-asian="normal" style:font-weight-complex="normal"/>
    </style:style>
    <style:style style:name="T407" style:family="text">
      <style:text-properties fo:language="en" fo:country="GB" fo:font-weight="normal" officeooo:rsid="013654ea" style:font-weight-asian="normal" style:font-weight-complex="normal"/>
    </style:style>
    <style:style style:name="T408" style:family="text">
      <style:text-properties fo:language="en" fo:country="GB" fo:font-weight="normal" officeooo:rsid="01384132" style:font-weight-asian="normal" style:font-weight-complex="normal"/>
    </style:style>
    <style:style style:name="T409" style:family="text">
      <style:text-properties fo:language="en" fo:country="GB" fo:font-weight="normal" officeooo:rsid="013ad6cd" style:font-weight-asian="normal" style:font-weight-complex="normal"/>
    </style:style>
    <style:style style:name="T410" style:family="text">
      <style:text-properties fo:language="en" fo:country="GB" fo:font-weight="normal" officeooo:rsid="013c6487" style:font-weight-asian="normal" style:font-weight-complex="normal"/>
    </style:style>
    <style:style style:name="T411" style:family="text">
      <style:text-properties fo:language="en" fo:country="GB" fo:font-weight="normal" officeooo:rsid="013e128e" style:font-weight-asian="normal" style:font-weight-complex="normal"/>
    </style:style>
    <style:style style:name="T412" style:family="text">
      <style:text-properties fo:language="en" fo:country="GB" fo:font-weight="normal" officeooo:rsid="013e2899" style:font-weight-asian="normal" style:font-weight-complex="normal"/>
    </style:style>
    <style:style style:name="T413" style:family="text">
      <style:text-properties fo:language="en" fo:country="GB" fo:font-weight="normal" officeooo:rsid="014029d7" style:font-weight-asian="normal" style:font-weight-complex="normal"/>
    </style:style>
    <style:style style:name="T414" style:family="text">
      <style:text-properties fo:language="en" fo:country="GB" fo:font-weight="normal" officeooo:rsid="0142d2fc" style:font-weight-asian="normal" style:font-weight-complex="normal"/>
    </style:style>
    <style:style style:name="T415" style:family="text">
      <style:text-properties fo:language="en" fo:country="GB" fo:font-weight="normal" officeooo:rsid="0143da5c" style:font-weight-asian="normal" style:font-weight-complex="normal"/>
    </style:style>
    <style:style style:name="T416" style:family="text">
      <style:text-properties fo:language="en" fo:country="GB" fo:font-weight="normal" officeooo:rsid="014818a4" style:font-weight-asian="normal" style:font-weight-complex="normal"/>
    </style:style>
    <style:style style:name="T417" style:family="text">
      <style:text-properties fo:language="en" fo:country="GB" fo:font-weight="normal" officeooo:rsid="0153a9cb" style:font-weight-asian="normal" style:font-weight-complex="normal"/>
    </style:style>
    <style:style style:name="T418" style:family="text">
      <style:text-properties fo:language="en" fo:country="GB" fo:font-weight="normal" officeooo:rsid="017ff975" style:font-weight-asian="normal" style:font-weight-complex="normal"/>
    </style:style>
    <style:style style:name="T419" style:family="text">
      <style:text-properties fo:language="en" fo:country="GB" fo:font-weight="normal" officeooo:rsid="01952ca0" style:font-weight-asian="normal" style:font-weight-complex="normal"/>
    </style:style>
    <style:style style:name="T420" style:family="text">
      <style:text-properties fo:language="en" fo:country="GB" fo:font-weight="normal" officeooo:rsid="0196d529" style:font-weight-asian="normal" style:font-weight-complex="normal"/>
    </style:style>
    <style:style style:name="T421" style:family="text">
      <style:text-properties fo:language="en" fo:country="GB" fo:font-weight="normal" officeooo:rsid="019ad3b0" style:font-weight-asian="normal" style:font-weight-complex="normal"/>
    </style:style>
    <style:style style:name="T422" style:family="text">
      <style:text-properties fo:language="en" fo:country="GB" fo:font-weight="normal" officeooo:rsid="01b97784" style:font-weight-asian="normal" style:font-weight-complex="normal"/>
    </style:style>
    <style:style style:name="T423" style:family="text">
      <style:text-properties fo:language="en" fo:country="GB" fo:font-weight="normal" officeooo:rsid="01c03085" style:font-weight-asian="normal" style:font-weight-complex="normal"/>
    </style:style>
    <style:style style:name="T424" style:family="text">
      <style:text-properties fo:language="en" fo:country="GB" fo:font-weight="normal" officeooo:rsid="01bcf590" style:font-weight-asian="normal" style:font-weight-complex="normal"/>
    </style:style>
    <style:style style:name="T425" style:family="text">
      <style:text-properties fo:language="en" fo:country="GB" fo:font-weight="normal" officeooo:rsid="01bd8462" style:font-weight-asian="normal" style:font-weight-complex="normal"/>
    </style:style>
    <style:style style:name="T426" style:family="text">
      <style:text-properties fo:language="en" fo:country="GB" fo:font-weight="normal" officeooo:rsid="01be4374" style:font-weight-asian="normal" style:font-weight-complex="normal"/>
    </style:style>
    <style:style style:name="T427" style:family="text">
      <style:text-properties fo:language="en" fo:country="GB" fo:font-weight="normal" officeooo:rsid="01c9e7f3" style:font-weight-asian="normal" style:font-weight-complex="normal"/>
    </style:style>
    <style:style style:name="T428" style:family="text">
      <style:text-properties fo:language="en" fo:country="GB" fo:font-weight="normal" officeooo:rsid="01f14118" style:font-weight-asian="normal" style:font-weight-complex="normal"/>
    </style:style>
    <style:style style:name="T429" style:family="text">
      <style:text-properties fo:language="en" fo:country="GB" fo:font-weight="normal" officeooo:rsid="01f3cf8d" style:font-weight-asian="normal" style:font-weight-complex="normal"/>
    </style:style>
    <style:style style:name="T430" style:family="text">
      <style:text-properties fo:language="en" fo:country="GB" fo:font-weight="normal" officeooo:rsid="01b8bc5a" style:font-weight-asian="normal" style:font-weight-complex="normal"/>
    </style:style>
    <style:style style:name="T431" style:family="text">
      <style:text-properties fo:language="en" fo:country="GB" fo:font-weight="normal" officeooo:rsid="01f9efa9" style:font-weight-asian="normal" style:font-weight-complex="normal"/>
    </style:style>
    <style:style style:name="T432" style:family="text">
      <style:text-properties fo:language="en" fo:country="GB" fo:font-weight="normal" officeooo:rsid="021235e7" style:font-weight-asian="normal" style:font-weight-complex="normal"/>
    </style:style>
    <style:style style:name="T433" style:family="text">
      <style:text-properties fo:language="en" fo:country="GB" fo:font-weight="normal" officeooo:rsid="021675e4" style:font-weight-asian="normal" style:font-weight-complex="normal"/>
    </style:style>
    <style:style style:name="T434" style:family="text">
      <style:text-properties fo:language="en" fo:country="GB" fo:font-weight="normal" officeooo:rsid="0218164f" style:font-weight-asian="normal" style:font-weight-complex="normal"/>
    </style:style>
    <style:style style:name="T435" style:family="text">
      <style:text-properties fo:language="en" fo:country="GB" fo:font-weight="normal" officeooo:rsid="021941f0" style:font-weight-asian="normal" style:font-weight-complex="normal"/>
    </style:style>
    <style:style style:name="T436" style:family="text">
      <style:text-properties fo:language="en" fo:country="GB" fo:font-weight="normal" officeooo:rsid="0219b811" style:font-weight-asian="normal" style:font-weight-complex="normal"/>
    </style:style>
    <style:style style:name="T437" style:family="text">
      <style:text-properties fo:language="en" fo:country="GB" fo:font-weight="normal" officeooo:rsid="023c0a7b" style:font-weight-asian="normal" style:font-weight-complex="normal"/>
    </style:style>
    <style:style style:name="T438" style:family="text">
      <style:text-properties fo:language="en" fo:country="GB" fo:font-weight="normal" officeooo:rsid="023c2c4e" style:font-weight-asian="normal" style:font-weight-complex="normal"/>
    </style:style>
    <style:style style:name="T439" style:family="text">
      <style:text-properties fo:language="en" fo:country="GB" fo:font-weight="normal" officeooo:rsid="023a79cd" style:font-weight-asian="normal" style:font-weight-complex="normal"/>
    </style:style>
    <style:style style:name="T440" style:family="text">
      <style:text-properties fo:language="en" fo:country="GB" fo:font-weight="normal" officeooo:rsid="02400652" style:font-weight-asian="normal" style:font-weight-complex="normal"/>
    </style:style>
    <style:style style:name="T441" style:family="text">
      <style:text-properties fo:language="en" fo:country="GB" fo:font-weight="normal" officeooo:rsid="0241a82d" style:font-weight-asian="normal" style:font-weight-complex="normal"/>
    </style:style>
    <style:style style:name="T442" style:family="text">
      <style:text-properties fo:language="en" fo:country="GB" fo:font-weight="normal" officeooo:rsid="0242bac3" style:font-weight-asian="normal" style:font-weight-complex="normal"/>
    </style:style>
    <style:style style:name="T443" style:family="text">
      <style:text-properties fo:language="en" fo:country="GB" fo:font-weight="normal" officeooo:rsid="024b1be1" style:font-weight-asian="normal" style:font-weight-complex="normal"/>
    </style:style>
    <style:style style:name="T444" style:family="text">
      <style:text-properties fo:language="en" fo:country="GB" fo:font-weight="normal" officeooo:rsid="025c84bb" style:font-weight-asian="normal" style:font-weight-complex="normal"/>
    </style:style>
    <style:style style:name="T445" style:family="text">
      <style:text-properties fo:language="en" fo:country="GB" fo:font-weight="normal" officeooo:rsid="025e2e86" style:font-weight-asian="normal" style:font-weight-complex="normal"/>
    </style:style>
    <style:style style:name="T446" style:family="text">
      <style:text-properties fo:language="en" fo:country="GB" fo:font-weight="normal" officeooo:rsid="025fad6c" style:font-weight-asian="normal" style:font-weight-complex="normal"/>
    </style:style>
    <style:style style:name="T447" style:family="text">
      <style:text-properties fo:language="en" fo:country="GB" fo:font-weight="normal" officeooo:rsid="026270e0" style:font-weight-asian="normal" style:font-weight-complex="normal"/>
    </style:style>
    <style:style style:name="T448" style:family="text">
      <style:text-properties fo:language="en" fo:country="GB" fo:font-weight="normal" officeooo:rsid="02640fef" style:font-weight-asian="normal" style:font-weight-complex="normal"/>
    </style:style>
    <style:style style:name="T449" style:family="text">
      <style:text-properties fo:language="en" fo:country="GB" fo:font-weight="normal" officeooo:rsid="026458d9" style:font-weight-asian="normal" style:font-weight-complex="normal"/>
    </style:style>
    <style:style style:name="T450" style:family="text">
      <style:text-properties fo:language="en" fo:country="GB" fo:font-weight="normal" officeooo:rsid="02684ef5" style:font-weight-asian="normal" style:font-weight-complex="normal"/>
    </style:style>
    <style:style style:name="T451" style:family="text">
      <style:text-properties fo:language="en" fo:country="GB" fo:font-weight="normal" officeooo:rsid="027c439b" style:font-weight-asian="normal" style:font-weight-complex="normal"/>
    </style:style>
    <style:style style:name="T452" style:family="text">
      <style:text-properties fo:language="en" fo:country="GB" fo:font-weight="normal" officeooo:rsid="027c966e" style:font-weight-asian="normal" style:font-weight-complex="normal"/>
    </style:style>
    <style:style style:name="T453" style:family="text">
      <style:text-properties fo:language="en" fo:country="GB" fo:font-weight="normal" officeooo:rsid="028f3643" style:font-weight-asian="normal" style:font-weight-complex="normal"/>
    </style:style>
    <style:style style:name="T454" style:family="text">
      <style:text-properties fo:language="en" fo:country="GB" fo:font-weight="normal" officeooo:rsid="028fcc71" style:font-weight-asian="normal" style:font-weight-complex="normal"/>
    </style:style>
    <style:style style:name="T455" style:family="text">
      <style:text-properties fo:language="en" fo:country="GB" fo:font-weight="normal" officeooo:rsid="0292859a" style:font-weight-asian="normal" style:font-weight-complex="normal"/>
    </style:style>
    <style:style style:name="T456" style:family="text">
      <style:text-properties fo:language="en" fo:country="GB" fo:font-weight="normal" officeooo:rsid="029b557b" style:font-weight-asian="normal" style:font-weight-complex="normal"/>
    </style:style>
    <style:style style:name="T457" style:family="text">
      <style:text-properties fo:language="en" fo:country="GB" fo:font-weight="normal" officeooo:rsid="02b1e7cf" style:font-weight-asian="normal" style:font-weight-complex="normal"/>
    </style:style>
    <style:style style:name="T458" style:family="text">
      <style:text-properties fo:language="en" fo:country="GB" fo:font-weight="normal" officeooo:rsid="03e95439" style:font-weight-asian="normal" style:font-weight-complex="normal"/>
    </style:style>
    <style:style style:name="T459" style:family="text">
      <style:text-properties fo:language="en" fo:country="GB" fo:font-weight="normal" officeooo:rsid="041253c5" style:font-weight-asian="normal" style:font-weight-complex="normal"/>
    </style:style>
    <style:style style:name="T460" style:family="text">
      <style:text-properties fo:language="en" fo:country="GB" fo:font-weight="normal" officeooo:rsid="04140bd2" style:font-weight-asian="normal" style:font-weight-complex="normal"/>
    </style:style>
    <style:style style:name="T461" style:family="text">
      <style:text-properties fo:language="en" fo:country="GB" fo:font-weight="normal" officeooo:rsid="0436db06" style:font-weight-asian="normal" style:font-weight-complex="normal"/>
    </style:style>
    <style:style style:name="T462" style:family="text">
      <style:text-properties fo:language="en" fo:country="GB" officeooo:rsid="00e116f8"/>
    </style:style>
    <style:style style:name="T463" style:family="text">
      <style:text-properties fo:language="en" fo:country="GB" fo:font-weight="bold" officeooo:rsid="00e116f8" style:font-weight-asian="bold" style:font-weight-complex="bold"/>
    </style:style>
    <style:style style:name="T464" style:family="text">
      <style:text-properties fo:language="en" fo:country="GB" officeooo:rsid="0153a9cb"/>
    </style:style>
    <style:style style:name="T465" style:family="text">
      <style:text-properties fo:language="en" fo:country="GB" officeooo:rsid="015431f6"/>
    </style:style>
    <style:style style:name="T466" style:family="text">
      <style:text-properties fo:language="en" fo:country="GB" officeooo:rsid="015558ce"/>
    </style:style>
    <style:style style:name="T467" style:family="text">
      <style:text-properties fo:language="en" fo:country="GB" officeooo:rsid="0156dfe3"/>
    </style:style>
    <style:style style:name="T468" style:family="text">
      <style:text-properties fo:language="en" fo:country="GB" officeooo:rsid="015c5274"/>
    </style:style>
    <style:style style:name="T469" style:family="text">
      <style:text-properties fo:language="en" fo:country="GB" officeooo:rsid="01612924"/>
    </style:style>
    <style:style style:name="T470" style:family="text">
      <style:text-properties fo:language="en" fo:country="GB" officeooo:rsid="0161aa7b"/>
    </style:style>
    <style:style style:name="T471" style:family="text">
      <style:text-properties fo:language="en" fo:country="GB" officeooo:rsid="0161b02e"/>
    </style:style>
    <style:style style:name="T472" style:family="text">
      <style:text-properties fo:language="en" fo:country="GB" officeooo:rsid="0163eb94"/>
    </style:style>
    <style:style style:name="T473" style:family="text">
      <style:text-properties fo:language="en" fo:country="GB" officeooo:rsid="01a8f1ee"/>
    </style:style>
    <style:style style:name="T474" style:family="text">
      <style:text-properties fo:language="en" fo:country="GB" officeooo:rsid="01a89336"/>
    </style:style>
    <style:style style:name="T475" style:family="text">
      <style:text-properties fo:language="en" fo:country="GB" officeooo:rsid="028c48c6"/>
    </style:style>
    <style:style style:name="T476" style:family="text">
      <style:text-properties fo:language="en" fo:country="GB" officeooo:rsid="0081140b"/>
    </style:style>
    <style:style style:name="T477" style:family="text">
      <style:text-properties fo:language="en" fo:country="GB" officeooo:rsid="00315ab1"/>
    </style:style>
    <style:style style:name="T478" style:family="text">
      <style:text-properties fo:language="en" fo:country="GB" officeooo:rsid="00331d1e"/>
    </style:style>
    <style:style style:name="T479" style:family="text">
      <style:text-properties fo:language="en" fo:country="GB" officeooo:rsid="03ddcda3"/>
    </style:style>
    <style:style style:name="T480" style:family="text">
      <style:text-properties fo:language="en" fo:country="GB" officeooo:rsid="03e03036"/>
    </style:style>
    <style:style style:name="T481" style:family="text">
      <style:text-properties fo:language="en" fo:country="GB" officeooo:rsid="03e36b17"/>
    </style:style>
    <style:style style:name="T482" style:family="text">
      <style:text-properties fo:language="en" fo:country="GB" officeooo:rsid="03e5c6a9"/>
    </style:style>
    <style:style style:name="T483" style:family="text">
      <style:text-properties fo:language="en" fo:country="GB" officeooo:rsid="03f043fd"/>
    </style:style>
    <style:style style:name="T484" style:family="text">
      <style:text-properties fo:language="en" fo:country="GB" officeooo:rsid="03f24f07"/>
    </style:style>
    <style:style style:name="T485" style:family="text">
      <style:text-properties fo:language="en" fo:country="GB" officeooo:rsid="03f3bccc"/>
    </style:style>
    <style:style style:name="T486" style:family="text">
      <style:text-properties fo:language="en" fo:country="GB" officeooo:rsid="03f46728"/>
    </style:style>
    <style:style style:name="T487" style:family="text">
      <style:text-properties fo:language="en" fo:country="GB" officeooo:rsid="03f664f0"/>
    </style:style>
    <style:style style:name="T488" style:family="text">
      <style:text-properties fo:language="en" fo:country="GB" officeooo:rsid="03f9c5cc"/>
    </style:style>
    <style:style style:name="T489" style:family="text">
      <style:text-properties fo:language="en" fo:country="GB" officeooo:rsid="040e2a7a"/>
    </style:style>
    <style:style style:name="T490" style:family="text">
      <style:text-properties fo:language="en" fo:country="GB" officeooo:rsid="04118586"/>
    </style:style>
    <style:style style:name="T491" style:family="text">
      <style:text-properties fo:language="en" fo:country="GB" officeooo:rsid="043d89d3"/>
    </style:style>
    <style:style style:name="T492" style:family="text">
      <style:text-properties fo:language="en" fo:country="GB" officeooo:rsid="043eb013"/>
    </style:style>
    <style:style style:name="T493" style:family="text">
      <style:text-properties fo:language="en" fo:country="GB" officeooo:rsid="04400bdd"/>
    </style:style>
    <style:style style:name="T494" style:family="text">
      <style:text-properties fo:language="en" fo:country="GB" officeooo:rsid="04419cb6"/>
    </style:style>
    <style:style style:name="T495" style:family="text">
      <style:text-properties fo:language="en" fo:country="GB" officeooo:rsid="0441ba2b"/>
    </style:style>
    <style:style style:name="T496" style:family="text">
      <style:text-properties fo:language="en" fo:country="GB" officeooo:rsid="04494202"/>
    </style:style>
    <style:style style:name="T497" style:family="text">
      <style:text-properties fo:language="en" fo:country="GB" officeooo:rsid="04416b1a"/>
    </style:style>
    <style:style style:name="T498" style:family="text">
      <style:text-properties fo:language="en" fo:country="GB" officeooo:rsid="040d6a2c"/>
    </style:style>
    <style:style style:name="T499" style:family="text">
      <style:text-properties fo:language="en" fo:country="GB" officeooo:rsid="04703fb5"/>
    </style:style>
    <style:style style:name="T500" style:family="text">
      <style:text-properties fo:language="en" fo:country="GB" officeooo:rsid="04725dcd"/>
    </style:style>
    <style:style style:name="T501" style:family="text">
      <style:text-properties fo:language="en" fo:country="GB" officeooo:rsid="04746f15"/>
    </style:style>
    <style:style style:name="T502" style:family="text">
      <style:text-properties fo:language="en" fo:country="GB" officeooo:rsid="047fe0ba"/>
    </style:style>
    <style:style style:name="T503" style:family="text">
      <style:text-properties fo:language="en" fo:country="GB" officeooo:rsid="048df24d"/>
    </style:style>
    <style:style style:name="T504" style:family="text">
      <style:text-properties fo:language="en" fo:country="GB" officeooo:rsid="0491298b"/>
    </style:style>
    <style:style style:name="T505" style:family="text">
      <style:text-properties fo:language="en" fo:country="GB" officeooo:rsid="049185ac"/>
    </style:style>
    <style:style style:name="T506" style:family="text">
      <style:text-properties fo:language="en" fo:country="GB" officeooo:rsid="04c3cc12"/>
    </style:style>
    <style:style style:name="T507" style:family="text">
      <style:text-properties fo:language="en" fo:country="GB" officeooo:rsid="04c299b1"/>
    </style:style>
    <style:style style:name="T508" style:family="text">
      <style:text-properties fo:language="en" fo:country="GB" officeooo:rsid="04e103da"/>
    </style:style>
    <style:style style:name="T509" style:family="text">
      <style:text-properties fo:language="en" fo:country="GB" officeooo:rsid="04e3034e"/>
    </style:style>
    <style:style style:name="T510" style:family="text">
      <style:text-properties fo:language="en" fo:country="GB" officeooo:rsid="04f35b87"/>
    </style:style>
    <style:style style:name="T511" style:family="text">
      <style:text-properties fo:language="en" fo:country="GB" officeooo:rsid="04f4bcbc"/>
    </style:style>
    <style:style style:name="T512" style:family="text">
      <style:text-properties fo:language="en" fo:country="GB" officeooo:rsid="051e57e5"/>
    </style:style>
    <style:style style:name="T513" style:family="text">
      <style:text-properties officeooo:rsid="005e409c"/>
    </style:style>
    <style:style style:name="T514" style:family="text">
      <style:text-properties officeooo:rsid="0069c224"/>
    </style:style>
    <style:style style:name="T515" style:family="text">
      <style:text-properties officeooo:rsid="0079c636"/>
    </style:style>
    <style:style style:name="T516" style:family="text">
      <style:text-properties officeooo:rsid="007dd33a"/>
    </style:style>
    <style:style style:name="T517" style:family="text">
      <style:text-properties officeooo:rsid="00884e0d"/>
    </style:style>
    <style:style style:name="T518" style:family="text">
      <style:text-properties officeooo:rsid="008a2968"/>
    </style:style>
    <style:style style:name="T519" style:family="text">
      <style:text-properties officeooo:rsid="008b54c2"/>
    </style:style>
    <style:style style:name="T520" style:family="text">
      <style:text-properties officeooo:rsid="008bdef1"/>
    </style:style>
    <style:style style:name="T521" style:family="text">
      <style:text-properties officeooo:rsid="008d7320"/>
    </style:style>
    <style:style style:name="T522" style:family="text">
      <style:text-properties officeooo:rsid="008f569a"/>
    </style:style>
    <style:style style:name="T523" style:family="text">
      <style:text-properties officeooo:rsid="008f5f8d"/>
    </style:style>
    <style:style style:name="T524" style:family="text">
      <style:text-properties fo:font-weight="normal" style:font-weight-asian="normal" style:font-weight-complex="normal"/>
    </style:style>
    <style:style style:name="T525" style:family="text">
      <style:text-properties fo:font-weight="normal" officeooo:rsid="00cb2864" style:font-weight-asian="normal" style:font-weight-complex="normal"/>
    </style:style>
    <style:style style:name="T526" style:family="text">
      <style:text-properties fo:font-weight="normal" officeooo:rsid="00cba675" style:font-weight-asian="normal" style:font-weight-complex="normal"/>
    </style:style>
    <style:style style:name="T527" style:family="text">
      <style:text-properties fo:font-weight="normal" officeooo:rsid="00ce8172" style:font-weight-asian="normal" style:font-weight-complex="normal"/>
    </style:style>
    <style:style style:name="T528" style:family="text">
      <style:text-properties fo:font-weight="normal" officeooo:rsid="00cfb6f9" style:font-weight-asian="normal" style:font-weight-complex="normal"/>
    </style:style>
    <style:style style:name="T529" style:family="text">
      <style:text-properties fo:font-weight="normal" officeooo:rsid="00d06159" style:font-weight-asian="normal" style:font-weight-complex="normal"/>
    </style:style>
    <style:style style:name="T530" style:family="text">
      <style:text-properties fo:font-weight="normal" officeooo:rsid="013f05d9" style:font-weight-asian="normal" style:font-weight-complex="normal"/>
    </style:style>
    <style:style style:name="T531" style:family="text">
      <style:text-properties fo:font-weight="normal" officeooo:rsid="0173aa39" style:font-weight-asian="normal" style:font-weight-complex="normal"/>
    </style:style>
    <style:style style:name="T532" style:family="text">
      <style:text-properties fo:font-weight="normal" officeooo:rsid="01747ba4" style:font-weight-asian="normal" style:font-weight-complex="normal"/>
    </style:style>
    <style:style style:name="T533" style:family="text">
      <style:text-properties fo:font-weight="normal" officeooo:rsid="0176338a" style:font-weight-asian="normal" style:font-weight-complex="normal"/>
    </style:style>
    <style:style style:name="T534" style:family="text">
      <style:text-properties fo:font-weight="normal" officeooo:rsid="019deda6" style:font-weight-asian="normal" style:font-weight-complex="normal"/>
    </style:style>
    <style:style style:name="T535" style:family="text">
      <style:text-properties fo:font-weight="normal" officeooo:rsid="019ecf82" style:font-weight-asian="normal" style:font-weight-complex="normal"/>
    </style:style>
    <style:style style:name="T536" style:family="text">
      <style:text-properties fo:font-weight="normal" officeooo:rsid="019fd444" style:font-weight-asian="normal" style:font-weight-complex="normal"/>
    </style:style>
    <style:style style:name="T537" style:family="text">
      <style:text-properties fo:font-weight="normal" officeooo:rsid="01a16e7a" style:font-weight-asian="normal" style:font-weight-complex="normal"/>
    </style:style>
    <style:style style:name="T538" style:family="text">
      <style:text-properties fo:font-weight="normal" officeooo:rsid="002b22b1" style:font-weight-asian="normal" style:font-weight-complex="normal"/>
    </style:style>
    <style:style style:name="T539" style:family="text">
      <style:text-properties fo:font-weight="normal" officeooo:rsid="01afa318" style:font-weight-asian="normal" style:font-weight-complex="normal"/>
    </style:style>
    <style:style style:name="T540" style:family="text">
      <style:text-properties fo:font-weight="normal" officeooo:rsid="01b1799f" style:font-weight-asian="normal" style:font-weight-complex="normal"/>
    </style:style>
    <style:style style:name="T541" style:family="text">
      <style:text-properties fo:font-weight="normal" officeooo:rsid="01b27184" style:font-weight-asian="normal" style:font-weight-complex="normal"/>
    </style:style>
    <style:style style:name="T542" style:family="text">
      <style:text-properties fo:font-weight="normal" officeooo:rsid="01c13029" style:font-weight-asian="normal" style:font-weight-complex="normal"/>
    </style:style>
    <style:style style:name="T543" style:family="text">
      <style:text-properties fo:font-weight="normal" officeooo:rsid="01c2a637" style:font-weight-asian="normal" style:font-weight-complex="normal"/>
    </style:style>
    <style:style style:name="T544" style:family="text">
      <style:text-properties fo:font-weight="normal" officeooo:rsid="01d8beb0" style:font-weight-asian="normal" style:font-weight-complex="normal"/>
    </style:style>
    <style:style style:name="T545" style:family="text">
      <style:text-properties fo:font-weight="normal" officeooo:rsid="01df5b4f" style:font-weight-asian="normal" style:font-weight-complex="normal"/>
    </style:style>
    <style:style style:name="T546" style:family="text">
      <style:text-properties fo:font-weight="normal" officeooo:rsid="01e498f5" style:font-weight-asian="normal" style:font-weight-complex="normal"/>
    </style:style>
    <style:style style:name="T547" style:family="text">
      <style:text-properties fo:font-weight="normal" officeooo:rsid="01e67d4e" style:font-weight-asian="normal" style:font-weight-complex="normal"/>
    </style:style>
    <style:style style:name="T548" style:family="text">
      <style:text-properties fo:font-weight="normal" officeooo:rsid="01f95485" style:font-weight-asian="normal" style:font-weight-complex="normal"/>
    </style:style>
    <style:style style:name="T549" style:family="text">
      <style:text-properties fo:font-weight="normal" officeooo:rsid="01f9efa9" style:font-weight-asian="normal" style:font-weight-complex="normal"/>
    </style:style>
    <style:style style:name="T550" style:family="text">
      <style:text-properties fo:font-weight="normal" officeooo:rsid="01fb0187" style:font-weight-asian="normal" style:font-weight-complex="normal"/>
    </style:style>
    <style:style style:name="T551" style:family="text">
      <style:text-properties fo:font-weight="normal" officeooo:rsid="01fc3ae7" style:font-weight-asian="normal" style:font-weight-complex="normal"/>
    </style:style>
    <style:style style:name="T552" style:family="text">
      <style:text-properties fo:font-weight="normal" officeooo:rsid="01fe272c" style:font-weight-asian="normal" style:font-weight-complex="normal"/>
    </style:style>
    <style:style style:name="T553" style:family="text">
      <style:text-properties fo:font-weight="normal" officeooo:rsid="01ffa893" style:font-weight-asian="normal" style:font-weight-complex="normal"/>
    </style:style>
    <style:style style:name="T554" style:family="text">
      <style:text-properties fo:font-weight="normal" officeooo:rsid="02035f2a" style:font-weight-asian="normal" style:font-weight-complex="normal"/>
    </style:style>
    <style:style style:name="T555" style:family="text">
      <style:text-properties fo:font-weight="normal" officeooo:rsid="0209b0d1" style:font-weight-asian="normal" style:font-weight-complex="normal"/>
    </style:style>
    <style:style style:name="T556" style:family="text">
      <style:text-properties fo:font-weight="normal" officeooo:rsid="002c6f71" style:font-weight-asian="normal" style:font-weight-complex="normal"/>
    </style:style>
    <style:style style:name="T557" style:family="text">
      <style:text-properties fo:font-weight="normal" officeooo:rsid="0212b290" style:font-weight-asian="normal" style:font-weight-complex="normal"/>
    </style:style>
    <style:style style:name="T558" style:family="text">
      <style:text-properties fo:font-weight="normal" officeooo:rsid="021380dd" style:font-weight-asian="normal" style:font-weight-complex="normal"/>
    </style:style>
    <style:style style:name="T559" style:family="text">
      <style:text-properties fo:font-weight="normal" officeooo:rsid="02156cb5" style:font-weight-asian="normal" style:font-weight-complex="normal"/>
    </style:style>
    <style:style style:name="T560" style:family="text">
      <style:text-properties fo:font-weight="normal" officeooo:rsid="021675e4" style:font-weight-asian="normal" style:font-weight-complex="normal"/>
    </style:style>
    <style:style style:name="T561" style:family="text">
      <style:text-properties fo:font-weight="normal" officeooo:rsid="02218b07" style:font-weight-asian="normal" style:font-weight-complex="normal"/>
    </style:style>
    <style:style style:name="T562" style:family="text">
      <style:text-properties fo:font-weight="normal" officeooo:rsid="0222418b" style:font-weight-asian="normal" style:font-weight-complex="normal"/>
    </style:style>
    <style:style style:name="T563" style:family="text">
      <style:text-properties fo:font-weight="normal" officeooo:rsid="02236560" style:font-weight-asian="normal" style:font-weight-complex="normal"/>
    </style:style>
    <style:style style:name="T564" style:family="text">
      <style:text-properties fo:font-weight="normal" officeooo:rsid="02254a28" style:font-weight-asian="normal" style:font-weight-complex="normal"/>
    </style:style>
    <style:style style:name="T565" style:family="text">
      <style:text-properties fo:font-weight="normal" officeooo:rsid="0228b293" style:font-weight-asian="normal" style:font-weight-complex="normal"/>
    </style:style>
    <style:style style:name="T566" style:family="text">
      <style:text-properties fo:font-weight="normal" officeooo:rsid="02339cc0" style:font-weight-asian="normal" style:font-weight-complex="normal"/>
    </style:style>
    <style:style style:name="T567" style:family="text">
      <style:text-properties fo:font-weight="normal" officeooo:rsid="023e1e6b" style:font-weight-asian="normal" style:font-weight-complex="normal"/>
    </style:style>
    <style:style style:name="T568" style:family="text">
      <style:text-properties fo:font-weight="normal" officeooo:rsid="025c8e18" style:font-weight-asian="normal" style:font-weight-complex="normal"/>
    </style:style>
    <style:style style:name="T569" style:family="text">
      <style:text-properties fo:font-weight="normal" officeooo:rsid="025ca5ee" style:font-weight-asian="normal" style:font-weight-complex="normal"/>
    </style:style>
    <style:style style:name="T570" style:family="text">
      <style:text-properties fo:font-weight="normal" officeooo:rsid="025d89e7" style:font-weight-asian="normal" style:font-weight-complex="normal"/>
    </style:style>
    <style:style style:name="T571" style:family="text">
      <style:text-properties fo:font-weight="normal" officeooo:rsid="0266a440" style:font-weight-asian="normal" style:font-weight-complex="normal"/>
    </style:style>
    <style:style style:name="T572" style:family="text">
      <style:text-properties fo:font-weight="normal" officeooo:rsid="02684ef5" style:font-weight-asian="normal" style:font-weight-complex="normal"/>
    </style:style>
    <style:style style:name="T573" style:family="text">
      <style:text-properties fo:font-weight="normal" officeooo:rsid="0297773f" style:font-weight-asian="normal" style:font-weight-complex="normal"/>
    </style:style>
    <style:style style:name="T574" style:family="text">
      <style:text-properties fo:font-weight="normal" officeooo:rsid="029796df" style:font-weight-asian="normal" style:font-weight-complex="normal"/>
    </style:style>
    <style:style style:name="T575" style:family="text">
      <style:text-properties fo:font-weight="normal" officeooo:rsid="0299df63" style:font-weight-asian="normal" style:font-weight-complex="normal"/>
    </style:style>
    <style:style style:name="T576" style:family="text">
      <style:text-properties fo:font-weight="normal" officeooo:rsid="029c56b5" style:font-weight-asian="normal" style:font-weight-complex="normal"/>
    </style:style>
    <style:style style:name="T577" style:family="text">
      <style:text-properties fo:font-weight="normal" officeooo:rsid="029d5ce1" style:font-weight-asian="normal" style:font-weight-complex="normal"/>
    </style:style>
    <style:style style:name="T578" style:family="text">
      <style:text-properties fo:font-weight="normal" officeooo:rsid="029f451d" style:font-weight-asian="normal" style:font-weight-complex="normal"/>
    </style:style>
    <style:style style:name="T579" style:family="text">
      <style:text-properties fo:font-weight="normal" officeooo:rsid="029f93e9" style:font-weight-asian="normal" style:font-weight-complex="normal"/>
    </style:style>
    <style:style style:name="T580" style:family="text">
      <style:text-properties fo:font-weight="normal" officeooo:rsid="02a5f2f7" style:font-weight-asian="normal" style:font-weight-complex="normal"/>
    </style:style>
    <style:style style:name="T581" style:family="text">
      <style:text-properties fo:font-weight="normal" officeooo:rsid="02a8b2eb" style:font-weight-asian="normal" style:font-weight-complex="normal"/>
    </style:style>
    <style:style style:name="T582" style:family="text">
      <style:text-properties fo:font-weight="normal" officeooo:rsid="02a93371" style:font-weight-asian="normal" style:font-weight-complex="normal"/>
    </style:style>
    <style:style style:name="T583" style:family="text">
      <style:text-properties fo:font-weight="normal" officeooo:rsid="02ad7d63" style:font-weight-asian="normal" style:font-weight-complex="normal"/>
    </style:style>
    <style:style style:name="T584" style:family="text">
      <style:text-properties fo:font-weight="normal" officeooo:rsid="02b2b0dc" style:font-weight-asian="normal" style:font-weight-complex="normal"/>
    </style:style>
    <style:style style:name="T585" style:family="text">
      <style:text-properties fo:font-weight="normal" officeooo:rsid="02b49ed5" style:font-weight-asian="normal" style:font-weight-complex="normal"/>
    </style:style>
    <style:style style:name="T586" style:family="text">
      <style:text-properties fo:font-weight="normal" officeooo:rsid="02b7757b" style:font-weight-asian="normal" style:font-weight-complex="normal"/>
    </style:style>
    <style:style style:name="T587" style:family="text">
      <style:text-properties fo:font-weight="normal" officeooo:rsid="03e7a287" style:font-weight-asian="normal" style:font-weight-complex="normal"/>
    </style:style>
    <style:style style:name="T588" style:family="text">
      <style:text-properties fo:font-weight="normal" officeooo:rsid="03e95439" style:font-weight-asian="normal" style:font-weight-complex="normal"/>
    </style:style>
    <style:style style:name="T589" style:family="text">
      <style:text-properties officeooo:rsid="00bb791d"/>
    </style:style>
    <style:style style:name="T590" style:family="text">
      <style:text-properties officeooo:rsid="00c2d5b5"/>
    </style:style>
    <style:style style:name="T591" style:family="text">
      <style:text-properties officeooo:rsid="00c374f3"/>
    </style:style>
    <style:style style:name="T592" style:family="text">
      <style:text-properties officeooo:rsid="00c4cfa5"/>
    </style:style>
    <style:style style:name="T593" style:family="text">
      <style:text-properties officeooo:rsid="01180599"/>
    </style:style>
    <style:style style:name="T594" style:family="text">
      <style:text-properties officeooo:rsid="008fa9f0"/>
    </style:style>
    <style:style style:name="T595" style:family="text">
      <style:text-properties officeooo:rsid="0090b561"/>
    </style:style>
    <style:style style:name="T596" style:family="text">
      <style:text-properties officeooo:rsid="0091566b"/>
    </style:style>
    <style:style style:name="T597" style:family="text">
      <style:text-properties officeooo:rsid="0092a4d1"/>
    </style:style>
    <style:style style:name="T598" style:family="text">
      <style:text-properties officeooo:rsid="017052da"/>
    </style:style>
    <style:style style:name="T599" style:family="text">
      <style:text-properties style:font-name="arial" fo:font-size="12pt" fo:language="en" fo:country="GB" fo:font-weight="normal" officeooo:rsid="01997eb2" style:font-weight-asian="normal" style:font-weight-complex="normal"/>
    </style:style>
    <style:style style:name="T600" style:family="text">
      <style:text-properties style:font-name="arial" fo:font-size="12pt" fo:language="en" fo:country="GB" fo:font-weight="normal" officeooo:rsid="019a2075" style:font-weight-asian="normal" style:font-weight-complex="normal"/>
    </style:style>
    <style:style style:name="T601" style:family="text">
      <style:text-properties style:font-name="arial" fo:font-size="12pt" fo:language="en" fo:country="GB" fo:font-weight="normal" officeooo:rsid="0191341f" style:font-weight-asian="normal" style:font-weight-complex="normal"/>
    </style:style>
    <style:style style:name="T602" style:family="text">
      <style:text-properties style:font-name="arial" fo:font-size="12pt" fo:language="en" fo:country="GB" fo:font-weight="normal" officeooo:rsid="01bcf590" style:font-weight-asian="normal" style:font-weight-complex="normal"/>
    </style:style>
    <style:style style:name="T603" style:family="text">
      <style:text-properties style:font-name="arial" fo:font-size="12pt" fo:language="en" fo:country="GB" fo:font-weight="normal" officeooo:rsid="01c13029" style:font-weight-asian="normal" style:font-weight-complex="normal"/>
    </style:style>
    <style:style style:name="T604" style:family="text">
      <style:text-properties style:font-name="arial" fo:font-size="12pt" fo:language="en" fo:country="GB" fo:font-weight="normal" officeooo:rsid="01c2a637" style:font-weight-asian="normal" style:font-weight-complex="normal"/>
    </style:style>
    <style:style style:name="T605" style:family="text">
      <style:text-properties style:font-name="arial" fo:font-size="12pt" fo:language="en" fo:country="GB" fo:font-weight="normal" officeooo:rsid="02029951" style:font-weight-asian="normal" style:font-weight-complex="normal"/>
    </style:style>
    <style:style style:name="T606" style:family="text">
      <style:text-properties style:font-name="arial" fo:font-size="12pt" fo:language="en" fo:country="GB" fo:font-weight="normal" officeooo:rsid="020cf532" style:font-weight-asian="normal" style:font-weight-complex="normal"/>
    </style:style>
    <style:style style:name="T607" style:family="text">
      <style:text-properties style:font-name="arial" fo:font-size="12pt" fo:language="en" fo:country="GB" fo:font-weight="normal" officeooo:rsid="022784e6" style:font-weight-asian="normal" style:font-weight-complex="normal"/>
    </style:style>
    <style:style style:name="T608" style:family="text">
      <style:text-properties style:font-name="arial" fo:font-size="12pt" fo:language="en" fo:country="GB" fo:font-weight="normal" officeooo:rsid="02b1076f" style:font-weight-asian="normal" style:font-weight-complex="normal"/>
    </style:style>
    <style:style style:name="T609" style:family="text">
      <style:text-properties style:font-name="arial" fo:font-size="12pt" fo:language="en" fo:country="GB" fo:font-weight="normal" officeooo:rsid="02b1e7cf" style:font-weight-asian="normal" style:font-weight-complex="normal"/>
    </style:style>
    <style:style style:name="T610" style:family="text">
      <style:text-properties style:font-name="arial" fo:font-size="12pt" fo:language="en" fo:country="GB" officeooo:rsid="037d9651"/>
    </style:style>
    <style:style style:name="T611" style:family="text">
      <style:text-properties style:font-name="arial" fo:font-size="12pt" fo:language="en" fo:country="GB" officeooo:rsid="03dfa3fc"/>
    </style:style>
    <style:style style:name="T612" style:family="text">
      <style:text-properties style:font-name="arial" fo:font-size="12pt" fo:language="en" fo:country="GB" officeooo:rsid="04979c04"/>
    </style:style>
    <style:style style:name="T613" style:family="text">
      <style:text-properties style:font-name="arial" fo:font-size="12pt" fo:language="en" fo:country="GB" officeooo:rsid="04a317d4"/>
    </style:style>
    <style:style style:name="T614" style:family="text">
      <style:text-properties style:font-name="arial" fo:font-size="12pt" fo:language="en" fo:country="GB" officeooo:rsid="04adf413"/>
    </style:style>
    <style:style style:name="T615" style:family="text">
      <style:text-properties style:font-name="arial" fo:font-size="12pt" fo:language="en" fo:country="GB" officeooo:rsid="04b3252c"/>
    </style:style>
    <style:style style:name="T616" style:family="text">
      <style:text-properties style:font-name="arial" fo:font-size="12pt" fo:language="en" fo:country="GB" officeooo:rsid="04b8b2f5"/>
    </style:style>
    <style:style style:name="T617" style:family="text">
      <style:text-properties style:font-name="arial" fo:font-size="12pt" fo:language="en" fo:country="GB" officeooo:rsid="04b95ed2"/>
    </style:style>
    <style:style style:name="T618" style:family="text">
      <style:text-properties style:font-name="arial" fo:font-size="12pt" fo:language="en" fo:country="GB" officeooo:rsid="04cd79cb"/>
    </style:style>
    <style:style style:name="T619" style:family="text">
      <style:text-properties style:font-name="arial" fo:font-size="12pt" fo:language="en" fo:country="GB" officeooo:rsid="05b11e11"/>
    </style:style>
    <style:style style:name="T620" style:family="text">
      <style:text-properties style:font-name="arial" fo:font-weight="normal" officeooo:rsid="0209b0d1" style:font-weight-asian="normal" style:font-weight-complex="normal"/>
    </style:style>
    <style:style style:name="T621" style:family="text">
      <style:text-properties style:font-name="arial" fo:font-size="13pt" fo:language="en" fo:country="GB" officeooo:rsid="042863f0" style:font-name-asian="Noto Sans CJK SC Regular" style:font-size-asian="14pt" style:font-name-complex="Lohit Devanagari" style:font-size-complex="14pt"/>
    </style:style>
    <style:style style:name="T622" style:family="text">
      <style:text-properties style:font-name="arial" fo:font-size="13pt" fo:language="en" fo:country="GB" officeooo:rsid="049950e9" style:font-name-asian="Noto Sans CJK SC Regular" style:font-size-asian="14pt" style:font-name-complex="Lohit Devanagari" style:font-size-complex="14pt"/>
    </style:style>
    <style:style style:name="T623" style:family="text">
      <style:text-properties style:font-name="arial" fo:font-size="13pt" fo:language="en" fo:country="GB" officeooo:rsid="049b2cab" style:font-name-asian="Noto Sans CJK SC Regular" style:font-size-asian="14pt" style:font-name-complex="Lohit Devanagari" style:font-size-complex="14pt"/>
    </style:style>
    <style:style style:name="T624" style:family="text">
      <style:text-properties style:font-name="arial" fo:font-size="13pt" fo:language="en" fo:country="GB" officeooo:rsid="04d67b85" style:font-name-asian="Noto Sans CJK SC Regular" style:font-size-asian="14pt" style:font-name-complex="Lohit Devanagari" style:font-size-complex="14pt"/>
    </style:style>
    <style:style style:name="T625" style:family="text">
      <style:text-properties style:font-name="arial" fo:font-size="13pt" fo:language="en" fo:country="GB" officeooo:rsid="04d85d8e" style:font-name-asian="Noto Sans CJK SC Regular" style:font-size-asian="14pt" style:font-name-complex="Lohit Devanagari" style:font-size-complex="14pt"/>
    </style:style>
    <style:style style:name="T626" style:family="text">
      <style:text-properties style:font-name="arial" fo:font-size="13pt" fo:language="en" fo:country="GB" officeooo:rsid="04f24a7d" style:font-name-asian="Noto Sans CJK SC Regular" style:font-size-asian="14pt" style:font-name-complex="Lohit Devanagari" style:font-size-complex="14pt"/>
    </style:style>
    <style:style style:name="T627" style:family="text">
      <style:text-properties style:font-name="arial" fo:font-size="13pt" fo:language="en" fo:country="GB" officeooo:rsid="0528cd11" style:font-name-asian="Noto Sans CJK SC Regular" style:font-size-asian="14pt" style:font-name-complex="Lohit Devanagari" style:font-size-complex="14pt"/>
    </style:style>
    <style:style style:name="T628" style:family="text">
      <style:text-properties style:font-name="arial" fo:font-size="13pt" fo:language="en" fo:country="GB" officeooo:rsid="05292a82" style:font-name-asian="Noto Sans CJK SC Regular" style:font-size-asian="14pt" style:font-name-complex="Lohit Devanagari" style:font-size-complex="14pt"/>
    </style:style>
    <style:style style:name="T629" style:family="text">
      <style:text-properties style:font-name="arial" fo:font-size="13pt" fo:language="en" fo:country="GB" officeooo:rsid="05570f4e" style:font-name-asian="Noto Sans CJK SC Regular" style:font-size-asian="14pt" style:font-name-complex="Lohit Devanagari" style:font-size-complex="14pt"/>
    </style:style>
    <style:style style:name="T630" style:family="text">
      <style:text-properties style:font-name="arial" fo:font-size="13pt" fo:language="en" fo:country="GB" officeooo:rsid="0593f556" style:font-name-asian="Noto Sans CJK SC Regular" style:font-size-asian="14pt" style:font-name-complex="Lohit Devanagari" style:font-size-complex="14pt"/>
    </style:style>
    <style:style style:name="T631" style:family="text">
      <style:text-properties style:font-name="arial" fo:font-size="13pt" fo:language="en" fo:country="GB" officeooo:rsid="05957dd2" style:font-name-asian="Noto Sans CJK SC Regular" style:font-size-asian="14pt" style:font-name-complex="Lohit Devanagari" style:font-size-complex="14pt"/>
    </style:style>
    <style:style style:name="T632" style:family="text">
      <style:text-properties style:font-name="arial" fo:font-size="13pt" fo:language="en" fo:country="GB" officeooo:rsid="05962d8c" style:font-name-asian="Noto Sans CJK SC Regular" style:font-size-asian="14pt" style:font-name-complex="Lohit Devanagari" style:font-size-complex="14pt"/>
    </style:style>
    <style:style style:name="T633" style:family="text">
      <style:text-properties style:font-name="arial" fo:font-size="11pt" fo:language="en" fo:country="GB" officeooo:rsid="04ca2be9" style:font-size-asian="10pt" style:font-size-complex="10pt"/>
    </style:style>
    <style:style style:name="T634" style:family="text">
      <style:text-properties style:font-name="Arial3" fo:font-weight="normal" style:font-weight-asian="normal" style:font-weight-complex="normal"/>
    </style:style>
    <style:style style:name="T635" style:family="text">
      <style:text-properties style:font-name="Arial3" fo:font-weight="normal" officeooo:rsid="01952ca0" style:font-weight-asian="normal" style:font-weight-complex="normal"/>
    </style:style>
    <style:style style:name="T636" style:family="text">
      <style:text-properties style:font-name="Arial3" fo:font-weight="normal" officeooo:rsid="0197e987" style:font-weight-asian="normal" style:font-weight-complex="normal"/>
    </style:style>
    <style:style style:name="T637" style:family="text">
      <style:text-properties style:font-name="Arial3" fo:font-weight="normal" officeooo:rsid="019800b5" style:font-weight-asian="normal" style:font-weight-complex="normal"/>
    </style:style>
    <style:style style:name="T638" style:family="text">
      <style:text-properties style:font-name="Arial3" fo:font-weight="normal" officeooo:rsid="019811aa" style:font-weight-asian="normal" style:font-weight-complex="normal"/>
    </style:style>
    <style:style style:name="T639" style:family="text">
      <style:text-properties style:font-name="Arial3" fo:font-size="12pt" fo:language="en" fo:country="GB" fo:font-weight="normal" officeooo:rsid="0196d529" style:font-weight-asian="normal" style:font-weight-complex="normal"/>
    </style:style>
    <style:style style:name="T640" style:family="text">
      <style:text-properties style:font-name="Arial3" fo:language="en" fo:country="GB" fo:font-weight="normal" officeooo:rsid="018be39d" style:font-weight-asian="normal" style:font-weight-complex="normal"/>
    </style:style>
    <style:style style:name="T641" style:family="text">
      <style:text-properties style:font-name="Arial3" fo:language="en" fo:country="GB" fo:font-weight="normal" officeooo:rsid="018c9247" style:font-weight-asian="normal" style:font-weight-complex="normal"/>
    </style:style>
    <style:style style:name="T642" style:family="text">
      <style:text-properties fo:font-size="10pt" fo:language="en" fo:country="GB" fo:font-weight="normal" officeooo:rsid="019af3a4" style:font-size-asian="10pt" style:font-weight-asian="normal" style:font-size-complex="10pt" style:font-weight-complex="normal"/>
    </style:style>
    <style:style style:name="T643" style:family="text">
      <style:text-properties fo:font-size="10pt" fo:language="en" fo:country="GB" fo:font-weight="normal" officeooo:rsid="0142d2fc" style:font-size-asian="10pt" style:font-weight-asian="normal" style:font-size-complex="10pt" style:font-weight-complex="normal"/>
    </style:style>
    <style:style style:name="T644" style:family="text">
      <style:text-properties fo:font-size="10pt" fo:language="en" fo:country="GB" fo:font-weight="normal" officeooo:rsid="019ad3b0" style:font-size-asian="10pt" style:font-weight-asian="normal" style:font-size-complex="10pt" style:font-weight-complex="normal"/>
    </style:style>
    <style:style style:name="T645" style:family="text">
      <style:text-properties style:text-underline-style="none" fo:font-weight="normal" officeooo:rsid="01a16e7a" style:font-weight-asian="normal" style:font-weight-complex="normal"/>
    </style:style>
    <style:style style:name="T646" style:family="text">
      <style:text-properties style:text-underline-style="none" fo:font-weight="normal" officeooo:rsid="01a22b41" style:font-weight-asian="normal" style:font-weight-complex="normal"/>
    </style:style>
    <style:style style:name="T647" style:family="text">
      <style:text-properties officeooo:rsid="01b46eff"/>
    </style:style>
    <style:style style:name="T648" style:family="text">
      <style:text-properties officeooo:rsid="01b78ec1"/>
    </style:style>
    <style:style style:name="T649" style:family="text">
      <style:text-properties officeooo:rsid="01b97784"/>
    </style:style>
    <style:style style:name="T650" style:family="text">
      <style:text-properties officeooo:rsid="01b9eedb"/>
    </style:style>
    <style:style style:name="T651" style:family="text">
      <style:text-properties style:text-position="super 58%" style:font-name="Arial1" fo:font-size="15pt" fo:language="en" fo:country="GB" fo:font-weight="normal" officeooo:rsid="020b0667" style:font-size-asian="15pt" style:font-weight-asian="normal" style:font-size-complex="15pt" style:font-weight-complex="normal"/>
    </style:style>
    <style:style style:name="T652"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53" style:family="text">
      <style:text-properties officeooo:rsid="023fa3e9"/>
    </style:style>
    <style:style style:name="T654" style:family="text">
      <style:text-properties officeooo:rsid="023fe0e4"/>
    </style:style>
    <style:style style:name="T655" style:family="text">
      <style:text-properties officeooo:rsid="0245a686"/>
    </style:style>
    <style:style style:name="T656" style:family="text">
      <style:text-properties officeooo:rsid="02508d05"/>
    </style:style>
    <style:style style:name="T657" style:family="text">
      <style:text-properties officeooo:rsid="0256057c"/>
    </style:style>
    <style:style style:name="T658" style:family="text">
      <style:text-properties officeooo:rsid="0256c02c"/>
    </style:style>
    <style:style style:name="T659" style:family="text">
      <style:text-properties officeooo:rsid="02590792"/>
    </style:style>
    <style:style style:name="T660" style:family="text">
      <style:text-properties officeooo:rsid="0259edcf"/>
    </style:style>
    <style:style style:name="T661" style:family="text">
      <style:text-properties officeooo:rsid="025b8f4c"/>
    </style:style>
    <style:style style:name="T662" style:family="text">
      <style:text-properties officeooo:rsid="026a5b96"/>
    </style:style>
    <style:style style:name="T663" style:family="text">
      <style:text-properties officeooo:rsid="02897850"/>
    </style:style>
    <style:style style:name="T664" style:family="text">
      <style:text-properties officeooo:rsid="02897c42"/>
    </style:style>
    <style:style style:name="T665" style:family="text">
      <style:text-properties officeooo:rsid="02be332d"/>
    </style:style>
    <style:style style:name="T666" style:family="text">
      <style:text-properties officeooo:rsid="02bfdc1c"/>
    </style:style>
    <style:style style:name="T667" style:family="text">
      <style:text-properties officeooo:rsid="02bfdcf3"/>
    </style:style>
    <style:style style:name="T668" style:family="text">
      <style:text-properties officeooo:rsid="02c1b330"/>
    </style:style>
    <style:style style:name="T669" style:family="text">
      <style:text-properties officeooo:rsid="02c261a1"/>
    </style:style>
    <style:style style:name="T670" style:family="text">
      <style:text-properties officeooo:rsid="02c40c7c"/>
    </style:style>
    <style:style style:name="T671" style:family="text">
      <style:text-properties officeooo:rsid="02c43afd"/>
    </style:style>
    <style:style style:name="T672" style:family="text">
      <style:text-properties officeooo:rsid="02c58a88"/>
    </style:style>
    <style:style style:name="T673" style:family="text">
      <style:text-properties officeooo:rsid="02c74a1d"/>
    </style:style>
    <style:style style:name="T674" style:family="text">
      <style:text-properties officeooo:rsid="02c89a20"/>
    </style:style>
    <style:style style:name="T675" style:family="text">
      <style:text-properties officeooo:rsid="02ca21d4"/>
    </style:style>
    <style:style style:name="T676" style:family="text">
      <style:text-properties officeooo:rsid="02cbb79b"/>
    </style:style>
    <style:style style:name="T677" style:family="text">
      <style:text-properties officeooo:rsid="02cd5c04"/>
    </style:style>
    <style:style style:name="T678" style:family="text">
      <style:text-properties officeooo:rsid="02ced060"/>
    </style:style>
    <style:style style:name="T679" style:family="text">
      <style:text-properties officeooo:rsid="02d095ef"/>
    </style:style>
    <style:style style:name="T680" style:family="text">
      <style:text-properties officeooo:rsid="02d13981"/>
    </style:style>
    <style:style style:name="T681" style:family="text">
      <style:text-properties officeooo:rsid="02d2d96a"/>
    </style:style>
    <style:style style:name="T682" style:family="text">
      <style:text-properties officeooo:rsid="02d5937c"/>
    </style:style>
    <style:style style:name="T683" style:family="text">
      <style:text-properties officeooo:rsid="02dcd0c6"/>
    </style:style>
    <style:style style:name="T684" style:family="text">
      <style:text-properties officeooo:rsid="02de4d2e"/>
    </style:style>
    <style:style style:name="T685" style:family="text">
      <style:text-properties officeooo:rsid="02e02876"/>
    </style:style>
    <style:style style:name="T686" style:family="text">
      <style:text-properties officeooo:rsid="02f357b8"/>
    </style:style>
    <style:style style:name="T687" style:family="text">
      <style:text-properties officeooo:rsid="02f3f023"/>
    </style:style>
    <style:style style:name="T688" style:family="text">
      <style:text-properties officeooo:rsid="02fdb328"/>
    </style:style>
    <style:style style:name="T689" style:family="text">
      <style:text-properties officeooo:rsid="02fdbdfe"/>
    </style:style>
    <style:style style:name="T690" style:family="text">
      <style:text-properties officeooo:rsid="02fde247"/>
    </style:style>
    <style:style style:name="T691" style:family="text">
      <style:text-properties officeooo:rsid="02fea966"/>
    </style:style>
    <style:style style:name="T692" style:family="text">
      <style:text-properties officeooo:rsid="030095f0"/>
    </style:style>
    <style:style style:name="T693" style:family="text">
      <style:text-properties officeooo:rsid="030269c9"/>
    </style:style>
    <style:style style:name="T694" style:family="text">
      <style:text-properties officeooo:rsid="0303c16c"/>
    </style:style>
    <style:style style:name="T695" style:family="text">
      <style:text-properties officeooo:rsid="0305a451"/>
    </style:style>
    <style:style style:name="T696" style:family="text">
      <style:text-properties officeooo:rsid="0305c686"/>
    </style:style>
    <style:style style:name="T697" style:family="text">
      <style:text-properties officeooo:rsid="030624c7"/>
    </style:style>
    <style:style style:name="T698" style:family="text">
      <style:text-properties officeooo:rsid="0308b056"/>
    </style:style>
    <style:style style:name="T699" style:family="text">
      <style:text-properties officeooo:rsid="030a11f4"/>
    </style:style>
    <style:style style:name="T700" style:family="text">
      <style:text-properties officeooo:rsid="030bcb52"/>
    </style:style>
    <style:style style:name="T701" style:family="text">
      <style:text-properties officeooo:rsid="030c4f52"/>
    </style:style>
    <style:style style:name="T702" style:family="text">
      <style:text-properties officeooo:rsid="02d3c8f4"/>
    </style:style>
    <style:style style:name="T703" style:family="text">
      <style:text-properties officeooo:rsid="031143c5"/>
    </style:style>
    <style:style style:name="T704" style:family="text">
      <style:text-properties officeooo:rsid="02da3c43"/>
    </style:style>
    <style:style style:name="T705" style:family="text">
      <style:text-properties officeooo:rsid="032e8b7b"/>
    </style:style>
    <style:style style:name="T706" style:family="text">
      <style:text-properties officeooo:rsid="032f6faa"/>
    </style:style>
    <style:style style:name="T707" style:family="text">
      <style:text-properties officeooo:rsid="03313402"/>
    </style:style>
    <style:style style:name="T708" style:family="text">
      <style:text-properties officeooo:rsid="033486bf"/>
    </style:style>
    <style:style style:name="T709" style:family="text">
      <style:text-properties officeooo:rsid="033761bb"/>
    </style:style>
    <style:style style:name="T710" style:family="text">
      <style:text-properties officeooo:rsid="0339131b"/>
    </style:style>
    <style:style style:name="T711" style:family="text">
      <style:text-properties officeooo:rsid="033a4411"/>
    </style:style>
    <style:style style:name="T712" style:family="text">
      <style:text-properties officeooo:rsid="033ca477"/>
    </style:style>
    <style:style style:name="T713" style:family="text">
      <style:text-properties officeooo:rsid="035172d5"/>
    </style:style>
    <style:style style:name="T714" style:family="text">
      <style:text-properties officeooo:rsid="035421df"/>
    </style:style>
    <style:style style:name="T715" style:family="text">
      <style:text-properties officeooo:rsid="0354e895"/>
    </style:style>
    <style:style style:name="T716" style:family="text">
      <style:text-properties officeooo:rsid="035d2106"/>
    </style:style>
    <style:style style:name="T717" style:family="text">
      <style:text-properties officeooo:rsid="035d5a67"/>
    </style:style>
    <style:style style:name="T718" style:family="text">
      <style:text-properties officeooo:rsid="03601b0b"/>
    </style:style>
    <style:style style:name="T719" style:family="text">
      <style:text-properties officeooo:rsid="03610075"/>
    </style:style>
    <style:style style:name="T720" style:family="text">
      <style:text-properties officeooo:rsid="03625b8e"/>
    </style:style>
    <style:style style:name="T721" style:family="text">
      <style:text-properties officeooo:rsid="036476e7"/>
    </style:style>
    <style:style style:name="T722" style:family="text">
      <style:text-properties officeooo:rsid="036b1051"/>
    </style:style>
    <style:style style:name="T723" style:family="text">
      <style:text-properties officeooo:rsid="036e0304"/>
    </style:style>
    <style:style style:name="T724" style:family="text">
      <style:text-properties officeooo:rsid="036f861d"/>
    </style:style>
    <style:style style:name="T725" style:family="text">
      <style:text-properties officeooo:rsid="037efeff"/>
    </style:style>
    <style:style style:name="T726" style:family="text">
      <style:text-properties officeooo:rsid="0380c120"/>
    </style:style>
    <style:style style:name="T727" style:family="text">
      <style:text-properties officeooo:rsid="03dfa3fc"/>
    </style:style>
    <style:style style:name="T728" style:family="text">
      <style:text-properties officeooo:rsid="03f76c02"/>
    </style:style>
    <style:style style:name="T729" style:family="text">
      <style:text-properties officeooo:rsid="03f87857"/>
    </style:style>
    <style:style style:name="T730" style:family="text">
      <style:text-properties officeooo:rsid="03ffc026"/>
    </style:style>
    <style:style style:name="T731" style:family="text">
      <style:text-properties officeooo:rsid="0401b7bb"/>
    </style:style>
    <style:style style:name="T732" style:family="text">
      <style:text-properties officeooo:rsid="04097ba7"/>
    </style:style>
    <style:style style:name="T733" style:family="text">
      <style:text-properties officeooo:rsid="0415729c"/>
    </style:style>
    <style:style style:name="T734" style:family="text">
      <style:text-properties officeooo:rsid="04188d61"/>
    </style:style>
    <style:style style:name="T735" style:family="text">
      <style:text-properties officeooo:rsid="0420e1ee"/>
    </style:style>
    <style:style style:name="T736" style:family="text">
      <style:text-properties officeooo:rsid="0422b9bf"/>
    </style:style>
    <style:style style:name="T737" style:family="text">
      <style:text-properties officeooo:rsid="04236099"/>
    </style:style>
    <style:style style:name="T738" style:family="text">
      <style:text-properties officeooo:rsid="04263eed"/>
    </style:style>
    <style:style style:name="T739" style:family="text">
      <style:text-properties officeooo:rsid="043eb013"/>
    </style:style>
    <style:style style:name="T740" style:family="text">
      <style:text-properties officeooo:rsid="043fa70c"/>
    </style:style>
    <style:style style:name="T741" style:family="text">
      <style:text-properties officeooo:rsid="0445a9e3"/>
    </style:style>
    <style:style style:name="T742" style:family="text">
      <style:text-properties officeooo:rsid="0447474f"/>
    </style:style>
    <style:style style:name="T743" style:family="text">
      <style:text-properties officeooo:rsid="044cce05"/>
    </style:style>
    <style:style style:name="T744" style:family="text">
      <style:text-properties officeooo:rsid="0452f5d6"/>
    </style:style>
    <style:style style:name="T745" style:family="text">
      <style:text-properties officeooo:rsid="04545fe8"/>
    </style:style>
    <style:style style:name="T746" style:family="text">
      <style:text-properties officeooo:rsid="04587298"/>
    </style:style>
    <style:style style:name="T747" style:family="text">
      <style:text-properties officeooo:rsid="045c2811"/>
    </style:style>
    <style:style style:name="T748" style:family="text">
      <style:text-properties officeooo:rsid="04614282"/>
    </style:style>
    <style:style style:name="T749" style:family="text">
      <style:text-properties officeooo:rsid="0462fa04"/>
    </style:style>
    <style:style style:name="T750" style:family="text">
      <style:text-properties officeooo:rsid="046493b7"/>
    </style:style>
    <style:style style:name="T751" style:family="text">
      <style:text-properties officeooo:rsid="0467fcd4"/>
    </style:style>
    <style:style style:name="T752" style:family="text">
      <style:text-properties officeooo:rsid="04698341"/>
    </style:style>
    <style:style style:name="T753" style:family="text">
      <style:text-properties officeooo:rsid="04703fb5"/>
    </style:style>
    <style:style style:name="T754" style:family="text">
      <style:text-properties officeooo:rsid="04742281"/>
    </style:style>
    <style:style style:name="T755" style:family="text">
      <style:text-properties officeooo:rsid="04746f15"/>
    </style:style>
    <style:style style:name="T756" style:family="text">
      <style:text-properties officeooo:rsid="0474cc32"/>
    </style:style>
    <style:style style:name="T757" style:family="text">
      <style:text-properties officeooo:rsid="04764c29"/>
    </style:style>
    <style:style style:name="T758" style:family="text">
      <style:text-properties officeooo:rsid="047b8c45"/>
    </style:style>
    <style:style style:name="T759" style:family="text">
      <style:text-properties officeooo:rsid="048a526b"/>
    </style:style>
    <style:style style:name="T760" style:family="text">
      <style:text-properties officeooo:rsid="049950e9"/>
    </style:style>
    <style:style style:name="T761" style:family="text">
      <style:text-properties officeooo:rsid="0499cf52"/>
    </style:style>
    <style:style style:name="T762" style:family="text">
      <style:text-properties officeooo:rsid="049b2cab"/>
    </style:style>
    <style:style style:name="T763" style:family="text">
      <style:text-properties officeooo:rsid="049ce228"/>
    </style:style>
    <style:style style:name="T764" style:family="text">
      <style:text-properties officeooo:rsid="049f3d86"/>
    </style:style>
    <style:style style:name="T765" style:family="text">
      <style:text-properties officeooo:rsid="04a3d612"/>
    </style:style>
    <style:style style:name="T766" style:family="text">
      <style:text-properties officeooo:rsid="04a67c85"/>
    </style:style>
    <style:style style:name="T767" style:family="text">
      <style:text-properties officeooo:rsid="04a6b0e7"/>
    </style:style>
    <style:style style:name="T768" style:family="text">
      <style:text-properties officeooo:rsid="04a82fb1"/>
    </style:style>
    <style:style style:name="T769" style:family="text">
      <style:text-properties officeooo:rsid="04a99165"/>
    </style:style>
    <style:style style:name="T770" style:family="text">
      <style:text-properties officeooo:rsid="04a9cd42"/>
    </style:style>
    <style:style style:name="T771" style:family="text">
      <style:text-properties officeooo:rsid="04aa97d8"/>
    </style:style>
    <style:style style:name="T772" style:family="text">
      <style:text-properties officeooo:rsid="04ac27d1"/>
    </style:style>
    <style:style style:name="T773" style:family="text">
      <style:text-properties officeooo:rsid="04aef526"/>
    </style:style>
    <style:style style:name="T774" style:family="text">
      <style:text-properties officeooo:rsid="04aef862"/>
    </style:style>
    <style:style style:name="T775" style:family="text">
      <style:text-properties officeooo:rsid="04b00b71"/>
    </style:style>
    <style:style style:name="T776" style:family="text">
      <style:text-properties officeooo:rsid="04b5105c"/>
    </style:style>
    <style:style style:name="T777" style:family="text">
      <style:text-properties officeooo:rsid="04b6a605"/>
    </style:style>
    <style:style style:name="T778" style:family="text">
      <style:text-properties officeooo:rsid="04b902e1"/>
    </style:style>
    <style:style style:name="T779" style:family="text">
      <style:text-properties officeooo:rsid="04bcbce0"/>
    </style:style>
    <style:style style:name="T780" style:family="text">
      <style:text-properties officeooo:rsid="04bea7a7"/>
    </style:style>
    <style:style style:name="T781" style:family="text">
      <style:text-properties officeooo:rsid="04c61592"/>
    </style:style>
    <style:style style:name="T782" style:family="text">
      <style:text-properties officeooo:rsid="04c83827"/>
    </style:style>
    <style:style style:name="T783" style:family="text">
      <style:text-properties officeooo:rsid="04cbef25"/>
    </style:style>
    <style:style style:name="T784" style:family="text">
      <style:text-properties officeooo:rsid="04cdc94e"/>
    </style:style>
    <style:style style:name="T785" style:family="text">
      <style:text-properties officeooo:rsid="04cede6e"/>
    </style:style>
    <style:style style:name="T786" style:family="text">
      <style:text-properties officeooo:rsid="04e0b437"/>
    </style:style>
    <style:style style:name="T787" style:family="text">
      <style:text-properties officeooo:rsid="04e4ffb5"/>
    </style:style>
    <style:style style:name="T788" style:family="text">
      <style:text-properties officeooo:rsid="04e829a9"/>
    </style:style>
    <style:style style:name="T789" style:family="text">
      <style:text-properties officeooo:rsid="04e82ac6"/>
    </style:style>
    <style:style style:name="T790" style:family="text">
      <style:text-properties officeooo:rsid="04e9fb45"/>
    </style:style>
    <style:style style:name="T791" style:family="text">
      <style:text-properties officeooo:rsid="04eb0cfc"/>
    </style:style>
    <style:style style:name="T792" style:family="text">
      <style:text-properties officeooo:rsid="04ec0d0a"/>
    </style:style>
    <style:style style:name="T793" style:family="text">
      <style:text-properties officeooo:rsid="04ec40da"/>
    </style:style>
    <style:style style:name="T794" style:family="text">
      <style:text-properties officeooo:rsid="04ed43b1"/>
    </style:style>
    <style:style style:name="T795" style:family="text">
      <style:text-properties officeooo:rsid="04ef4189"/>
    </style:style>
    <style:style style:name="T796" style:family="text">
      <style:text-properties officeooo:rsid="04efde3b"/>
    </style:style>
    <style:style style:name="T797" style:family="text">
      <style:text-properties officeooo:rsid="04f059a2"/>
    </style:style>
    <style:style style:name="T798" style:family="text">
      <style:text-properties officeooo:rsid="04f7e8a1"/>
    </style:style>
    <style:style style:name="T799" style:family="text">
      <style:text-properties officeooo:rsid="04fad033"/>
    </style:style>
    <style:style style:name="T800" style:family="text">
      <style:text-properties officeooo:rsid="04fb167a"/>
    </style:style>
    <style:style style:name="T801" style:family="text">
      <style:text-properties officeooo:rsid="04fcf0a3"/>
    </style:style>
    <style:style style:name="T802" style:family="text">
      <style:text-properties officeooo:rsid="04fdd36a"/>
    </style:style>
    <style:style style:name="T803" style:family="text">
      <style:text-properties officeooo:rsid="04fed4a9"/>
    </style:style>
    <style:style style:name="T804" style:family="text">
      <style:text-properties officeooo:rsid="04fff607"/>
    </style:style>
    <style:style style:name="T805" style:family="text">
      <style:text-properties officeooo:rsid="0502154d"/>
    </style:style>
    <style:style style:name="T806" style:family="text">
      <style:text-properties officeooo:rsid="05029fab"/>
    </style:style>
    <style:style style:name="T807" style:family="text">
      <style:text-properties officeooo:rsid="05035965"/>
    </style:style>
    <style:style style:name="T808" style:family="text">
      <style:text-properties officeooo:rsid="0503d700"/>
    </style:style>
    <style:style style:name="T809" style:family="text">
      <style:text-properties officeooo:rsid="05054a70"/>
    </style:style>
    <style:style style:name="T810" style:family="text">
      <style:text-properties officeooo:rsid="05064a81"/>
    </style:style>
    <style:style style:name="T811" style:family="text">
      <style:text-properties officeooo:rsid="0507d4d4"/>
    </style:style>
    <style:style style:name="T812" style:family="text">
      <style:text-properties officeooo:rsid="050a5065"/>
    </style:style>
    <style:style style:name="T813" style:family="text">
      <style:text-properties officeooo:rsid="050d623e"/>
    </style:style>
    <style:style style:name="T814" style:family="text">
      <style:text-properties officeooo:rsid="050e4127"/>
    </style:style>
    <style:style style:name="T815" style:family="text">
      <style:text-properties officeooo:rsid="0510b330"/>
    </style:style>
    <style:style style:name="T816" style:family="text">
      <style:text-properties officeooo:rsid="05136c2f"/>
    </style:style>
    <style:style style:name="T817" style:family="text">
      <style:text-properties officeooo:rsid="0514f5d7"/>
    </style:style>
    <style:style style:name="T818" style:family="text">
      <style:text-properties officeooo:rsid="0516491c"/>
    </style:style>
    <style:style style:name="T819" style:family="text">
      <style:text-properties officeooo:rsid="05166e64"/>
    </style:style>
    <style:style style:name="T820" style:family="text">
      <style:text-properties officeooo:rsid="0516a9e6"/>
    </style:style>
    <style:style style:name="T821" style:family="text">
      <style:text-properties officeooo:rsid="05192f7e"/>
    </style:style>
    <style:style style:name="T822" style:family="text">
      <style:text-properties officeooo:rsid="0520a3f9"/>
    </style:style>
    <style:style style:name="T823" style:family="text">
      <style:text-properties officeooo:rsid="05210c1c"/>
    </style:style>
    <style:style style:name="T824" style:family="text">
      <style:text-properties officeooo:rsid="05228fda"/>
    </style:style>
    <style:style style:name="T825" style:family="text">
      <style:text-properties officeooo:rsid="052a29b8"/>
    </style:style>
    <style:style style:name="T826" style:family="text">
      <style:text-properties officeooo:rsid="052d4ba4"/>
    </style:style>
    <style:style style:name="T827" style:family="text">
      <style:text-properties officeooo:rsid="052fe529"/>
    </style:style>
    <style:style style:name="T828" style:family="text">
      <style:text-properties officeooo:rsid="053171f2"/>
    </style:style>
    <style:style style:name="T829" style:family="text">
      <style:text-properties officeooo:rsid="053273ac"/>
    </style:style>
    <style:style style:name="T830" style:family="text">
      <style:text-properties officeooo:rsid="05328635"/>
    </style:style>
    <style:style style:name="T831" style:family="text">
      <style:text-properties officeooo:rsid="05378400"/>
    </style:style>
    <style:style style:name="T832" style:family="text">
      <style:text-properties officeooo:rsid="05381f26"/>
    </style:style>
    <style:style style:name="T833" style:family="text">
      <style:text-properties officeooo:rsid="05417127"/>
    </style:style>
    <style:style style:name="T834" style:family="text">
      <style:text-properties officeooo:rsid="0541cb38"/>
    </style:style>
    <style:style style:name="T835" style:family="text">
      <style:text-properties officeooo:rsid="05424194"/>
    </style:style>
    <style:style style:name="T836" style:family="text">
      <style:text-properties officeooo:rsid="0547ad0c"/>
    </style:style>
    <style:style style:name="T837" style:family="text">
      <style:text-properties officeooo:rsid="054ee29c"/>
    </style:style>
    <style:style style:name="T838" style:family="text">
      <style:text-properties officeooo:rsid="05521469"/>
    </style:style>
    <style:style style:name="T839" style:family="text">
      <style:text-properties officeooo:rsid="0552c1e9"/>
    </style:style>
    <style:style style:name="T840" style:family="text">
      <style:text-properties officeooo:rsid="05570f4e"/>
    </style:style>
    <style:style style:name="T841" style:family="text">
      <style:text-properties officeooo:rsid="055955a8"/>
    </style:style>
    <style:style style:name="T842" style:family="text">
      <style:text-properties officeooo:rsid="055abdc7"/>
    </style:style>
    <style:style style:name="T843" style:family="text">
      <style:text-properties officeooo:rsid="055e4947"/>
    </style:style>
    <style:style style:name="T844" style:family="text">
      <style:text-properties officeooo:rsid="055f0d44"/>
    </style:style>
    <style:style style:name="T845" style:family="text">
      <style:text-properties officeooo:rsid="055f3db6"/>
    </style:style>
    <style:style style:name="T846" style:family="text">
      <style:text-properties officeooo:rsid="0561ffe0"/>
    </style:style>
    <style:style style:name="T847" style:family="text">
      <style:text-properties officeooo:rsid="0565131c"/>
    </style:style>
    <style:style style:name="T848" style:family="text">
      <style:text-properties officeooo:rsid="0568bf6e"/>
    </style:style>
    <style:style style:name="T849" style:family="text">
      <style:text-properties officeooo:rsid="0569fc7d"/>
    </style:style>
    <style:style style:name="T850" style:family="text">
      <style:text-properties officeooo:rsid="056b9afb"/>
    </style:style>
    <style:style style:name="T851" style:family="text">
      <style:text-properties officeooo:rsid="056fd723"/>
    </style:style>
    <style:style style:name="T852" style:family="text">
      <style:text-properties officeooo:rsid="057028a7"/>
    </style:style>
    <style:style style:name="T853" style:family="text">
      <style:text-properties officeooo:rsid="0570989b"/>
    </style:style>
    <style:style style:name="T854" style:family="text">
      <style:text-properties officeooo:rsid="0572d9f4"/>
    </style:style>
    <style:style style:name="T855" style:family="text">
      <style:text-properties officeooo:rsid="057821b0"/>
    </style:style>
    <style:style style:name="T856" style:family="text">
      <style:text-properties officeooo:rsid="057a4dd3"/>
    </style:style>
    <style:style style:name="T857" style:family="text">
      <style:text-properties officeooo:rsid="057f3fb4"/>
    </style:style>
    <style:style style:name="T858" style:family="text">
      <style:text-properties officeooo:rsid="05804eeb"/>
    </style:style>
    <style:style style:name="T859" style:family="text">
      <style:text-properties officeooo:rsid="058211d9"/>
    </style:style>
    <style:style style:name="T860" style:family="text">
      <style:text-properties officeooo:rsid="05886e1b"/>
    </style:style>
    <style:style style:name="T861" style:family="text">
      <style:text-properties officeooo:rsid="058974a8"/>
    </style:style>
    <style:style style:name="T862" style:family="text">
      <style:text-properties officeooo:rsid="058a25b4"/>
    </style:style>
    <style:style style:name="T863" style:family="text">
      <style:text-properties officeooo:rsid="059ca4f2"/>
    </style:style>
    <style:style style:name="T864" style:family="text">
      <style:text-properties officeooo:rsid="05a2a579"/>
    </style:style>
    <style:style style:name="T865" style:family="text">
      <style:text-properties officeooo:rsid="05a312ad"/>
    </style:style>
    <style:style style:name="T866" style:family="text">
      <style:text-properties officeooo:rsid="05a81849"/>
    </style:style>
    <style:style style:name="T867" style:family="text">
      <style:text-properties officeooo:rsid="05aa26d2"/>
    </style:style>
    <style:style style:name="T868" style:family="text">
      <style:text-properties officeooo:rsid="05ab0833"/>
    </style:style>
    <style:style style:name="T869" style:family="text">
      <style:text-properties officeooo:rsid="05ab4d37"/>
    </style:style>
    <style:style style:name="T870" style:family="text">
      <style:text-properties officeooo:rsid="05ae4ff6"/>
    </style:style>
    <style:style style:name="T871" style:family="text">
      <style:text-properties officeooo:rsid="05b11e11"/>
    </style:style>
    <style:style style:name="T872" style:family="text">
      <style:text-properties officeooo:rsid="05b36476"/>
    </style:style>
    <style:style style:name="T873" style:family="text">
      <style:text-properties officeooo:rsid="05b3a424"/>
    </style:style>
    <style:style style:name="T874" style:family="text">
      <style:text-properties officeooo:rsid="05b3f92d"/>
    </style:style>
    <style:style style:name="T875" style:family="text">
      <style:text-properties officeooo:rsid="05b64b5a"/>
    </style:style>
    <style:style style:name="T876" style:family="text">
      <style:text-properties officeooo:rsid="05b679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75B880C73AF14FE5.jpg" xlink:type="simple" xlink:show="embed" xlink:actuate="onLoad" loext:mime-type="image/jpeg"/>
      </draw:frame>
      <text:p text:style-name="P189">Nepheshria</text:p>
      <text:p text:style-name="P272">Rules Book</text:p>
      <text:p text:style-name="P2"/>
      <text:p text:style-name="P2"/>
      <text:p text:style-name="P2"/>
      <text:p text:style-name="P2"/>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73"><text:a xlink:type="simple" xlink:href="#__RefHeading___Toc851_3078473065" text:style-name="Index_20_Link" text:visited-style-name="Index_20_Link">1 Introduction<text:tab/>4</text:a></text:p>
            <text:p text:style-name="P274"><text:a xlink:type="simple" xlink:href="#__RefHeading___Toc811_3108120033" text:style-name="Index_20_Link" text:visited-style-name="Index_20_Link">1.1 The world of Nepheshria<text:tab/>5</text:a></text:p>
            <text:p text:style-name="P274"><text:a xlink:type="simple" xlink:href="#__RefHeading___Toc855_3078473065" text:style-name="Index_20_Link" text:visited-style-name="Index_20_Link">1.2 How to use this book<text:tab/>5</text:a></text:p>
            <text:p text:style-name="P274"><text:a xlink:type="simple" xlink:href="#__RefHeading___Toc857_3078473065" text:style-name="Index_20_Link" text:visited-style-name="Index_20_Link">1.3 How to play<text:tab/>6</text:a></text:p>
            <text:p text:style-name="P275"><text:a xlink:type="simple" xlink:href="#__RefHeading___Toc859_3078473065" text:style-name="Index_20_Link" text:visited-style-name="Index_20_Link">1.3.1 The world of dice<text:tab/>6</text:a></text:p>
            <text:p text:style-name="P275"><text:a xlink:type="simple" xlink:href="#__RefHeading___Toc861_3078473065" text:style-name="Index_20_Link" text:visited-style-name="Index_20_Link">1.3.2 The D100<text:tab/>7</text:a></text:p>
            <text:p text:style-name="P275"><text:a xlink:type="simple" xlink:href="#__RefHeading___Toc863_3078473065" text:style-name="Index_20_Link" text:visited-style-name="Index_20_Link">1.3.3 Advantage and Disadvantage<text:tab/>8</text:a></text:p>
            <text:p text:style-name="P274"><text:a xlink:type="simple" xlink:href="#__RefHeading___Toc865_3078473065" text:style-name="Index_20_Link" text:visited-style-name="Index_20_Link">1.4 Adventures<text:tab/>8</text:a></text:p>
            <text:p text:style-name="P275"><text:a xlink:type="simple" xlink:href="#__RefHeading___Toc1358_4200086444" text:style-name="Index_20_Link" text:visited-style-name="Index_20_Link">1.4.1 The bases of Adventure<text:tab/>10</text:a></text:p>
            <text:p text:style-name="P274"><text:a xlink:type="simple" xlink:href="#__RefHeading___Toc2555_4268352361" text:style-name="Index_20_Link" text:visited-style-name="Index_20_Link">1.5 The science of magic<text:tab/>10</text:a></text:p>
            <text:p text:style-name="P275"><text:a xlink:type="simple" xlink:href="#__RefHeading___Toc2557_4268352361" text:style-name="Index_20_Link" text:visited-style-name="Index_20_Link">1.5.1 Spell casting<text:tab/>11</text:a></text:p>
            <text:p text:style-name="P275"><text:a xlink:type="simple" xlink:href="#__RefHeading___Toc2559_4268352361" text:style-name="Index_20_Link" text:visited-style-name="Index_20_Link">1.5.2 Body enhancement / Forging<text:tab/>11</text:a></text:p>
            <text:p text:style-name="P275"><text:a xlink:type="simple" xlink:href="#__RefHeading___Toc2561_4268352361" text:style-name="Index_20_Link" text:visited-style-name="Index_20_Link">1.5.3 Runomancy<text:tab/>11</text:a></text:p>
            <text:p text:style-name="P273"><text:a xlink:type="simple" xlink:href="#__RefHeading___Toc972_3108120033" text:style-name="Index_20_Link" text:visited-style-name="Index_20_Link">2 Characters creation<text:tab/>12</text:a></text:p>
            <text:p text:style-name="P274"><text:a xlink:type="simple" xlink:href="#__RefHeading___Toc974_3108120033" text:style-name="Index_20_Link" text:visited-style-name="Index_20_Link">2.1 Basic informations<text:tab/>12</text:a></text:p>
            <text:p text:style-name="P274"><text:a xlink:type="simple" xlink:href="#__RefHeading___Toc5099_2143098266" text:style-name="Index_20_Link" text:visited-style-name="Index_20_Link">2.2 Stats<text:tab/>14</text:a></text:p>
            <text:p text:style-name="P275"><text:a xlink:type="simple" xlink:href="#__RefHeading___Toc1488_1886356450" text:style-name="Index_20_Link" text:visited-style-name="Index_20_Link">2.2.1 Core stats<text:tab/>14</text:a></text:p>
            <text:p text:style-name="P276"><text:a xlink:type="simple" xlink:href="#__RefHeading___Toc1610_1886356450" text:style-name="Index_20_Link" text:visited-style-name="Index_20_Link">2.2.1.1 Dexterity<text:tab/>14</text:a></text:p>
            <text:p text:style-name="P276"><text:a xlink:type="simple" xlink:href="#__RefHeading___Toc1612_1886356450" text:style-name="Index_20_Link" text:visited-style-name="Index_20_Link">2.2.1.2 Strength<text:tab/>14</text:a></text:p>
            <text:p text:style-name="P276"><text:a xlink:type="simple" xlink:href="#__RefHeading___Toc1614_1886356450" text:style-name="Index_20_Link" text:visited-style-name="Index_20_Link">2.2.1.3 Social<text:tab/>15</text:a></text:p>
            <text:p text:style-name="P276"><text:a xlink:type="simple" xlink:href="#__RefHeading___Toc1616_1886356450" text:style-name="Index_20_Link" text:visited-style-name="Index_20_Link">2.2.1.4 Instinct<text:tab/>15</text:a></text:p>
            <text:p text:style-name="P276"><text:a xlink:type="simple" xlink:href="#__RefHeading___Toc1618_1886356450" text:style-name="Index_20_Link" text:visited-style-name="Index_20_Link">2.2.1.5 Intelligence<text:tab/>15</text:a></text:p>
            <text:p text:style-name="P275"><text:a xlink:type="simple" xlink:href="#__RefHeading___Toc5271_3459534776" text:style-name="Index_20_Link" text:visited-style-name="Index_20_Link">2.2.2 HP and Energy<text:tab/>15</text:a></text:p>
            <text:p text:style-name="P276"><text:a xlink:type="simple" xlink:href="#__RefHeading___Toc9236_1228325823" text:style-name="Index_20_Link" text:visited-style-name="Index_20_Link">2.2.2.1 HP or Health point<text:tab/>15</text:a></text:p>
            <text:p text:style-name="P276"><text:a xlink:type="simple" xlink:href="#__RefHeading___Toc9238_1228325823" text:style-name="Index_20_Link" text:visited-style-name="Index_20_Link">2.2.2.2 Energy<text:tab/>15</text:a></text:p>
            <text:p text:style-name="P274"><text:a xlink:type="simple" xlink:href="#__RefHeading___Toc976_3108120033" text:style-name="Index_20_Link" text:visited-style-name="Index_20_Link">2.3 Races<text:tab/>16</text:a></text:p>
            <text:p text:style-name="P275"><text:a xlink:type="simple" xlink:href="#__RefHeading___Toc5395_1704987623" text:style-name="Index_20_Link" text:visited-style-name="Index_20_Link">2.3.1 The Phusilians<text:tab/>18</text:a></text:p>
            <text:p text:style-name="P276"><text:a xlink:type="simple" xlink:href="#__RefHeading___Toc868_59016298" text:style-name="Index_20_Link" text:visited-style-name="Index_20_Link">2.3.1.1 Lore<text:tab/>18</text:a></text:p>
            <text:p text:style-name="P276"><text:a xlink:type="simple" xlink:href="#__RefHeading___Toc870_59016298" text:style-name="Index_20_Link" text:visited-style-name="Index_20_Link">2.3.1.2 Description<text:tab/>18</text:a></text:p>
            <text:p text:style-name="P276"><text:a xlink:type="simple" xlink:href="#__RefHeading___Toc872_59016298" text:style-name="Index_20_Link" text:visited-style-name="Index_20_Link">2.3.1.3 <text:s/>Abilities<text:tab/>18</text:a></text:p>
            <text:p text:style-name="P276"><text:a xlink:type="simple" xlink:href="#__RefHeading___Toc2977_1718771812" text:style-name="Index_20_Link" text:visited-style-name="Index_20_Link">2.3.1.4 Stats advantage<text:tab/>19</text:a></text:p>
            <text:p text:style-name="P276"><text:a xlink:type="simple" xlink:href="#__RefHeading___Toc2979_1718771812" text:style-name="Index_20_Link" text:visited-style-name="Index_20_Link">2.3.1.5 Traditional Body Forging<text:tab/>19</text:a></text:p>
            <text:p text:style-name="P276"><text:a xlink:type="simple" xlink:href="#__RefHeading___Toc5311_3607824458" text:style-name="Index_20_Link" text:visited-style-name="Index_20_Link">2.3.1.6 Innate skills<text:tab/>19</text:a></text:p>
            <text:p text:style-name="P275"><text:a xlink:type="simple" xlink:href="#__RefHeading___Toc952_3956299766" text:style-name="Index_20_Link" text:visited-style-name="Index_20_Link">2.3.2 The Aluros<text:tab/>20</text:a></text:p>
            <text:p text:style-name="P276"><text:a xlink:type="simple" xlink:href="#__RefHeading___Toc954_3956299766" text:style-name="Index_20_Link" text:visited-style-name="Index_20_Link">2.3.2.1 Lore<text:tab/>20</text:a></text:p>
            <text:p text:style-name="P276"><text:a xlink:type="simple" xlink:href="#__RefHeading___Toc870_590162981" text:style-name="Index_20_Link" text:visited-style-name="Index_20_Link">2.3.2.2 Description<text:tab/>20</text:a></text:p>
            <text:p text:style-name="P276"><text:a xlink:type="simple" xlink:href="#__RefHeading___Toc9240_1228325823" text:style-name="Index_20_Link" text:visited-style-name="Index_20_Link">2.3.2.3 Abilities<text:tab/>20</text:a></text:p>
            <text:p text:style-name="P276"><text:a xlink:type="simple" xlink:href="#__RefHeading___Toc5313_3607824458" text:style-name="Index_20_Link" text:visited-style-name="Index_20_Link">2.3.2.4 Stats advantage<text:tab/>21</text:a></text:p>
            <text:p text:style-name="P276"><text:a xlink:type="simple" xlink:href="#__RefHeading___Toc2983_1718771812" text:style-name="Index_20_Link" text:visited-style-name="Index_20_Link">2.3.2.5 Traditional Body Forging<text:tab/>21</text:a></text:p>
            <text:p text:style-name="P276"><text:a xlink:type="simple" xlink:href="#__RefHeading___Toc5315_3607824458" text:style-name="Index_20_Link" text:visited-style-name="Index_20_Link">2.3.2.6 Innate skills<text:tab/>21</text:a></text:p>
            <text:p text:style-name="P275"><text:a xlink:type="simple" xlink:href="#__RefHeading___Toc5338_2143098266" text:style-name="Index_20_Link" text:visited-style-name="Index_20_Link">2.3.3 The Lycaons<text:tab/>22</text:a></text:p>
            <text:p text:style-name="P276"><text:a xlink:type="simple" xlink:href="#__RefHeading___Toc1598_1886356450" text:style-name="Index_20_Link" text:visited-style-name="Index_20_Link">2.3.3.1 Lore<text:tab/>22</text:a></text:p>
            <text:p text:style-name="P276"><text:a xlink:type="simple" xlink:href="#__RefHeading___Toc870_5901629818" text:style-name="Index_20_Link" text:visited-style-name="Index_20_Link">2.3.3.2 Description<text:tab/>22</text:a></text:p>
            <text:p text:style-name="P276"><text:a xlink:type="simple" xlink:href="#__RefHeading___Toc872_5901629818" text:style-name="Index_20_Link" text:visited-style-name="Index_20_Link">2.3.3.3 Abilities<text:tab/>22</text:a></text:p>
            <text:p text:style-name="P276"><text:a xlink:type="simple" xlink:href="#__RefHeading___Toc5000_1360243471" text:style-name="Index_20_Link" text:visited-style-name="Index_20_Link">2.3.3.4 Stats advantage<text:tab/>23</text:a></text:p>
            <text:p text:style-name="P276"><text:a xlink:type="simple" xlink:href="#__RefHeading___Toc2987_1718771812" text:style-name="Index_20_Link" text:visited-style-name="Index_20_Link">2.3.3.5 Traditional Body Forging<text:tab/>23</text:a></text:p>
            <text:p text:style-name="P276"><text:a xlink:type="simple" xlink:href="#__RefHeading___Toc5002_1360243471" text:style-name="Index_20_Link" text:visited-style-name="Index_20_Link">2.3.3.6 Innate skills<text:tab/>23</text:a></text:p>
            <text:p text:style-name="P275"><text:a xlink:type="simple" xlink:href="#__RefHeading___Toc5345_2143098266" text:style-name="Index_20_Link" text:visited-style-name="Index_20_Link">2.3.4 The Bubulains<text:tab/>24</text:a></text:p>
            <text:p text:style-name="P276"><text:a xlink:type="simple" xlink:href="#__RefHeading___Toc1606_1886356450" text:style-name="Index_20_Link" text:visited-style-name="Index_20_Link">2.3.4.1 Lore<text:tab/>24</text:a></text:p>
            <text:p text:style-name="P276"><text:a xlink:type="simple" xlink:href="#__RefHeading___Toc870_59016298112" text:style-name="Index_20_Link" text:visited-style-name="Index_20_Link">2.3.4.2 Description<text:tab/>24</text:a></text:p>
            <text:p text:style-name="P276"><text:a xlink:type="simple" xlink:href="#__RefHeading___Toc872_59016298112" text:style-name="Index_20_Link" text:visited-style-name="Index_20_Link">2.3.4.3 Abilities<text:tab/>24</text:a></text:p>
            <text:p text:style-name="P276"><text:a xlink:type="simple" xlink:href="#__RefHeading___Toc3005_1718771812" text:style-name="Index_20_Link" text:visited-style-name="Index_20_Link">2.3.4.4 Stats advantage<text:tab/>25</text:a></text:p>
            <text:p text:style-name="P276"><text:a xlink:type="simple" xlink:href="#__RefHeading___Toc3007_1718771812" text:style-name="Index_20_Link" text:visited-style-name="Index_20_Link">2.3.4.5 Traditional Body Forging<text:tab/>25</text:a></text:p>
            <text:p text:style-name="P276"><text:a xlink:type="simple" xlink:href="#__RefHeading___Toc5149_2576462578" text:style-name="Index_20_Link" text:visited-style-name="Index_20_Link">2.3.4.6 Innate skills<text:tab/>25</text:a></text:p>
            <text:p text:style-name="P275"><text:a xlink:type="simple" xlink:href="#__RefHeading___Toc5397_1704987623" text:style-name="Index_20_Link" text:visited-style-name="Index_20_Link">2.3.5 The Saurignians<text:tab/>26</text:a></text:p>
            <text:p text:style-name="P276"><text:a xlink:type="simple" xlink:href="#__RefHeading___Toc1600_1886356450" text:style-name="Index_20_Link" text:visited-style-name="Index_20_Link">2.3.5.1 Lore<text:tab/>26</text:a></text:p>
            <text:p text:style-name="P276"><text:a xlink:type="simple" xlink:href="#__RefHeading___Toc870_5901629819" text:style-name="Index_20_Link" text:visited-style-name="Index_20_Link">2.3.5.2 Description<text:tab/>26</text:a></text:p>
            <text:p text:style-name="P276"><text:a xlink:type="simple" xlink:href="#__RefHeading___Toc872_5901629819" text:style-name="Index_20_Link" text:visited-style-name="Index_20_Link">2.3.5.3 Abilities<text:tab/>26</text:a></text:p>
            <text:p text:style-name="P276"><text:a xlink:type="simple" xlink:href="#__RefHeading___Toc2989_1718771812" text:style-name="Index_20_Link" text:visited-style-name="Index_20_Link">2.3.5.4 Stats advantage<text:tab/>27</text:a></text:p>
            <text:p text:style-name="P276"><text:a xlink:type="simple" xlink:href="#__RefHeading___Toc5151_2576462578" text:style-name="Index_20_Link" text:visited-style-name="Index_20_Link">2.3.5.5 Traditional Body Forging<text:tab/>27</text:a></text:p>
            <text:p text:style-name="P276"><text:a xlink:type="simple" xlink:href="#__RefHeading___Toc5153_2576462578" text:style-name="Index_20_Link" text:visited-style-name="Index_20_Link">2.3.5.6 Innate skills<text:tab/>27</text:a></text:p>
            <text:p text:style-name="P275"><text:a xlink:type="simple" xlink:href="#__RefHeading___Toc5349_2143098266" text:style-name="Index_20_Link" text:visited-style-name="Index_20_Link">2.3.6 The humans<text:tab/>28</text:a></text:p>
            <text:p text:style-name="P276"><text:a xlink:type="simple" xlink:href="#__RefHeading___Toc1602_1886356450" text:style-name="Index_20_Link" text:visited-style-name="Index_20_Link">2.3.6.1 Lore<text:tab/>28</text:a></text:p>
            <text:p text:style-name="P276"><text:a xlink:type="simple" xlink:href="#__RefHeading___Toc9242_1228325823" text:style-name="Index_20_Link" text:visited-style-name="Index_20_Link">2.3.6.2 Description<text:tab/>28</text:a></text:p>
            <text:p text:style-name="P276"><text:a xlink:type="simple" xlink:href="#__RefHeading___Toc872_59016298110" text:style-name="Index_20_Link" text:visited-style-name="Index_20_Link">2.3.6.3 Abilities<text:tab/>28</text:a></text:p>
            <text:p text:style-name="P276"><text:a xlink:type="simple" xlink:href="#__RefHeading___Toc2993_1718771812" text:style-name="Index_20_Link" text:visited-style-name="Index_20_Link">2.3.6.4 Stats advantage<text:tab/>29</text:a></text:p>
            <text:p text:style-name="P276"><text:a xlink:type="simple" xlink:href="#__RefHeading___Toc2995_1718771812" text:style-name="Index_20_Link" text:visited-style-name="Index_20_Link">2.3.6.5 Traditional Body Forging<text:tab/>29</text:a></text:p>
            <text:p text:style-name="P276"><text:a xlink:type="simple" xlink:href="#__RefHeading___Toc5153_25764625781" text:style-name="Index_20_Link" text:visited-style-name="Index_20_Link">2.3.6.6 Innate skills<text:tab/>29</text:a></text:p>
            <text:p text:style-name="P275"><text:a xlink:type="simple" xlink:href="#__RefHeading___Toc5351_2143098266" text:style-name="Index_20_Link" text:visited-style-name="Index_20_Link">2.3.7 The Nephesselaians<text:tab/>30</text:a></text:p>
            <text:p text:style-name="P276"><text:a xlink:type="simple" xlink:href="#__RefHeading___Toc1604_1886356450" text:style-name="Index_20_Link" text:visited-style-name="Index_20_Link">2.3.7.1 Lore<text:tab/>30</text:a></text:p>
            <text:p text:style-name="P276"><text:a xlink:type="simple" xlink:href="#__RefHeading___Toc870_59016298111" text:style-name="Index_20_Link" text:visited-style-name="Index_20_Link">2.3.7.2 Description<text:tab/>30</text:a></text:p>
            <text:p text:style-name="P276"><text:a xlink:type="simple" xlink:href="#__RefHeading___Toc872_59016298111" text:style-name="Index_20_Link" text:visited-style-name="Index_20_Link">2.3.7.3 Abilities<text:tab/>30</text:a></text:p>
            <text:p text:style-name="P276"><text:a xlink:type="simple" xlink:href="#__RefHeading___Toc2997_1718771812" text:style-name="Index_20_Link" text:visited-style-name="Index_20_Link">2.3.7.4 Stats advantage<text:tab/>31</text:a></text:p>
            <text:p text:style-name="P276"><text:a xlink:type="simple" xlink:href="#__RefHeading___Toc2999_1718771812" text:style-name="Index_20_Link" text:visited-style-name="Index_20_Link">2.3.7.5 Traditional Body Forging<text:tab/>31</text:a></text:p>
            <text:p text:style-name="P276"><text:a xlink:type="simple" xlink:href="#__RefHeading___Toc5153_257646257811" text:style-name="Index_20_Link" text:visited-style-name="Index_20_Link">2.3.7.6 Innate skills<text:tab/>31</text:a></text:p>
            <text:p text:style-name="P275"><text:a xlink:type="simple" xlink:href="#__RefHeading___Toc5353_2143098266" text:style-name="Index_20_Link" text:visited-style-name="Index_20_Link">2.3.8 The Erebonix<text:tab/>32</text:a></text:p>
            <text:p text:style-name="P276"><text:a xlink:type="simple" xlink:href="#__RefHeading___Toc974_3956299766" text:style-name="Index_20_Link" text:visited-style-name="Index_20_Link">2.3.8.1 Lore<text:tab/>32</text:a></text:p>
            <text:p text:style-name="P276"><text:a xlink:type="simple" xlink:href="#__RefHeading___Toc870_5901629815" text:style-name="Index_20_Link" text:visited-style-name="Index_20_Link">2.3.8.2 Description<text:tab/>32</text:a></text:p>
            <text:p text:style-name="P276"><text:a xlink:type="simple" xlink:href="#__RefHeading___Toc872_5901629815" text:style-name="Index_20_Link" text:visited-style-name="Index_20_Link">2.3.8.3 Abilities<text:tab/>32</text:a></text:p>
            <text:p text:style-name="P276"><text:a xlink:type="simple" xlink:href="#__RefHeading___Toc3001_1718771812" text:style-name="Index_20_Link" text:visited-style-name="Index_20_Link">2.3.8.4 Stats advantage<text:tab/>33</text:a></text:p>
            <text:p text:style-name="P276"><text:a xlink:type="simple" xlink:href="#__RefHeading___Toc3003_1718771812" text:style-name="Index_20_Link" text:visited-style-name="Index_20_Link">2.3.8.5 Traditional Body Forging<text:tab/>33</text:a></text:p>
            <text:p text:style-name="P276"><text:a xlink:type="simple" xlink:href="#__RefHeading___Toc5153_2576462578111" text:style-name="Index_20_Link" text:visited-style-name="Index_20_Link">2.3.8.6 Innate skills<text:tab/>33</text:a></text:p>
            <text:p text:style-name="P275"><text:a xlink:type="simple" xlink:href="#__RefHeading___Toc1366_4200086444" text:style-name="Index_20_Link" text:visited-style-name="Index_20_Link">2.3.9 The Pagmaians<text:tab/>34</text:a></text:p>
            <text:p text:style-name="P276"><text:a xlink:type="simple" xlink:href="#__RefHeading___Toc1608_1886356450" text:style-name="Index_20_Link" text:visited-style-name="Index_20_Link">2.3.9.1 Lore<text:tab/>34</text:a></text:p>
            <text:p text:style-name="P276"><text:a xlink:type="simple" xlink:href="#__RefHeading___Toc870_59016298113" text:style-name="Index_20_Link" text:visited-style-name="Index_20_Link">2.3.9.2 Description<text:tab/>34</text:a></text:p>
            <text:p text:style-name="P276"><text:a xlink:type="simple" xlink:href="#__RefHeading___Toc872_59016298113" text:style-name="Index_20_Link" text:visited-style-name="Index_20_Link">2.3.9.3 Abilities<text:tab/>34</text:a></text:p>
            <text:p text:style-name="P276"><text:a xlink:type="simple" xlink:href="#__RefHeading___Toc3009_1718771812" text:style-name="Index_20_Link" text:visited-style-name="Index_20_Link">2.3.9.4 Stats advantage<text:tab/>35</text:a></text:p>
            <text:p text:style-name="P276"><text:soft-page-break/><text:a xlink:type="simple" xlink:href="#__RefHeading___Toc3011_1718771812" text:style-name="Index_20_Link" text:visited-style-name="Index_20_Link">2.3.9.5 Traditional Body Forging<text:tab/>35</text:a></text:p>
            <text:p text:style-name="P276"><text:a xlink:type="simple" xlink:href="#__RefHeading___Toc9244_1228325823" text:style-name="Index_20_Link" text:visited-style-name="Index_20_Link">2.3.9.6 Innate skills<text:tab/>35</text:a></text:p>
            <text:p text:style-name="P275"><text:a xlink:type="simple" xlink:href="#__RefHeading___Toc1490_1886356450" text:style-name="Index_20_Link" text:visited-style-name="Index_20_Link">2.3.10 Alignment<text:tab/>36</text:a></text:p>
            <text:p text:style-name="P276"><text:a xlink:type="simple" xlink:href="#__RefHeading___Toc1620_1886356450" text:style-name="Index_20_Link" text:visited-style-name="Index_20_Link">2.3.10.1 Control<text:tab/>36</text:a></text:p>
            <text:p text:style-name="P276"><text:a xlink:type="simple" xlink:href="#__RefHeading___Toc1622_1886356450" text:style-name="Index_20_Link" text:visited-style-name="Index_20_Link">2.3.10.2 Intellect<text:tab/>36</text:a></text:p>
            <text:p text:style-name="P276"><text:a xlink:type="simple" xlink:href="#__RefHeading___Toc1624_1886356450" text:style-name="Index_20_Link" text:visited-style-name="Index_20_Link">2.3.10.3 Neutral<text:tab/>37</text:a></text:p>
            <text:p text:style-name="P276"><text:a xlink:type="simple" xlink:href="#__RefHeading___Toc1626_1886356450" text:style-name="Index_20_Link" text:visited-style-name="Index_20_Link">2.3.10.4 Passion<text:tab/>37</text:a></text:p>
            <text:p text:style-name="P276"><text:a xlink:type="simple" xlink:href="#__RefHeading___Toc1628_1886356450" text:style-name="Index_20_Link" text:visited-style-name="Index_20_Link">2.3.10.5 Liberty<text:tab/>37</text:a></text:p>
            <text:p text:style-name="P275"><text:a xlink:type="simple" xlink:href="#__RefHeading___Toc1492_1886356450" text:style-name="Index_20_Link" text:visited-style-name="Index_20_Link">2.3.11 Passion / theme<text:tab/>37</text:a></text:p>
            <text:p text:style-name="P274"><text:a xlink:type="simple" xlink:href="#__RefHeading___Toc5317_3607824458" text:style-name="Index_20_Link" text:visited-style-name="Index_20_Link">2.4 Profession<text:tab/>38</text:a></text:p>
            <text:p text:style-name="P275"><text:a xlink:type="simple" xlink:href="#__RefHeading___Toc9253_1228325823" text:style-name="Index_20_Link" text:visited-style-name="Index_20_Link">2.4.1 Masteries<text:tab/>39</text:a></text:p>
            <text:p text:style-name="P276"><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76"><text:a xlink:type="simple" xlink:href="#__RefHeading___Toc4748_1569402401" text:style-name="Index_20_Link" text:visited-style-name="Index_20_Link">2.4.1.2 Shadow mastery<text:tab/>42</text:a></text:p>
            <text:p text:style-name="P276"><text:a xlink:type="simple" xlink:href="#__RefHeading___Toc4750_1569402401" text:style-name="Index_20_Link" text:visited-style-name="Index_20_Link">2.4.1.3 Mental mastery<text:tab/>44</text:a></text:p>
            <text:p text:style-name="P276"><text:a xlink:type="simple" xlink:href="#__RefHeading___Toc4752_1569402401" text:style-name="Index_20_Link" text:visited-style-name="Index_20_Link">2.4.1.4 Death mastery<text:tab/>46</text:a></text:p>
            <text:p text:style-name="P276"><text:a xlink:type="simple" xlink:href="#__RefHeading___Toc4754_1569402401" text:style-name="Index_20_Link" text:visited-style-name="Index_20_Link">2.4.1.5 Spirit mastery<text:tab/>48</text:a></text:p>
            <text:p text:style-name="P276"><text:a xlink:type="simple" xlink:href="#__RefHeading___Toc4756_1569402401" text:style-name="Index_20_Link" text:visited-style-name="Index_20_Link">2.4.1.6 Rune mastery<text:tab/>50</text:a></text:p>
            <text:p text:style-name="P276"><text:a xlink:type="simple" xlink:href="#__RefHeading___Toc4758_1569402401" text:style-name="Index_20_Link" text:visited-style-name="Index_20_Link">2.4.1.7 Soul’s mastery<text:tab/>52</text:a></text:p>
            <text:p text:style-name="P276"><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76"><text:a xlink:type="simple" xlink:href="#__RefHeading___Toc4762_1569402401" text:style-name="Index_20_Link" text:visited-style-name="Index_20_Link">2.4.1.9 Alchemist mastery<text:tab/>56</text:a></text:p>
            <text:p text:style-name="P276"><text:a xlink:type="simple" xlink:href="#__RefHeading___Toc4764_1569402401" text:style-name="Index_20_Link" text:visited-style-name="Index_20_Link">2.4.1.10 Enchanting mastery<text:tab/>58</text:a></text:p>
            <text:p text:style-name="P276"><text:a xlink:type="simple" xlink:href="#__RefHeading___Toc4766_1569402401" text:style-name="Index_20_Link" text:visited-style-name="Index_20_Link">2.4.1.11 Druidic mastery<text:tab/>60</text:a></text:p>
            <text:p text:style-name="P276"><text:a xlink:type="simple" xlink:href="#__RefHeading___Toc4768_1569402401" text:style-name="Index_20_Link" text:visited-style-name="Index_20_Link">2.4.1.12 Lurker’s mastery<text:tab/>62</text:a></text:p>
            <text:p text:style-name="P276"><text:a xlink:type="simple" xlink:href="#__RefHeading___Toc4770_1569402401" text:style-name="Index_20_Link" text:visited-style-name="Index_20_Link">2.4.1.13 Close fight mastery<text:tab/>64</text:a></text:p>
            <text:p text:style-name="P276"><text:a xlink:type="simple" xlink:href="#__RefHeading___Toc4772_1569402401" text:style-name="Index_20_Link" text:visited-style-name="Index_20_Link">2.4.1.14 Berserker mastery<text:tab/>66</text:a></text:p>
            <text:p text:style-name="P275"><text:a xlink:type="simple" xlink:href="#__RefHeading___Toc5321_3607824458" text:style-name="Index_20_Link" text:visited-style-name="Index_20_Link">2.4.2 Starting Skills<text:tab/>68</text:a></text:p>
            <text:p text:style-name="P275"><text:a xlink:type="simple" xlink:href="#__RefHeading___Toc5323_3607824458" text:style-name="Index_20_Link" text:visited-style-name="Index_20_Link">2.4.3 Starting Gear<text:tab/>69</text:a></text:p>
            <text:p text:style-name="P273"><text:a xlink:type="simple" xlink:href="#__RefHeading___Toc1453_1886356450" text:style-name="Index_20_Link" text:visited-style-name="Index_20_Link">3 How to play<text:tab/>70</text:a></text:p>
            <text:p text:style-name="P274"><text:a xlink:type="simple" xlink:href="#__RefHeading___Toc1455_1886356450" text:style-name="Index_20_Link" text:visited-style-name="Index_20_Link">3.1 A classic round<text:tab/>70</text:a></text:p>
            <text:p text:style-name="P274"><text:a xlink:type="simple" xlink:href="#__RefHeading___Toc1457_1886356450" text:style-name="Index_20_Link" text:visited-style-name="Index_20_Link">3.2 Camps<text:tab/>70</text:a></text:p>
            <text:p text:style-name="P274"><text:a xlink:type="simple" xlink:href="#__RefHeading___Toc1459_1886356450" text:style-name="Index_20_Link" text:visited-style-name="Index_20_Link">3.3 Death of a character<text:tab/>71</text:a></text:p>
            <text:p text:style-name="P274"><text:a xlink:type="simple" xlink:href="#__RefHeading___Toc1461_1886356450" text:style-name="Index_20_Link" text:visited-style-name="Index_20_Link">3.4 Character’s Progression<text:tab/>71</text:a></text:p>
            <text:p text:style-name="P273"><text:a xlink:type="simple" xlink:href="#__RefHeading___Toc1463_1886356450" text:style-name="Index_20_Link" text:visited-style-name="Index_20_Link">4 Magic research<text:tab/>72</text:a></text:p>
            <text:p text:style-name="P274"><text:a xlink:type="simple" xlink:href="#__RefHeading___Toc1465_1886356450" text:style-name="Index_20_Link" text:visited-style-name="Index_20_Link">4.1 How does magic work<text:tab/>72</text:a></text:p>
            <text:p text:style-name="P274"><text:a xlink:type="simple" xlink:href="#__RefHeading___Toc1467_1886356450" text:style-name="Index_20_Link" text:visited-style-name="Index_20_Link">4.2 Spells’ creation<text:tab/>72</text:a></text:p>
            <text:p text:style-name="P274"><text:a xlink:type="simple" xlink:href="#__RefHeading___Toc1469_1886356450" text:style-name="Index_20_Link" text:visited-style-name="Index_20_Link">4.3 Body forging<text:tab/>72</text:a></text:p>
            <text:p text:style-name="P274"><text:a xlink:type="simple" xlink:href="#__RefHeading___Toc1471_1886356450" text:style-name="Index_20_Link" text:visited-style-name="Index_20_Link">4.4 Enchanting and artefact<text:tab/>72</text:a></text:p>
          </text:index-body>
        </text:table-of-content>
        <text:p text:style-name="Contents_20_4"/>
      </text:section>
      <text:h text:style-name="P278"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2082858235" text:style-name="L1">
          <text:list-item>
            <text:p text:style-name="P357">The Adventurer. They are players that incarnate the characters that will live the adventure.</text:p>
          </text:list-item>
          <text:list-item>
            <text:p text:style-name="P409">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82"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23">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90">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90">Like this:</text:p>
        <text:p text:style-name="P190">[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2893423795" text:style-name="L2">
          <text:list-item>
            <text:p text:style-name="P358">Dexterity: For anything that requires precision and stealth such as lock-picking, infiltration, dodging or handling slashing weapon</text:p>
          </text:list-item>
          <text:list-item>
            <text:p text:style-name="P358">Strength: For anything that requires sheer strength such as weightlifting, stamina or handling blunder weapons.</text:p>
          </text:list-item>
          <text:list-item>
            <text:p text:style-name="P358">Social: For anything that requires communicating to other people, such as negotiation or social interaction.</text:p>
          </text:list-item>
          <text:list-item>
            <text:p text:style-name="P358">Instinct: For anything that requires your innate sensations, such as sensing your environment or manipulating certain magic.</text:p>
          </text:list-item>
          <text:list-item>
            <text:p text:style-name="P410">Intelligence: For anything that requires knowledge, such as identifying things, mythological and histor<text:soft-page-break/>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2425617558" text:style-name="L3">
          <text:list-item>
            <text:p text:style-name="P411">Identify the ability to check, usually it’s the DM who decide.</text:p>
          </text:list-item>
          <text:list-item>
            <text:p text:style-name="P411">Apply circumstantial bonuses and penalties some knowledge, the effect of a spell, an artefact or particular circumstance. Once you’ve done that you, obtain the number you need to roll under.</text:p>
            <text:p text:style-name="P450">For example, if need to do a dexterity check you count like this: your dexterity + modifier so it will give you 60 + 15 = 75</text:p>
          </text:list-item>
          <text:list-item>
            <text:p text:style-name="P411">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513">cy</text:span> <text:span text:style-name="T117">with</text:span> the result of the roll. The lower the result is the greater the result will be.</text:p>
        <text:h text:style-name="P291"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pl12"/><text:bookmark text:name="p1009"/><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3"><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4"><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60">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60">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60">The </text:span><text:span text:style-name="T361">social interaction also represent an important feature of TTRPG. Even if some player’s tend to forget that they can interact in a peaceful way. It might be harder to solve things peacefully but the benefit </text:span><text:span text:style-name="T362">might out scale the troubles. For example they can discover the secret hideout of a dangerous beast if they decide to follow it instead of attacking it, right from the bat.</text:span></text:p>
        <text:p text:style-name="P25"><text:span text:style-name="T362">C</text:span><text:span text:style-name="T366">ombat, its surely one of the most important things in TTRPG. During a fight </text:span><text:span text:style-name="T363">the characters will cast spell, swing their weapon, </text:span><text:span text:style-name="T364">use artefact or move around. To help the player to have a better understanding </text:span><text:span text:style-name="T365">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60">Nepheshria </text:span><text:span text:style-name="T367">magic is the pinnacle of science. </text:span><text:span text:style-name="T368">Eon ago some unknown people discovered a new particle that brim with energy. They decide to name it Energy. </text:span><text:span text:style-name="T369">During their study about the En</text:span><text:span text:style-name="T360">ergy they unravel many wonder and rules that regulate the Energy:</text:span></text:p>
        <text:list xml:id="list3353236598" text:style-name="L4">
          <text:list-item>
            <text:p text:style-name="P359"><text:span text:style-name="T515">One can’t create energy from nothings</text:span>.</text:p>
          </text:list-item>
          <text:list-item>
            <text:p text:style-name="P359">It can overlap with physical mater and enhance its proprieties.</text:p>
          </text:list-item>
          <text:list-item>
            <text:p text:style-name="P359"><text:span text:style-name="T360">Energy particle can have the proprieties of a particle and then one of a </text:span><text:span text:style-name="T116">wave</text:span><text:span text:style-name="T360">.</text:span></text:p>
          </text:list-item>
          <text:list-item>
            <text:p text:style-name="P359">Energy particle can be used to create natural and unnatural phenomena.</text:p>
          </text:list-item>
          <text:list-item>
            <text:p text:style-name="P359"><text:soft-page-break/><text:span text:style-name="T360">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412"><text:span text:style-name="T360">Energy particle can form structure called rune that can produce some phenomena when </text:span><text:span text:style-name="T119">stimulated</text:span><text:span text:style-name="T360">.</text:span></text:p>
          </text:list-item>
        </text:list>
        <text:p text:style-name="P190"><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92" text:outline-level="3"><text:bookmark-start text:name="__RefHeading___Toc2559_4268352361"/>Body enhancement / <text:span text:style-name="T516">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06"><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text:span><text:span text:style-name="T271">3</text:span><text:span text:style-name="T123"> higher realm one must find his own way.</text:span></text:p>
        <text:h text:style-name="Heading_20_3" text:outline-level="3"><text:bookmark-start text:name="__RefHeading___Toc2561_4268352361"/>Runomanc<text:bookmark-end text:name="_Hlk81081955"/><text:span text:style-name="T693">y </text:span><text:bookmark-end text:name="__RefHeading___Toc2561_4268352361"/></text:h>
        <text:p text:style-name="P191">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78" text:outline-level="1"><text:bookmark-start text:name="__RefHeading___Toc972_3108120033"/>Characters creation<text:bookmark-end text:name="__RefHeading___Toc972_3108120033"/></text:h>
        </text:section>
      </text:section>
      <text:section text:style-name="Sect1" text:name="Section4">
        <text:p text:style-name="P13"><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4"><text:span text:style-name="T65">S</text:span>o before rushing the creation, its good to take 5 minute to thinks about where do you characters come from, what it is, and what do you want him to become. </text:p>
        <text:h text:style-name="P283" text:outline-level="2"><text:bookmark-start text:name="__RefHeading___Toc974_3108120033"/>Basic informations<text:bookmark-end text:name="__RefHeading___Toc974_3108120033"/></text:h>
        <text:p text:style-name="P15"><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1850576688" text:style-name="L5">
          <text:list-item>
            <text:p text:style-name="P360">Name. It’s how your character’s will be called during his adventure. It can be a nickname or anything's you want but take in account that it will be your name as well for the duration of the party.</text:p>
          </text:list-item>
        </text:list>
        <text:list xml:id="list446636099" text:style-name="L6">
          <text:list-item>
            <text:p text:style-name="P413"><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414">You can see on the example below that this characters is named Bill and that he is 100 years old.</text:p>
            <text:p text:style-name="P415">However the age might be useful to make an assumption on the level of your character by making the difference</text:p>
          </text:list-item>
        </text:list>
        <text:p text:style-name="P19"/>
        <text:h text:style-name="P288" text:outline-level="2"/>
        <text:h text:style-name="P289" text:outline-level="2"><text:bookmark-start text:name="__RefHeading___Toc5099_2143098266"/>Stats<text:bookmark-end text:name="__RefHeading___Toc5099_2143098266"/></text:h>
        <text:h text:style-name="P293" text:outline-level="3"><text:bookmark-start text:name="__RefHeading___Toc1488_1886356450"/>Core stats<text:bookmark-end text:name="__RefHeading___Toc1488_1886356450"/></text:h>
        <text:p text:style-name="Standard">Once you have fill the basic information you can <text:span text:style-name="T665">start </text:span><text:span text:style-name="T666">choosing your stats. </text:span><text:span text:style-name="T667">Each stat is used in </text:span><text:span text:style-name="T668">specific situation. </text:span><text:span text:style-name="T669">The stats are divided in 3 different rank:</text:span></text:p>
        <text:list xml:id="list246105754" text:style-name="L7">
          <text:list-item>
            <text:p text:style-name="P361">Mortal from 5 to 95. <text:span text:style-name="T677">It correspond to the action perform by a human, </text:span><text:span text:style-name="T678">for example if they need to open a locked door they will need to pick-lock it or to forced it but they will struggle if its a normal door and wont be able to do it if It’s a</text:span><text:span text:style-name="T837">n</text:span><text:span text:style-name="T678"> enchanted door.</text:span></text:p>
          </text:list-item>
          <text:list-item>
            <text:p text:style-name="P361">Heroic form 10<text:span text:style-name="T758">0</text:span> to 19<text:span text:style-name="T670">5. </text:span><text:span text:style-name="T678">It correspond to the action of being that surpass the mortal people, they will be able to </text:span><text:span text:style-name="T679">destroy a normal door without struggle and will be only restrained by enchanted things and only god will be able to incapacitate them.</text:span></text:p>
          </text:list-item>
          <text:list-item>
            <text:p text:style-name="P361"><text:span text:style-name="T169">Devine from 20</text:span><text:span text:style-name="T245">0</text:span><text:span text:style-name="T169"> to 2</text:span><text:span text:style-name="T170">95. I</text:span><text:span text:style-name="T171">t correspond to the pinnacle of existence they can blow-up mountains and flatten city in mere minute.</text:span></text:p>
          </text:list-item>
        </text:list>
        <text:p text:style-name="P197">At the beginning every character will be in the <text:span text:style-name="T671">mortal rank. </text:span><text:span text:style-name="T672">You will begin with 200 point to </text:span><text:span text:style-name="T673">distribute </text:span><text:span text:style-name="T674">between the 5 stat, </text:span><text:span text:style-name="T698">you can also roll </text:span><text:span text:style-name="T699">5</text:span><text:span text:style-name="T698"> d</text:span><text:span text:style-name="T699">100 and </text:span><text:span text:style-name="T700">assign one to each stat, </text:span><text:span text:style-name="T699">but it’s really random </text:span><text:span text:style-name="T700">and it has his risk</text:span><text:span text:style-name="T674">. You can’t have a stat under 5 since 5 and under are critical success, but you won’t be able to have stat</text:span><text:span text:style-name="T675">s</text:span><text:span text:style-name="T674"> above </text:span><text:span text:style-name="T675">95 since more than 95 is a critical failure. </text:span><text:span text:style-name="T676">When you character will grow you will be able to upgrade </text:span><text:span text:style-name="T677">those stats and even to </text:span><text:span text:style-name="T680">breakthrough an another rank. </text:span><text:span text:style-name="T686">More information on how to do an ability check an</text:span><text:span text:style-name="T687">d</text:span><text:span text:style-name="T686"> on how </text:span><text:span text:style-name="T687">to progress trough rank will be found in the how to play and the progression chapter.</text:span></text:p>
        <text:h text:style-name="P304" text:outline-level="4"><text:bookmark-start text:name="__RefHeading___Toc1610_1886356450"/>Dexterity<text:bookmark-end text:name="__RefHeading___Toc1610_1886356450"/></text:h>
        <text:p text:style-name="P45">The dexterity is the stat that correspond to <text:span text:style-name="T681">everything that require nimble hand, precise movement, finesse or discretion. </text:span><text:span text:style-name="T702">This stat will be of a great use since it will be employed for do</text:span><text:span text:style-name="T682">d</text:span><text:span text:style-name="T702">ging check and most of the weapon </text:span><text:span text:style-name="T682">require a dexterity check. </text:span></text:p>
        <text:p text:style-name="P198">It can also be used while a<text:span text:style-name="T839">n</text:span> artisan tries to create a new artefact or to repair some complex equipment.</text:p>
        <text:h text:style-name="P304" text:outline-level="4"><text:bookmark-start text:name="__RefHeading___Toc1612_1886356450"/>Strength<text:bookmark-end text:name="__RefHeading___Toc1612_1886356450"/></text:h>
        <text:p text:style-name="P43">Strength is the stat of brute force, it will be of great use when you need to carry something, some heavy armour might even need to have enough strength to wield them. <text:span text:style-name="T704">In fight the strength is needed when you need to block a </text:span><text:span text:style-name="T837">h</text:span><text:span text:style-name="T704">it whit shield or even bare handed. It will be of great use when </text:span><text:soft-page-break/><text:span text:style-name="T704">you need to use weapon that deal blunt damage li</text:span><text:span text:style-name="T683">k</text:span><text:span text:style-name="T704">e morning-star o</text:span><text:span text:style-name="T684">r</text:span><text:span text:style-name="T704"> war-hammer. </text:span><text:span text:style-name="T685">Someone can even do a dexterity check and a strength to throw something at the enemy.</text:span></text:p>
        <text:h text:style-name="P305" text:outline-level="4"><text:bookmark-start text:name="__RefHeading___Toc1614_1886356450"/>Social<text:bookmark-end text:name="__RefHeading___Toc1614_1886356450"/></text:h>
        <text:p text:style-name="P122"><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305" text:outline-level="4"><text:bookmark-start text:name="__RefHeading___Toc1616_1886356450"/>Instinct<text:bookmark-end text:name="__RefHeading___Toc1616_1886356450"/></text:h>
        <text:p text:style-name="P44">The instinct correspond to the perception, it’s <text:span text:style-name="T688">both a magical </text:span>perception <text:span text:style-name="T688">and classic perception. </text:span><text:span text:style-name="T689">It will help to detect the enemy lurking in your shadow or if something is enchanted. The second use of this stat is for all magic that don’t require good comprehension on how things work but more to feel the flow and state of Energy, like pyromancy, </text:span><text:span text:style-name="T690">or necromancy. If you understand how does it work it will be better for really complex spell or for when you need to teach your spell to someon</text:span><text:span text:style-name="T691">e.</text:span></text:p>
        <text:h text:style-name="P305" text:outline-level="4"><text:bookmark-start text:name="__RefHeading___Toc1618_1886356450"/>Intelligence<text:bookmark-end text:name="__RefHeading___Toc1618_1886356450"/></text:h>
        <text:p text:style-name="P121"><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92">or profession </text:span>that rely on knowledge <text:span text:style-name="T692">like enchantment, Runomanc</text:span><text:span text:style-name="T693">y, or alchemy.</text:span></text:p>
        <text:h text:style-name="P295" text:outline-level="3"><text:bookmark-start text:name="__RefHeading___Toc5271_3459534776"/>HP and Energy<text:bookmark-end text:name="__RefHeading___Toc5271_3459534776"/></text:h>
        <text:p text:style-name="P118"><text:span text:style-name="T694">Once you have allocated your core stats point you can </text:span><text:span text:style-name="T695">allocate your </text:span><text:span text:style-name="T696">HP and your Energy. You will need to distribute 20 point between them, </text:span><text:span text:style-name="T697">or you can roll </text:span><text:span text:style-name="T174">1d20</text:span><text:span text:style-name="T697"> for each and </text:span><text:span text:style-name="T701">assign the one you want on the HP and the other for the Energy.</text:span></text:p>
        <text:h text:style-name="P322" text:outline-level="4"><text:bookmark-start text:name="__RefHeading___Toc9236_1228325823"/>HP or Health point<text:bookmark-end text:name="__RefHeading___Toc9236_1228325823"/></text:h>
        <text:p text:style-name="P119">As the name say it its the number that represent your health and you will faint when it reach 0.</text:p>
        <text:h text:style-name="P322" text:outline-level="4"><text:bookmark-start text:name="__RefHeading___Toc9238_1228325823"/>Energy<text:bookmark-end text:name="__RefHeading___Toc9238_1228325823"/></text:h>
        <text:p text:style-name="P120">It represent the amount of usable Energy in your body, <text:span text:style-name="T703">you will use it to cast spell, and when it reach 0 you will struggle to think, and you won’t be able to cast spell.</text:span></text:p>
        <text:section text:style-name="Sect4" text:name="Section5">
          <text:h text:style-name="P290"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90"/>
        <text:h text:style-name="P296" text:outline-level="3"><text:bookmark-start text:name="__RefHeading___Toc5395_1704987623"/>The Phusilians<text:bookmark-end text:name="__RefHeading___Toc5395_1704987623"/></text:h>
        <text:h text:style-name="P323" text:outline-level="4"><text:bookmark-start text:name="__RefHeading___Toc868_59016298"/>Lore<text:bookmark-end text:name="__RefHeading___Toc868_59016298"/></text:h>
        <text:p text:style-name="P16"><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17"><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303" text:outline-level="4"><text:bookmark-start text:name="__RefHeading___Toc870_59016298"/>Description <text:bookmark-end text:name="__RefHeading___Toc870_59016298"/></text:h>
        <text:p text:style-name="P61">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03" text:outline-level="4"><draw:frame draw:style-name="fr6" draw:name="Image2" text:anchor-type="paragraph" svg:x="0.115cm" svg:y="0.148cm" svg:width="8.151cm" svg:height="7.191cm" draw:z-index="11"><draw:image xlink:href="Pictures/10000000000001340000010FF209570C090C95B2.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514">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68">that allow them to pile up knowledge over the centuries.</text:span></text:p>
        <text:h text:style-name="P306" text:outline-level="4"><text:bookmark-start text:name="__RefHeading___Toc2977_1718771812"/><text:soft-page-break/>Stats advantage<text:bookmark-end text:name="__RefHeading___Toc2977_1718771812"/></text:h>
        <text:p text:style-name="P66"><text:bookmark text:name="p241"/><text:span text:style-name="T297">The </text:span><text:bookmark text:name="244"/><text:span text:style-name="T297">Phusilians </text:span><text:bookmark text:name="288-289"/><text:span text:style-name="T297">possess an extraordinary vitality, so </text:span><text:bookmark text:name="245"/><text:span text:style-name="T297">they will have more HP than other </text:span><text:bookmark text:name="279-280"/><text:span text:style-name="T297">species.</text:span><text:bookmark text:name="p242"/><text:span text:style-name="T297"> However, </text:span><text:bookmark text:name="250"/><text:span text:style-name="T297">due to their tree condition, </text:span><text:bookmark text:name="246"/><text:span text:style-name="T297">they are extremely bulky, </text:span><text:span text:style-name="T298">but their rough bark provide them a natural defence</text:span><text:span text:style-name="T297">.</text:span><text:bookmark text:name="p243"/><text:span text:style-name="T297"> Since </text:span><text:bookmark text:name="247"/><text:span text:style-name="T297">they a </text:span><text:bookmark text:name="281-282"/><text:span text:style-name="T297">youth as a </text:span><text:bookmark text:name="283-284"/><text:span text:style-name="T297">plant is full of row emotion and </text:span><text:bookmark text:name="285"/><text:span text:style-name="T297">sufferance, and due to their extended lifespan, </text:span><text:bookmark text:name="248"/><text:span text:style-name="T297">they will accumulate a vast amount of </text:span><text:bookmark text:name="286-287"/><text:span text:style-name="T297">knowledge.</text:span></text:p>
        <text:p text:style-name="P31">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218">Stat</text:p>
            </table:table-cell>
            <table:table-cell table:style-name="StatsPhussilian.A1" office:value-type="string">
              <text:p text:style-name="P218">Bonus</text:p>
            </table:table-cell>
          </table:table-row>
          <table:table-row table:style-name="StatsPhussilian.1">
            <table:table-cell table:style-name="StatsPhussilian.A2" office:value-type="string">
              <text:p text:style-name="P218">Dexterity</text:p>
            </table:table-cell>
            <table:table-cell table:style-name="StatsPhussilian.B2" office:value-type="float" office:value="-40">
              <text:p text:style-name="P218">-<text:span text:style-name="T589">4</text:span>0</text:p>
            </table:table-cell>
          </table:table-row>
          <table:table-row table:style-name="StatsPhussilian.1">
            <table:table-cell table:style-name="StatsPhussilian.A2" office:value-type="string">
              <text:p text:style-name="P218">Strength</text:p>
            </table:table-cell>
            <table:table-cell table:style-name="StatsPhussilian.A2" office:value-type="string">
              <text:p text:style-name="P222">0</text:p>
            </table:table-cell>
          </table:table-row>
          <table:table-row table:style-name="StatsPhussilian.1">
            <table:table-cell table:style-name="StatsPhussilian.A2" office:value-type="string">
              <text:p text:style-name="P218">Social</text:p>
            </table:table-cell>
            <table:table-cell table:style-name="StatsPhussilian.B2" office:value-type="float" office:value="0">
              <text:p text:style-name="P222">0</text:p>
            </table:table-cell>
          </table:table-row>
          <table:table-row table:style-name="StatsPhussilian.1">
            <table:table-cell table:style-name="StatsPhussilian.A2" office:value-type="string">
              <text:p text:style-name="P218">Instinct</text:p>
            </table:table-cell>
            <table:table-cell table:style-name="StatsPhussilian.B2" office:value-type="float" office:value="20">
              <text:p text:style-name="P222">20</text:p>
            </table:table-cell>
          </table:table-row>
          <table:table-row table:style-name="StatsPhussilian.1">
            <table:table-cell table:style-name="StatsPhussilian.A2" office:value-type="string">
              <text:p text:style-name="P218">Intelligence</text:p>
            </table:table-cell>
            <table:table-cell table:style-name="StatsPhussilian.B2" office:value-type="float" office:value="20">
              <text:p text:style-name="P222">20</text:p>
            </table:table-cell>
          </table:table-row>
          <table:table-row table:style-name="StatsPhussilian.1">
            <table:table-cell table:style-name="StatsPhussilian.A2" office:value-type="string">
              <text:p text:style-name="P218">HP</text:p>
            </table:table-cell>
            <table:table-cell table:style-name="StatsPhussilian.B2" office:value-type="float" office:value="15">
              <text:p text:style-name="P243">15</text:p>
            </table:table-cell>
          </table:table-row>
          <table:table-row table:style-name="StatsPhussilian.8">
            <table:table-cell table:style-name="StatsPhussilian.A8" office:value-type="string">
              <text:p text:style-name="P218">Energy</text:p>
            </table:table-cell>
            <table:table-cell table:style-name="StatsPhussilian.B8" office:value-type="float" office:value="0">
              <text:p text:style-name="P222">0</text:p>
            </table:table-cell>
          </table:table-row>
          <table:table-row table:style-name="StatsPhussilian.1">
            <table:table-cell table:style-name="StatsPhussilian.A9" office:value-type="string">
              <text:p text:style-name="P226">Natural Armour</text:p>
            </table:table-cell>
            <table:table-cell table:style-name="StatsPhussilian.B9" office:value-type="string">
              <text:p text:style-name="P246">2</text:p>
            </table:table-cell>
          </table:table-row>
        </table:table>
        <text:p text:style-name="P194"/>
        <text:h text:style-name="P310" text:outline-level="4"><text:bookmark-start text:name="__RefHeading___Toc2979_1718771812"/>Traditional Body Forging<text:bookmark-end text:name="__RefHeading___Toc2979_1718771812"/></text:h>
        <text:p text:style-name="P217"><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27"><text:span text:style-name="Strong_20_Emphasis"><text:span text:style-name="T525">The traditional body forging of </text:span></text:span><text:span text:style-name="Strong_20_Emphasis"><text:span text:style-name="T526">the Phusilians, </text:span></text:span><text:span text:style-name="Strong_20_Emphasis"><text:span text:style-name="T527">cant reinforce their already exceptional body but can help regenerate it. <text:s/></text:span></text:span><text:span text:style-name="Strong_20_Emphasis"><text:span text:style-name="T528">To perform this technique they need to enter in a trance where they will consume the nutriment in the soil and the Energy from the sun, </text:span></text:span><text:span text:style-name="Strong_20_Emphasis"><text:span text:style-name="T529">to regenerate their body.</text:span></text:span></text:p>
        <text:p text:style-name="Standard"><text:span text:style-name="Strong_20_Emphasis"><text:span text:style-name="T524">Requirement:</text:span></text:span></text:p>
        <text:list xml:id="list2141607121" text:style-name="L8">
          <text:list-item>
            <text:p text:style-name="P362"><text:span text:style-name="Strong_20_Emphasis"><text:span text:style-name="T380">a fertile soil</text:span></text:span></text:p>
          </text:list-item>
          <text:list-item>
            <text:p text:style-name="P362"><text:span text:style-name="Strong_20_Emphasis"><text:span text:style-name="T380">sunlight</text:span></text:span></text:p>
          </text:list-item>
          <text:list-item>
            <text:p text:style-name="P417"><text:span text:style-name="Strong_20_Emphasis"><text:span text:style-name="T380">calm </text:span></text:span><text:span text:style-name="Strong_20_Emphasis"><text:span text:style-name="T381">and safe </text:span></text:span><text:span text:style-name="Strong_20_Emphasis"><text:span text:style-name="T380">environment </text:span></text:span><text:span text:style-name="Strong_20_Emphasis"><text:span text:style-name="T381">like a camp or a town</text:span></text:span></text:p>
          </text:list-item>
        </text:list>
        <text:p text:style-name="P208"><text:span text:style-name="Strong_20_Emphasis"><text:span text:style-name="T370">Effect:</text:span></text:span></text:p>
        <text:list xml:id="list221721007" text:style-name="L9">
          <text:list-item>
            <text:p text:style-name="P363"><text:span text:style-name="Strong_20_Emphasis"><text:span text:style-name="T382">communication with nearby plant</text:span></text:span></text:p>
          </text:list-item>
          <text:list-item>
            <text:p text:style-name="P363"><text:span text:style-name="Strong_20_Emphasis"><text:span text:style-name="T382">regeneration of the body </text:span></text:span><text:span text:style-name="Strong_20_Emphasis"><text:span text:style-name="T383">1/8 of the max HP if there is no important injuries</text:span></text:span></text:p>
          </text:list-item>
          <text:list-item>
            <text:p text:style-name="P418"><text:span text:style-name="Strong_20_Emphasis"><text:span text:style-name="T383">regeneration of a limbs </text:span></text:span><text:span text:style-name="Strong_20_Emphasis"><text:span text:style-name="T384">every 6 hour</text:span></text:span></text:p>
          </text:list-item>
        </text:list>
        <text:p text:style-name="P207"><text:span text:style-name="Strong_20_Emphasis"><text:span text:style-name="T385">Miscellaneous:</text:span></text:span></text:p>
        <text:p text:style-name="P96"><text:span text:style-name="Strong_20_Emphasis"><text:span text:style-name="T386">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324" text:outline-level="4"><text:bookmark-start text:name="__RefHeading___Toc5311_3607824458"/><text:span text:style-name="Strong_20_Emphasis"><text:span text:style-name="T462">Innate skills</text:span></text:span><text:bookmark-end text:name="__RefHeading___Toc5311_3607824458"/></text:h>
        <text:p text:style-name="P97"><text:span text:style-name="Strong_20_Emphasis"><text:span text:style-name="T387">The </text:span></text:span><text:span text:style-name="Strong_20_Emphasis"><text:span text:style-name="T388">Phusilian as tree people </text:span></text:span><text:span text:style-name="Strong_20_Emphasis"><text:span text:style-name="T389">have skills that suit their </text:span></text:span><text:span text:style-name="Strong_20_Emphasis"><text:span text:style-name="T129">condition</text:span></text:span><text:span text:style-name="Strong_20_Emphasis"><text:span text:style-name="T389">:</text:span></text:span></text:p>
        <text:list xml:id="list3321290220" text:style-name="L10">
          <text:list-item>
            <text:p text:style-name="P364"><text:span text:style-name="Strong_20_Emphasis"><text:span text:style-name="T524">Seismic detection</text:span></text:span></text:p>
            <text:p text:style-name="P364"><text:span text:style-name="Strong_20_Emphasis"><text:span text:style-name="T524">Allow the user to fell the environment through the vibration of the soil.</text:span></text:span></text:p>
          </text:list-item>
          <text:list-item>
            <text:p text:style-name="P364"><text:span text:style-name="Strong_20_Emphasis"><text:span text:style-name="T524">Air vibration</text:span></text:span></text:p>
            <text:p text:style-name="P364"><text:span text:style-name="Strong_20_Emphasis"><text:span text:style-name="T524">Allow the user to communicate by making the surrounding air.</text:span></text:span></text:p>
          </text:list-item>
        </text:list>
        <text:h text:style-name="P297" text:outline-level="3"><text:bookmark-start text:name="__RefHeading___Toc952_3956299766"/>The Aluros<text:bookmark-end text:name="__RefHeading___Toc952_3956299766"/></text:h>
        <text:h text:style-name="P311" text:outline-level="4"><text:bookmark-start text:name="__RefHeading___Toc954_3956299766"/>Lore<text:bookmark-end text:name="__RefHeading___Toc954_3956299766"/></text:h>
        <text:p text:style-name="P99"><text:span text:style-name="Strong_20_Emphasis"><text:span text:style-name="T379">The Aluros are the descendent of polymorph mage that decide to fuse with feline bloodline </text:span></text:span><text:span text:style-name="Strong_20_Emphasis"><text:span text:style-name="T390">they are the first species of beast people.</text:span></text:span><text:span text:style-name="Strong_20_Emphasis"><text:span text:style-name="T379"> Their society are arranged with a strict caste system, </text:span></text:span><text:span text:style-name="Strong_20_Emphasis"><text:span text:style-name="T391">based on the purity of their bloodline. Magical beast lineage carriers have the greatest power, followed by the </text:span></text:span><text:span text:style-name="Strong_20_Emphasis"><text:span text:style-name="T392">feline’s</text:span></text:span><text:span text:style-name="Strong_20_Emphasis"><text:span text:style-name="T391"> lineage, with the cat lineage being the weakest. </text:span></text:span><text:span text:style-name="Strong_20_Emphasis"><text:span text:style-name="T393">Du to their bestial origin they worship Karrion the god of beast, adventure and polymorph, but the main object of their faith is Héméra the goddess of light, </text:span></text:span><text:span text:style-name="Strong_20_Emphasis"><text:span text:style-name="T394">since she save their birth land of the </text:span></text:span><text:span text:style-name="Strong_20_Emphasis"><text:span text:style-name="T124">yoke</text:span></text:span><text:span text:style-name="Strong_20_Emphasis"><text:span text:style-name="T394"> of Kina.</text:span></text:span></text:p>
        <text:h text:style-name="P303" text:outline-level="4"><text:bookmark-start text:name="__RefHeading___Toc870_590162981"/>Description <text:bookmark-end text:name="__RefHeading___Toc870_590162981"/></text:h>
        <text:p text:style-name="P116"><text:span text:style-name="Strong_20_Emphasis"><text:span text:style-name="T371">The </text:span></text:span><text:span text:style-name="Strong_20_Emphasis"><text:span text:style-name="T125">A</text:span></text:span><text:span text:style-name="Strong_20_Emphasis"><text:span text:style-name="T371">luros’ </text:span></text:span><text:span text:style-name="Strong_20_Emphasis"><text:span text:style-name="T372">physical appearance change depend</text:span></text:span><text:span text:style-name="Strong_20_Emphasis"><text:span text:style-name="T370">ing of the bloodline, But they all weld feline attribute as the paw, or the eyes, and the fur corresponding to their bloodline. They generally have a slender, graceful body, that favour agilit</text:span></text:span><text:span text:style-name="T375">y over strength, </text:span><text:span text:style-name="T408">their height is between 1,8 meter to 2,2 meter</text:span><text:span text:style-name="T375">.</text:span><text:span text:style-name="Strong_20_Emphasis"><text:span text:style-name="T373"> </text:span></text:span><text:span text:style-name="Strong_20_Emphasis"><text:span text:style-name="T375">Even if o</text:span></text:span><text:span text:style-name="Strong_20_Emphasis"><text:span text:style-name="T373">nly the bearer of high rank bloodline have innate abilities, however every Aluros still posses the body of a predator. Their body is adapted to the hunt in the dry and sunny scrubland, </text:span></text:span><text:span text:style-name="Strong_20_Emphasis"><text:span text:style-name="T374">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70">They have a greater dexterity and speed than other race. The bearer of magical beast’s bloodline like Fire-mane Lion or l</text:span></text:span><text:span text:style-name="T370">ighting cheetah </text:span><text:span text:style-name="Strong_20_Emphasis"><text:span text:style-name="T370">have special abilities </text:span></text:span><text:span text:style-name="Strong_20_Emphasis"><text:span text:style-name="T395">like fire resistance or high speed movement.</text:span></text:span></text:p>
        <text:p text:style-name="P90"><text:span text:style-name="Strong_20_Emphasis"><text:span text:style-name="T395">As feline they can see in dark environment but they can see in totally dark place like the </text:span></text:span><text:span text:style-name="Strong_20_Emphasis"><text:span text:style-name="T396">Erebonix. </text:span></text:span></text:p>
        <text:p text:style-name="P91"><text:span text:style-name="Strong_20_Emphasis"><text:span text:style-name="T132">T</text:span></text:span><text:span text:style-name="Strong_20_Emphasis"><text:span text:style-name="T397">heir usual align</text:span></text:span><text:span text:style-name="Strong_20_Emphasis"><text:span text:style-name="T398">m</text:span></text:span><text:span text:style-name="Strong_20_Emphasis"><text:span text:style-name="T397">ent </text:span></text:span><text:span text:style-name="Strong_20_Emphasis"><text:span text:style-name="T398">is Control.</text:span></text:span></text:p>
        <text:h text:style-name="P307" text:outline-level="4"><text:bookmark-start text:name="__RefHeading___Toc5313_3607824458"/><text:soft-page-break/>Stats advantage<text:bookmark-end text:name="__RefHeading___Toc5313_3607824458"/></text:h>
        <text:p text:style-name="P61"><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2">Summary:</text:p>
        <table:table table:name="Tableau2" table:style-name="Tableau2">
          <table:table-column table:style-name="Tableau2.A"/>
          <table:table-column table:style-name="Tableau2.B"/>
          <table:table-row table:style-name="Tableau2.1">
            <table:table-cell table:style-name="Tableau2.A1" office:value-type="string">
              <text:p text:style-name="P220">Stat</text:p>
            </table:table-cell>
            <table:table-cell table:style-name="Tableau2.A1" office:value-type="string">
              <text:p text:style-name="P220">Bonus</text:p>
            </table:table-cell>
          </table:table-row>
          <table:table-row table:style-name="Tableau2.1">
            <table:table-cell table:style-name="Tableau2.A2" office:value-type="string">
              <text:p text:style-name="P220">Dexterity</text:p>
            </table:table-cell>
            <table:table-cell table:style-name="Tableau2.A2" office:value-type="string">
              <text:p text:style-name="P242"><text:span text:style-name="T590">1</text:span>0 to <text:span text:style-name="T592">25</text:span></text:p>
            </table:table-cell>
          </table:table-row>
          <table:table-row table:style-name="Tableau2.1">
            <table:table-cell table:style-name="Tableau2.A2" office:value-type="string">
              <text:p text:style-name="P220">Strength</text:p>
            </table:table-cell>
            <table:table-cell table:style-name="Tableau2.A2" office:value-type="string">
              <text:p text:style-name="P223">-<text:span text:style-name="T591">10 to </text:span><text:span text:style-name="T592">10</text:span></text:p>
            </table:table-cell>
          </table:table-row>
          <table:table-row table:style-name="Tableau2.1">
            <table:table-cell table:style-name="Tableau2.A2" office:value-type="string">
              <text:p text:style-name="P220">Social</text:p>
            </table:table-cell>
            <table:table-cell table:style-name="Tableau2.B4" office:value-type="float" office:value="0">
              <text:p text:style-name="P223">0</text:p>
            </table:table-cell>
          </table:table-row>
          <table:table-row table:style-name="Tableau2.1">
            <table:table-cell table:style-name="Tableau2.A2" office:value-type="string">
              <text:p text:style-name="P220">Instinct</text:p>
            </table:table-cell>
            <table:table-cell table:style-name="Tableau2.B4" office:value-type="float" office:value="0">
              <text:p text:style-name="P230">0</text:p>
            </table:table-cell>
          </table:table-row>
          <table:table-row table:style-name="Tableau2.1">
            <table:table-cell table:style-name="Tableau2.A2" office:value-type="string">
              <text:p text:style-name="P220">Intelligence</text:p>
            </table:table-cell>
            <table:table-cell table:style-name="Tableau2.B4" office:value-type="float" office:value="0">
              <text:p text:style-name="P230">0</text:p>
            </table:table-cell>
          </table:table-row>
          <table:table-row table:style-name="Tableau2.1">
            <table:table-cell table:style-name="Tableau2.A2" office:value-type="string">
              <text:p text:style-name="P220">HP</text:p>
            </table:table-cell>
            <table:table-cell table:style-name="Tableau2.B4" office:value-type="float" office:value="0">
              <text:p text:style-name="P230">0</text:p>
            </table:table-cell>
          </table:table-row>
          <table:table-row table:style-name="Tableau2.8">
            <table:table-cell table:style-name="Tableau2.A8" office:value-type="string">
              <text:p text:style-name="P220">Energy</text:p>
            </table:table-cell>
            <table:table-cell table:style-name="Tableau2.B8" office:value-type="float" office:value="0">
              <text:p text:style-name="P223">0</text:p>
            </table:table-cell>
          </table:table-row>
          <table:table-row table:style-name="Tableau2.1">
            <table:table-cell table:style-name="Tableau2.A9" office:value-type="string">
              <text:p text:style-name="P227">Natural Armour</text:p>
            </table:table-cell>
            <table:table-cell table:style-name="Tableau2.B9" office:value-type="float" office:value="0">
              <text:p text:style-name="P233">0</text:p>
            </table:table-cell>
          </table:table-row>
        </table:table>
        <text:h text:style-name="P314" text:outline-level="4"><text:bookmark-start text:name="__RefHeading___Toc2983_1718771812"/>Traditional Body Forging<text:bookmark-end text:name="__RefHeading___Toc2983_1718771812"/></text:h>
        <text:p text:style-name="P217"><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92"><text:span text:style-name="Strong_20_Emphasis"><text:span text:style-name="T25">Requirement:</text:span></text:span></text:p>
        <text:list xml:id="list2024491449" text:style-name="L11">
          <text:list-item>
            <text:p text:style-name="P365"><text:span text:style-name="Strong_20_Emphasis"><text:span text:style-name="T370">a body in perfect condition</text:span></text:span></text:p>
          </text:list-item>
          <text:list-item>
            <text:p text:style-name="P365"><text:span text:style-name="Strong_20_Emphasis"><text:span text:style-name="T370">can only perform it two time a day before fainting</text:span></text:span></text:p>
          </text:list-item>
          <text:list-item>
            <text:p text:style-name="P365"><text:span text:style-name="Strong_20_Emphasis"><text:span text:style-name="T370">can’t stop during a cycle (5 hour)</text:span></text:span></text:p>
          </text:list-item>
        </text:list>
        <text:p text:style-name="Standard"><text:span text:style-name="Strong_20_Emphasis"><text:span text:style-name="T370">Effect:</text:span></text:span></text:p>
        <text:list xml:id="list2189047405" text:style-name="L12">
          <text:list-item>
            <text:p text:style-name="P366"><text:span text:style-name="Strong_20_Emphasis"><text:span text:style-name="T370">1 strength every 100 cycle</text:span></text:span></text:p>
          </text:list-item>
          <text:list-item>
            <text:p text:style-name="P366"><text:span text:style-name="Strong_20_Emphasis"><text:span text:style-name="T370">1 dexterity every 100 cycle</text:span></text:span></text:p>
          </text:list-item>
          <text:list-item>
            <text:p text:style-name="P366"><text:span text:style-name="Strong_20_Emphasis"><text:span text:style-name="T370">Body reconstruction at 500 cycle </text:span></text:span></text:p>
            <text:list>
              <text:list-item>
                <text:p text:style-name="P366"><text:span text:style-name="Strong_20_Emphasis"><text:span text:style-name="T370">3 social</text:span></text:span></text:p>
              </text:list-item>
              <text:list-item>
                <text:p text:style-name="P366"><text:span text:style-name="Strong_20_Emphasis"><text:span text:style-name="T370">lesser skill from your bloodline (created by you and your DM)</text:span></text:span></text:p>
              </text:list-item>
              <text:list-item>
                <text:p text:style-name="P366"><text:span text:style-name="Strong_20_Emphasis"><text:span text:style-name="T370">5 HP and 3 Energy</text:span></text:span></text:p>
              </text:list-item>
            </text:list>
          </text:list-item>
          <text:list-item>
            <text:p text:style-name="P366"><text:span text:style-name="Strong_20_Emphasis"><text:span text:style-name="T370">Body reconstruction at 1000 cycle </text:span></text:span></text:p>
            <text:list>
              <text:list-item>
                <text:p text:style-name="P366"><text:span text:style-name="Strong_20_Emphasis"><text:span text:style-name="T370">7 social</text:span></text:span></text:p>
              </text:list-item>
              <text:list-item>
                <text:p text:style-name="P366"><text:span text:style-name="Strong_20_Emphasis"><text:span text:style-name="T370">enhancement of bloodline skill</text:span></text:span></text:p>
              </text:list-item>
              <text:list-item>
                <text:p text:style-name="P367"><text:span text:style-name="Strong_20_Emphasis"><text:span text:style-name="T377">5 HP </text:span></text:span><text:span text:style-name="Strong_20_Emphasis"><text:span text:style-name="T376">and 3 Energy</text:span></text:span></text:p>
              </text:list-item>
            </text:list>
          </text:list-item>
        </text:list>
        <text:h text:style-name="P325" text:outline-level="4"><text:bookmark-start text:name="__RefHeading___Toc5315_3607824458"/><text:span text:style-name="Strong_20_Emphasis"><text:span text:style-name="T463">Innate skills</text:span></text:span><text:bookmark-end text:name="__RefHeading___Toc5315_3607824458"/></text:h>
        <text:p text:style-name="P98"><text:span text:style-name="Strong_20_Emphasis"><text:span text:style-name="T399">As feline predator every Aluros have access to special abilities:</text:span></text:span></text:p>
        <text:list xml:id="list1405342785" text:style-name="L13">
          <text:list-item>
            <text:p text:style-name="P368"><text:span text:style-name="Strong_20_Emphasis"><text:span text:style-name="T370">Lesser Night Vision</text:span></text:span></text:p>
            <text:p text:style-name="P369"><text:span text:style-name="Strong_20_Emphasis"><text:span text:style-name="T400">Allow the user to see in dark place as long as there is a spark of light</text:span></text:span></text:p>
          </text:list-item>
          <text:list-item>
            <text:p text:style-name="P370"><text:span text:style-name="Strong_20_Emphasis"><text:span text:style-name="T105">L</text:span></text:span><text:span text:style-name="Strong_20_Emphasis"><text:span text:style-name="T78">esser </text:span></text:span><text:span text:style-name="Strong_20_Emphasis"><text:span text:style-name="T412">Overh</text:span></text:span><text:span text:style-name="Strong_20_Emphasis"><text:span text:style-name="T410">eat Immun</text:span></text:span><text:span text:style-name="Strong_20_Emphasis"><text:span text:style-name="T411">ity</text:span></text:span></text:p>
          </text:list-item>
        </text:list>
        <text:h text:style-name="P296" text:outline-level="3"><text:bookmark-start text:name="__RefHeading___Toc5338_2143098266"/><text:span text:style-name="T104">T</text:span><text:span text:style-name="T360">he Lycaons </text:span><text:bookmark-end text:name="__RefHeading___Toc5338_2143098266"/></text:h>
        <text:h text:style-name="P312" text:outline-level="4"><text:bookmark-start text:name="__RefHeading___Toc1598_1886356450"/>Lore<text:bookmark-end text:name="__RefHeading___Toc1598_1886356450"/></text:h>
        <text:p text:style-name="P60"><draw:frame draw:style-name="fr8"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370">The Lycaons are the second race of beast people. </text:span></text:span><text:span text:style-name="Strong_20_Emphasis"><text:span text:style-name="T378">As descendant of </text:span></text:span><text:span text:style-name="Strong_20_Emphasis"><text:span text:style-name="T379">polymorph </text:span></text:span><text:span text:style-name="Strong_20_Emphasis"><text:span text:style-name="T378">who decide to embrace their wolf part. As polymorph </text:span></text:span><text:span text:style-name="Strong_20_Emphasis"><text:span text:style-name="T401">and beast people, </text:span></text:span><text:span text:style-name="Strong_20_Emphasis"><text:span text:style-name="T378">they worship </text:span></text:span><text:span text:style-name="Strong_20_Emphasis"><text:span text:style-name="T393">Karrion the god of beast, adventure and polymorph. </text:span></text:span><text:span text:style-name="Strong_20_Emphasis"><text:span text:style-name="T402">As hunters they are really respective to the nature, and won’t hesitate to </text:span></text:span><text:span text:style-name="Strong_20_Emphasis"><text:span text:style-name="T403">murder anyone that threaten the environment. </text:span></text:span><text:span text:style-name="Strong_20_Emphasis"><text:span text:style-name="T404">As wolf they attaches great importance to their pack, and will protect everyone they consider part of it. </text:span></text:span><text:span text:style-name="Strong_20_Emphasis"><text:span text:style-name="T417">Since t</text:span></text:span><text:span text:style-name="Strong_20_Emphasis"><text:span text:style-name="T405">hey keep some of their polymorph ability</text:span></text:span><text:span text:style-name="Strong_20_Emphasis"><text:span text:style-name="T406">, </text:span></text:span><text:span text:style-name="Strong_20_Emphasis"><text:span text:style-name="T407">so they can still take a wolfish form, rumour said that some of them can even transform in wolf</text:span></text:span><text:span text:style-name="Strong_20_Emphasis"><text:span text:style-name="T406">.</text:span></text:span></text:p>
        <text:h text:style-name="P303" text:outline-level="4"><text:bookmark-start text:name="__RefHeading___Toc870_5901629818"/>Description <text:bookmark-end text:name="__RefHeading___Toc870_5901629818"/></text:h>
        <text:p text:style-name="P101"><text:span text:style-name="T464">The Lycaons are wo</text:span><text:span text:style-name="T465">lf</text:span><text:span text:style-name="T160">-men</text:span><text:span text:style-name="T465"> about 1,8 to 2 meter high, </text:span><text:span text:style-name="T466">they have </text:span><text:span text:style-name="T467">grey or dark fur that become whiter as winter approaches.</text:span><text:span text:style-name="T471"> </text:span><text:span text:style-name="T472">This</text:span><text:span text:style-name="T467"> fur protect them from the cold environment of the frozen tundra, moreover </text:span><text:span text:style-name="T468">to allow them to live in warmer environment they will naturally lose the excess fur when their environment is warming up.</text:span></text:p>
        <text:p text:style-name="P101"><text:span text:style-name="T469">T</text:span><text:span text:style-name="T470">heir foot are closer to wolf pawn but they have humanoid hand with claw instead of hands.</text:span></text:p>
        <text:p text:style-name="P102"><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315" text:outline-level="4"><text:bookmark-start text:name="__RefHeading___Toc872_5901629818"/>Abilities<text:bookmark-end text:name="__RefHeading___Toc872_5901629818"/></text:h>
        <text:p text:style-name="P35"><text:span text:style-name="Strong_20_Emphasis"><text:span text:style-name="T530">As Wolf they possess ability that allow them to survive in their frozen tundra. Moreover they possess strong primordial instinct that allow them to track their prey and feel surrounding danger.</text:span></text:span></text:p>
        <text:p text:style-name="P77"><text:span text:style-name="Strong_20_Emphasis"><text:span text:style-name="T299">Their usual alignment are neutral </text:span></text:span><text:span text:style-name="Strong_20_Emphasis"><text:span text:style-name="T300">due to their proximity with nature</text:span></text:span><text:span text:style-name="Strong_20_Emphasis"><text:span text:style-name="T299"> or </text:span></text:span><text:span text:style-name="Strong_20_Emphasis"><text:span text:style-name="T300">passion because of their strong feeling that link them to their pack</text:span></text:span><text:span text:style-name="Strong_20_Emphasis"><text:span text:style-name="T299">.</text:span></text:span></text:p>
        <text:h text:style-name="Heading_20_4" text:outline-level="4"><text:bookmark-start text:name="__RefHeading___Toc5000_1360243471"/><text:soft-page-break/>Stats advantage<text:bookmark-end text:name="__RefHeading___Toc5000_1360243471"/></text:h>
        <text:p text:style-name="P103"><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3">Summary:</text:p>
        <table:table table:name="Tableau1" table:style-name="Tableau1">
          <table:table-column table:style-name="Tableau1.A"/>
          <table:table-column table:style-name="Tableau1.B"/>
          <table:table-row table:style-name="Tableau1.1">
            <table:table-cell table:style-name="Tableau1.A1" office:value-type="string">
              <text:p text:style-name="P221">Stat</text:p>
            </table:table-cell>
            <table:table-cell table:style-name="Tableau1.A1" office:value-type="string">
              <text:p text:style-name="P221">Bonus</text:p>
            </table:table-cell>
          </table:table-row>
          <table:table-row table:style-name="Tableau1.1">
            <table:table-cell table:style-name="Tableau1.A2" office:value-type="string">
              <text:p text:style-name="P221">Dexterity</text:p>
            </table:table-cell>
            <table:table-cell table:style-name="Tableau1.A2" office:value-type="string">
              <text:p text:style-name="P244">0</text:p>
            </table:table-cell>
          </table:table-row>
          <table:table-row table:style-name="Tableau1.1">
            <table:table-cell table:style-name="Tableau1.A2" office:value-type="string">
              <text:p text:style-name="P221">Strength</text:p>
            </table:table-cell>
            <table:table-cell table:style-name="Tableau1.A2" office:value-type="string">
              <text:p text:style-name="P235">0</text:p>
            </table:table-cell>
          </table:table-row>
          <table:table-row table:style-name="Tableau1.1">
            <table:table-cell table:style-name="Tableau1.A2" office:value-type="string">
              <text:p text:style-name="P221">Social</text:p>
            </table:table-cell>
            <table:table-cell table:style-name="Tableau1.B4" office:value-type="float" office:value="15">
              <text:p text:style-name="P244">1<text:span text:style-name="T598">5</text:span></text:p>
            </table:table-cell>
          </table:table-row>
          <table:table-row table:style-name="Tableau1.1">
            <table:table-cell table:style-name="Tableau1.A2" office:value-type="string">
              <text:p text:style-name="P221">Instinct</text:p>
            </table:table-cell>
            <table:table-cell table:style-name="Tableau1.B4" office:value-type="float" office:value="20">
              <text:p text:style-name="P245">20</text:p>
            </table:table-cell>
          </table:table-row>
          <table:table-row table:style-name="Tableau1.1">
            <table:table-cell table:style-name="Tableau1.A2" office:value-type="string">
              <text:p text:style-name="P221">Intelligence</text:p>
            </table:table-cell>
            <table:table-cell table:style-name="Tableau1.B4" office:value-type="float" office:value="0">
              <text:p text:style-name="P231">0</text:p>
            </table:table-cell>
          </table:table-row>
          <table:table-row table:style-name="Tableau1.1">
            <table:table-cell table:style-name="Tableau1.A2" office:value-type="string">
              <text:p text:style-name="P221">HP</text:p>
            </table:table-cell>
            <table:table-cell table:style-name="Tableau1.B4" office:value-type="float" office:value="0">
              <text:p text:style-name="P231">0</text:p>
            </table:table-cell>
          </table:table-row>
          <table:table-row table:style-name="Tableau1.8">
            <table:table-cell table:style-name="Tableau1.A8" office:value-type="string">
              <text:p text:style-name="P221">Energy</text:p>
            </table:table-cell>
            <table:table-cell table:style-name="Tableau1.B8" office:value-type="float" office:value="0">
              <text:p text:style-name="P224">0</text:p>
            </table:table-cell>
          </table:table-row>
          <table:table-row table:style-name="Tableau1.1">
            <table:table-cell table:style-name="Tableau1.A9" office:value-type="string">
              <text:p text:style-name="P228">Natural Armour</text:p>
            </table:table-cell>
            <table:table-cell table:style-name="Tableau1.B9" office:value-type="float" office:value="0">
              <text:p text:style-name="P234">0</text:p>
            </table:table-cell>
          </table:table-row>
        </table:table>
        <text:p text:style-name="P195"/>
        <text:h text:style-name="P316" text:outline-level="4"><text:bookmark-start text:name="__RefHeading___Toc2987_1718771812"/>Traditional Body Forging<text:bookmark-end text:name="__RefHeading___Toc2987_1718771812"/></text:h>
        <text:p text:style-name="P190"><text:span text:style-name="Strong_20_Emphasis"><text:span text:style-name="T524">Name: Beast regression</text:span></text:span></text:p>
        <text:p text:style-name="Text_20_body"><text:span text:style-name="Strong_20_Emphasis"><text:span text:style-name="T531">To become </text:span></text:span><text:span text:style-name="Strong_20_Emphasis"><text:span text:style-name="T532">closer to their wolf nature the Lycaons learned to transform into wolf. They usually use this form when they need to </text:span></text:span><text:span text:style-name="Strong_20_Emphasis"><text:span text:style-name="T533">hunt for subsistence or to wander in the nature.</text:span></text:span></text:p>
        <text:p text:style-name="P209"><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100"><text:span text:style-name="Strong_20_Emphasis"><text:span text:style-name="T409">Requirement:</text:span></text:span></text:p>
        <text:list xml:id="list953651255" text:style-name="L14">
          <text:list-header>
            <text:p text:style-name="P406"><text:span text:style-name="Strong_20_Emphasis"><text:span text:style-name="T599">A partial regression will only need few second <text:s/>(one turn) but </text:span></text:span><text:span text:style-name="Strong_20_Emphasis"><text:span text:style-name="T600">the complete one will take more time (3 turn). The user will need to make an instinct check if</text:span></text:span><text:span text:style-name="Strong_20_Emphasis"><text:span text:style-name="T601"> he isn’t completely attuned with his wolf part.</text:span></text:span></text:p>
          </text:list-header>
        </text:list>
        <text:p text:style-name="P210"><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3149985382" text:style-name="L15">
          <text:list-item>
            <text:p text:style-name="P371"><text:span text:style-name="Strong_20_Emphasis"><text:span text:style-name="T635">damage close fighting +</text:span></text:span><text:span text:style-name="Strong_20_Emphasis"><text:span text:style-name="T636">3</text:span></text:span></text:p>
          </text:list-item>
          <text:list-item>
            <text:p text:style-name="P372"><text:span text:style-name="Strong_20_Emphasis"><text:span text:style-name="T634">Instinct stat + </text:span></text:span><text:span text:style-name="Strong_20_Emphasis"><text:span text:style-name="T638">10</text:span></text:span></text:p>
          </text:list-item>
          <text:list-item>
            <text:p text:style-name="P372"><text:span text:style-name="Strong_20_Emphasis"><text:span text:style-name="T636">strength +</text:span></text:span><text:span text:style-name="Strong_20_Emphasis"><text:span text:style-name="T638">3</text:span></text:span></text:p>
          </text:list-item>
        </text:list>
        <text:p text:style-name="P192"><text:span text:style-name="Strong_20_Emphasis"><text:span text:style-name="T370">Effec</text:span></text:span><text:span text:style-name="Strong_20_Emphasis"><text:span text:style-name="T418">t</text:span></text:span><text:span text:style-name="Strong_20_Emphasis"><text:span text:style-name="T370"> </text:span></text:span><text:span text:style-name="Strong_20_Emphasis"><text:span text:style-name="T418">(complete regression)</text:span></text:span><text:span text:style-name="Strong_20_Emphasis"><text:span text:style-name="T370">:</text:span></text:span></text:p>
        <text:list xml:id="list119366380" text:style-name="L16">
          <text:list-item>
            <text:p text:style-name="P373"><text:span text:style-name="Strong_20_Emphasis"><text:span text:style-name="T634">Diminution of the intelligence </text:span></text:span><text:span text:style-name="Strong_20_Emphasis"><text:span text:style-name="T639">and p</text:span></text:span><text:span text:style-name="Strong_20_Emphasis"><text:span text:style-name="T640">ossibility to lose control if the user isn't attuned with </text:span></text:span><text:span text:style-name="Strong_20_Emphasis"><text:span text:style-name="T641">h</text:span></text:span><text:span text:style-name="Strong_20_Emphasis"><text:span text:style-name="T640">is wolf part</text:span></text:span></text:p>
          </text:list-item>
          <text:list-item>
            <text:p text:style-name="P373"><text:span text:style-name="Strong_20_Emphasis"><text:span text:style-name="T634">Instinct stat + 20 strength +7</text:span></text:span></text:p>
          </text:list-item>
          <text:list-item>
            <text:p text:style-name="P373"><text:span text:style-name="Strong_20_Emphasis"><text:span text:style-name="T634">damage close fighting +</text:span></text:span><text:span text:style-name="Strong_20_Emphasis"><text:span text:style-name="T637">5</text:span></text:span></text:p>
          </text:list-item>
          <text:list-item>
            <text:p text:style-name="P416"><text:span text:style-name="Strong_20_Emphasis"><text:span text:style-name="T419">Can’t use tools </text:span></text:span><text:span text:style-name="Strong_20_Emphasis"><text:span text:style-name="T420">and only armour for polymorph or designed for wolf.</text:span></text:span></text:p>
          </text:list-item>
        </text:list>
        <text:h text:style-name="P326" text:outline-level="4"><text:bookmark-start text:name="__RefHeading___Toc5002_1360243471"/><text:span text:style-name="Strong_20_Emphasis"><text:span text:style-name="T463">Innate skills</text:span></text:span><text:bookmark-end text:name="__RefHeading___Toc5002_1360243471"/></text:h>
        <text:p text:style-name="P11"><text:span text:style-name="Strong_20_Emphasis"><text:span text:style-name="T413">As Hunter from the frozen tundra they possess strong resistance against frost environment and powerful hunter instinct:</text:span></text:span></text:p>
        <text:list xml:id="list3568709387" text:style-name="L17">
          <text:list-item>
            <text:p text:style-name="P374"><text:span text:style-name="Strong_20_Emphasis"><text:span text:style-name="T70">p</text:span></text:span><text:span text:style-name="Strong_20_Emphasis"><text:span text:style-name="T414">rimordial instinct (</text:span></text:span><text:span text:style-name="Strong_20_Emphasis"><text:span text:style-name="T642">+</text:span></text:span><text:span text:style-name="Strong_20_Emphasis"><text:span text:style-name="T643">5 </text:span></text:span><text:span text:style-name="Strong_20_Emphasis"><text:span text:style-name="T642">detection check</text:span></text:span><text:span text:style-name="Strong_20_Emphasis"><text:span text:style-name="T414">)</text:span></text:span></text:p>
          </text:list-item>
          <text:list-item>
            <text:p text:style-name="P375"><text:span text:style-name="Strong_20_Emphasis"><text:span text:style-name="T416">lesser </text:span></text:span><text:span text:style-name="Strong_20_Emphasis"><text:span text:style-name="T414">hypothermia immunity</text:span></text:span><text:span text:style-name="Strong_20_Emphasis"><text:span text:style-name="T415"> </text:span></text:span><text:span text:style-name="Strong_20_Emphasis"><text:span text:style-name="T421">(</text:span></text:span><text:span text:style-name="Strong_20_Emphasis"><text:span text:style-name="T644">non severe form</text:span></text:span><text:span text:style-name="Strong_20_Emphasis"><text:span text:style-name="T421">)</text:span></text:span></text:p>
          </text:list-item>
        </text:list>
        <text:h text:style-name="P296" text:outline-level="3"><text:bookmark-start text:name="__RefHeading___Toc5345_2143098266"/><text:span text:style-name="T476">T</text:span><text:span text:style-name="T360">he Bubulains</text:span><text:span text:style-name="T104"> </text:span><text:bookmark-end text:name="__RefHeading___Toc5345_2143098266"/></text:h>
        <text:h text:style-name="P313" text:outline-level="4"><text:bookmark-start text:name="__RefHeading___Toc1606_1886356450"/>Lore<text:bookmark-end text:name="__RefHeading___Toc1606_1886356450"/></text:h>
        <text:p text:style-name="P36"><text:span text:style-name="Strong_20_Emphasis"><text:span text:style-name="T524">The Bubulains are the are the last species of beast people, they are fears warrior with a strong body second to no one. </text:span></text:span><text:span text:style-name="Strong_20_Emphasis"><text:span text:style-name="T534">In the ancient time they where said to be the strongest race of the continent since they were not </text:span></text:span><text:span text:style-name="Strong_20_Emphasis"><text:span text:style-name="T535">only strong by their body but they were also able to harness powerful magic. Alas in their hubris they decide to </text:span></text:span><text:span text:style-name="Strong_20_Emphasis"><text:span text:style-name="T536">take a war upon Karrion </text:span></text:span><text:span text:style-name="Strong_20_Emphasis"><text:span text:style-name="T537">and try to dominate the entire continent,</text:span></text:span><text:span text:style-name="Strong_20_Emphasis"><text:span text:style-name="T536"> </text:span></text:span><text:span text:style-name="Strong_20_Emphasis"><text:span text:style-name="T537">even if they manage to save the appearance in the first time they were soon decimated <text:s/>by Karrion. At the end of the war </text:span></text:span><text:span text:style-name="Strong_20_Emphasis"><text:span text:style-name="T645">Karrion </text:span></text:span><text:span text:style-name="Strong_20_Emphasis"><text:span text:style-name="T646">decide to curse the entire race as the punishment. From this moment no Bubulain as been able to use magic, they where still able to use some artefact but couldn't manipulate Energy.</text:span></text:span></text:p>
        <text:h text:style-name="P317" text:outline-level="4"><text:bookmark-start text:name="__RefHeading___Toc870_59016298112"/>Description <text:bookmark-end text:name="__RefHeading___Toc870_59016298112"/></text:h>
        <text:p text:style-name="P104"><text:span text:style-name="T474">The Bubulains are the biggest race of the continent, even if they aren’t as tall </text:span><text:span text:style-name="T473">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317" text:outline-level="4"><draw:frame draw:style-name="fr6"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7"><text:span text:style-name="Strong_20_Emphasis"><text:span text:style-name="T538">T</text:span></text:span><text:span text:style-name="Strong_20_Emphasis"><text:span text:style-name="T524">he Bubulain are born to be warrior, </text:span></text:span><text:span text:style-name="Strong_20_Emphasis"><text:span text:style-name="T539">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40">the Energy outside their body. They are unable to cast spells or create artefact they can only use the Energy from within their body. </text:span></text:span><text:span text:style-name="Strong_20_Emphasis"><text:span text:style-name="T541">This will greatly restrain them if they didn’t use special technique.</text:span></text:span></text:p>
        <text:h text:style-name="P308" text:outline-level="4"><text:bookmark-start text:name="__RefHeading___Toc3005_1718771812"/><text:soft-page-break/>Stats advantage<text:bookmark-end text:name="__RefHeading___Toc3005_1718771812"/></text:h>
        <text:p text:style-name="Text_20_body">Bubula<text:span text:style-name="T648">i</text:span>ns are warriors trained in warfare from the age of 5, whatever their sex, they naturally develop a vigorous body that can withstand long and hard efforts, thanks to their military background they will be more resistant than other species, <text:span text:style-name="T650">alas most of them have only the most basic knowledge since the only things they knew were the army.</text:span></text:p>
        <text:p text:style-name="P34">Summary:</text:p>
        <table:table table:name="Tableau7" table:style-name="Tableau7">
          <table:table-column table:style-name="Tableau7.A"/>
          <table:table-column table:style-name="Tableau7.B"/>
          <table:table-row table:style-name="Tableau7.1">
            <table:table-cell table:style-name="Tableau7.A1" office:value-type="string">
              <text:p text:style-name="P219">Stat</text:p>
            </table:table-cell>
            <table:table-cell table:style-name="Tableau7.A1" office:value-type="string">
              <text:p text:style-name="P219">Bonus</text:p>
            </table:table-cell>
          </table:table-row>
          <table:table-row table:style-name="Tableau7.1">
            <table:table-cell table:style-name="Tableau7.A2" office:value-type="string">
              <text:p text:style-name="P219">Dexterity</text:p>
            </table:table-cell>
            <table:table-cell table:style-name="Tableau7.A2" office:value-type="string">
              <text:p text:style-name="P246">-5</text:p>
            </table:table-cell>
          </table:table-row>
          <table:table-row table:style-name="Tableau7.1">
            <table:table-cell table:style-name="Tableau7.A2" office:value-type="string">
              <text:p text:style-name="P219">Strength</text:p>
            </table:table-cell>
            <table:table-cell table:style-name="Tableau7.A2" office:value-type="string">
              <text:p text:style-name="P236">25</text:p>
            </table:table-cell>
          </table:table-row>
          <table:table-row table:style-name="Tableau7.1">
            <table:table-cell table:style-name="Tableau7.A2" office:value-type="string">
              <text:p text:style-name="P219">Social</text:p>
            </table:table-cell>
            <table:table-cell table:style-name="Tableau7.B4" office:value-type="float" office:value="0">
              <text:p text:style-name="P225">0</text:p>
            </table:table-cell>
          </table:table-row>
          <table:table-row table:style-name="Tableau7.1">
            <table:table-cell table:style-name="Tableau7.A2" office:value-type="string">
              <text:p text:style-name="P219">Instinct</text:p>
            </table:table-cell>
            <table:table-cell table:style-name="Tableau7.B4" office:value-type="float" office:value="0">
              <text:p text:style-name="P238">0</text:p>
            </table:table-cell>
          </table:table-row>
          <table:table-row table:style-name="Tableau7.1">
            <table:table-cell table:style-name="Tableau7.A2" office:value-type="string">
              <text:p text:style-name="P219">Intelligence</text:p>
            </table:table-cell>
            <table:table-cell table:style-name="Tableau7.B4" office:value-type="float" office:value="-20">
              <text:p text:style-name="P232">-<text:span text:style-name="T649">20</text:span></text:p>
            </table:table-cell>
          </table:table-row>
          <table:table-row table:style-name="Tableau7.1">
            <table:table-cell table:style-name="Tableau7.A2" office:value-type="string">
              <text:p text:style-name="P219">HP</text:p>
            </table:table-cell>
            <table:table-cell table:style-name="Tableau7.B4" office:value-type="float" office:value="20">
              <text:p text:style-name="P236">20</text:p>
            </table:table-cell>
          </table:table-row>
          <table:table-row table:style-name="Tableau7.8">
            <table:table-cell table:style-name="Tableau7.A8" office:value-type="string">
              <text:p text:style-name="P219">Energy</text:p>
            </table:table-cell>
            <table:table-cell table:style-name="Tableau7.B8" office:value-type="float" office:value="-5">
              <text:p text:style-name="P225">-<text:span text:style-name="T647">5</text:span></text:p>
            </table:table-cell>
          </table:table-row>
          <table:table-row table:style-name="Tableau7.1">
            <table:table-cell table:style-name="Tableau7.A9" office:value-type="string">
              <text:p text:style-name="P229">Natural Armour</text:p>
            </table:table-cell>
            <table:table-cell table:style-name="Tableau7.B9" office:value-type="float" office:value="1">
              <text:p text:style-name="P237">1</text:p>
            </table:table-cell>
          </table:table-row>
        </table:table>
        <text:p text:style-name="P196"/>
        <text:h text:style-name="P317" text:outline-level="4"><text:bookmark-start text:name="__RefHeading___Toc3007_1718771812"/>Traditional Body Forging<text:bookmark-end text:name="__RefHeading___Toc3007_1718771812"/></text:h>
        <text:p text:style-name="P199"><text:span text:style-name="Strong_20_Emphasis"><text:span text:style-name="T548">Name: Warrior body</text:span></text:span></text:p>
        <text:p text:style-name="Text_20_body"><text:span text:style-name="Strong_20_Emphasis"><text:span text:style-name="T370">Since </text:span></text:span><text:span text:style-name="Strong_20_Emphasis"><text:span text:style-name="T430">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22">by concentrating their Energy for long duration. This technique will allow them to </text:span></text:span><text:span text:style-name="Strong_20_Emphasis"><text:span text:style-name="T424">gain strength if they concentrated the Energy in their muscle, resilience for the skin </text:span></text:span><text:span text:style-name="Strong_20_Emphasis"><text:span text:style-name="T425">and bones</text:span></text:span><text:span text:style-name="Strong_20_Emphasis"><text:span text:style-name="T424">, poison resistance for the organs, some fighter choose to strengthen their fist and foot so they become as hard as steel. </text:span></text:span><text:span text:style-name="Strong_20_Emphasis"><text:span text:style-name="T425">The technique is divided by two level for each region the first level take </text:span></text:span><text:span text:style-name="Strong_20_Emphasis"><text:span text:style-name="T423">2</text:span></text:span><text:span text:style-name="Strong_20_Emphasis"><text:span text:style-name="T426"> month and the second will take </text:span></text:span><text:span text:style-name="Strong_20_Emphasis"><text:span text:style-name="T138">3 month</text:span></text:span><text:span text:style-name="Strong_20_Emphasis"><text:span text:style-name="T425">.</text:span></text:span></text:p>
        <text:p text:style-name="P106"><text:span text:style-name="Strong_20_Emphasis"><text:span text:style-name="T409">Requirement:</text:span></text:span></text:p>
        <text:list xml:id="list1817433510" text:style-name="L18">
          <text:list-item>
            <text:p text:style-name="P376"><text:span text:style-name="Strong_20_Emphasis"><text:span text:style-name="T524">Have some </text:span></text:span><text:span text:style-name="Strong_20_Emphasis"><text:span text:style-name="T602">E</text:span></text:span><text:span text:style-name="Strong_20_Emphasis"><text:span text:style-name="T524">nergy left</text:span></text:span></text:p>
          </text:list-item>
          <text:list-item>
            <text:p text:style-name="P420"><text:span text:style-name="Strong_20_Emphasis"><text:span text:style-name="T602">Don’t be controlled by someone</text:span></text:span></text:p>
          </text:list-item>
        </text:list>
        <text:p text:style-name="P106"><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1765556413" text:style-name="L19">
          <text:list-item>
            <text:p text:style-name="P377"><text:span text:style-name="Strong_20_Emphasis"><text:span text:style-name="T603">6</text:span></text:span><text:span text:style-name="Strong_20_Emphasis"><text:span text:style-name="T524"> strength </text:span></text:span><text:span text:style-name="Strong_20_Emphasis"><text:span text:style-name="T542">for the muscle</text:span></text:span></text:p>
          </text:list-item>
          <text:list-item>
            <text:p text:style-name="P378"><text:span text:style-name="Strong_20_Emphasis"><text:span text:style-name="T543">1 Natural armour and 2 HP for skin and bones</text:span></text:span></text:p>
          </text:list-item>
          <text:list-item>
            <text:p text:style-name="P379"><text:span text:style-name="Strong_20_Emphasis"><text:span text:style-name="T543">resistance to low level poison (advantage when rolls to resist)</text:span></text:span></text:p>
          </text:list-item>
          <text:list-item>
            <text:p text:style-name="P421"><text:span text:style-name="Strong_20_Emphasis"><text:span text:style-name="T80">+ one d4 for unarmed damage</text:span></text:span></text:p>
          </text:list-item>
        </text:list>
        <text:p text:style-name="P106"><text:span text:style-name="Strong_20_Emphasis"><text:span text:style-name="T370">Effect Level </text:span></text:span><text:span text:style-name="Strong_20_Emphasis"><text:span text:style-name="T423">2</text:span></text:span><text:span text:style-name="Strong_20_Emphasis"><text:span text:style-name="T370">:</text:span></text:span></text:p>
        <text:list xml:id="list70972986" text:style-name="L20">
          <text:list-item>
            <text:p text:style-name="P381"><text:span text:style-name="Strong_20_Emphasis"><text:span text:style-name="T603">8</text:span></text:span><text:span text:style-name="Strong_20_Emphasis"><text:span text:style-name="T524"> strength </text:span></text:span><text:span text:style-name="Strong_20_Emphasis"><text:span text:style-name="T542">for the muscle</text:span></text:span></text:p>
          </text:list-item>
          <text:list-item>
            <text:p text:style-name="P382"><text:span text:style-name="Strong_20_Emphasis"><text:span text:style-name="T604">2</text:span></text:span><text:span text:style-name="Strong_20_Emphasis"><text:span text:style-name="T543"> Natural armour and </text:span></text:span><text:span text:style-name="Strong_20_Emphasis"><text:span text:style-name="T604">3</text:span></text:span><text:span text:style-name="Strong_20_Emphasis"><text:span text:style-name="T543"> HP for skin and bones</text:span></text:span></text:p>
          </text:list-item>
          <text:list-item>
            <text:p text:style-name="P380"><text:span text:style-name="Strong_20_Emphasis"><text:span text:style-name="T543">Immunity to low level poison</text:span></text:span></text:p>
          </text:list-item>
          <text:list-item>
            <text:p text:style-name="P422"><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327" text:outline-level="4"><text:bookmark-start text:name="__RefHeading___Toc5149_2576462578"/><text:span text:style-name="Strong_20_Emphasis"><text:span text:style-name="T463">Innate skills</text:span></text:span><text:bookmark-end text:name="__RefHeading___Toc5149_2576462578"/></text:h>
        <text:p text:style-name="P12"><text:span text:style-name="Strong_20_Emphasis"><text:span text:style-name="T427">The Bubulains know basic military tactics due to their military background</text:span></text:span></text:p>
        <text:list xml:id="list3865794908" text:style-name="L21">
          <text:list-item>
            <text:p text:style-name="P423"><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98" text:outline-level="3"><text:bookmark-start text:name="__RefHeading___Toc5397_1704987623"/><text:span text:style-name="T360">The Saurigni</text:span><text:span text:style-name="T477">a</text:span><text:span text:style-name="T360">ns </text:span><text:bookmark-end text:name="__RefHeading___Toc5397_1704987623"/></text:h>
        <text:h text:style-name="P312" text:outline-level="4"><text:bookmark-start text:name="__RefHeading___Toc1600_1886356450"/>Lore<text:bookmark-end text:name="__RefHeading___Toc1600_1886356450"/></text:h>
        <text:p text:style-name="P38"><text:span text:style-name="Strong_20_Emphasis"><text:span text:style-name="T544">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03" text:outline-level="4"><text:bookmark-start text:name="__RefHeading___Toc870_5901629819"/>Description <text:bookmark-end text:name="__RefHeading___Toc870_5901629819"/></text:h>
        <text:p text:style-name="P39"><text:span text:style-name="Strong_20_Emphasis"><text:span text:style-name="T546">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47">clearer</text:span></text:span><text:span text:style-name="Strong_20_Emphasis"><text:span text:style-name="T546"> view.</text:span></text:span></text:p>
        <text:p text:style-name="P78"><text:span text:style-name="Strong_20_Emphasis"><text:span text:style-name="T301">Furthermore, their tooth seems to poss metallic proprieties since spark can be seen when they make their mouth clap.</text:span></text:span></text:p>
        <text:h text:style-name="P303" text:outline-level="4"><draw:frame draw:style-name="fr6"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8"><text:span text:style-name="Strong_20_Emphasis"><text:span text:style-name="T545">Thanks to their draconic heritage the Saurignians are able to exhale fire, however this technique can only be efficiently used by pyromancy master.</text:span></text:span></text:p>
        <text:p text:style-name="P28"><text:span text:style-name="Strong_20_Emphasis"><text:span text:style-name="T545">Their native </text:span></text:span><text:span text:style-name="Strong_20_Emphasis"><text:span text:style-name="T544">marshes</text:span></text:span><text:span text:style-name="Strong_20_Emphasis"><text:span text:style-name="T545"> have enforce them, allowing them to be resistant to most disease.</text:span></text:span></text:p>
        <text:h text:style-name="P309"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3">Summary:</text:p>
        <table:table table:name="Tableau3" table:style-name="Tableau3">
          <table:table-column table:style-name="Tableau3.A"/>
          <table:table-column table:style-name="Tableau3.B"/>
          <table:table-row table:style-name="Tableau3.1">
            <table:table-cell table:style-name="Tableau3.A1" office:value-type="string">
              <text:p text:style-name="P221">Stat</text:p>
            </table:table-cell>
            <table:table-cell table:style-name="Tableau3.A1" office:value-type="string">
              <text:p text:style-name="P221">Bonus</text:p>
            </table:table-cell>
          </table:table-row>
          <table:table-row table:style-name="Tableau3.1">
            <table:table-cell table:style-name="Tableau3.A2" office:value-type="string">
              <text:p text:style-name="P221">Dexterity</text:p>
            </table:table-cell>
            <table:table-cell table:style-name="Tableau3.A2" office:value-type="string">
              <text:p text:style-name="P247">0</text:p>
            </table:table-cell>
          </table:table-row>
          <table:table-row table:style-name="Tableau3.1">
            <table:table-cell table:style-name="Tableau3.A2" office:value-type="string">
              <text:p text:style-name="P221">Strength</text:p>
            </table:table-cell>
            <table:table-cell table:style-name="Tableau3.A2" office:value-type="string">
              <text:p text:style-name="P247">0</text:p>
            </table:table-cell>
          </table:table-row>
          <table:table-row table:style-name="Tableau3.1">
            <table:table-cell table:style-name="Tableau3.A2" office:value-type="string">
              <text:p text:style-name="P221">Social</text:p>
            </table:table-cell>
            <table:table-cell table:style-name="Tableau3.B4" office:value-type="float" office:value="0">
              <text:p text:style-name="P224">0</text:p>
            </table:table-cell>
          </table:table-row>
          <table:table-row table:style-name="Tableau3.1">
            <table:table-cell table:style-name="Tableau3.A2" office:value-type="string">
              <text:p text:style-name="P221">Instinct</text:p>
            </table:table-cell>
            <table:table-cell table:style-name="Tableau3.B4" office:value-type="float" office:value="10">
              <text:p text:style-name="P248">10</text:p>
            </table:table-cell>
          </table:table-row>
          <table:table-row table:style-name="Tableau3.1">
            <table:table-cell table:style-name="Tableau3.A2" office:value-type="string">
              <text:p text:style-name="P221">Intelligence</text:p>
            </table:table-cell>
            <table:table-cell table:style-name="Tableau3.B4" office:value-type="float" office:value="0">
              <text:p text:style-name="P231">0</text:p>
            </table:table-cell>
          </table:table-row>
          <table:table-row table:style-name="Tableau3.1">
            <table:table-cell table:style-name="Tableau3.A2" office:value-type="string">
              <text:p text:style-name="P221">HP</text:p>
            </table:table-cell>
            <table:table-cell table:style-name="Tableau3.B4" office:value-type="float" office:value="5">
              <text:p text:style-name="P239">5</text:p>
            </table:table-cell>
          </table:table-row>
          <table:table-row table:style-name="Tableau3.8">
            <table:table-cell table:style-name="Tableau3.A8" office:value-type="string">
              <text:p text:style-name="P221">Energy</text:p>
            </table:table-cell>
            <table:table-cell table:style-name="Tableau3.B8" office:value-type="float" office:value="2">
              <text:p text:style-name="P240">2</text:p>
            </table:table-cell>
          </table:table-row>
          <table:table-row table:style-name="Tableau3.1">
            <table:table-cell table:style-name="Tableau3.A9" office:value-type="string">
              <text:p text:style-name="P228">Natural Armour</text:p>
            </table:table-cell>
            <table:table-cell table:style-name="Tableau3.B9" office:value-type="string">
              <text:p text:style-name="P249">2</text:p>
            </table:table-cell>
          </table:table-row>
        </table:table>
        <text:p text:style-name="P195"/>
        <text:h text:style-name="P318" text:outline-level="4"><text:bookmark-start text:name="__RefHeading___Toc5151_2576462578"/>Traditional Body Forging<text:bookmark-end text:name="__RefHeading___Toc5151_2576462578"/></text:h>
        <text:p text:style-name="P203"><text:span text:style-name="Strong_20_Emphasis"><text:span text:style-name="T139">Name: </text:span></text:span><text:span text:style-name="Strong_20_Emphasis"><text:span text:style-name="T524">Purification flame </text:span></text:span></text:p>
        <text:p text:style-name="P107"><text:span text:style-name="Strong_20_Emphasis"><text:span text:style-name="T549">This body forging technique </text:span></text:span><text:span text:style-name="Strong_20_Emphasis"><text:span text:style-name="T550">directly inherited from Vulcain is quite simple. The user that will practice this technique will need to manipulate the environment flame </text:span></text:span><text:span text:style-name="Strong_20_Emphasis"><text:span text:style-name="T551">and change their proprieties to make them armless to the user body.</text:span></text:span></text:p>
        <text:p text:style-name="P108"><text:span text:style-name="Strong_20_Emphasis"><text:span text:style-name="T551">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52">The danger is that if the user lose his control over the flame he might su</text:span></text:span><text:span text:style-name="Strong_20_Emphasis"><text:span text:style-name="T140">ff</text:span></text:span><text:span text:style-name="Strong_20_Emphasis"><text:span text:style-name="T552">er of grave burn. And practising to often might damage the body, 2h per day maximum. </text:span></text:span><text:span text:style-name="Strong_20_Emphasis"><text:span text:style-name="T553">The body will be purified after </text:span></text:span><text:span text:style-name="Strong_20_Emphasis"><text:span text:style-name="T605">around heighten</text:span></text:span><text:span text:style-name="Strong_20_Emphasis"><text:span text:style-name="T553"> </text:span></text:span><text:span text:style-name="Strong_20_Emphasis"><text:span text:style-name="T554">month </text:span></text:span><text:span text:style-name="Strong_20_Emphasis"><text:span text:style-name="T553">of daily practice.</text:span></text:span></text:p>
        <text:p text:style-name="Standard"><text:span text:style-name="Strong_20_Emphasis"><text:span text:style-name="T524">Requirement:</text:span></text:span></text:p>
        <text:list xml:id="list141341699457320" text:continue-list="list1817433510" text:style-name="L18">
          <text:list-item>
            <text:p text:style-name="P376"><text:span text:style-name="Strong_20_Emphasis"><text:span text:style-name="T524">Calm environment</text:span></text:span></text:p>
          </text:list-item>
          <text:list-item>
            <text:p text:style-name="P419"><text:span text:style-name="Strong_20_Emphasis"><text:span text:style-name="T524">Flames</text:span></text:span></text:p>
          </text:list-item>
        </text:list>
        <text:p text:style-name="P105"><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1562562626" text:style-name="L22">
          <text:list-item>
            <text:p text:style-name="P384"><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85"><text:span text:style-name="Strong_20_Emphasis"><text:span text:style-name="T88">+2 Natural armour for fire damage</text:span></text:span></text:p>
          </text:list-item>
        </text:list>
        <text:h text:style-name="P328" text:outline-level="4"><text:bookmark-start text:name="__RefHeading___Toc5153_2576462578"/><text:span text:style-name="Strong_20_Emphasis"><text:span text:style-name="T463">Innate skills</text:span></text:span><text:bookmark-end text:name="__RefHeading___Toc5153_2576462578"/></text:h>
        <text:p text:style-name="P29"><text:span text:style-name="Strong_20_Emphasis"><text:span text:style-name="T555">The Saurignians are Well known for their fire breath, their mastery over pyromancy and their strong immune system.</text:span></text:span></text:p>
        <text:list xml:id="list1699425081" text:style-name="L23">
          <text:list-item>
            <text:p text:style-name="P387"><text:span text:style-name="Strong_20_Emphasis"><text:span text:style-name="T524">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87"><text:span text:style-name="Strong_20_Emphasis"><text:span text:style-name="T81">Distance of effect = 2</text:span></text:span><text:span text:style-name="Strong_20_Emphasis"><text:span text:style-name="T651">X</text:span></text:span></text:p>
            <text:p text:style-name="P387"><text:span text:style-name="Strong_20_Emphasis"><text:span text:style-name="T370">Da</text:span></text:span><text:span text:style-name="Strong_20_Emphasis"><text:span text:style-name="T428">mage = </text:span></text:span><text:span text:style-name="Strong_20_Emphasis"><text:span text:style-name="T429">(</text:span></text:span><text:span text:style-name="Strong_20_Emphasis"><text:span text:style-name="T81">2</text:span></text:span><text:span text:style-name="Strong_20_Emphasis"><text:span text:style-name="T651">X</text:span></text:span><text:span text:style-name="Strong_20_Emphasis"><text:span text:style-name="T652">)</text:span></text:span><text:span text:style-name="Strong_20_Emphasis"><text:span text:style-name="T370">d4</text:span></text:span></text:p>
            <text:p text:style-name="P387"><text:span text:style-name="Strong_20_Emphasis"><text:span text:style-name="T524">Energy </text:span></text:span><text:span text:style-name="Strong_20_Emphasis"><text:span text:style-name="T555">= </text:span></text:span><text:span text:style-name="Strong_20_Emphasis"><text:span text:style-name="T606">5</text:span></text:span><text:span text:style-name="Strong_20_Emphasis"><text:span text:style-name="T620">X</text:span></text:span></text:p>
          </text:list-item>
          <text:list-item>
            <text:p text:style-name="P388"><text:span text:style-name="Strong_20_Emphasis"><text:span text:style-name="T431">Flame mastery (</text:span></text:span><text:span text:style-name="Strong_20_Emphasis"><text:span text:style-name="T60">Insider</text:span></text:span><text:span text:style-name="Strong_20_Emphasis"><text:span text:style-name="T431">)</text:span></text:span></text:p>
          </text:list-item>
          <text:list-item>
            <text:p text:style-name="P389"><text:span text:style-name="Strong_20_Emphasis"><text:span text:style-name="T431">Lesser disease immunity</text:span></text:span></text:p>
          </text:list-item>
        </text:list>
        <text:h text:style-name="P299" text:outline-level="3"><text:bookmark-start text:name="__RefHeading___Toc5349_2143098266"/>The humans<text:bookmark-end text:name="__RefHeading___Toc5349_2143098266"/></text:h>
        <text:h text:style-name="P312" text:outline-level="4"><text:bookmark-start text:name="__RefHeading___Toc1602_1886356450"/>Lore<text:bookmark-end text:name="__RefHeading___Toc1602_1886356450"/></text:h>
        <text:p text:style-name="P80"><text:span text:style-name="Strong_20_Emphasis"><text:span text:style-name="T302">The humans are the weakest races of the universe of Nepheshria, </text:span></text:span><text:span text:style-name="Strong_20_Emphasis"><text:span text:style-name="T303">they don’t posses strong body or any innate abilities, they only have their great fertility <text:s/>advantage. Most of the other races use them as expendable manpower, </text:span></text:span><text:span text:style-name="Strong_20_Emphasis"><text:span text:style-name="T304">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12"><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9">The humans have are 1,5 to 1,8 meter tall humanoid, covered by a feeble beige skin. </text:p>
        <text:p text:style-name="P79">They don’t poss claw or fur, they don’t have any mean to defend themselves when they are unharmed.</text:p>
        <text:p text:style-name="P81">They really are a feeble races that can be killed by everyone but they somehow managed to survive.</text:p>
        <text:p text:style-name="P79"/>
        <text:h text:style-name="P303" text:outline-level="4"><draw:frame draw:style-name="fr7"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556">T</text:span></text:span><text:span text:style-name="Strong_20_Emphasis"><text:span text:style-name="T524">he humans don’t poss any special abilities and since most of them are slaves or </text:span></text:span><text:span text:style-name="Strong_20_Emphasis"><text:span text:style-name="T557">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558">Somme might say that the human have the ability to defy the odds, </text:span></text:span><text:span text:style-name="Strong_20_Emphasis"><text:span text:style-name="T559">but very few people take these legend seriously.</text:span></text:span></text:p>
        <text:h text:style-name="P303" text:outline-level="4"><text:bookmark-start text:name="__RefHeading___Toc2993_1718771812"/><text:soft-page-break/>Stats advantage<text:bookmark-end text:name="__RefHeading___Toc2993_1718771812"/></text:h>
        <text:p text:style-name="P42">The humans don’t have any special advantage in any domains, nut they nor don’t have any disadvantage.</text:p>
        <text:p text:style-name="P61">Summary:</text:p>
        <table:table table:name="Tableau4" table:style-name="Tableau4">
          <table:table-column table:style-name="Tableau4.A"/>
          <table:table-column table:style-name="Tableau4.B"/>
          <table:table-row table:style-name="Tableau4.1">
            <table:table-cell table:style-name="Tableau4.A1" office:value-type="string">
              <text:p text:style-name="P218">Stat</text:p>
            </table:table-cell>
            <table:table-cell table:style-name="Tableau4.A1" office:value-type="string">
              <text:p text:style-name="P218">Bonus</text:p>
            </table:table-cell>
          </table:table-row>
          <table:table-row table:style-name="Tableau4.1">
            <table:table-cell table:style-name="Tableau4.A2" office:value-type="string">
              <text:p text:style-name="P218">Dexterity</text:p>
            </table:table-cell>
            <table:table-cell table:style-name="Tableau4.A2" office:value-type="string">
              <text:p text:style-name="P250">0</text:p>
            </table:table-cell>
          </table:table-row>
          <table:table-row table:style-name="Tableau4.1">
            <table:table-cell table:style-name="Tableau4.A2" office:value-type="string">
              <text:p text:style-name="P218">Strength</text:p>
            </table:table-cell>
            <table:table-cell table:style-name="Tableau4.A2" office:value-type="string">
              <text:p text:style-name="P250">0</text:p>
            </table:table-cell>
          </table:table-row>
          <table:table-row table:style-name="Tableau4.1">
            <table:table-cell table:style-name="Tableau4.A2" office:value-type="string">
              <text:p text:style-name="P218">Social</text:p>
            </table:table-cell>
            <table:table-cell table:style-name="Tableau4.B4" office:value-type="float" office:value="0">
              <text:p text:style-name="P218">0</text:p>
            </table:table-cell>
          </table:table-row>
          <table:table-row table:style-name="Tableau4.1">
            <table:table-cell table:style-name="Tableau4.A2" office:value-type="string">
              <text:p text:style-name="P218">Instinct</text:p>
            </table:table-cell>
            <table:table-cell table:style-name="Tableau4.B4" office:value-type="float" office:value="0">
              <text:p text:style-name="P218">0</text:p>
            </table:table-cell>
          </table:table-row>
          <table:table-row table:style-name="Tableau4.1">
            <table:table-cell table:style-name="Tableau4.A2" office:value-type="string">
              <text:p text:style-name="P218">Intelligence</text:p>
            </table:table-cell>
            <table:table-cell table:style-name="Tableau4.B4" office:value-type="float" office:value="0">
              <text:p text:style-name="P218">0</text:p>
            </table:table-cell>
          </table:table-row>
          <table:table-row table:style-name="Tableau4.1">
            <table:table-cell table:style-name="Tableau4.A2" office:value-type="string">
              <text:p text:style-name="P218">HP</text:p>
            </table:table-cell>
            <table:table-cell table:style-name="Tableau4.B4" office:value-type="float" office:value="0">
              <text:p text:style-name="P218">0</text:p>
            </table:table-cell>
          </table:table-row>
          <table:table-row table:style-name="Tableau4.8">
            <table:table-cell table:style-name="Tableau4.A8" office:value-type="string">
              <text:p text:style-name="P218">Energy</text:p>
            </table:table-cell>
            <table:table-cell table:style-name="Tableau4.B8" office:value-type="float" office:value="0">
              <text:p text:style-name="P218">0</text:p>
            </table:table-cell>
          </table:table-row>
          <table:table-row table:style-name="Tableau4.1">
            <table:table-cell table:style-name="Tableau4.A9" office:value-type="string">
              <text:p text:style-name="P218">Natural Armour</text:p>
            </table:table-cell>
            <table:table-cell table:style-name="Tableau4.B9" office:value-type="float" office:value="0">
              <text:p text:style-name="P218">0</text:p>
            </table:table-cell>
          </table:table-row>
        </table:table>
        <text:p text:style-name="P61"/>
        <text:h text:style-name="P303" text:outline-level="4"><text:bookmark-start text:name="__RefHeading___Toc2995_1718771812"/>Traditional Body Forging<text:bookmark-end text:name="__RefHeading___Toc2995_1718771812"/></text:h>
        <text:p text:style-name="P193"><text:span text:style-name="Strong_20_Emphasis"><text:span text:style-name="T565">Name: Energy purification</text:span></text:span></text:p>
        <text:p text:style-name="P30"><text:span text:style-name="Strong_20_Emphasis"><text:span text:style-name="T561">This technique will allow them to gain bonus in the stats. </text:span></text:span><text:span text:style-name="Strong_20_Emphasis"><text:span text:style-name="T562">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63">the first one is when the user will expel the smaller impurities after 6 month and the second one when the user will get rid of the bigger ones </text:span></text:span><text:span text:style-name="Strong_20_Emphasis"><text:span text:style-name="T564">after one more year</text:span></text:span><text:span text:style-name="Strong_20_Emphasis"><text:span text:style-name="T563">. </text:span></text:span><text:span text:style-name="Strong_20_Emphasis"><text:span text:style-name="T565">The impurities expelled will be in a form of a dark treacle with a pungent smell.</text:span></text:span></text:p>
        <text:p text:style-name="P190"><text:span text:style-name="Strong_20_Emphasis"><text:span text:style-name="T141">Requirement</text:span></text:span><text:span text:style-name="Strong_20_Emphasis"><text:span text:style-name="T370">:</text:span></text:span></text:p>
        <text:list xml:id="list827224139" text:style-name="L24">
          <text:list-item>
            <text:p text:style-name="P390"><text:span text:style-name="Strong_20_Emphasis"><text:span text:style-name="T524">An ability under 60 to assure that the user don’t faint.</text:span></text:span></text:p>
          </text:list-item>
        </text:list>
        <text:p text:style-name="P217"><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141341041852957" text:continue-list="list1562562626" text:style-name="L22">
          <text:list-item>
            <text:p text:style-name="P383"><text:span text:style-name="Strong_20_Emphasis"><text:span text:style-name="T524">+5 in the chosen stats</text:span></text:span></text:p>
          </text:list-item>
          <text:list-item>
            <text:p text:style-name="P383"><text:span text:style-name="Strong_20_Emphasis"><text:span text:style-name="T524">5 HP</text:span></text:span></text:p>
            <text:p text:style-name="P407"><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83"><text:span text:style-name="Strong_20_Emphasis"><text:span text:style-name="T524">+</text:span></text:span><text:span text:style-name="Strong_20_Emphasis"><text:span text:style-name="T607">10</text:span></text:span><text:span text:style-name="Strong_20_Emphasis"><text:span text:style-name="T524"> in the chosen stats</text:span></text:span></text:p>
          </text:list-item>
          <text:list-item>
            <text:p text:style-name="P386"><text:span text:style-name="Strong_20_Emphasis"><text:span text:style-name="T92">8</text:span></text:span><text:span text:style-name="Strong_20_Emphasis"><text:span text:style-name="T91"> HP</text:span></text:span></text:p>
          </text:list-item>
        </text:list>
        <text:h text:style-name="P329" text:outline-level="4"><text:bookmark-start text:name="__RefHeading___Toc5153_25764625781"/><text:span text:style-name="Strong_20_Emphasis"><text:span text:style-name="T463">Innate skills</text:span></text:span><text:bookmark-end text:name="__RefHeading___Toc5153_25764625781"/></text:h>
        <text:p text:style-name="P40"><text:span text:style-name="Strong_20_Emphasis"><text:span text:style-name="T560">The only skill of humans is their ability to defies the odds.</text:span></text:span></text:p>
        <text:p text:style-name="P211"><text:span text:style-name="Strong_20_Emphasis"><text:span text:style-name="T432">Payback time:</text:span></text:span></text:p>
        <text:p text:style-name="P212"><text:span text:style-name="Strong_20_Emphasis"><text:span text:style-name="T433">Each time the </text:span></text:span><text:span text:style-name="Strong_20_Emphasis"><text:span text:style-name="T434">user make a critical fail e will gain one point of luck.</text:span></text:span></text:p>
        <text:p text:style-name="P213"><text:span text:style-name="Strong_20_Emphasis"><text:span text:style-name="T434">The user can use 5 point to re-roll if his previous </text:span></text:span><text:span text:style-name="Strong_20_Emphasis"><text:span text:style-name="T435">roll fail, however the second one will be the only one the count.</text:span></text:span></text:p>
        <text:p text:style-name="P214"><text:span text:style-name="Strong_20_Emphasis"><text:span text:style-name="T435">It is also possible to use 10 point to make a roll a certain success, however the user will only barely succeed.</text:span></text:span></text:p>
        <text:p text:style-name="P204"><text:span text:style-name="Strong_20_Emphasis"><text:span text:style-name="T436">But the most interesting feature of this skill is that the user can use 20 point to transform a roll in a critical success.</text:span></text:span></text:p>
        <text:p text:style-name="P204"><text:span text:style-name="Strong_20_Emphasis"><text:span text:style-name="T436"/></text:span></text:p>
        <text:h text:style-name="P296" text:outline-level="3"><text:bookmark-start text:name="__RefHeading___Toc5351_2143098266"/><text:span text:style-name="T360">The Nephesselai</text:span><text:span text:style-name="T478">a</text:span><text:span text:style-name="T360">ns </text:span><text:bookmark-end text:name="__RefHeading___Toc5351_2143098266"/></text:h>
        <text:h text:style-name="P312" text:outline-level="4"><text:bookmark-start text:name="__RefHeading___Toc1604_1886356450"/>Lore<text:bookmark-end text:name="__RefHeading___Toc1604_1886356450"/></text:h>
        <text:p text:style-name="P41"><text:span text:style-name="Strong_20_Emphasis"><text:span text:style-name="T524">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67">one</text:span></text:span><text:span text:style-name="Strong_20_Emphasis"><text:span text:style-name="T524"> was Xavier Madeann. This legendary inventory was once a human and to be able to </text:span></text:span><text:span text:style-name="Strong_20_Emphasis"><text:span text:style-name="T566">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19" text:outline-level="4"><text:bookmark-start text:name="__RefHeading___Toc870_59016298111"/>Description <text:bookmark-end text:name="__RefHeading___Toc870_59016298111"/></text:h>
        <text:p text:style-name="P109"><text:span text:style-name="T439">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37">this crystal is really valuable and one could easily live a century without about money if he where to sell it. </text:span><text:span text:style-name="T438">For the shell it change for everyone but most of them choose to use rock instead of valuable ore since </text:span><text:span text:style-name="T142">it’s more convenient to find replacement.</text:span></text:p>
        <text:h text:style-name="P303" text:outline-level="4"><draw:frame draw:style-name="fr6"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556">T</text:span></text:span><text:span text:style-name="Strong_20_Emphasis"><text:span text:style-name="T524">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09" text:outline-level="4"><text:bookmark-start text:name="__RefHeading___Toc2997_1718771812"/><text:soft-page-break/>Stats advantage<text:bookmark-end text:name="__RefHeading___Toc2997_1718771812"/></text:h>
        <text:p text:style-name="P61">The <text:span text:style-name="T653">Nephesselaians aren’t particularly strong or agile since their body is controlled by magic they can use more Energy if they need more strength or to perceive things better. </text:span><text:span text:style-name="T654">However their infinite life spam allow them to accumulate a great amount of knowledge.</text:span></text:p>
        <text:p text:style-name="P33">Summary:</text:p>
        <table:table table:name="Tableau5" table:style-name="Tableau5">
          <table:table-column table:style-name="Tableau5.A"/>
          <table:table-column table:style-name="Tableau5.B"/>
          <table:table-row table:style-name="Tableau5.1">
            <table:table-cell table:style-name="Tableau5.A1" office:value-type="string">
              <text:p text:style-name="P221">Stat</text:p>
            </table:table-cell>
            <table:table-cell table:style-name="Tableau5.A1" office:value-type="string">
              <text:p text:style-name="P221">Bonus</text:p>
            </table:table-cell>
          </table:table-row>
          <table:table-row table:style-name="Tableau5.1">
            <table:table-cell table:style-name="Tableau5.A2" office:value-type="string">
              <text:p text:style-name="P221">Dexterity</text:p>
            </table:table-cell>
            <table:table-cell table:style-name="Tableau5.A2" office:value-type="string">
              <text:p text:style-name="P251">0</text:p>
            </table:table-cell>
          </table:table-row>
          <table:table-row table:style-name="Tableau5.1">
            <table:table-cell table:style-name="Tableau5.A2" office:value-type="string">
              <text:p text:style-name="P221">Strength</text:p>
            </table:table-cell>
            <table:table-cell table:style-name="Tableau5.A2" office:value-type="string">
              <text:p text:style-name="P251">0</text:p>
            </table:table-cell>
          </table:table-row>
          <table:table-row table:style-name="Tableau5.1">
            <table:table-cell table:style-name="Tableau5.A2" office:value-type="string">
              <text:p text:style-name="P221">Social</text:p>
            </table:table-cell>
            <table:table-cell table:style-name="Tableau5.B4" office:value-type="float" office:value="0">
              <text:p text:style-name="P224">0</text:p>
            </table:table-cell>
          </table:table-row>
          <table:table-row table:style-name="Tableau5.1">
            <table:table-cell table:style-name="Tableau5.A2" office:value-type="string">
              <text:p text:style-name="P221">Instinct</text:p>
            </table:table-cell>
            <table:table-cell table:style-name="Tableau5.B4" office:value-type="float" office:value="0">
              <text:p text:style-name="P231">0</text:p>
            </table:table-cell>
          </table:table-row>
          <table:table-row table:style-name="Tableau5.1">
            <table:table-cell table:style-name="Tableau5.A2" office:value-type="string">
              <text:p text:style-name="P221">Intelligence</text:p>
            </table:table-cell>
            <table:table-cell table:style-name="Tableau5.B4" office:value-type="float" office:value="10">
              <text:p text:style-name="P252">10</text:p>
            </table:table-cell>
          </table:table-row>
          <table:table-row table:style-name="Tableau5.1">
            <table:table-cell table:style-name="Tableau5.A2" office:value-type="string">
              <text:p text:style-name="P221">HP</text:p>
            </table:table-cell>
            <table:table-cell table:style-name="Tableau5.B4" office:value-type="float" office:value="15">
              <text:p text:style-name="P251">15</text:p>
            </table:table-cell>
          </table:table-row>
          <table:table-row table:style-name="Tableau5.8">
            <table:table-cell table:style-name="Tableau5.A8" office:value-type="string">
              <text:p text:style-name="P221">Energy</text:p>
            </table:table-cell>
            <table:table-cell table:style-name="Tableau5.B8" office:value-type="float" office:value="20">
              <text:p text:style-name="P251">20</text:p>
            </table:table-cell>
          </table:table-row>
          <table:table-row table:style-name="Tableau5.1">
            <table:table-cell table:style-name="Tableau5.A9" office:value-type="string">
              <text:p text:style-name="P228">Natural Armour</text:p>
            </table:table-cell>
            <table:table-cell table:style-name="Tableau5.B9" office:value-type="float" office:value="6">
              <text:p text:style-name="P251">6</text:p>
            </table:table-cell>
          </table:table-row>
        </table:table>
        <text:p text:style-name="P195"/>
        <text:h text:style-name="P316" text:outline-level="4"><text:bookmark-start text:name="__RefHeading___Toc2999_1718771812"/>Traditional Body Forging<text:bookmark-end text:name="__RefHeading___Toc2999_1718771812"/></text:h>
        <text:p text:style-name="P190"><text:span text:style-name="Strong_20_Emphasis"><text:span text:style-name="T370">Na</text:span></text:span><text:span text:style-name="Strong_20_Emphasis"><text:span text:style-name="T440">me: Energy circulatory system</text:span></text:span></text:p>
        <text:p text:style-name="P110"><text:span text:style-name="Strong_20_Emphasis"><text:span text:style-name="T441">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43">o</text:span></text:span><text:span text:style-name="Strong_20_Emphasis"><text:span text:style-name="T441">n purpose, it still have many advantage.</text:span></text:span></text:p>
        <text:p text:style-name="P111"><text:span text:style-name="Strong_20_Emphasis"><text:span text:style-name="T441">Since the goal of every Nephesselaians id to seek the truth behind the function of the world the last part of as never been created and its up to them to find their own response. The one who find will only answer that: </text:span></text:span></text:p>
        <text:p text:style-name="P111"><text:span text:style-name="Strong_20_Emphasis"><text:span text:style-name="T143">Y</text:span></text:span><text:span text:style-name="Strong_20_Emphasis"><text:span text:style-name="T441">ou need to find </text:span></text:span><text:span text:style-name="Strong_20_Emphasis"><text:span text:style-name="T442">what your hearth want and pulse with the nature.</text:span></text:span></text:p>
        <text:p text:style-name="P217"><text:span text:style-name="Strong_20_Emphasis"><text:span text:style-name="T524">Requirement:</text:span></text:span></text:p>
        <text:list xml:id="list377108279" text:style-name="L25">
          <text:list-item>
            <text:p text:style-name="P391"><text:span text:style-name="Strong_20_Emphasis"><text:span text:style-name="T524">Energy 10 per session.</text:span></text:span></text:p>
          </text:list-item>
          <text:list-item>
            <text:p text:style-name="P391"><text:span text:style-name="Strong_20_Emphasis"><text:span text:style-name="T524">Calm environment</text:span></text:span></text:p>
          </text:list-item>
        </text:list>
        <text:p text:style-name="P217"><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141340463072305" text:continue-list="list141341041852957" text:style-name="L22">
          <text:list-item>
            <text:p text:style-name="P392">5 Dexterity And Strength</text:p>
          </text:list-item>
          <text:list-item>
            <text:p text:style-name="P393">10 Energy</text:p>
          </text:list-item>
          <text:list-item>
            <text:p text:style-name="P393">-1 <text:span text:style-name="T655">Energy used for everything’s</text:span></text:p>
          </text:list-item>
        </text:list>
        <text:h text:style-name="P330" text:outline-level="4"><text:bookmark-start text:name="__RefHeading___Toc5153_257646257811"/><text:span text:style-name="Strong_20_Emphasis"><text:span text:style-name="T103">Innate skills</text:span></text:span><text:bookmark-end text:name="__RefHeading___Toc5153_257646257811"/></text:h>
        <text:p text:style-name="P117"><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17"><text:span text:style-name="Strong_20_Emphasis"><text:span text:style-name="T97"/></text:span></text:p>
        <text:h text:style-name="P296" text:outline-level="3"><text:bookmark-start text:name="__RefHeading___Toc5353_2143098266"/>The Erebonix <text:bookmark-end text:name="__RefHeading___Toc5353_2143098266"/></text:h>
        <text:h text:style-name="P311" text:outline-level="4"><text:bookmark-start text:name="__RefHeading___Toc974_3956299766"/>Lore<text:bookmark-end text:name="__RefHeading___Toc974_3956299766"/></text:h>
        <text:p text:style-name="P68">The Erebonix are the masters of the underworld. <text:span text:style-name="T657">They are the ones that lurk in the shadow of the night. Their society is in a complete anarchy ruled by the stronger who dominate the weak, in the underworld nobody is trust worthy. You could walk into the house of a </text:span><text:span text:style-name="T312">famous</text:span><text:span text:style-name="T657"> merchant that nobody will cause you as long as you are stronger than the one who are baking the merchant. </text:span>Their thirst for freedom is so great that, in history, they were only unified <text:span text:style-name="T311">one</text:span> time, under the reign of Kina. <text:span text:style-name="T658">This period was named the Chaos era, since under her command, they managed to conquer the entire continent. Its only after the appearance of Héméra that a revolutionary movement managed to seal Kina in the deeps of the Underworld.</text:span></text:p>
        <text:h text:style-name="P303" text:outline-level="4"><text:bookmark-start text:name="__RefHeading___Toc870_5901629815"/>Description<text:bookmark-end text:name="__RefHeading___Toc870_5901629815"/></text:h>
        <text:p text:style-name="P82">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83">One of the most interesting part of the Erebonix’s body is their eyes. Their eyes are capable to perceive a way larger spectrum on wave than the others races. Its even more relevant with the infra-red wave that allow them to see in total darkness.</text:p>
        <text:h text:style-name="P303" text:outline-level="4"><draw:frame draw:style-name="fr6"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7">Since their birth place is the underworld they can see in the darkest place as long as there is a spark of light.</text:p>
        <text:p text:style-name="P69"><text:span text:style-name="T113">Alas they </text:span><text:span text:style-name="T114">need to protect their eyes from the light of the sun, or they will be blind by the light.</text:span></text:p>
        <text:h text:style-name="P309" text:outline-level="4"><text:bookmark-start text:name="__RefHeading___Toc3001_1718771812"/><text:soft-page-break/>Stats advantage<text:bookmark-end text:name="__RefHeading___Toc3001_1718771812"/></text:h>
        <text:p text:style-name="P61">The <text:span text:style-name="T659">Erebonix are people of instinct. </text:span><text:span text:style-name="T660">T</text:span><text:span text:style-name="T659">hey don’t think much and very few have the mean to be educated since they are more occupied to survive, </text:span><text:span text:style-name="T313">to</text:span><text:span text:style-name="T660"> passing time learning things </text:span><text:span text:style-name="T661">that won’t gain them direct benefice</text:span><text:span text:style-name="T660">. </text:span><text:span text:style-name="T661">But one of the advantage with living in a harsh environment where you can trust no one is that you rapidly develop skills to deceive people.</text:span></text:p>
        <text:p text:style-name="P33">Summary:</text:p>
        <table:table table:name="Tableau6" table:style-name="Tableau6">
          <table:table-column table:style-name="Tableau6.A"/>
          <table:table-column table:style-name="Tableau6.B"/>
          <table:table-row table:style-name="Tableau6.1">
            <table:table-cell table:style-name="Tableau6.A1" office:value-type="string">
              <text:p text:style-name="P221">Stat</text:p>
            </table:table-cell>
            <table:table-cell table:style-name="Tableau6.A1" office:value-type="string">
              <text:p text:style-name="P221">Bonus</text:p>
            </table:table-cell>
          </table:table-row>
          <table:table-row table:style-name="Tableau6.1">
            <table:table-cell table:style-name="Tableau6.A2" office:value-type="string">
              <text:p text:style-name="P221">Dexterity</text:p>
            </table:table-cell>
            <table:table-cell table:style-name="Tableau6.A2" office:value-type="string">
              <text:p text:style-name="P253">0</text:p>
            </table:table-cell>
          </table:table-row>
          <table:table-row table:style-name="Tableau6.1">
            <table:table-cell table:style-name="Tableau6.A2" office:value-type="string">
              <text:p text:style-name="P221">Strength</text:p>
            </table:table-cell>
            <table:table-cell table:style-name="Tableau6.A2" office:value-type="string">
              <text:p text:style-name="P253">0</text:p>
            </table:table-cell>
          </table:table-row>
          <table:table-row table:style-name="Tableau6.4">
            <table:table-cell table:style-name="Tableau6.A2" office:value-type="string">
              <text:p text:style-name="P221">Social</text:p>
            </table:table-cell>
            <table:table-cell table:style-name="Tableau6.B4" office:value-type="float" office:value="8">
              <text:p text:style-name="P255">8</text:p>
            </table:table-cell>
          </table:table-row>
          <table:table-row table:style-name="Tableau6.1">
            <table:table-cell table:style-name="Tableau6.A2" office:value-type="string">
              <text:p text:style-name="P221">Instinct</text:p>
            </table:table-cell>
            <table:table-cell table:style-name="Tableau6.B4" office:value-type="float" office:value="15">
              <text:p text:style-name="P253">15</text:p>
            </table:table-cell>
          </table:table-row>
          <table:table-row table:style-name="Tableau6.1">
            <table:table-cell table:style-name="Tableau6.A2" office:value-type="string">
              <text:p text:style-name="P221">Intelligence</text:p>
            </table:table-cell>
            <table:table-cell table:style-name="Tableau6.B4" office:value-type="float" office:value="-15">
              <text:p text:style-name="P231">-<text:span text:style-name="T656">15</text:span></text:p>
            </table:table-cell>
          </table:table-row>
          <table:table-row table:style-name="Tableau6.1">
            <table:table-cell table:style-name="Tableau6.A2" office:value-type="string">
              <text:p text:style-name="P221">HP</text:p>
            </table:table-cell>
            <table:table-cell table:style-name="Tableau6.B4" office:value-type="float" office:value="5">
              <text:p text:style-name="P254">5</text:p>
            </table:table-cell>
          </table:table-row>
          <table:table-row table:style-name="Tableau6.8">
            <table:table-cell table:style-name="Tableau6.A8" office:value-type="string">
              <text:p text:style-name="P221">Energy</text:p>
            </table:table-cell>
            <table:table-cell table:style-name="Tableau6.B8" office:value-type="float" office:value="8">
              <text:p text:style-name="P254">8</text:p>
            </table:table-cell>
          </table:table-row>
          <table:table-row table:style-name="Tableau6.1">
            <table:table-cell table:style-name="Tableau6.A9" office:value-type="string">
              <text:p text:style-name="P228">Natural Armour</text:p>
            </table:table-cell>
            <table:table-cell table:style-name="Tableau6.B9" office:value-type="float" office:value="0">
              <text:p text:style-name="P234">0</text:p>
            </table:table-cell>
          </table:table-row>
        </table:table>
        <text:p text:style-name="P195"/>
        <text:h text:style-name="P316" text:outline-level="4"><text:bookmark-start text:name="__RefHeading___Toc3003_1718771812"/>Traditional Body Forging<text:bookmark-end text:name="__RefHeading___Toc3003_1718771812"/></text:h>
        <text:p text:style-name="P190"><text:span text:style-name="Strong_20_Emphasis"><text:span text:style-name="T370">N</text:span></text:span><text:span text:style-name="Strong_20_Emphasis"><text:span text:style-name="T444">ame: Child of shadow</text:span></text:span></text:p>
        <text:p text:style-name="Standard"><text:span text:style-name="Strong_20_Emphasis"><text:span text:style-name="T445">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46">n</text:span></text:span><text:span text:style-name="Strong_20_Emphasis"><text:span text:style-name="T445"> active effect when one practice it. </text:span></text:span><text:span text:style-name="Strong_20_Emphasis"><text:span text:style-name="T447">When an Erebonix is immersed in the darkness, they will find an irresistible attraction. </text:span></text:span><text:span text:style-name="Strong_20_Emphasis"><text:span text:style-name="T448">If they let the darkness shallow them they will lose most of their cognitive abilities but they get amazing instinct and </text:span></text:span><text:span text:style-name="Strong_20_Emphasis"><text:span text:style-name="T449">great dexterity. </text:span></text:span><text:span text:style-name="Strong_20_Emphasis"><text:span text:style-name="T450">After a year of daily training one will be able to maintain some of these effect permanently.</text:span></text:span></text:p>
        <text:p text:style-name="P217"><text:span text:style-name="Strong_20_Emphasis"><text:span text:style-name="T524">Requirement:</text:span></text:span></text:p>
        <text:list xml:id="list688338612" text:style-name="L26">
          <text:list-item>
            <text:p text:style-name="P394"><text:span text:style-name="Strong_20_Emphasis"><text:span text:style-name="T524">Dark place</text:span></text:span></text:p>
          </text:list-item>
          <text:list-item>
            <text:p text:style-name="P394"><text:span text:style-name="Strong_20_Emphasis"><text:span text:style-name="T524">Be in trance</text:span></text:span></text:p>
            <text:p text:style-name="P408"><text:span text:style-name="Strong_20_Emphasis"><text:span text:style-name="T445">Effect </text:span></text:span><text:span text:style-name="Strong_20_Emphasis"><text:span text:style-name="T147">active</text:span></text:span><text:span text:style-name="Strong_20_Emphasis"><text:span text:style-name="T445">:</text:span></text:span></text:p>
          </text:list-item>
          <text:list-item>
            <text:p text:style-name="P394"><text:span text:style-name="Strong_20_Emphasis"><text:span text:style-name="T524">Intelligence is set to 10</text:span></text:span></text:p>
          </text:list-item>
          <text:list-item>
            <text:p text:style-name="P395"><text:span text:style-name="Strong_20_Emphasis"><text:span text:style-name="T571">20 dexterity, 30 instinct</text:span></text:span></text:p>
          </text:list-item>
        </text:list>
        <text:p text:style-name="P217"><text:span text:style-name="Strong_20_Emphasis"><text:span text:style-name="T370">Effect </text:span></text:span><text:span text:style-name="Strong_20_Emphasis"><text:span text:style-name="T446">passive</text:span></text:span><text:span text:style-name="Strong_20_Emphasis"><text:span text:style-name="T370">:</text:span></text:span></text:p>
        <text:list xml:id="list833494370" text:style-name="L27">
          <text:list-item>
            <text:p text:style-name="P396"><text:span text:style-name="Strong_20_Emphasis"><text:span text:style-name="T572">5 Instinct, 10 dexterity</text:span></text:span></text:p>
          </text:list-item>
          <text:list-item>
            <text:p text:style-name="P396"><text:span text:style-name="Strong_20_Emphasis"><text:span text:style-name="T572">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13"><text:span text:style-name="Strong_20_Emphasis"><text:span text:style-name="T568">The Erebonix are able to see in the most profound darkness but their eyes will be extremely sensible to sunlight:</text:span></text:span></text:p>
        <text:list xml:id="list1917316536" text:style-name="L28">
          <text:list-item>
            <text:p text:style-name="P424"><text:span text:style-name="Strong_20_Emphasis"><text:span text:style-name="T568">True dark vision</text:span></text:span></text:p>
            <text:p text:style-name="P424"><text:span text:style-name="Strong_20_Emphasis"><text:span text:style-name="T568">Allow the </text:span></text:span><text:span text:style-name="Strong_20_Emphasis"><text:span text:style-name="T145">Erebonix</text:span></text:span><text:span text:style-name="Strong_20_Emphasis"><text:span text:style-name="T568"> to perfectly see in the darkest pla</text:span></text:span><text:span text:style-name="Strong_20_Emphasis"><text:span text:style-name="T569">c</text:span></text:span><text:span text:style-name="Strong_20_Emphasis"><text:span text:style-name="T568">e.</text:span></text:span></text:p>
          </text:list-item>
          <text:list-item>
            <text:p text:style-name="P424"><text:span text:style-name="Strong_20_Emphasis"><text:span text:style-name="T569">Light sensibility</text:span></text:span></text:p>
            <text:p text:style-name="P424"><text:span text:style-name="Strong_20_Emphasis"><text:span text:style-name="T569">The </text:span></text:span><text:span text:style-name="Strong_20_Emphasis"><text:span text:style-name="T145">Erebonix</text:span></text:span><text:span text:style-name="Strong_20_Emphasis"><text:span text:style-name="T569"> have very sensible eyes, </text:span></text:span><text:span text:style-name="Strong_20_Emphasis"><text:span text:style-name="T570">they will need to wear mask with feint </text:span></text:span><text:span text:style-name="Strong_20_Emphasis"><text:span text:style-name="T146">slot</text:span></text:span><text:span text:style-name="Strong_20_Emphasis"><text:span text:style-name="T570"> like Inuit glasses. The richer one will be able to buy sunglasses.</text:span></text:span></text:p>
          </text:list-item>
        </text:list>
        <text:h text:style-name="P300" text:outline-level="3"><text:bookmark-start text:name="__RefHeading___Toc1366_4200086444"/><text:span text:style-name="T73">The </text:span><text:span text:style-name="T74">Pagmaians</text:span><text:bookmark-end text:name="__RefHeading___Toc1366_4200086444"/></text:h>
        <text:h text:style-name="P312" text:outline-level="4"><text:bookmark-start text:name="__RefHeading___Toc1608_1886356450"/>Lore<text:bookmark-end text:name="__RefHeading___Toc1608_1886356450"/></text:h>
        <text:p text:style-name="P115"><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303" text:outline-level="4"><text:bookmark-start text:name="__RefHeading___Toc870_59016298113"/>Description <text:bookmark-end text:name="__RefHeading___Toc870_59016298113"/></text:h>
        <text:p text:style-name="P84"><text:span text:style-name="Strong_20_Emphasis"><text:span text:style-name="T305">The Pagmaians are 2 meter tall humanoid with a rough skin tanned by the work a the forge. </text:span></text:span><text:span text:style-name="Strong_20_Emphasis"><text:span text:style-name="T306">They have calloused hands, </text:span></text:span><text:span text:style-name="Strong_20_Emphasis"><text:span text:style-name="T307">with nails as sharp as a chisels. Their powerful muscle with their thick rocky skin allow them to bend and hit the heated metal bare handed. </text:span></text:span><text:span text:style-name="Strong_20_Emphasis"><text:span text:style-name="T308">Even if their entire body is more resilient that the one of a human only their forearm and their hand is resistant to high heat allowing the to </text:span></text:span><text:span text:style-name="Strong_20_Emphasis"><text:span text:style-name="T309">work in the forge without any tools.</text:span></text:span></text:p>
        <text:h text:style-name="P303" text:outline-level="4"><draw:frame draw:style-name="fr6"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14"><text:span text:style-name="Strong_20_Emphasis"><text:span text:style-name="T370">The Pagmaians are master craftsmanship, </text:span></text:span><text:span text:style-name="Strong_20_Emphasis"><text:span text:style-name="T451">they can forge or sculpt bare handed. </text:span></text:span><text:span text:style-name="Strong_20_Emphasis"><text:span text:style-name="T452">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309" text:outline-level="4"><text:bookmark-start text:name="__RefHeading___Toc3009_1718771812"/><text:soft-page-break/>Stats advantage<text:bookmark-end text:name="__RefHeading___Toc3009_1718771812"/></text:h>
        <text:p text:style-name="Text_20_body"><text:span text:style-name="T360">The </text:span><text:span text:style-name="T475">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3">Summary :</text:p>
        <table:table table:name="Tableau8" table:style-name="Tableau8">
          <table:table-column table:style-name="Tableau8.A"/>
          <table:table-column table:style-name="Tableau8.B"/>
          <table:table-row table:style-name="Tableau8.1">
            <table:table-cell table:style-name="Tableau8.A1" office:value-type="string">
              <text:p text:style-name="P221">Stat</text:p>
            </table:table-cell>
            <table:table-cell table:style-name="Tableau8.A1" office:value-type="string">
              <text:p text:style-name="P221">Bonus</text:p>
            </table:table-cell>
          </table:table-row>
          <table:table-row table:style-name="Tableau8.1">
            <table:table-cell table:style-name="Tableau8.A2" office:value-type="string">
              <text:p text:style-name="P221">Dexterity</text:p>
            </table:table-cell>
            <table:table-cell table:style-name="Tableau8.A2" office:value-type="string">
              <text:p text:style-name="P257">5</text:p>
            </table:table-cell>
          </table:table-row>
          <table:table-row table:style-name="Tableau8.1">
            <table:table-cell table:style-name="Tableau8.A2" office:value-type="string">
              <text:p text:style-name="P221">Strength</text:p>
            </table:table-cell>
            <table:table-cell table:style-name="Tableau8.A2" office:value-type="string">
              <text:p text:style-name="P257">5</text:p>
            </table:table-cell>
          </table:table-row>
          <table:table-row table:style-name="Tableau8.1">
            <table:table-cell table:style-name="Tableau8.A2" office:value-type="string">
              <text:p text:style-name="P221">Social</text:p>
            </table:table-cell>
            <table:table-cell table:style-name="Tableau8.B4" office:value-type="float" office:value="-10">
              <text:p text:style-name="P224">-<text:span text:style-name="T662">1</text:span><text:span text:style-name="T663">0</text:span></text:p>
            </table:table-cell>
          </table:table-row>
          <table:table-row table:style-name="Tableau8.1">
            <table:table-cell table:style-name="Tableau8.A2" office:value-type="string">
              <text:p text:style-name="P221">Instinct</text:p>
            </table:table-cell>
            <table:table-cell table:style-name="Tableau8.B4" office:value-type="float" office:value="-10">
              <text:p text:style-name="P231">-<text:span text:style-name="T664">10</text:span></text:p>
            </table:table-cell>
          </table:table-row>
          <table:table-row table:style-name="Tableau8.1">
            <table:table-cell table:style-name="Tableau8.A2" office:value-type="string">
              <text:p text:style-name="P221">Intelligence</text:p>
            </table:table-cell>
            <table:table-cell table:style-name="Tableau8.B4" office:value-type="float" office:value="5">
              <text:p text:style-name="P257">5</text:p>
            </table:table-cell>
          </table:table-row>
          <table:table-row table:style-name="Tableau8.1">
            <table:table-cell table:style-name="Tableau8.A2" office:value-type="string">
              <text:p text:style-name="P221">HP</text:p>
            </table:table-cell>
            <table:table-cell table:style-name="Tableau8.B4" office:value-type="float" office:value="8">
              <text:p text:style-name="P256">8</text:p>
            </table:table-cell>
          </table:table-row>
          <table:table-row table:style-name="Tableau8.8">
            <table:table-cell table:style-name="Tableau8.A8" office:value-type="string">
              <text:p text:style-name="P221">Energy</text:p>
            </table:table-cell>
            <table:table-cell table:style-name="Tableau8.B8" office:value-type="float" office:value="3">
              <text:p text:style-name="P256">3</text:p>
            </table:table-cell>
          </table:table-row>
          <table:table-row table:style-name="Tableau8.1">
            <table:table-cell table:style-name="Tableau8.A9" office:value-type="string">
              <text:p text:style-name="P228">Natural Armour</text:p>
            </table:table-cell>
            <table:table-cell table:style-name="Tableau8.B9" office:value-type="float" office:value="2">
              <text:p text:style-name="P241">2</text:p>
            </table:table-cell>
          </table:table-row>
        </table:table>
        <text:p text:style-name="P195"/>
        <text:h text:style-name="P316" text:outline-level="4"><text:bookmark-start text:name="__RefHeading___Toc3011_1718771812"/>Traditional Body Forging<text:bookmark-end text:name="__RefHeading___Toc3011_1718771812"/></text:h>
        <text:p text:style-name="P215"><text:span text:style-name="Strong_20_Emphasis"><text:span text:style-name="T453">Name: Mineral absorption</text:span></text:span></text:p>
        <text:p text:style-name="P262"><text:span text:style-name="Strong_20_Emphasis"><text:span text:style-name="T455">The <text:s/>Pagmaians’</text:span></text:span><text:span text:style-name="Strong_20_Emphasis"><text:span text:style-name="T457"> </text:span></text:span><text:span text:style-name="Strong_20_Emphasis"><text:span text:style-name="T524">technique is a bit special since it’s one of th</text:span></text:span><text:span text:style-name="Strong_20_Emphasis"><text:span text:style-name="T609">ose</text:span></text:span><text:span text:style-name="Strong_20_Emphasis"><text:span text:style-name="T524"> that require material to function. </text:span></text:span><text:span text:style-name="Strong_20_Emphasis"><text:span text:style-name="T584">However t</text:span></text:span><text:span text:style-name="Strong_20_Emphasis"><text:span text:style-name="T524">he </text:span></text:span><text:bookmark text:name="tw-target-text6"/><text:span text:style-name="Strong_20_Emphasis"><text:span text:style-name="T60">functioning</text:span></text:span><text:span text:style-name="Strong_20_Emphasis"><text:span text:style-name="T524"> </text:span></text:span><text:span text:style-name="Strong_20_Emphasis"><text:span text:style-name="T573">is quite simple. </text:span></text:span><text:span text:style-name="Strong_20_Emphasis"><text:span text:style-name="T574">The user will need to infuse a great amount of a mineral </text:span></text:span><text:span text:style-name="Strong_20_Emphasis"><text:span text:style-name="T585">with his Energy</text:span></text:span><text:span text:style-name="Strong_20_Emphasis"><text:span text:style-name="T574">, around </text:span></text:span><text:span text:style-name="Strong_20_Emphasis"><text:span text:style-name="T575">0.1 Cubic/meter. </text:span></text:span><text:span text:style-name="Strong_20_Emphasis"><text:span text:style-name="T577">After 2 to </text:span></text:span><text:span text:style-name="Strong_20_Emphasis"><text:span text:style-name="T578">6</text:span></text:span><text:span text:style-name="Strong_20_Emphasis"><text:span text:style-name="T577"> month, </text:span></text:span><text:span text:style-name="Strong_20_Emphasis"><text:span text:style-name="T578">it depend on the mineral if it is an high Energy mineral, it will take long</text:span></text:span><text:span text:style-name="Strong_20_Emphasis"><text:span text:style-name="T586">er</text:span></text:span><text:span text:style-name="Strong_20_Emphasis"><text:span text:style-name="T578"> since. </text:span></text:span><text:span text:style-name="Strong_20_Emphasis"><text:span text:style-name="T579">O</text:span></text:span><text:span text:style-name="Strong_20_Emphasis"><text:span text:style-name="T577">nce</text:span></text:span><text:span text:style-name="Strong_20_Emphasis"><text:span text:style-name="T576"> the mineral is brimming with the user’s Energy, </text:span></text:span><text:span text:style-name="Strong_20_Emphasis"><text:span text:style-name="T580">the user will need to slowly absorb it and to make it fuse with his body during the next year. </text:span></text:span><text:span text:style-name="Strong_20_Emphasis"><text:span text:style-name="T581">Once the mineral is completely fused with his body the user will undergo </text:span></text:span><text:span text:style-name="Strong_20_Emphasis"><text:span text:style-name="T582">many qualitative change </text:span></text:span><text:span text:style-name="Strong_20_Emphasis"><text:span text:style-name="T583">in </text:span></text:span><text:span text:style-name="Strong_20_Emphasis"><text:span text:style-name="T608">adequacy</text:span></text:span><text:span text:style-name="Strong_20_Emphasis"><text:span text:style-name="T583"> with the mineral proprieties</text:span></text:span><text:span text:style-name="Strong_20_Emphasis"><text:span text:style-name="T582">, if the mineral is resistant to fire he will gain fire resistance</text:span></text:span><text:span text:style-name="Strong_20_Emphasis"><text:span text:style-name="T61">, some mineral that can stock Energy will even allow his body to store more Energy.</text:span></text:span></text:p>
        <text:p text:style-name="P217"><text:span text:style-name="Strong_20_Emphasis"><text:span text:style-name="T524">Requirement:</text:span></text:span></text:p>
        <text:list xml:id="list2101643418" text:style-name="L29">
          <text:list-item>
            <text:p text:style-name="P397"><text:span text:style-name="Strong_20_Emphasis"><text:span text:style-name="T158">a</text:span></text:span><text:span text:style-name="Strong_20_Emphasis"><text:span text:style-name="T454">ny</text:span></text:span><text:span text:style-name="Strong_20_Emphasis"><text:span text:style-name="T456"> </text:span></text:span><text:span text:style-name="Strong_20_Emphasis"><text:span text:style-name="T454">Mineral </text:span></text:span><text:span text:style-name="Strong_20_Emphasis"><text:span text:style-name="T456">or alloy</text:span></text:span></text:p>
          </text:list-item>
          <text:list-item>
            <text:p text:style-name="P397"><text:span text:style-name="Strong_20_Emphasis"><text:span text:style-name="T524">secure environment</text:span></text:span></text:p>
          </text:list-item>
          <text:list-item>
            <text:p text:style-name="P397"><text:span text:style-name="Strong_20_Emphasis"><text:span text:style-name="T158">c</text:span></text:span><text:span text:style-name="Strong_20_Emphasis"><text:span text:style-name="T454">onsumption of all the Energy</text:span></text:span></text:p>
          </text:list-item>
        </text:list>
        <text:p text:style-name="P217"><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4153912469" text:style-name="L30">
          <text:list-item>
            <text:p text:style-name="P398"><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99"><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24">The most important abilities of the Pagmaians come from their body :</text:span></text:span></text:p>
        <text:list xml:id="list2046986808" text:style-name="L31">
          <text:list-item>
            <text:p text:style-name="P400"><text:span text:style-name="Strong_20_Emphasis"><text:span text:style-name="T524">Artisan body</text:span></text:span></text:p>
            <text:p text:style-name="P401"><text:span text:style-name="Strong_20_Emphasis"><text:span text:style-name="T524">Their body allow them to do almost anything without using any tools. 10 fire damage resistance in their arm and +4 bare handed damage.</text:span></text:span></text:p>
          </text:list-item>
        </text:list>
        <text:h text:style-name="P301" text:outline-level="3"><text:bookmark-start text:name="__RefHeading___Toc1490_1886356450"/>Alignment <text:bookmark-end text:name="__RefHeading___Toc1490_1886356450"/></text:h>
        <text:p text:style-name="P46">The alignment is something related to how your character will behave in general, and how he will think. <text:span text:style-name="T705">Even if the alignment </text:span><text:span text:style-name="T706">isn’t something that will grant you </text:span><text:span text:style-name="T707">great bonuses, but if you do something's related to your alignment you might roll with advantage, </text:span><text:span text:style-name="T722">but the opposite</text:span><text:span text:style-name="T707"> is also true.</text:span></text:p>
        <text:p text:style-name="P47"><draw:frame draw:style-name="fr5"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708">. </text:span><text:span text:style-name="T709">In opposition the person from the alignment on the right tend to do as they wish regardless of the opinion of others.</text:span></text:p>
        <text:h text:style-name="P320" text:outline-level="4"><text:bookmark-start text:name="__RefHeading___Toc1620_1886356450"/>Control<text:bookmark-end text:name="__RefHeading___Toc1620_1886356450"/></text:h>
        <text:p text:style-name="P48"><draw:frame draw:style-name="fr4"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710">any bargain on the established rules, and will ap</text:span><text:span text:style-name="T711">ply them by the book.</text:span></text:p>
        <text:p text:style-name="P49">They generally impose strict rules on themselves, <text:span text:style-name="T712">about how they should do thing, what they will and wont do…</text:span></text:p>
        <text:p text:style-name="P85"><text:span text:style-name="T314">The </text:span><text:span text:style-name="T315">most </text:span><text:span text:style-name="T314">iconic </text:span><text:bookmark text:name="tw-target-text5"/><text:span text:style-name="T55">representative</text:span><text:span text:style-name="T315"> of this alignment would be Héméra the goddess of light, </text:span><text:span text:style-name="T316">since she is the ruler over the </text:span><text:span text:style-name="T317">church of light with an iron hand. </text:span><text:span text:style-name="T318">Moreover the church light is a religion of control that impose a strict way of living to the </text:span><text:bookmark text:name="tw-target-text7"/><text:span text:style-name="T320">believers</text:span><text:span text:style-name="T318">.</text:span></text:p>
        <text:h text:style-name="P320" text:outline-level="4"><text:bookmark-start text:name="__RefHeading___Toc1622_1886356450"/>Intellect<text:bookmark-end text:name="__RefHeading___Toc1622_1886356450"/></text:h>
        <text:p text:style-name="P123"><draw:frame draw:style-name="fr4"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79">The intellect alignment </text:span><text:span text:style-name="T180">represent the people that seek knowledge, and want to find how things work.</text:span></text:p>
        <text:p text:style-name="P123"><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24"><text:span text:style-name="T180">T</text:span><text:span text:style-name="T116">he most iconic </text:span><text:span text:style-name="T319">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303" text:outline-level="4"><text:bookmark-start text:name="__RefHeading___Toc1624_1886356450"/><text:soft-page-break/>Neutral<text:bookmark-end text:name="__RefHeading___Toc1624_1886356450"/></text:h>
        <text:p text:style-name="P51"><draw:frame draw:style-name="fr4"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1">Phusis <text:span text:style-name="T725">and the Phusilian are</text:span> the most iconic example of this <text:span text:style-name="T713">alignment, </text:span><text:span text:style-name="T726">and they are often used as symbol an neutrality.</text:span></text:p>
        <text:h text:style-name="P303" text:outline-level="4"><text:bookmark-start text:name="__RefHeading___Toc1626_1886356450"/>Passion <text:bookmark-end text:name="__RefHeading___Toc1626_1886356450"/></text:h>
        <text:p text:style-name="P50"><draw:frame draw:style-name="fr4"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714">person that come from </text:span><text:span text:style-name="T715">this alignment are passionate people that will do anything to achieve their objective.</text:span></text:p>
        <text:p text:style-name="P125"><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303" text:outline-level="4"><text:bookmark-start text:name="__RefHeading___Toc1628_1886356450"/>Liberty<text:bookmark-end text:name="__RefHeading___Toc1628_1886356450"/></text:h>
        <text:p text:style-name="P86"><draw:frame draw:style-name="fr3"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23">But if you see one </text:span><text:span text:style-name="T724">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19">2 to 3 </text:span>short sentence that will summarise the way your character think and <text:span text:style-name="T716">what does he want. </text:span><text:span text:style-name="T717">For Example:</text:span></text:p>
        <text:list xml:id="list960607587" text:style-name="L32">
          <text:list-item>
            <text:p text:style-name="P403"><text:span text:style-name="T718">Only w</text:span>hen I fight, I feel alive.</text:p>
          </text:list-item>
          <text:list-item>
            <text:p text:style-name="P402"><text:span text:style-name="T720">If he dies, </text:span><text:span text:style-name="T610">he dies.</text:span></text:p>
          </text:list-item>
          <text:list-item>
            <text:p text:style-name="P404">Beer is the most sacred beverage.</text:p>
          </text:list-item>
        </text:list>
        <text:p text:style-name="P263"><text:span text:style-name="T720">A character with those passion / them will be a battle maniac that don’t care if people die, </text:span><text:span text:style-name="T721">but won’t stand if people mistreat beer.</text:span></text:p>
        <text:h text:style-name="P287" text:outline-level="2"><text:bookmark-start text:name="__RefHeading___Toc5317_3607824458"/>Profession<text:bookmark-end text:name="__RefHeading___Toc5317_3607824458"/></text:h>
        <text:p text:style-name="P126"><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round one domain, for example </text:span><text:span text:style-name="T195">the flame mastery will be the path of manipulating flame, explosion an</text:span><text:span text:style-name="T196">d</text:span><text:span text:style-name="T195"> so on.</text:span></text:p>
        <text:p text:style-name="P127"><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2">The ranks are:</text:p>
        <text:list xml:id="list4051786872" text:style-name="L33">
          <text:list-item>
            <text:p text:style-name="P427"><text:span text:style-name="T116">The </text:span><text:span text:style-name="T321">Insider</text:span></text:p>
            <text:p text:style-name="P428">It’s a person who only start to practice for few weeks. It can manage to perform some cantrip but nothing else.</text:p>
          </text:list-item>
          <text:list-item>
            <text:p text:style-name="P429">The Adept</text:p>
            <text:p text:style-name="P433"><text:span text:style-name="T321">The adept is someone who a studied the subject for few year it can perform </text:span><text:span text:style-name="T322">small spell and has a very small understanding of the subject.</text:span></text:p>
          </text:list-item>
          <text:list-item>
            <text:p text:style-name="P429">Confirmed</text:p>
            <text:p text:style-name="P434"><text:span text:style-name="T321">The confirmed is a person </text:span><text:span text:style-name="T323">that as been investigate </text:span><text:span text:style-name="T324">th</text:span><text:span text:style-name="T325">e domain </text:span><text:span text:style-name="T326">for decades, they </text:span><text:span text:style-name="T327">star to have a sufficient understanding </text:span><text:span text:style-name="T328">to create their own spell an</text:span><text:span text:style-name="T346">d</text:span><text:span text:style-name="T328"> to start making exper</text:span><text:span text:style-name="T329">iment</text:span><text:span text:style-name="T330">ing on own the energy interact regarding to their domain.</text:span></text:p>
          </text:list-item>
          <text:list-item>
            <text:p text:style-name="P429">Master</text:p>
            <text:p text:style-name="P425"><text:span text:style-name="T332">After centuries they have become</text:span><text:span text:style-name="T331"> master in their domain they have created countless spell an</text:span><text:span text:style-name="T346">d</text:span><text:span text:style-name="T331"> discover how to optimized the consumption of Energy for spells </text:span><text:span text:style-name="T332">in their domain. </text:span><text:span text:style-name="T333">They are </text:span><text:span text:style-name="T334">really respected and most of them </text:span><text:bookmark text:name="tw-target-text9"/><text:span text:style-name="T334">have high positions in most organizations.</text:span></text:p>
          </text:list-item>
          <text:list-item>
            <text:p text:style-name="P429">Great Master</text:p>
            <text:p text:style-name="P435"><text:span text:style-name="T321">The Great Master represent the pinnacle of </text:span><text:span text:style-name="T335">power, after </text:span><text:span text:style-name="T336">millennia of research </text:span><text:span text:style-name="T337">they manage to grasp most </text:span><text:span text:style-name="T338">of the secret about their domain, they can easily create lower rank spell and can even create high rank spell after decades of experiment. </text:span><text:span text:style-name="T339">Since great master </text:span><text:span text:style-name="T340">are really rare </text:span><text:span text:style-name="T341">so </text:span><text:span text:style-name="T340">most of them </text:span><text:span text:style-name="T341">are the leader of powerful organization.</text:span></text:p>
          </text:list-item>
          <text:list-item>
            <text:p text:style-name="P429"><text:soft-page-break/>Prodigy</text:p>
            <text:p text:style-name="P436"><text:span text:style-name="T321">As the name imply they are prodigy in their domain they have almost entirely master </text:span><text:span text:style-name="T342">the domain and are proficient in many other domain. </text:span><text:span text:style-name="T343">They are really respected and most of them are the leader of the most influential organization. </text:span><text:span text:style-name="T344">Their might is so important that they can </text:span><text:span text:style-name="T345">make a small organization disappear in few hour all by themselves.</text:span></text:p>
          </text:list-item>
          <text:list-item>
            <text:p text:style-name="P429">God</text:p>
            <text:p text:style-name="P426"><text:span text:style-name="T348">The gods are the true pinnacle of existence </text:span><text:span text:style-name="T349">have mastered their domain and few other to the point that most of them are the inventor of new mastery or a new branch of it. </text:span><text:span text:style-name="T350">They can command the </text:span><text:span text:style-name="T351">surrounding Energy and cast their personal spell without expending any Energy. In calm time on</text:span><text:span text:style-name="T352">ly few of them appear in hundred</text:span><text:span text:style-name="T357">s</text:span><text:span text:style-name="T352"> of era, but its not rare for two or three of them to appear in </text:span><text:span text:style-name="T353">troubled times. The most resent examples</text:span><text:span text:style-name="T351"> </text:span><text:span text:style-name="T353">are Héméra and Kina who appear during the era of chaos.</text:span></text:p>
          </text:list-item>
        </text:list>
        <text:p text:style-name="P128"><text:span text:style-name="T353">T</text:span><text:span text:style-name="T347">o create your character </text:span><text:span text:style-name="T354">you will need to chose to mastery and you will begin with the level of and adept in one of them and the level of an insider in the second </text:span><text:span text:style-name="T355">one.</text:span></text:p>
        <text:p text:style-name="P129"><text:span text:style-name="T355">Y</text:span><text:span text:style-name="T347">ou will be able to learn as many </text:span><text:span text:style-name="T200">masteries</text:span><text:span text:style-name="T347"> as you want, but you will need more time to progress if you </text:span><text:span text:style-name="T356">are learning several mastery at the same time, however the result will be here especially in the beginnings.</text:span></text:p>
        <text:h text:style-name="P294" text:outline-level="3"><text:bookmark-start text:name="__RefHeading___Toc9253_1228325823"/>Masteries<text:bookmark-end text:name="__RefHeading___Toc9253_1228325823"/></text:h>
        <text:p text:style-name="P134"><text:span text:style-name="T587">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88">advised to create your own spells and technique as you progress in your adventures.</text:span></text:p>
        <text:p text:style-name="P134"><text:span text:style-name="T458">Each masteries can have specialisation and you can even specialise in something that isn’t </text:span><text:span text:style-name="T159">in</text:span><text:span text:style-name="T458"> the book. </text:span><text:span text:style-name="T459">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60">how long range spells work.</text:span></text:p>
        <text:p text:style-name="P135"><text:span text:style-name="T459">T</text:span><text:span text:style-name="T370">o create your character you will chose two mastery, one will </text:span><text:span text:style-name="T461">be at the adept level and the second one will be at the insider level. </text:span></text:p>
        <text:h text:style-name="P333" text:outline-level="4"><text:bookmark-start text:name="__RefHeading___Toc4746_1569402401"/><text:span text:style-name="T41">Flame</text:span><text:span text:style-name="T360"> mastery</text:span><text:bookmark-end text:name="__RefHeading___Toc4746_1569402401"/></text:h>
        <text:p text:style-name="P130"><text:span text:style-name="T481">The flame mastery is the art of the manipulation of fire. It’s the most </text:span><text:span text:style-name="T209">known</text:span><text:span text:style-name="T481"> form of pyromancy in the world, </text:span><text:span text:style-name="T482">and many person have learned the first level since creating s</text:span><text:span text:style-name="T210">mall</text:span><text:span text:style-name="T482"> flame is pretty useful even for the commoner.</text:span></text:p>
        <text:p text:style-name="P131"><text:span text:style-name="T481">E</text:span><text:span text:style-name="T360">ven if the destruction is the most obvious trait of the flame mastery, when it’s well used it can be used to do so much more things.</text:span></text:p>
        <text:h text:style-name="P337" text:outline-level="5">Insider:</text:h>
        <text:p text:style-name="P61">Flame manipulation [Passive] (allow the user to create and manipulate small flame)</text:p>
        <text:h text:style-name="Heading_20_5" text:outline-level="5"><text:span text:style-name="T360">Adept:<text:tab/><text:tab/>(+</text:span><text:span text:style-name="T208">5</text:span><text:span text:style-name="T360"> </text:span><text:span text:style-name="T207">Energy</text:span><text:span text:style-name="T360">)</text:span></text:h>
        <text:p text:style-name="Text_20_body"><text:span text:style-name="T216">Small</text:span><text:span text:style-name="T360"> fireball [Cost 3 Energy] launch a small fireball which </text:span><text:span text:style-name="T217">inflicts</text:span><text:span text:style-name="T360"> a D6 of damage)</text:span></text:p>
        <text:p text:style-name="P61">Flame armour [Cost 2 Energy] (create an armour made of flame the protect the user (grant 2 AP))</text:p>
        <text:h text:style-name="Heading_20_5" text:outline-level="5"><text:span text:style-name="T360">Confirmed:<text:tab/>(+1</text:span><text:span text:style-name="T479">0</text:span><text:span text:style-name="T360"> </text:span><text:span text:style-name="T207">Energy</text:span><text:span text:style-name="T360">)</text:span></text:h>
        <text:p text:style-name="Text_20_body">Protective explosion [Cost 6 Energy it cost 1 more Energy if you cast in on another person than yourself] <text:span text:style-name="T804">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32">lame</text:span> armour)</text:p>
        <text:p text:style-name="Text_20_body">Flame blade [Cost 2 Energy to create and 1 Energy/round to maintain] (allow the user to envelope an object with blazing flame (+2 fire damage)</text:p>
        <text:p text:style-name="Text_20_body"><text:span text:style-name="T360">Flame propulsion [Cost 2 </text:span>Energy<text:span text:style-name="T360">/round] (allow the user to move two times faster)</text:span></text:p>
        <text:h text:style-name="Heading_20_5" text:outline-level="5">Master:<text:tab/>(+<text:span text:style-name="T727">50</text:span> <text:span text:style-name="T358">Energy </text:span><text:span text:style-name="T359">and fire damage inflicted are multiplied by 2</text:span>)</text:h>
        <text:p text:style-name="P136"><text:span text:style-name="T360">Explosion Armour [Cost 15 Energy to create and 1 Energy/round to maintain] Fusion of protective explosion and flame armour, it creates flame that surround you (grant </text:span><text:span text:style-name="T487">5</text:span><text:span text:style-name="T360"> armour) and it explode when someone hit you (causes 4D6 fire damage)</text:span></text:p>
        <text:p text:style-name="P136"><text:span text:style-name="T360">Plasma blade [Cost </text:span><text:span text:style-name="T211">20</text:span><text:span text:style-name="T360"> Energy to create and </text:span><text:span text:style-name="T483">5</text:span><text:span text:style-name="T360"> Energy/round to maintain] (Create a blade of plasma that can cut through almost every metal, causes </text:span><text:span text:style-name="T484">3</text:span><text:span text:style-name="T360">D</text:span><text:span text:style-name="T484">12</text:span><text:span text:style-name="T360"> of fire damage or </text:span><text:span text:style-name="T485">1</text:span><text:span text:style-name="T360">D</text:span><text:span text:style-name="T485">8</text:span><text:span text:style-name="T360"> of damage if the opponent i</text:span><text:span text:style-name="T486">s</text:span><text:span text:style-name="T360"> immune to fire)</text:span></text:p>
        <text:p text:style-name="Text_20_body">Great Fireball [Cost <text:span text:style-name="T728">30</text:span> <text:span text:style-name="T358">Energy</text:span>] <text:span text:style-name="T804">L</text:span>aunch a<text:span text:style-name="T730"> huge</text:span> fireball which causes a <text:span text:style-name="T729">6D12</text:span> of damage. <text:span text:style-name="T731">If launch in confined place it might be even more frightful.</text:span></text:p>
        <text:p text:style-name="Text_20_body"><text:span text:style-name="T360">Fire rain [Cost </text:span><text:span text:style-name="T212">40</text:span><text:span text:style-name="T360"> </text:span><text:span text:style-name="T207">Energy</text:span><text:span text:style-name="T360">] </text:span><text:span text:style-name="T257">C</text:span><text:span text:style-name="T360">reate a rain of light fireball that cover a circle of </text:span><text:span text:style-name="T212">20 </text:span><text:soft-page-break/><text:span text:style-name="T360">m</text:span><text:span text:style-name="T488">eter</text:span><text:span text:style-name="T360"> diameter, causes </text:span><text:span text:style-name="T213">2D12</text:span><text:span text:style-name="T360"> of fire damage to all enemy in the perimeter)</text:span></text:p>
        <text:h text:style-name="Heading_20_5" text:outline-level="5"><text:span text:style-name="T360">Great Master:(+</text:span><text:span text:style-name="T611">75</text:span><text:span text:style-name="T360"> </text:span><text:span text:style-name="T207">Energy</text:span><text:span text:style-name="T360">)</text:span></text:h>
        <text:p text:style-name="P133"><text:span text:style-name="T733">Neural overdrive [Cost 30 Energy/Round) The user will make his entire body work at a faster rate and ex-pulse the </text:span><text:span text:style-name="T215">excessing</text:span><text:span text:style-name="T733"> Energy outside of his body, </text:span><text:span text:style-name="T734">granting him to work twice as fast. (Can play two time in a turn)</text:span></text:p>
        <text:p text:style-name="Text_20_body"><text:span text:style-name="T218">S</text:span>corching ray <text:span text:style-name="T735">[Cost 100 Energy/round] </text:span><text:span text:style-name="T736">The user will produce a ray of pure Energy in form of a plasma. Even if the </text:span><text:span text:style-name="T737">ray is smaller than a hair since he his hotter than the core of the sun he will inflicted tremendous fire damage. </text:span><text:span text:style-name="T738">It deals 2D100 of fire damage </text:span><draw:frame draw:style-name="fr2" draw:name="Image17" text:anchor-type="char" svg:x="-0.196cm" svg:y="5.306cm" svg:width="17.108cm" svg:height="9.617cm" draw:z-index="16"><draw:image xlink:href="Pictures/10000000000002870000016B6DF8F180B1B289D8.jpg" xlink:type="simple" xlink:show="embed" xlink:actuate="onLoad" loext:mime-type="image/jpeg"/></draw:frame><text:span text:style-name="T738">per round.</text:span></text:p>
        <text:h text:style-name="P338" text:outline-level="5"><text:span text:style-name="T360">Prodigy: <text:tab/>(+</text:span><text:span text:style-name="T611">200</text:span><text:span text:style-name="T360"> </text:span><text:span text:style-name="T207">Energy</text:span><text:span text:style-name="T360"> </text:span><text:span text:style-name="T480">an</text:span><text:span text:style-name="T490">d 10 Energy for flame mastery spells when in focus </text:span><text:span text:style-name="T214">and fire damage inflicted are multiplied by 2 </text:span><text:span text:style-name="T360">)</text:span></text:h>
        <text:p text:style-name="P132"><text:span text:style-name="T360">Fire incarnation [Cost 100 Energy/Round] The user will become an avatar of flames he will be immune to every fire and physical damage. He will be able to cast every one of his spell as he wish for without an another expedience of Energy, </text:span><text:span text:style-name="T489">as long as he maintained this form.</text:span></text:p>
        <text:h text:style-name="Heading_20_5" text:outline-level="5">God: <text:tab/><text:tab/>(Flame spell do not cost <text:span text:style-name="T358">Energy </text:span>any more)</text:h>
        <text:p text:style-name="P200">Bless of flame [Passive] (allow the user to create new spell of flame mastery as he wants, he’s also grant with a fire damage immunity)</text:p>
        <text:h text:style-name="P334" text:outline-level="4"><text:bookmark-start text:name="__RefHeading___Toc4748_1569402401"/>Shadow mastery<text:bookmark-end text:name="__RefHeading___Toc4748_1569402401"/></text:h>
        <text:p text:style-name="P53">The mastery of shadow is the best friend of skotomancer, assassins, and thief. </text:p>
        <text:p text:style-name="P53">It allow one to control the <text:span text:style-name="T747">surrounding darkness, and hide in it.</text:span></text:p>
        <text:p text:style-name="P61">One who master shadow will be able to merge with it totally disappearing, or creating illusion in the dark corner. Somme says that a true master can even hide in broad daylight.</text:p>
        <text:p text:style-name="P61">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2">A</text:span>llow the user to bend the shadow as he will</text:p>
        <text:h text:style-name="Heading_20_5" text:outline-level="5">Adept: <text:span text:style-name="T748">(+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43">Shadow cape [Cost 2 <text:span text:style-name="T748">Energy/</text:span><text:span text:style-name="T749">Round</text:span>]</text:p>
        <text:p text:style-name="P205"><text:tab/>Cover the user with thick shadow, that hide him if his not enlightened</text:p>
        <text:h text:style-name="Heading_20_5" text:outline-level="5">Confirmed:<text:tab/> <text:span text:style-name="T748">(+10 Energy)</text:span></text:h>
        <text:p text:style-name="P147">Shadow nail [Cost 3 <text:span text:style-name="T748">Energy</text:span>] <text:span text:style-name="T752">T</text:span>he user to launch 3 needle that deals a D4 of damage each, you can distribute those needles up to 3 enemy</text:p>
        <text:p text:style-name="P144">Illusion mask [Cost 3 <text:span text:style-name="T748">Energy</text:span>] <text:span text:style-name="T240">T</text:span>he user <text:span text:style-name="T240">will</text:span> steal the figure of someone he saw this day, the illusion vanish at the first physical contact</text:p>
        <text:p text:style-name="P145">Shadow dagger [Cost <text:span text:style-name="T753">2</text:span> <text:span text:style-name="T748">Energy</text:span> to create and 1 <text:span text:style-name="T748">Energy</text:span>/round to maintain] <text:span text:style-name="T239">T</text:span>he user <text:span text:style-name="T239">will</text:span> bend the shadow that surround him in a dagger shape who <text:span text:style-name="T241">deals</text:span> a D4 of damage.</text:p>
        <text:h text:style-name="P339" text:outline-level="5">Master: <text:span text:style-name="T748">(+5</text:span><text:span text:style-name="T750">0</text:span><text:span text:style-name="T748"> Energy </text:span><text:span text:style-name="T751">and is at advantage when doing stealth check</text:span><text:span text:style-name="T748">)</text:span></text:h>
        <text:p text:style-name="Text_20_body">Shadow <text:span text:style-name="T244">Puppet</text:span> [Cost 3<text:span text:style-name="T754">0</text:span> <text:span text:style-name="T360">Energy</text:span>] <text:span text:style-name="T242">T</text:span>he user to create an ethereal clone of himself, the clone vanish at the first scratch.</text:p>
        <text:p text:style-name="Text_20_body">Quick disappearance [Cost <text:span text:style-name="T754">40</text:span> <text:span text:style-name="T360">Energy</text:span>] <text:span text:style-name="T754">T</text:span>he user <text:span text:style-name="T242">will</text:span> disappear in the eyes of his target for 2 turn, <text:span text:style-name="T754">as long as he doesn’t attack.</text:span></text:p>
        <text:p text:style-name="P149"><text:span text:style-name="T755">Shadow creature </text:span><text:span text:style-name="T756">[Cost 50 Energy] A strange creature will appear in the shadow and attack the target, dealing between </text:span><text:span text:style-name="T757">2 and 6 D12, depending on what has been </text:span><text:span text:style-name="T243">summoned</text:span><text:span text:style-name="T757">.</text:span></text:p>
        <text:p text:style-name="P54"><text:soft-page-break/>Perfect stealth [ Cost 20 Energy/round] The user will become a faint shadow that make no sound, and doesn’t have any sent.</text:p>
        <text:h text:style-name="P339" text:outline-level="5">Great Master: <text:span text:style-name="T748">(+</text:span><text:span text:style-name="T750">75</text:span><text:span text:style-name="T748"> Energy)</text:span></text:h>
        <text:p text:style-name="P148"><text:span text:style-name="T754">Shadow domains [</text:span><text:span text:style-name="T498">Cost </text:span><text:span text:style-name="T242">100</text:span><text:span text:style-name="T498"> to create and </text:span><text:span text:style-name="T242">50</text:span><text:span text:style-name="T498"> Energy/Round to maintain] </text:span><text:span text:style-name="T501">The zone around the user will suddenly darken, putting the user in advantage for casting shadow spells or using stealth.</text:span></text:p>
        <text:p text:style-name="P150"><text:span text:style-name="T502">Shadow poison [Cost 60 Energy] The user’s weapon will be soaked by poison's substances that will </text:span><text:span text:style-name="T246">paralyse, it victims. </text:span><text:span text:style-name="T248">Beginning by the breathing system.</text:span></text:p>
        <text:p text:style-name="P151"><text:span text:style-name="T246">F</text:span><text:span text:style-name="T249">atal blow [Cost 100 Energy and need 2 turn of preparation and 2 check] After some careful preparation the user will deals a </text:span><text:span text:style-name="T247">fatal blow to the target dealing between 50 and 80% of the target health at damage.</text:span></text:p>
        <text:h text:style-name="Heading_20_5" text:outline-level="5">Prodigy:<text:span text:style-name="T360"> (+200 Energy and 10 Energy for Shadow mastery spells when in focus and shadow spells dells 2 times more damage)</text:span></text:h>
        <text:p text:style-name="P146">Shadow realm <text:span text:style-name="T498">[Cost </text:span><text:span text:style-name="T499">200</text:span><text:span text:style-name="T498"> to create and 100 Energy/Round to maintain] </text:span><text:span text:style-name="T500">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60">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334" text:outline-level="4"><text:bookmark-start text:name="__RefHeading___Toc4750_1569402401"/>Mental mastery<text:bookmark-end text:name="__RefHeading___Toc4750_1569402401"/></text:h>
        <text:p text:style-name="P260">The mental mastery is one of the practised by <text:span text:style-name="T789">the</text:span> skotomancer<text:span text:style-name="T789">s</text:span>. It allows them to control the minds of others and influence their senses.</text:p>
        <text:p text:style-name="P261">Their speciality is to manipulate <text:span text:style-name="T818">the</text:span> mind, and memory. They can change w<text:span text:style-name="T819">h</text:span>at do their target<text:span text:style-name="T815"> see, feel, hear, </text:span><text:span text:style-name="T820">taste, </text:span><text:span text:style-name="T815">and smell. </text:span><text:span text:style-name="T821">They can delve into the memory of their target, changing what is in. </text:span></text:p>
        <text:p text:style-name="Standard">Their really are cunning people, they don’t like to fight themselves but would <text:span text:style-name="T787">gladly use you as cannon fodder. </text:span></text:p>
        <text:h text:style-name="Heading_20_5" text:outline-level="5">Insider:</text:h>
        <text:p text:style-name="P160">Mental hint [Passive] <text:span text:style-name="T116">A</text:span>llow the user to <text:span text:style-name="T116">lay some hint, directly in the mind of people. +20 </text:span><text:span text:style-name="T253">social when negotiation, but failure if discovered.</text:span><text:span text:style-name="T116"> <text:s text:c="2"/></text:span></text:p>
        <text:h text:style-name="Heading_20_5" text:outline-level="5">Adept: (+5 Energy)</text:h>
        <text:p text:style-name="P165"><text:span text:style-name="T255">Minor illusion [Cost 3 Energy]</text:span><text:span text:style-name="T788"> Shroud the vision of the target, </text:span><text:span text:style-name="T256">causing</text:span> him <text:span text:style-name="T795">to </text:span>perceive what you <text:span text:style-name="T256">desire</text:span>.</text:p>
        <text:p text:style-name="P161"><text:span text:style-name="T792">F</text:span>ar whispers <text:span text:style-name="T792">[Cost 1 Energy] Allow the user to whisper in the ear of a target in sight.</text:span></text:p>
        <text:h text:style-name="Heading_20_5" text:outline-level="5">Confirmed:<text:tab/>(+15 Energy)</text:h>
        <text:p text:style-name="P162">Temporary blindness <text:span text:style-name="T790">[Cost 10 Energy/round] </text:span><text:span text:style-name="T794">B</text:span><text:span text:style-name="T790">lind </text:span><text:span text:style-name="T794">t</text:span><text:span text:style-name="T790">he target </text:span><text:span text:style-name="T254">during the spell. </text:span><text:span text:style-name="T258">The target wont see anything's allowing you to do everything's you want as long as you are silent or if they don’t have other </text:span><text:span text:style-name="T259">mean of sensing you.</text:span></text:p>
        <text:p text:style-name="P164"><text:span text:style-name="T793">Ear shattering roar [Cost 8 Energy</text:span>] All enemy in<text:bookmark text:name="22"/> vicinity will be<text:bookmark text:name="23-24"/> attacked by a deafening sound. <text:span text:style-name="T810">Dealing a D4 of damage, to them.</text:span></text:p>
        <text:p text:style-name="P163">Manipulation [Cost 15 Energy] The target is forced to go along your wish as long as it doesn’t threaten his life.</text:p>
        <text:p text:style-name="P173">Senses Copy [Cost 10 Energy] Allow the user to <text:span text:style-name="T815">see, feel, hear, </text:span><text:span text:style-name="T820">taste</text:span><text:span text:style-name="T815">, and smell what the target do.</text:span></text:p>
        <text:h text:style-name="P340" text:outline-level="5">Master: (+50 Energy <text:span text:style-name="T751">and </text:span><text:span text:style-name="T786">gain mental resistance skills</text:span>)</text:h>
        <text:p text:style-name="P166">Mind reading [<text:span text:style-name="T799">30 Energy] </text:span><text:span text:style-name="T800">You forcefully introduce in the mind of the target, granting you access to their thought and memory.</text:span></text:p>
        <text:p text:style-name="P168">Senses Manipulation [Cost <text:span text:style-name="T802">3</text:span>0 Energy/round<text:span text:style-name="T802">] </text:span><text:span text:style-name="T803">Take control of the senses of the target, for the duration of the spell.</text:span></text:p>
        <text:p text:style-name="P170"><text:span text:style-name="T801">Memory refactoring </text:span><text:span text:style-name="T807">[Cost 50 Energy] </text:span><text:span text:style-name="T808">Can change the memory of a person under your control. </text:span></text:p>
        <text:p text:style-name="P171">Shattering Headache [Cost 40 Energy] Perform a brute force invasion, of the target mind. The target will be stunned for the next turn, and suffer <text:span text:style-name="T811">2</text:span><text:span text:style-name="T809">D</text:span><text:span text:style-name="T811">8</text:span><text:span text:style-name="T809"> of </text:span>damage. </text:p>
        <text:h text:style-name="Heading_20_5" text:outline-level="5">Great Master: (+75 Energy)</text:h>
        <text:p text:style-name="Text_20_body"><text:soft-page-break/><text:span text:style-name="T260">Subjugation</text:span><text:span text:style-name="T791"> [Cost </text:span><text:span text:style-name="T796">70</text:span><text:span text:style-name="T791"> Energy] The target is forced to go along your wish, </text:span><text:span text:style-name="T797">no matter the result of it. </text:span><text:span text:style-name="T816">You can order it to go to his death, he will do it. Its efficient for week minded people, but strong minded people will be almost impossible to control.</text:span></text:p>
        <text:p text:style-name="P169">Isolation [Cost 50 Energy] The target lose all his senses for a D4 round. <text:span text:style-name="T805">The target will have </text:span><text:span text:style-name="T806">t</text:span><text:span text:style-name="T805">o do all roll with disadvantage.</text:span></text:p>
        <text:p text:style-name="P172">True Nightmare [Cost 60 <text:span text:style-name="T813">Energy] The target will revive the worst moment of his life. The shock will stun them from </text:span><text:span text:style-name="T814">a D6 turn and they might just end their live in case of critical success.</text:span></text:p>
        <text:p text:style-name="P174">Paralysis [Cost 70 Energy] <text:span text:style-name="T817">The user will overload the </text:span><text:span text:style-name="T261">nervous</text:span><text:span text:style-name="T817"> system with a great amount of Energy. <text:s/>The target will be paralysed for a D10 turn. It can even completely paralyse them stopping their hearth or preventing them from breathing.</text:span></text:p>
        <text:h text:style-name="P341" text:outline-level="5">Prodigy:<text:span text:style-name="T360"> (+200 Energy and 10 Energy for </text:span><text:span text:style-name="T624">mental</text:span><text:span text:style-name="T360"> mastery spells when in focus and </text:span><text:span text:style-name="T508">gain unbreakable mental </text:span><text:span text:style-name="T509">skills</text:span><text:span text:style-name="T508">.)</text:span></text:h>
        <text:p text:style-name="P159"><text:span text:style-name="T508">Mass handling </text:span><text:span text:style-name="T510">[Cost 200 Energy] Everyone who hear you voice will fall under your control as long a they don’t have a skill that strengthen their mind. </text:span><text:span text:style-name="T511">The other will need to make a mind resistance check.</text:span></text:p>
        <text:h text:style-name="P342" text:outline-level="5"><text:span text:style-name="T626">Master</text:span> of <text:span text:style-name="T626">Mind</text:span>: (<text:span text:style-name="T625">Mental</text:span> spell do not cost <text:span text:style-name="T360">Energy</text:span> any more)</text:h>
        <text:p text:style-name="P167">Master of mind [passive] The mind of other have no secret for you, you can read their mind and control their sense<text:span text:style-name="T798">s</text:span> as you wish. <text:span text:style-name="T812">You can even entirely change their memory.</text:span></text:p>
        <text:p text:style-name="P158"/>
        <text:h text:style-name="P333" text:outline-level="4">Death mastery</text:h>
        <text:p text:style-name="P61">The <text:span text:style-name="T760">practitioner of the death mastery exploit death and the energy stored in leaving being. </text:span><text:span text:style-name="T763">They are master in the art of manipulating and stealing Energy. </text:span></text:p>
        <text:p text:style-name="Text_20_body">After era of practice <text:span text:style-name="T764">t</text:span>wo branches have appears, even if they are both based on the same <text:span text:style-name="T764">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12">A</text:span>llow the user to feel and use the energy stored in the corpses</text:p>
        <text:p text:style-name="Standard">Energy absorption [Passive] <text:span text:style-name="T612">Al</text:span>low the user to absorb the energy stored in the corpses, it is a very long process so it cannot be used in fight situation.</text:p>
        <text:h text:style-name="P343" text:outline-level="5">Adept: <text:s/><text:span text:style-name="T748">(+5 Energy)</text:span></text:h>
        <text:p text:style-name="P264">Control of small corpses [Cost 3 <text:span text:style-name="T748">Energy/</text:span><text:span text:style-name="T766">round</text:span>] Allow the user to control <text:span text:style-name="T767">one </text:span>small corpses, smaller than human. <text:span text:style-name="T768">The user won’t have access to the corpse skills.</text:span></text:p>
        <text:p text:style-name="P264">Death impregnation [Cost 2 <text:span text:style-name="T748">Energy</text:span>] <text:span text:style-name="T613">T</text:span>he user imbue some object with dark energy, it can attract some enemy or afraid them if the energy is strong enough. <text:span text:style-name="T765">Weapon gain +2 Necrotic damage</text:span></text:p>
        <text:h text:style-name="P343" text:outline-level="5">Confirmed:<text:tab/> <text:span text:style-name="T748">(+</text:span><text:span text:style-name="T622">15</text:span><text:span text:style-name="T748"> Energy)</text:span></text:h>
        <text:p text:style-name="P265">Corps control [Cost <text:span text:style-name="T769">4</text:span> <text:span text:style-name="T748">Energy/</text:span><text:span text:style-name="T769">round</text:span>] Allow the user to control corpses, as big as human. <text:span text:style-name="T770">And he will get access to one of his skills.</text:span></text:p>
        <text:p text:style-name="P266"><text:span text:style-name="T618">Necrotic</text:span> touch [Cost <text:span text:style-name="T772">10</text:span> <text:span text:style-name="T748">Energy</text:span>] It is a close-range technique where the user releases a big amount of dark energy on a part of his opponent, it causes a D<text:span text:style-name="T771">8</text:span>+1 of damage, this damage cannot be healed by phainomancy, <text:span text:style-name="T771">the wound need to be purified before hand.</text:span></text:p>
        <text:p text:style-name="P267">Numbing blade [Cost 2 <text:span text:style-name="T748">Energy</text:span> to create and 1 <text:span text:style-name="T748">Energy</text:span>/round to maintain] <text:span text:style-name="T614">T</text:span>he user <text:span text:style-name="T614">will shroud</text:span> an object with <text:span text:style-name="T773">an</text:span> anaesthetic aura, <text:span text:style-name="T774">if hit by it </text:span>the enemy got -5 to -10 <text:span text:style-name="T775">de-buff </text:span>on his roll</text:p>
        <text:h text:style-name="P344" text:outline-level="5">Master: <text:span text:style-name="T748">(+5</text:span><text:span text:style-name="T761">0</text:span><text:span text:style-name="T748"> Energy </text:span><text:span text:style-name="T751">and </text:span><text:span text:style-name="T763">the </text:span><text:span text:style-name="T237">death</text:span><text:span text:style-name="T236"> spells dells 2 times more damage</text:span><text:span text:style-name="T748">)</text:span></text:h>
        <text:p text:style-name="P268">Death wave [Cost 5<text:span text:style-name="T776">0</text:span> <text:span text:style-name="T748">Energy</text:span>] <text:span text:style-name="T615">R</text:span>elease weave of dark energy around you that deal a <text:span text:style-name="T871">3</text:span><text:span text:style-name="T776">D</text:span><text:span text:style-name="T619">1</text:span><text:span text:style-name="T776">0</text:span> of damage to everything at less than 3m of you.</text:p>
        <text:p text:style-name="P269">Death Blade [Cost <text:span text:style-name="T777">20</text:span> <text:span text:style-name="T748">Energy</text:span> to create and <text:span text:style-name="T777">5</text:span> <text:span text:style-name="T748">Energy</text:span>/round to maintain] Create a blade of <text:span text:style-name="T617">toxic</text:span> energy that don't cut through almost everything, but every small cut will heavily infect the wound, causes <text:span text:style-name="T616">necrotic</text:span> infection (deals <text:span text:style-name="T778">a D6</text:span> damage for D6 round)</text:p>
        <text:p text:style-name="P270">Skeleton minion [Cost <text:span text:style-name="T779">20</text:span> <text:span text:style-name="T748">Energy</text:span> to create and <text:span text:style-name="T779">10</text:span> <text:span text:style-name="T748">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79">0</text:span> <text:span text:style-name="T748">Energy.</text:span></text:p>
        <text:p text:style-name="P271">Great Corps control [Cost 5 <text:span text:style-name="T748">Energy</text:span>] (Allow the user to control corpses, bigger than human. <text:span text:style-name="T780">And the corpse will be able to use the skills of when he was alive.</text:span></text:p>
        <text:h text:style-name="P345" text:outline-level="5">Great Master: <text:span text:style-name="T748">(+</text:span><text:span text:style-name="T761">75</text:span><text:span text:style-name="T748"> Energy)</text:span></text:h>
        <text:p text:style-name="P156">Energy suction [Cost 70 Energy] The user will steal XD10 of the target Energy. X correspond to the <text:span text:style-name="T781">degree of success of the roll.</text:span><text:span text:style-name="T781"><text:note text:id="ftn1" text:note-class="footnote"><text:note-citation>1</text:note-citation><text:note-body><text:p text:style-name="P277"><text:span text:style-name="T782">Degree of success = the number of tens that separates the result of the </text:span><text:span text:style-name="T633">roll</text:span><text:span text:style-name="T782"> from the maximum for success. </text:span><text:span text:style-name="T783">( if roll 30 and your stat is at 130. 13-3=10)</text:span></text:p></text:note-body></text:note></text:span></text:p>
        <text:p text:style-name="P157"><text:span text:style-name="T784">Death touch [Cost 100 Energy] </text:span><text:span text:style-name="T251">A</text:span><text:span text:style-name="T784">n upgraded version of Necrotic touch that deals </text:span><text:span text:style-name="T785">a D100 of damage.</text:span></text:p>
        <text:h text:style-name="P346" text:outline-level="5">Prodigy:<text:tab/><text:span text:style-name="T360"> (+</text:span><text:span text:style-name="T611">200</text:span><text:span text:style-name="T360"> </text:span><text:span text:style-name="T207">Energy</text:span><text:span text:style-name="T360"> </text:span><text:span text:style-name="T480">an</text:span><text:span text:style-name="T490">d 10 Energy for </text:span><text:span text:style-name="T623">Death</text:span><text:span text:style-name="T490"> mastery spells when in focus </text:span><text:span text:style-name="T214">and </text:span><text:span text:style-name="T237">death</text:span><text:span text:style-name="T236"> spells dells 2 times more damage</text:span><text:span text:style-name="T214"> </text:span><text:span text:style-name="T360">)</text:span></text:h>
        <text:p text:style-name="P154"><text:span text:style-name="T360">Necrotic Avatar </text:span><text:span text:style-name="T498">[Cost </text:span><text:span text:style-name="T499">200</text:span><text:span text:style-name="T498"> to create and 100 Energy/Round to maintain</text:span><text:span text:style-name="T360">] </text:span><text:span text:style-name="T506">The user gain a threatening necrotic aura that will cause a D100 of necrotic damage to every living being in the vicinity, non-living being will suffer 3D20 of damage.</text:span></text:p>
        <text:p text:style-name="P155"><text:span text:style-name="T506">R</text:span><text:span text:style-name="T360">uler of death</text:span><text:span text:style-name="T507"> </text:span><text:span text:style-name="T498">[Cost </text:span><text:span text:style-name="T360">3</text:span><text:span text:style-name="T499">00</text:span><text:span text:style-name="T498"> to create and 100 Energy/Round to maintain</text:span><text:span text:style-name="T507">] </text:span>All corpse in the vicinity will rise and fight for the user, moreover they will be as strong as they where in their past lives.</text:p>
        <text:h text:style-name="P346" text:outline-level="5">God of Death: (<text:span text:style-name="T762">Death</text:span> spell do not cost <text:span text:style-name="T358">Energy </text:span>any more)</text:h>
        <text:p text:style-name="Standard">Bless of Death [Passive] (allow the user to create new spell of Death mastery as he wants, he is also grant with a dark energy damage immunity)</text:p>
        <text:h text:style-name="P321" text:outline-level="4"/>
        <text:h text:style-name="P334" text:outline-level="4"><text:bookmark-start text:name="__RefHeading___Toc4754_1569402401"/>Spirit mastery<text:bookmark-end text:name="__RefHeading___Toc4754_1569402401"/></text:h>
        <text:p text:style-name="P137"><text:span text:style-name="T360">The spirit mastery is the art to form contract between </text:span><text:span text:style-name="T491">a wandering spirit and yourself. Some spirit might want you to achieve a certain level of strength before </text:span><text:span text:style-name="T492">being able to make a contract with them. You can also force a contract but the </text:span><text:span text:style-name="T493">odd of success are much lower a</text:span><text:span text:style-name="T512">nd</text:span><text:span text:style-name="T493"> the spirit will struggle with all his might.</text:span></text:p>
        <text:p text:style-name="P138"><text:span text:style-name="T493">T</text:span><text:span text:style-name="T360">he spirit are remanent of living entities or the result of a highly concentrated energy who gain a consciousness after bathing in the radiation of the thought of many people for a long duration. </text:span></text:p>
        <text:p text:style-name="P140"><text:span text:style-name="T497">They are divided in </text:span><text:span text:style-name="T494">rank according to their power, and influence over the spirit world. </text:span><text:span text:style-name="T495">The </text:span><text:span text:style-name="T496">r</text:span><text:span text:style-name="T495">ank</text:span><text:span text:style-name="T496">s</text:span><text:span text:style-name="T495"> </text:span><text:span text:style-name="T496">are, </text:span><text:span text:style-name="T495">Minor Spirit, </text:span><text:span text:style-name="T223">Spirit, G</text:span><text:span text:style-name="T225">reat Spirit, </text:span><text:span text:style-name="T226">and </text:span><text:span text:style-name="T225">Spirit King.</text:span></text:p>
        <text:p text:style-name="P216"><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47" text:outline-level="5">Insider: <text:span text:style-name="T55"><text:s/>(+1 contract slot)</text:span></text:h>
        <text:p text:style-name="Text_20_body">Spirit perception [Passive] Allow the user to see the spirit world and to communicate with their inhabitants</text:p>
        <text:h text:style-name="P348" text:outline-level="5">Adept: (+1 contract slot <text:span text:style-name="T742">and 5 </text:span><text:span text:style-name="T224">Energy</text:span>)</text:h>
        <text:p text:style-name="Text_20_body">Spirit <text:span text:style-name="T229">Summoning</text:span> [Cost <text:span text:style-name="T741">5 </text:span><text:span text:style-name="T224">Energy</text:span>] You can <text:span text:style-name="T221">summon</text:span> spirit bellow the great spirits level, with whom you have a contract</text:p>
        <text:p text:style-name="P139">Minor contract [Cost <text:span text:style-name="T224">30</text:span> <text:span text:style-name="T224">Energy</text:span> and use 1 contract slot] Allow to sign contract with minor spirits</text:p>
        <text:h text:style-name="P349" text:outline-level="5">Confirmed:<text:tab/>(+1<text:span text:style-name="T746">0</text:span> <text:span text:style-name="T224">Energy</text:span> and 1 contract slot)</text:h>
        <text:p text:style-name="P141">Average contract [Cost <text:span text:style-name="T743">70</text:span> <text:span text:style-name="T224">Energy</text:span> and use 1 contract slot] Allow to sign contract with spirit. </text:p>
        <text:p text:style-name="Text_20_body">To get this rank you need to have at least 2 contracts with minor spirit.</text:p>
        <text:h text:style-name="P349" text:outline-level="5">Master:(+<text:span text:style-name="T746">50</text:span> <text:span text:style-name="T224">Energy</text:span> and 1 contract slot)</text:h>
        <text:p text:style-name="P141">Great contract [Cost 9 <text:span text:style-name="T224">Energy</text:span> and use 1 contract slot] Allow to sign contract with great spirits</text:p>
        <text:p text:style-name="P141">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49" text:outline-level="5"><text:span text:style-name="T55">Great Master:<text:tab/>(+</text:span><text:span text:style-name="T62">75</text:span><text:span text:style-name="T55"> </text:span><text:span text:style-name="T224">Energy</text:span> <text:span text:style-name="T55">and 1 contract slot)</text:span></text:h>
        <text:p text:style-name="P141">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49"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42">There are 5 <text:span text:style-name="T230">S</text:span><text:span text:style-name="T231">pirit</text:span> kings:</text:p>
        <text:p text:style-name="P142">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739">alongside Vulcain</text:span>.</text:p>
        <text:p text:style-name="Text_20_body">The Dark king. He rules over darkness spirit, and he is a master of skotomancy and necromancy. Legends says that has been eaten by Kina, so nobody knows where he is, <text:span text:style-name="T744">or if he his still alive</text:span>. </text:p>
        <text:p text:style-name="Text_20_body">The Light king. He rules over light spirit, and he is a <text:span text:style-name="T745">grand </text:span>phainomanc<text:span text:style-name="T745">er</text:span>. Legends says that he has sign a contract with H<text:span text:style-name="T740">é</text:span>m<text:span text:style-name="T740">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F7C35EDF986ACA63.jpg" xlink:type="simple" xlink:show="embed" xlink:actuate="onLoad" loext:mime-type="image/jpeg"/></draw:frame>orming a Great contract.</text:p>
        <text:p text:style-name="Text_20_body"/>
        <text:h text:style-name="P334" text:outline-level="4"><text:bookmark-start text:name="__RefHeading___Toc4756_1569402401"/>Rune mastery<text:bookmark-end text:name="__RefHeading___Toc4756_1569402401"/></text:h>
        <text:p text:style-name="P55">Rune mastery is a domain <text:span text:style-name="T823">for scholar, to become a master of rune, one must seek what is the meaning of each rune, </text:span><text:span text:style-name="T824">and research how do they interact with other. </text:span></text:p>
        <text:p text:style-name="P61">Their exist an infinite amount of rune, and by countless trial you can found the one you wish. By fusing them and incorporating them in Energy circuit, you can form everything you wish, <text:span text:style-name="T835">and if you fuse it with other things like enchantment or alchemy, you will unlock many more possibility.</text:span></text:p>
        <text:p text:style-name="P61">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176">Basic Rune Inscribing [Passive] The user now know how to inscribe basic rune. However the precision of the Energy engraver is pretty rough.</text:p>
        <text:h text:style-name="P350" text:outline-level="5">Adept: (+<text:span text:style-name="T825">5</text:span> <text:span text:style-name="T224">Energy</text:span>)</text:h>
        <text:p text:style-name="P183">Material Contraption <text:span text:style-name="T831">[Passive] The user can create runic contraption, but he will need to user catalyser, like Energy crystal powder or different metals, </text:span><text:span text:style-name="T832">to stabilise the contraption and preventing it to explode in your hand. </text:span></text:p>
        <text:p text:style-name="P179">Runic tattoo [Cost 20 Energy to create and between 1 to 5 to activate] Tattoo a rune on your body with special ink. The tattoo will activate when infused with enough Energy and then disappear after few use.</text:p>
        <text:h text:style-name="P351" text:outline-level="5">Confirmed:<text:tab/>(+1<text:span text:style-name="T825">5</text:span> <text:span text:style-name="T224">Energy</text:span>)</text:h>
        <text:p text:style-name="P181">Crude Circuit Overdrive [Cost 30 Energy] You hijack a runic contraption circuit, infusing it with a large amount of energy. The result will depend on your luck, you can disable a safety device or blow it up. But there will always be an effect.</text:p>
        <text:p text:style-name="P182">Energy absorption <text:span text:style-name="T265">rune</text:span> [<text:span text:style-name="T265">Passive] </text:span><text:span text:style-name="T266">The User can create special rune that will plunder the surrounding Energy allowing the </text:span><text:span text:style-name="T267">user to create autonomous contraptio</text:span><text:span text:style-name="T268">n</text:span><text:span text:style-name="T267">. </text:span><text:span text:style-name="T268">You could for example take the wineskin from </text:span><text:span text:style-name="T269">b</text:span><text:span text:style-name="T268">efore </text:span><text:span text:style-name="T269">and make so it replenish itself with time. </text:span><text:span text:style-name="T270">It really handy but it take a lot of place and the material are really costly. </text:span></text:p>
        <text:h text:style-name="P351" text:outline-level="5">Master: (+<text:span text:style-name="T825">50</text:span> <text:span text:style-name="T224">Energy</text:span>)</text:h>
        <text:p text:style-name="P177"><text:span text:style-name="T826">Precision </text:span>Rune Inscribing [Passive] <text:span text:style-name="T262">The Energy engraver is now precise to the manometer, allowing to engrave </text:span><text:span text:style-name="T263">more compl</text:span><text:span text:style-name="T262">e</text:span><text:span text:style-name="T263">x</text:span><text:span text:style-name="T262"> rune.</text:span></text:p>
        <text:p text:style-name="P183"><text:span text:style-name="T262">E</text:span><text:span text:style-name="T116">nergy Contraption [Passive] Your control over Energy is now sufficient to create </text:span><text:soft-page-break/><text:span text:style-name="T264">Energy passageway that don’t require physical material any more.</text:span></text:p>
        <text:h text:style-name="P351" text:outline-level="5">Great Master: (+<text:span text:style-name="T825">75</text:span> <text:span text:style-name="T224">Energy</text:span>)</text:h>
        <text:p text:style-name="P179">System Overdrive [Cost 100 Energy] <text:span text:style-name="T833">the user take over a runic contraception by infusing Energy in it weak points. </text:span><text:span text:style-name="T834">It’s way more discreet than only trying to brute force in the system.</text:span></text:p>
        <text:p text:style-name="P180">Runic Armour [Cost 20 to 40 Energy /round] <text:span text:style-name="T836">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60"> (+</text:span><text:span text:style-name="T611">200</text:span><text:span text:style-name="T360"> </text:span><text:span text:style-name="T207">Energy</text:span><text:span text:style-name="T360"> </text:span><text:span text:style-name="T480">an</text:span><text:span text:style-name="T490">d 10 Energy for </text:span><text:span text:style-name="T628">rune</text:span><text:span text:style-name="T490"> mastery spells when in focus </text:span><text:span text:style-name="T214">and </text:span><text:span text:style-name="T238">you roll with advantage when identifying rune</text:span><text:span text:style-name="T360">)</text:span></text:h>
        <text:p text:style-name="P178">Mind Engraver [<text:span text:style-name="T827">Passive] </text:span><text:span text:style-name="T828">The control over Energy, of the user is so important that he can now engrave rune directly </text:span><text:span text:style-name="T829">with his mind. </text:span><text:span text:style-name="T830">The precision and speed is greatly enhanced. Allowing to create much more complex contraption.</text:span></text:p>
        <text:h text:style-name="Heading_20_5" text:outline-level="5">God of <text:span text:style-name="T627">Runes</text:span>: (<text:span text:style-name="T628">Imbuing new runes don’t cost Energy any more</text:span>)</text:h>
        <text:p text:style-name="P175">Core rune mastery [Passive] The user is a true scholar about the subject of rune, he can now identify a rune at the first glance. His countless knowledge about runes allow him to create new rune, and to guess the result when fused.</text:p>
        <text:h text:style-name="P321" text:outline-level="4"/>
        <text:h text:style-name="P334" text:outline-level="4"><text:bookmark-start text:name="__RefHeading___Toc4758_1569402401"/>Soul’s mastery<text:bookmark-end text:name="__RefHeading___Toc4758_1569402401"/></text:h>
        <text:p text:style-name="P56"><text:span text:style-name="T855">­</text:span>The soul’s mastery is related to the manipulation of souls. You can strengthen ones soul’s and you can extract souls to create intelligent <text:span text:style-name="T838">robot, or cursed object.</text:span></text:p>
        <text:p text:style-name="P58">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57">Souls perception [Passive] <text:span text:style-name="T840">Allow the user to feel the surrounding souls. </text:span><text:span text:style-name="T854">With your upmost focus you can almost feels their emotion.</text:span></text:p>
        <text:h text:style-name="P352" text:outline-level="5">Adept: (+<text:span text:style-name="T825">5</text:span> <text:span text:style-name="T224">Energy</text:span>)</text:h>
        <text:p text:style-name="Text_20_body"><text:span text:style-name="T273">Crude s</text:span><text:span text:style-name="T272">oul extraction</text:span> [<text:span text:style-name="T841">Cost 10 Energy</text:span>] <text:span text:style-name="T842">Extract the soul of a dead body, to store it in an appropriate container.</text:span></text:p>
        <text:p text:style-name="P184">Soul <text:span text:style-name="T843">Preservation </text:span><text:span text:style-name="T844">[Cost 10 Energy/day] <text:s/></text:span><text:span text:style-name="T845">Allow the user to preserve a soul from natural degradation by contently infusing it with energy. Even if the soul won’t collapse most of it’s capacity will be lost.</text:span></text:p>
        <text:h text:style-name="P352" text:outline-level="5">Confirmed:<text:tab/>(+<text:span text:style-name="T840">1</text:span><text:span text:style-name="T825">5</text:span> <text:span text:style-name="T224">Energy</text:span>)</text:h>
        <text:p text:style-name="P185">Soul infusion [Cost 20 Energy] Infuse an object with a souls. The object will receive Energy from the soul, the more powerful the soul, the greater the effects. <text:span text:style-name="T847">Some souls might even got special effect. </text:span><text:span text:style-name="T854">But no matter the souls the sturdiness of the object will always increase.</text:span></text:p>
        <text:p text:style-name="P186">Soul puppet [Cost 10 Energy] You can infuse a soul that was wandering around in a rag doll. The rag doll will be able to wander around making it good mean to gather discretely information.</text:p>
        <text:h text:style-name="P352" text:outline-level="5">Master: (+<text:span text:style-name="T825">5</text:span><text:span text:style-name="T840">0</text:span> <text:span text:style-name="T224">Energy</text:span>)</text:h>
        <text:p text:style-name="P187">Soul extraction [Cost 70 Energy] <text:span text:style-name="T848">You </text:span><text:span text:style-name="T849">extract the souls from a dead boy, by enveloping it in a protection layer of Energy. </text:span><text:span text:style-name="T850">The souls will retain some of his past ability, but it will still be damage.</text:span></text:p>
        <text:h text:style-name="P352" text:outline-level="5">Great Master: (+<text:span text:style-name="T840">7</text:span><text:span text:style-name="T825">5</text:span> <text:span text:style-name="T224">Energy</text:span>)</text:h>
        <text:p text:style-name="P188"><text:span text:style-name="T116">S</text:span>pirit creation [Cost <text:span text:style-name="T275">300</text:span> Energy] <text:span text:style-name="T851">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52">free will and wont lessen to you. The spirit being made of pure Energy, so his body is almost immaterial and won’t suffer damage for physical weapon. The spirit can interact with </text:span><text:span text:style-name="T853">his environment as a normal person would do.</text:span></text:p>
        <text:h text:style-name="P352" text:outline-level="5"><text:soft-page-break/>Prodigy:<text:span text:style-name="T360"> (+</text:span><text:span text:style-name="T629">200</text:span><text:span text:style-name="T360"> </text:span><text:span text:style-name="T224">Energy</text:span><text:span text:style-name="T360">)</text:span></text:h>
        <text:p text:style-name="P59">Soul’s army [Cost 500 Energy] </text:p>
        <text:h text:style-name="Heading_20_5" text:outline-level="5"><text:span text:style-name="T846">Soul’s reaper</text:span>: (<text:span text:style-name="T629">Souls manipulation</text:span><text:span text:style-name="T628"> don’t cost Energy any more</text:span>)</text:h>
        <text:p text:style-name="Text_20_body"><text:span text:style-name="T274">Reaper of souls</text:span> [Passive] <text:span text:style-name="T274">You soul is now immortal, time wont affect it and it’s also true for the souls you modify.</text:span></text:p>
        <text:h text:style-name="P335" text:outline-level="4" text:is-list-header="true"/>
        <text:h text:style-name="P336" text:outline-level="4"><text:bookmark-start text:name="__RefHeading___Toc4760_1569402401"/><text:span text:style-name="T41">Light</text:span><text:span text:style-name="T360"> mastery</text:span><text:bookmark-end text:name="__RefHeading___Toc4760_1569402401"/></text:h>
        <text:p text:style-name="P430">The light mastery is one of the mastery that require the most control. One mus be able to have a unbreakable self-control and an outstanding ability to manipulate magic.</text:p>
        <text:p text:style-name="P431">Many thing can be done with the light mastery, you can create high energy beam by condensing the light, create Energy con<text:span text:style-name="T856">struct to protect them or do high precision surgery to heal their allies.</text:span></text:p>
        <text:h text:style-name="Heading_20_5" text:outline-level="5">Insider:</text:h>
        <text:p text:style-name="P61">Light hologram [Passive] <text:span text:style-name="T857">You can create small hologram of whatever pass trough your mind. </text:span><text:span text:style-name="T858">The holograms are bland white and don’t have consistence, </text:span><text:span text:style-name="T859">they seems to lack something.</text:span></text:p>
        <text:h text:style-name="Heading_20_5" text:outline-level="5">Adept: (+5 <text:span text:style-name="T360">Energy</text:span>)</text:h>
        <text:p text:style-name="Text_20_body">Light surgery [Cost <text:span text:style-name="T360">5 Energy</text:span>] <text:span text:style-name="T860">You coat your surgery with a layer of light, it will keep the tools ster</text:span><text:span text:style-name="T861">ile and prevent them from </text:span><text:span text:style-name="T862">loosing their sharpness.</text:span></text:p>
        <text:p text:style-name="Text_20_body"><text:span text:style-name="T276">Flash</text:span> [Cost 2 <text:span text:style-name="T276">Energy</text:span>] <text:span text:style-name="T276">The user great flash of light temporally blinding who where looking at him.</text:span></text:p>
        <text:h text:style-name="Heading_20_5" text:outline-level="5">Confirmed:<text:tab/>(+15 <text:span text:style-name="T360">Energy</text:span>)</text:h>
        <text:p text:style-name="P447"><text:span text:style-name="T863">Cleaning touch</text:span> [Cost <text:span text:style-name="T283">8</text:span> <text:span text:style-name="T276">Energy </text:span>] <text:span text:style-name="T284">The user hand is shrouded by and high Energy light that will burn and purify what it touch. </text:span><text:span text:style-name="T285">This can be used to cure alternate</text:span><text:span text:style-name="T286">d</text:span><text:span text:style-name="T285"> wound.</text:span></text:p>
        <text:p text:style-name="Text_20_body"><text:span text:style-name="T287">Sun Beam</text:span> [Cost <text:span text:style-name="T864">15</text:span> <text:span text:style-name="T287">Energy</text:span>] <text:span text:style-name="T865">The user concentrate the light from the sun to form a laser aim at his targets. It deals </text:span><text:span text:style-name="T870">a </text:span><text:span text:style-name="T865">D10 of damage but can only be used the day for obvious reason.</text:span></text:p>
        <text:p text:style-name="P437">Shadow dagger [Cost 1 psy to create and 1 psy/round to maintain] (allow the user to bend the shadow that surround him in a dagger shape who dill a D4 of damage)</text:p>
        <text:h text:style-name="Heading_20_5" text:outline-level="5">Master: (+50 <text:span text:style-name="T360">Energy</text:span>)</text:h>
        <text:p text:style-name="Text_20_body"><text:span text:style-name="T288">Light Construct</text:span> [<text:span text:style-name="T289">Passive</text:span>] <text:span text:style-name="T290">You can create solid hologram.</text:span></text:p>
        <text:p text:style-name="Text_20_body"><text:span text:style-name="T291">Light shield</text:span> [Cost <text:span text:style-name="T867">20</text:span> <text:span text:style-name="T360">Energy</text:span>] <text:span text:style-name="T292">The user can create a light construct to protect you. The construct has 20 HP.</text:span></text:p>
        <text:p text:style-name="P448"><text:span text:style-name="T292">N</text:span><text:span text:style-name="T116">eedle swarm [Cost 20 Energy] </text:span><text:span text:style-name="T293">the user create a swarm of needle like light construct that will </text:span><text:span text:style-name="T294">purse the Enemy. </text:span><text:span text:style-name="T295">Deals </text:span><text:span text:style-name="T296">3D10 damage in a targeted area.</text:span></text:p>
        <text:h text:style-name="P356" text:outline-level="5">Great Master: (+<text:span text:style-name="T840">7</text:span><text:span text:style-name="T825">5</text:span> <text:span text:style-name="T224">Energy</text:span>)</text:h>
        <text:p text:style-name="P432">Warrior of light [Cost <text:span text:style-name="T866">150 </text:span><text:span text:style-name="T868">+ 10 Energy/turn</text:span><text:span text:style-name="T866">] </text:span><text:span text:style-name="T868">Form a light construct </text:span><text:span text:style-name="T869">all around your body. The construct grant you 10 AC.</text:span></text:p>
        <text:p text:style-name="P449">Damocles sword [Cost 75 Energy] <text:span text:style-name="T872">Form a huge word that will pounce at the enemy from the sky. </text:span><text:span text:style-name="T873">Dealing </text:span><text:span text:style-name="T874">a D100 of damage. </text:span><text:span text:style-name="T875">When the sun is high supplementary Energy can be gathered granting it the ability to one-shot </text:span><text:span text:style-name="T876">the target in case of critical success.</text:span></text:p>
        <text:h text:style-name="P355" text:outline-level="5"><text:soft-page-break/>Prodigy:<text:span text:style-name="T360"> (+</text:span><text:span text:style-name="T629">200</text:span><text:span text:style-name="T360"> </text:span><text:span text:style-name="T224">Energy </text:span><text:span text:style-name="T282">your light spell are twice more effective</text:span><text:span text:style-name="T360">)</text:span></text:h>
        <text:p text:style-name="Text_20_body">Bla Blop</text:p>
        <text:h text:style-name="Heading_20_5" text:outline-level="5">God of <text:span text:style-name="T630">Light</text:span>: (<text:span text:style-name="T631">Light</text:span> spell do not cost <text:span text:style-name="T632">Energy</text:span> any more)</text:h>
        <text:p text:style-name="Text_20_body">Bless of <text:span text:style-name="T277">Light</text:span> [Passive] <text:span text:style-name="T278">The user is constantly shrouded </text:span><text:span text:style-name="T279">by </text:span><text:span text:style-name="T280">an armour of light. The armour will protect the user form most of external damage, providing a warm and </text:span><text:span text:style-name="T281">clean environment for the user.</text:span><text:span text:style-name="T280"> The user can also use the light of his armour to form his spells.</text:span></text:p>
        <text:h text:style-name="P331" text:outline-level="4"/>
        <text:h text:style-name="P334" text:outline-level="4"><text:bookmark-start text:name="__RefHeading___Toc4762_1569402401"/>Alchemist mastery<text:bookmark-end text:name="__RefHeading___Toc4762_1569402401"/></text:h>
        <text:p text:style-name="P70"/>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2208759421" text:style-name="WWNum1">
          <text:list-item>
            <text:p text:style-name="P438">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41341798512551" text:continue-numbering="true" text:style-name="WWNum1">
          <text:list-item>
            <text:p text:style-name="P438">Assassination’s specialization:</text:p>
          </text:list-item>
        </text:list>
        <text:p text:style-name="P93">Bloop</text:p>
        <text:p text:style-name="P93">Blip</text:p>
        <text:h text:style-name="P353" text:outline-level="5">Great Master:<text:tab/><text:tab/>(+2 psy)</text:h>
        <text:list xml:id="list141342341629407" text:continue-numbering="true" text:style-name="WWNum1">
          <text:list-item>
            <text:p text:style-name="P438">Illusion specialization: </text:p>
          </text:list-item>
        </text:list>
        <text:p text:style-name="P93">Bloop</text:p>
        <text:p text:style-name="P93">Blap</text:p>
        <text:list xml:id="list141340644913435" text:continue-numbering="true" text:style-name="WWNum1">
          <text:list-item>
            <text:p text:style-name="P438">Assassination’s specialization:</text:p>
          </text:list-item>
        </text:list>
        <text:p text:style-name="P93">Blip</text:p>
        <text:p text:style-name="P93"/>
        <text:p text:style-name="P93">Bloup</text:p>
        <text:p text:style-name="P93"/>
        <text:h text:style-name="P353" text:outline-level="5">Prodigy:<text:span text:style-name="T621">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64_1569402401"/>Enchanting mastery<text:bookmark-end text:name="__RefHeading___Toc4764_1569402401"/></text:h>
        <text:p text:style-name="P70"/>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141341531090022" text:continue-numbering="true" text:style-name="WWNum1">
          <text:list-item>
            <text:p text:style-name="P438">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41342244586752" text:continue-numbering="true" text:style-name="WWNum1">
          <text:list-item>
            <text:p text:style-name="P438">Assassination’s specialization:</text:p>
          </text:list-item>
        </text:list>
        <text:p text:style-name="P93">Bloop</text:p>
        <text:p text:style-name="P93">Blip</text:p>
        <text:h text:style-name="P353" text:outline-level="5">Great Master:<text:tab/><text:tab/>(+2 psy)</text:h>
        <text:list xml:id="list141340939664026" text:continue-numbering="true" text:style-name="WWNum1">
          <text:list-item>
            <text:p text:style-name="P438">Illusion specialization: </text:p>
          </text:list-item>
        </text:list>
        <text:p text:style-name="P93">Bloop</text:p>
        <text:p text:style-name="P93">Blap</text:p>
        <text:list xml:id="list141341612167749" text:continue-numbering="true" text:style-name="WWNum1">
          <text:list-item>
            <text:p text:style-name="P438">Assassination’s specialization:</text:p>
          </text:list-item>
        </text:list>
        <text:p text:style-name="P93">Blip</text:p>
        <text:p text:style-name="P93"/>
        <text:p text:style-name="P93">Bloup</text:p>
        <text:p text:style-name="P93"/>
        <text:h text:style-name="P353" text:outline-level="5">Prodigy:<text:span text:style-name="T621">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66_1569402401"/>D<text:span text:style-name="T593">ruidic mastery</text:span><text:bookmark-end text:name="__RefHeading___Toc4766_1569402401"/></text:h>
        <text:p text:style-name="P95"/>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141341817667049" text:continue-numbering="true" text:style-name="WWNum1">
          <text:list-item>
            <text:p text:style-name="P438">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41341559936218" text:continue-numbering="true" text:style-name="WWNum1">
          <text:list-item>
            <text:p text:style-name="P438">Assassination’s specialization:</text:p>
          </text:list-item>
        </text:list>
        <text:p text:style-name="P93">Bloop</text:p>
        <text:p text:style-name="P93">Blip</text:p>
        <text:h text:style-name="P353" text:outline-level="5">Great Master:<text:tab/><text:tab/>(+2 psy)</text:h>
        <text:list xml:id="list141342455482370" text:continue-numbering="true" text:style-name="WWNum1">
          <text:list-item>
            <text:p text:style-name="P438">Illusion specialization: </text:p>
          </text:list-item>
        </text:list>
        <text:p text:style-name="P93">Bloop</text:p>
        <text:p text:style-name="P93">Blap</text:p>
        <text:list xml:id="list141342067343697" text:continue-numbering="true" text:style-name="WWNum1">
          <text:list-item>
            <text:p text:style-name="P438">Assassination’s specialization:</text:p>
          </text:list-item>
        </text:list>
        <text:p text:style-name="P93">Blip</text:p>
        <text:p text:style-name="P93"/>
        <text:p text:style-name="P93">Bloup</text:p>
        <text:p text:style-name="P93"/>
        <text:h text:style-name="P353" text:outline-level="5">Prodigy:<text:span text:style-name="T621">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68_1569402401"/>Lurker’s mastery<text:bookmark-end text:name="__RefHeading___Toc4768_1569402401"/></text:h>
        <text:p text:style-name="P71"/>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141341245397377" text:continue-numbering="true" text:style-name="WWNum1">
          <text:list-item>
            <text:p text:style-name="P438">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41341658534317" text:continue-numbering="true" text:style-name="WWNum1">
          <text:list-item>
            <text:p text:style-name="P438">Assassination’s specialization:</text:p>
          </text:list-item>
        </text:list>
        <text:p text:style-name="P93">Bloop</text:p>
        <text:p text:style-name="P93">Blip</text:p>
        <text:h text:style-name="P353" text:outline-level="5">Great Master:<text:tab/><text:tab/>(+2 psy)</text:h>
        <text:list xml:id="list141341744037385" text:continue-numbering="true" text:style-name="WWNum1">
          <text:list-item>
            <text:p text:style-name="P438">Illusion specialization: </text:p>
          </text:list-item>
        </text:list>
        <text:p text:style-name="P93">Bloop</text:p>
        <text:p text:style-name="P93">Blap</text:p>
        <text:list xml:id="list141340703214687" text:continue-numbering="true" text:style-name="WWNum1">
          <text:list-item>
            <text:p text:style-name="P438">Assassination’s specialization:</text:p>
          </text:list-item>
        </text:list>
        <text:p text:style-name="P93">Blip</text:p>
        <text:p text:style-name="P93"/>
        <text:p text:style-name="P93">Bloup</text:p>
        <text:p text:style-name="P93"/>
        <text:h text:style-name="P353" text:outline-level="5">Prodigy:<text:span text:style-name="T621">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70_1569402401"/>Close fight mastery<text:bookmark-end text:name="__RefHeading___Toc4770_1569402401"/></text:h>
        <text:p text:style-name="P72"/>
        <text:p text:style-name="P258">pwnfpmwsnv</text:p>
        <text:h text:style-name="P353" text:outline-level="5">Insider:</text:h>
        <text:p text:style-name="P93">Shadow manipulation [Passive] (allow the user to bend the shadow as he will)</text:p>
        <text:h text:style-name="P353" text:outline-level="5">Adept:</text:h>
        <text:p text:style-name="P93">Assassinate [Cost 0 psy, can only be used if the target is unaware of the user] (The user dell the max of the damage the weapon he wild, before rolling the damage dice, he rolls one more dice if the skill is mastered)</text:p>
        <text:p text:style-name="P93">Shadow cape [Cost 2 psy] (Cover the user with thick shadow, that hide him if his not enlightened)</text:p>
        <text:h text:style-name="P353" text:outline-level="5">Confirmed:<text:tab/>(+1 psy)</text:h>
        <text:p text:style-name="P93">Shadow nail [Cost 3 psy] (allow the user to launch 3 needle that deals a D4 of damage each, you can distribute those needles up to 3 enemy)</text:p>
        <text:p text:style-name="P93">Illusion mask [Cost 3 psy] (Allow the user to steal the figure of someone he saw this day, the illusion vanish at the first physical contact)</text:p>
        <text:p text:style-name="P93">Shadow dagger [Cost 1 psy to create and 1 psy/round to maintain] (allow the user to bend the shadow that surround him in a dagger shape who dill a D4 of damage)</text:p>
        <text:h text:style-name="P353" text:outline-level="5">Master: (+2 psy)</text:h>
        <text:p text:style-name="P93"/>
        <text:list xml:id="list141342270485886" text:continue-numbering="true" text:style-name="WWNum1">
          <text:list-item>
            <text:p text:style-name="P438">Illusion specialization: </text:p>
          </text:list-item>
        </text:list>
        <text:p text:style-name="P93">Shadow Clone [Cost 3 <text:span text:style-name="T219">Energy</text:span>] (Allow the user to create an ethereal clone of himself, the clone vanish at the first scratch)</text:p>
        <text:p text:style-name="P93">Quick disappearance [Cost 3 <text:span text:style-name="T219">Energy</text:span>] (Allow the user to disappear in the eyes of his target for 2 turn)</text:p>
        <text:list xml:id="list141340596359400" text:continue-numbering="true" text:style-name="WWNum1">
          <text:list-item>
            <text:p text:style-name="P438">Assassination’s specialization:</text:p>
          </text:list-item>
        </text:list>
        <text:p text:style-name="P93">Bloop</text:p>
        <text:p text:style-name="P93">Blip</text:p>
        <text:h text:style-name="P353" text:outline-level="5">Great Master:<text:tab/><text:tab/>(+2 psy)</text:h>
        <text:list xml:id="list141340631259391" text:continue-numbering="true" text:style-name="WWNum1">
          <text:list-item>
            <text:p text:style-name="P438">Illusion specialization: </text:p>
          </text:list-item>
        </text:list>
        <text:p text:style-name="P93">Bloop</text:p>
        <text:p text:style-name="P93">Blap</text:p>
        <text:list xml:id="list141341855831369" text:continue-numbering="true" text:style-name="WWNum1">
          <text:list-item>
            <text:p text:style-name="P438">Assassination’s specialization:</text:p>
          </text:list-item>
        </text:list>
        <text:p text:style-name="P93">Blip</text:p>
        <text:p text:style-name="P93"/>
        <text:p text:style-name="P93">Bloup</text:p>
        <text:p text:style-name="P93"/>
        <text:h text:style-name="P353" text:outline-level="5">Prodigy:<text:span text:style-name="T621"> </text:span>(+3 psy and 1 more psy when focus)</text:h>
        <text:p text:style-name="P93">Bla Blop</text:p>
        <text:h text:style-name="P353" text:outline-level="5">God of Death: (Death spell do not cost psy anymore)</text:h>
        <text:p text:style-name="P93"><text:soft-page-break/>Bless of Shadow [Passive] (allow the user to create new spell of shadow mastery as he wants, he is also grant with a shadow spell immunity)</text:p>
        <text:h text:style-name="P331" text:outline-level="4"/>
        <text:h text:style-name="P334" text:outline-level="4"><text:bookmark-start text:name="__RefHeading___Toc4772_1569402401"/>Berserker mastery<text:bookmark-end text:name="__RefHeading___Toc4772_1569402401"/></text:h>
        <text:p text:style-name="P61"/>
        <text:p text:style-name="P259">pwnfpmwsnv</text:p>
        <text:h text:style-name="P354" text:outline-level="5">Insider:</text:h>
        <text:p text:style-name="P94">Shadow manipulation [Passive] (allow the user to bend the shadow as he will)</text:p>
        <text:h text:style-name="P354" text:outline-level="5">Adept:</text:h>
        <text:p text:style-name="P94">Assassinate [Cost 0 psy, can only be used if the target is unaware of the user] (The user dell the max of the damage the weapon he wild, before rolling the damage dice, he rolls one more dice if the skill is mastered)</text:p>
        <text:p text:style-name="P94">Shadow cape [Cost 2 psy] (Cover the user with thick shadow, that hide him if his not enlightened)</text:p>
        <text:h text:style-name="P354" text:outline-level="5">Confirmed:<text:tab/>(+1 psy)</text:h>
        <text:p text:style-name="P94">Shadow nail [Cost 3 psy] (allow the user to launch 3 needle that deals a D4 of damage each, you can distribute those needles up to 3 enemy)</text:p>
        <text:p text:style-name="P94">Illusion mask [Cost 3 psy] (Allow the user to steal the figure of someone he saw this day, the illusion vanish at the first physical contact)</text:p>
        <text:p text:style-name="P94">Shadow dagger [Cost 1 psy to create and 1 psy/round to maintain] (allow the user to bend the shadow that surround him in a dagger shape who dill a D4 of damage)</text:p>
        <text:h text:style-name="P354" text:outline-level="5">Master: (+2 psy)</text:h>
        <text:p text:style-name="P94"/>
        <text:list xml:id="list141341434153848" text:continue-numbering="true" text:style-name="WWNum1">
          <text:list-item>
            <text:p text:style-name="P439">Illusion specialization: </text:p>
          </text:list-item>
        </text:list>
        <text:p text:style-name="P94">Shadow Clone [Cost 3 <text:span text:style-name="T219">Energy</text:span>] (Allow the user to create an ethereal clone of himself, the clone vanish at the first scratch)</text:p>
        <text:p text:style-name="P94">Quick disappearance [Cost 3 <text:span text:style-name="T219">Energy</text:span>] (Allow the user to disappear in the eyes of his target for 2 turn)</text:p>
        <text:list xml:id="list141341276936082" text:continue-numbering="true" text:style-name="WWNum1">
          <text:list-item>
            <text:p text:style-name="P439">Assassination’s specialization:</text:p>
          </text:list-item>
        </text:list>
        <text:p text:style-name="P94">Bloop</text:p>
        <text:p text:style-name="P94">Blip</text:p>
        <text:h text:style-name="P354" text:outline-level="5">Great Master:<text:tab/><text:tab/>(+2 psy)</text:h>
        <text:list xml:id="list141340888405817" text:continue-numbering="true" text:style-name="WWNum1">
          <text:list-item>
            <text:p text:style-name="P439">Illusion specialization: </text:p>
          </text:list-item>
        </text:list>
        <text:p text:style-name="P94">Bloop</text:p>
        <text:p text:style-name="P94">Blap</text:p>
        <text:list xml:id="list141341136809501" text:continue-numbering="true" text:style-name="WWNum1">
          <text:list-item>
            <text:p text:style-name="P439">Assassination’s specialization:</text:p>
          </text:list-item>
        </text:list>
        <text:p text:style-name="P94">Blip</text:p>
        <text:p text:style-name="P94"/>
        <text:p text:style-name="P94">Bloup</text:p>
        <text:p text:style-name="P94"/>
        <text:h text:style-name="P354" text:outline-level="5">Prodigy:<text:span text:style-name="T621"> </text:span>(+3 psy and 1 more psy when focus)</text:h>
        <text:p text:style-name="P94">Bla Blop</text:p>
        <text:h text:style-name="P354" text:outline-level="5">God of Death: (Death spell do not cost psy anymore)</text:h>
        <text:p text:style-name="P94"><text:soft-page-break/>Bless of Shadow [Passive] (allow the user to create new spell of shadow mastery as he wants, he is also grant with a shadow spell immunity)</text:p>
        <text:h text:style-name="P332" text:outline-level="4"/>
        <text:h text:style-name="P302" text:outline-level="3"><text:bookmark-start text:name="__RefHeading___Toc5321_3607824458"/><text:span text:style-name="T53">Starting Skills </text:span><text:span text:style-name="T54">or Knowledge</text:span><text:bookmark-end text:name="__RefHeading___Toc5321_3607824458"/></text:h>
        <text:p text:style-name="P87">The skills and knowledge are very important things in Nepheshria. They will allow you to get a bonus when you roll <text:span text:style-name="T759">in situation related to the skills or Knowledge. </text:span></text:p>
        <text:p text:style-name="P202">They are presented in this format: </text:p>
        <text:list xml:id="list2904104258" text:style-name="L34">
          <text:list-item>
            <text:p text:style-name="P440">Name [Bonus]</text:p>
          </text:list-item>
        </text:list>
        <text:p text:style-name="P202">For example</text:p>
        <text:list xml:id="list3102617080" text:style-name="L35">
          <text:list-item>
            <text:p text:style-name="P441">Forest plant knowledge [15]</text:p>
          </text:list-item>
        </text:list>
        <text:p text:style-name="P201">This Knowledge will allow you to gain a bonus of 15 in you<text:span text:style-name="T822">r intelligence</text:span> stat when you try to do something with a plant that come from a forest.</text:p>
        <text:p text:style-name="P88">You will be able to acquire more knowledge by reading books and new skills by training.</text:p>
        <text:p text:style-name="P152"><text:span text:style-name="T360">For the creation of</text:span><text:span text:style-name="T504"> your new character</text:span><text:span text:style-name="T360"> you will begin with two skills or knowledg</text:span><text:span text:style-name="T505">e. </text:span><text:span text:style-name="T360">One will give you a bonus of 15, while the other will give you a bonus of 5. </text:span><text:span text:style-name="T505">It’s up to you and your DM to decide if a skills is valid or not.</text:span></text:p>
        <text:p text:style-name="P89">Here an example: </text:p>
        <text:list xml:id="list1616943951" text:style-name="L36">
          <text:list-item>
            <text:p text:style-name="P442">Lock piking [15]</text:p>
          </text:list-item>
          <text:list-item>
            <text:p text:style-name="P442">Trap knowledge [5]</text:p>
          </text:list-item>
        </text:list>
        <text:p text:style-name="P153"><text:span text:style-name="T503">You will be able to find more information on how to upgrade or gain new skills </text:span><text:span text:style-name="T250">and</text:span><text:span text:style-name="T503">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81" text:outline-level="1"/>
        <text:h text:style-name="P279" text:outline-level="1"><text:bookmark-start text:name="__RefHeading___Toc1453_1886356450"/>How to play<text:bookmark-end text:name="__RefHeading___Toc1453_1886356450"/></text:h>
        <text:h text:style-name="P284" text:outline-level="2"><text:bookmark-start text:name="__RefHeading___Toc1455_1886356450"/>A classic round<text:bookmark-end text:name="__RefHeading___Toc1455_1886356450"/></text:h>
        <text:p text:style-name="P26">As explained in the introduction a round of the game is divided in three step : </text:p>
        <text:list xml:id="list704796808" text:style-name="L37">
          <text:list-item>
            <text:p text:style-name="P405">The player who is the DM describe the place where the players are. The DM will also describe all the NPC, and what do they do. <text:span text:style-name="T517">If an enemy is her without the player knowing the DM can do a instinct check to see if they figure it out. </text:span></text:p>
          </text:list-item>
          <text:list-item>
            <text:p text:style-name="P443">On<text:span text:style-name="T518">ce</text:span> the player<text:span text:style-name="T518">s</text:span> know where they are, they can decide what do they <text:span text:style-name="T518">will </text:span>do with that information. The option are limitless. Ones they decide what will they characters do, the DM will tell them if they need to do an ability check to succeed an action. <text:span text:style-name="T519">Some action might need the player to use resource's like Energy or consumable,in that case the DM will ask the player to remove them from their inventory.</text:span></text:p>
          </text:list-item>
          <text:list-item>
            <text:p text:style-name="P443"><text:span text:style-name="T520">To end the turn t</text:span>he DM Will then describe the action of the player’s characters. <text:span text:style-name="T521">If the player’s characters scavenge any resource's, recover their Energy or mend their wound, it’s the moment where the DM explain what do they get. </text:span><text:span text:style-name="T520">This lead to an </text:span>another description, so <text:span text:style-name="T522">it</text:span> return to the beginning.</text:p>
          </text:list-item>
        </text:list>
        <text:p text:style-name="P65"><text:span text:style-name="T310">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23">o</text:span>f the session or the players made a dice roll when they engage a fight.</text:p>
        <text:p text:style-name="P73">A board with <text:span text:style-name="T594">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95">a </text:span><text:span text:style-name="T596">character can </text:span><text:span text:style-name="T595">move up to 20 meter in a round </text:span><text:span text:style-name="T597">in normal condition</text:span><text:span text:style-name="T595">.</text:span></text:p>
        <text:h text:style-name="P284" text:outline-level="2"><text:bookmark-start text:name="__RefHeading___Toc1457_1886356450"/>Camps<text:bookmark-end text:name="__RefHeading___Toc1457_1886356450"/></text:h>
        <text:p text:style-name="P62">Nqnmpn</text:p>
        <text:p text:style-name="P62">alvnapmon*</text:p>
        <text:p text:style-name="P62"><text:soft-page-break/>jqsgvc</text:p>
        <text:p text:style-name="P64">around 2 page</text:p>
        <text:h text:style-name="P285" text:outline-level="2"><text:bookmark-start text:name="__RefHeading___Toc1459_1886356450"/>Death of a character<text:bookmark-end text:name="__RefHeading___Toc1459_1886356450"/></text:h>
        <text:p text:style-name="P61"><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4"><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5">Once a character died there is few option :</text:p>
        <text:list xml:id="list2503126795" text:style-name="L38">
          <text:list-item>
            <text:p text:style-name="P444">the party as a mean to preserve the soul of the character</text:p>
          </text:list-item>
          <text:list-item>
            <text:p text:style-name="P445">the party know a resurrection spells</text:p>
          </text:list-item>
          <text:list-item>
            <text:p text:style-name="P445">the party know how to transform a souls in a wandering spirit</text:p>
          </text:list-item>
          <text:list-item>
            <text:p text:style-name="P446">the party can’t do anything's</text:p>
          </text:list-item>
        </text:list>
        <text:p text:style-name="P61">In this case the player whose character’s die simply need to create a new one.</text:p>
        <text:h text:style-name="P285" text:outline-level="2"><text:bookmark-start text:name="__RefHeading___Toc1461_1886356450"/>Character’s Progression<text:bookmark-end text:name="__RefHeading___Toc1461_1886356450"/></text:h>
        <text:p text:style-name="P64">Pib</text:p>
        <text:p text:style-name="P64">pmaqf*</text:p>
        <text:p text:style-name="P64">laqonf</text:p>
        <text:p text:style-name="P64">arroud 3 page</text:p>
        <text:h text:style-name="P280" text:outline-level="1"><text:bookmark-start text:name="__RefHeading___Toc1463_1886356450"/>Magic research<text:bookmark-end text:name="__RefHeading___Toc1463_1886356450"/></text:h>
        <text:h text:style-name="P286" text:outline-level="2"><text:bookmark-start text:name="__RefHeading___Toc1465_1886356450"/>How does magic work<text:bookmark-end text:name="__RefHeading___Toc1465_1886356450"/></text:h>
        <text:p text:style-name="P63">Apegn</text:p>
        <text:p text:style-name="P63">pzmiign</text:p>
        <text:p text:style-name="P63">ampqin</text:p>
        <text:p text:style-name="P63">2/3 pages</text:p>
        <text:h text:style-name="P286" text:outline-level="2"><text:bookmark-start text:name="__RefHeading___Toc1467_1886356450"/>Spells’ creation<text:bookmark-end text:name="__RefHeading___Toc1467_1886356450"/></text:h>
        <text:p text:style-name="P63">Pzorng</text:p>
        <text:p text:style-name="P63">pmaen,</text:p>
        <text:p text:style-name="P63">2 page</text:p>
        <text:h text:style-name="P286" text:outline-level="2"><text:bookmark-start text:name="__RefHeading___Toc1469_1886356450"/>Body forging<text:bookmark-end text:name="__RefHeading___Toc1469_1886356450"/></text:h>
        <text:p text:style-name="P63">Mping</text:p>
        <text:p text:style-name="P63">zmsing</text:p>
        <text:p text:style-name="P63">2 page</text:p>
        <text:h text:style-name="P286" text:outline-level="2"><text:bookmark-start text:name="__RefHeading___Toc1471_1886356450"/>Enchanting and artefact<text:bookmark-end text:name="__RefHeading___Toc1471_1886356450"/></text:h>
        <text:p text:style-name="P63">Pmvn</text:p>
        <text:p text:style-name="P63">pmqnf</text:p>
        <text:p text:style-name="P63">q^n</text:p>
        <text:p text:style-name="P63">3 page</text:p>
        <text:p text:style-name="P7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Arial2"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2"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72</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13H24M9S</meta:editing-duration>
    <meta:editing-cycles>898</meta:editing-cycles>
    <meta:generator>LibreOffice/6.4.7.2$Linux_X86_64 LibreOffice_project/40$Build-2</meta:generator>
    <dc:date>2022-05-06T14:12:39.076722014</dc:date>
    <meta:document-statistic meta:table-count="9" meta:image-count="18" meta:object-count="0" meta:page-count="72" meta:paragraph-count="1188" meta:word-count="18685" meta:character-count="103689" meta:non-whitespace-character-count="86452"/>
  </office:meta>
</office:document-meta>
</file>